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7984in"/>
    </style:style>
    <style:style style:name="co2" style:family="table-column">
      <style:table-column-properties fo:break-before="auto" style:column-width="0.4098in"/>
    </style:style>
    <style:style style:name="co3" style:family="table-column">
      <style:table-column-properties fo:break-before="auto" style:column-width="0.4138in"/>
    </style:style>
    <style:style style:name="co4" style:family="table-column">
      <style:table-column-properties fo:break-before="auto" style:column-width="0.5236in"/>
    </style:style>
    <style:style style:name="co5" style:family="table-column">
      <style:table-column-properties fo:break-before="auto" style:column-width="0.5291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34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/>
    </style:style>
    <style:style style:name="ce2" style:family="table-cell" style:parent-style-name="Default" style:data-style-name="N107"/>
  </office:automatic-styles>
  <office:body>
    <office:spreadsheet>
      <table:table table:name="Sheet1_2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6" table:number-columns-repeated="5" table:default-cell-style-name="Default"/>
        <table:table-row table:style-name="ro1">
          <table:table-cell table:style-name="ce1" office:value-type="string" table:number-columns-spanned="11" table:number-rows-spanned="1">
            <text:p>log.300.26-5.menvcorti VS log.120.orsay.txt</text:p>
          </table:table-cell>
          <table:covered-table-cell table:number-columns-repeated="10"/>
        </table:table-row>
        <table:table-row table:style-name="ro2">
          <table:table-cell office:value-type="string">
            <text:p>Unsatisfiable/ALG005-1.ma</text:p>
          </table:table-cell>
          <table:table-cell table:number-columns-repeated="2" office:value-type="string">
            <text:p>OK</text:p>
          </table:table-cell>
          <table:table-cell office:value-type="float" office:value="27.54">
            <text:p>27.54</text:p>
          </table:table-cell>
          <table:table-cell office:value-type="float" office:value="31.22">
            <text:p>31.22</text:p>
          </table:table-cell>
          <table:table-cell table:formula="oooc:=[.D2]-[.E2]" office:value-type="float" office:value="-3.68">
            <text:p>-3.68</text:p>
          </table:table-cell>
          <table:table-cell/>
          <table:table-cell table:formula="oooc:=IF(AND(EXACT([.B2];&quot;OK&quot;);EXACT([.C2];&quot;OK&quot;));&quot;OK&quot;;IF(EXACT([.C2];&quot;OK&quot;);&quot;OK!&quot;;IF(EXACT([.B2];&quot;OK&quot;);&quot;FAIL!&quot;;&quot;...&quot;)))" office:value-type="string" office:string-value="OK">
            <text:p>OK</text:p>
          </table:table-cell>
          <table:table-cell/>
          <table:table-cell office:value-type="string">
            <text:p>OK:</text:p>
          </table:table-cell>
          <table:table-cell table:formula="oooc:=COUNTIF([.H2:.H801];&quot;OK&quot;)" office:value-type="float" office:value="425">
            <text:p>425</text:p>
          </table:table-cell>
        </table:table-row>
        <table:table-row table:style-name="ro2">
          <table:table-cell office:value-type="string">
            <text:p>Unsatisfiable/ALG006-1.ma</text:p>
          </table:table-cell>
          <table:table-cell table:number-columns-repeated="2" office:value-type="string">
            <text:p>OK</text:p>
          </table:table-cell>
          <table:table-cell office:value-type="float" office:value="1.44">
            <text:p>1.44</text:p>
          </table:table-cell>
          <table:table-cell office:value-type="float" office:value="2.24">
            <text:p>2.24</text:p>
          </table:table-cell>
          <table:table-cell table:formula="oooc:=[.D3]-[.E3]" office:value-type="float" office:value="-0.8">
            <text:p>-0.80</text:p>
          </table:table-cell>
          <table:table-cell/>
          <table:table-cell table:formula="oooc:=IF(AND(EXACT([.B3];&quot;OK&quot;);EXACT([.C3];&quot;OK&quot;));&quot;OK&quot;;IF(EXACT([.C3];&quot;OK&quot;);&quot;OK!&quot;;IF(EXACT([.B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ALG007-1.ma</text:p>
          </table:table-cell>
          <table:table-cell table:number-columns-repeated="2" office:value-type="string">
            <text:p>OK</text:p>
          </table:table-cell>
          <table:table-cell office:value-type="float" office:value="2.83">
            <text:p>2.83</text:p>
          </table:table-cell>
          <table:table-cell office:value-type="float" office:value="3.39">
            <text:p>3.39</text:p>
          </table:table-cell>
          <table:table-cell table:formula="oooc:=[.D4]-[.E4]" office:value-type="float" office:value="-0.56">
            <text:p>-0.56</text:p>
          </table:table-cell>
          <table:table-cell/>
          <table:table-cell table:formula="oooc:=IF(AND(EXACT([.B4];&quot;OK&quot;);EXACT([.C4];&quot;OK&quot;));&quot;OK&quot;;IF(EXACT([.C4];&quot;OK&quot;);&quot;OK!&quot;;IF(EXACT([.B4];&quot;OK&quot;);&quot;FAIL!&quot;;&quot;...&quot;)))" office:value-type="string" office:string-value="OK">
            <text:p>OK</text:p>
          </table:table-cell>
          <table:table-cell/>
          <table:table-cell office:value-type="string">
            <text:p>OK!:</text:p>
          </table:table-cell>
          <table:table-cell table:formula="oooc:=COUNTIF([.H2:.H801];&quot;OK!&quot;)" office:value-type="float" office:value="9">
            <text:p>9</text:p>
          </table:table-cell>
        </table:table-row>
        <table:table-row table:style-name="ro2">
          <table:table-cell office:value-type="string">
            <text:p>Unsatisfiable/BOO001-1.ma</text:p>
          </table:table-cell>
          <table:table-cell table:number-columns-repeated="2" office:value-type="string">
            <text:p>OK</text:p>
          </table:table-cell>
          <table:table-cell office:value-type="float" office:value="0.69">
            <text:p>0.69</text:p>
          </table:table-cell>
          <table:table-cell office:value-type="float" office:value="0.98">
            <text:p>0.98</text:p>
          </table:table-cell>
          <table:table-cell table:formula="oooc:=[.D5]-[.E5]" office:value-type="float" office:value="-0.29">
            <text:p>-0.29</text:p>
          </table:table-cell>
          <table:table-cell/>
          <table:table-cell table:formula="oooc:=IF(AND(EXACT([.B5];&quot;OK&quot;);EXACT([.C5];&quot;OK&quot;));&quot;OK&quot;;IF(EXACT([.C5];&quot;OK&quot;);&quot;OK!&quot;;IF(EXACT([.B5];&quot;OK&quot;);&quot;FAIL!&quot;;&quot;...&quot;)))" office:value-type="string" office:string-value="OK">
            <text:p>OK</text:p>
          </table:table-cell>
          <table:table-cell/>
          <table:table-cell office:value-type="string">
            <text:p>FAIL!:</text:p>
          </table:table-cell>
          <table:table-cell table:formula="oooc:=COUNTIF([.H2:.H801];&quot;FAIL!&quot;)" office:value-type="float" office:value="47">
            <text:p>47</text:p>
          </table:table-cell>
        </table:table-row>
        <table:table-row table:style-name="ro2">
          <table:table-cell office:value-type="string">
            <text:p>Unsatisfiable/BOO002-1.ma</text:p>
          </table:table-cell>
          <table:table-cell table:number-columns-repeated="2" office:value-type="string">
            <text:p>OK</text:p>
          </table:table-cell>
          <table:table-cell office:value-type="float" office:value="14.36">
            <text:p>14.36</text:p>
          </table:table-cell>
          <table:table-cell office:value-type="float" office:value="9.58">
            <text:p>9.58</text:p>
          </table:table-cell>
          <table:table-cell table:formula="oooc:=[.D6]-[.E6]" office:value-type="float" office:value="4.78">
            <text:p>4.78</text:p>
          </table:table-cell>
          <table:table-cell/>
          <table:table-cell table:formula="oooc:=IF(AND(EXACT([.B6];&quot;OK&quot;);EXACT([.C6];&quot;OK&quot;));&quot;OK&quot;;IF(EXACT([.C6];&quot;OK&quot;);&quot;OK!&quot;;IF(EXACT([.B6];&quot;OK&quot;);&quot;FAIL!&quot;;&quot;...&quot;)))" office:value-type="string" office:string-value="OK">
            <text:p>OK</text:p>
          </table:table-cell>
          <table:table-cell/>
          <table:table-cell office:value-type="string">
            <text:p>...:</text:p>
          </table:table-cell>
          <table:table-cell table:formula="oooc:=COUNTIF([.H2:.H8041];&quot;...&quot;)" office:value-type="float" office:value="226">
            <text:p>226</text:p>
          </table:table-cell>
        </table:table-row>
        <table:table-row table:style-name="ro2">
          <table:table-cell office:value-type="string">
            <text:p>Unsatisfiable/BOO002-2.ma</text:p>
          </table:table-cell>
          <table:table-cell table:number-columns-repeated="2" office:value-type="string">
            <text:p>OK</text:p>
          </table:table-cell>
          <table:table-cell office:value-type="float" office:value="19.6">
            <text:p>19.6</text:p>
          </table:table-cell>
          <table:table-cell office:value-type="float" office:value="6.35">
            <text:p>6.35</text:p>
          </table:table-cell>
          <table:table-cell table:formula="oooc:=[.D7]-[.E7]" office:value-type="float" office:value="13.25">
            <text:p>13.25</text:p>
          </table:table-cell>
          <table:table-cell/>
          <table:table-cell table:formula="oooc:=IF(AND(EXACT([.B7];&quot;OK&quot;);EXACT([.C7];&quot;OK&quot;));&quot;OK&quot;;IF(EXACT([.C7];&quot;OK&quot;);&quot;OK!&quot;;IF(EXACT([.B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03-2.ma</text:p>
          </table:table-cell>
          <table:table-cell table:number-columns-repeated="2" office:value-type="string">
            <text:p>OK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table:formula="oooc:=[.D8]-[.E8]" office:value-type="float" office:value="0.01">
            <text:p>0.01</text:p>
          </table:table-cell>
          <table:table-cell/>
          <table:table-cell table:formula="oooc:=IF(AND(EXACT([.B8];&quot;OK&quot;);EXACT([.C8];&quot;OK&quot;));&quot;OK&quot;;IF(EXACT([.C8];&quot;OK&quot;);&quot;OK!&quot;;IF(EXACT([.B8];&quot;OK&quot;);&quot;FAIL!&quot;;&quot;...&quot;)))" office:value-type="string" office:string-value="OK">
            <text:p>OK</text:p>
          </table:table-cell>
          <table:table-cell/>
          <table:table-cell office:value-type="string">
            <text:p>FASTER</text:p>
          </table:table-cell>
          <table:table-cell table:formula="oooc:=COUNTIF([.F2:.F801];&quot;&gt;0&quot;)" office:value-type="float" office:value="147">
            <text:p>147</text:p>
          </table:table-cell>
        </table:table-row>
        <table:table-row table:style-name="ro2">
          <table:table-cell office:value-type="string">
            <text:p>Unsatisfiable/BOO003-4.ma</text:p>
          </table:table-cell>
          <table:table-cell table:number-columns-repeated="2" office:value-type="string">
            <text:p>OK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table:formula="oooc:=[.D9]-[.E9]" office:value-type="float" office:value="0.1">
            <text:p>0.10</text:p>
          </table:table-cell>
          <table:table-cell/>
          <table:table-cell table:formula="oooc:=IF(AND(EXACT([.B9];&quot;OK&quot;);EXACT([.C9];&quot;OK&quot;));&quot;OK&quot;;IF(EXACT([.C9];&quot;OK&quot;);&quot;OK!&quot;;IF(EXACT([.B9];&quot;OK&quot;);&quot;FAIL!&quot;;&quot;...&quot;)))" office:value-type="string" office:string-value="OK">
            <text:p>OK</text:p>
          </table:table-cell>
          <table:table-cell/>
          <table:table-cell office:value-type="string">
            <text:p>SLOWER</text:p>
          </table:table-cell>
          <table:table-cell table:formula="oooc:=COUNTIF([.F2:.F801];&quot;&lt;0&quot;)" office:value-type="float" office:value="222">
            <text:p>222</text:p>
          </table:table-cell>
        </table:table-row>
        <table:table-row table:style-name="ro2">
          <table:table-cell office:value-type="string">
            <text:p>Unsatisfiable/BOO004-2.ma</text:p>
          </table:table-cell>
          <table:table-cell table:number-columns-repeated="2" office:value-type="string">
            <text:p>OK</text:p>
          </table:table-cell>
          <table:table-cell office:value-type="float" office:value="0.06">
            <text:p>0.06</text:p>
          </table:table-cell>
          <table:table-cell office:value-type="float" office:value="0.11">
            <text:p>0.11</text:p>
          </table:table-cell>
          <table:table-cell table:formula="oooc:=[.D10]-[.E10]" office:value-type="float" office:value="-0.05">
            <text:p>-0.05</text:p>
          </table:table-cell>
          <table:table-cell/>
          <table:table-cell table:formula="oooc:=IF(AND(EXACT([.B10];&quot;OK&quot;);EXACT([.C10];&quot;OK&quot;));&quot;OK&quot;;IF(EXACT([.C10];&quot;OK&quot;);&quot;OK!&quot;;IF(EXACT([.B1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04-4.ma</text:p>
          </table:table-cell>
          <table:table-cell table:number-columns-repeated="2" office:value-type="string">
            <text:p>OK</text:p>
          </table:table-cell>
          <table:table-cell office:value-type="float" office:value="0.11">
            <text:p>0.11</text:p>
          </table:table-cell>
          <table:table-cell office:value-type="float" office:value="0.09">
            <text:p>0.09</text:p>
          </table:table-cell>
          <table:table-cell table:formula="oooc:=[.D11]-[.E11]" office:value-type="float" office:value="0.02">
            <text:p>0.02</text:p>
          </table:table-cell>
          <table:table-cell/>
          <table:table-cell table:formula="oooc:=IF(AND(EXACT([.B11];&quot;OK&quot;);EXACT([.C11];&quot;OK&quot;));&quot;OK&quot;;IF(EXACT([.C11];&quot;OK&quot;);&quot;OK!&quot;;IF(EXACT([.B1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05-2.ma</text:p>
          </table:table-cell>
          <table:table-cell table:number-columns-repeated="2" office:value-type="string">
            <text:p>OK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table:formula="oooc:=[.D12]-[.E12]" office:value-type="float" office:value="0.07">
            <text:p>0.07</text:p>
          </table:table-cell>
          <table:table-cell/>
          <table:table-cell table:formula="oooc:=IF(AND(EXACT([.B12];&quot;OK&quot;);EXACT([.C12];&quot;OK&quot;));&quot;OK&quot;;IF(EXACT([.C12];&quot;OK&quot;);&quot;OK!&quot;;IF(EXACT([.B1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05-4.ma</text:p>
          </table:table-cell>
          <table:table-cell table:number-columns-repeated="2" office:value-type="string">
            <text:p>OK</text:p>
          </table:table-cell>
          <table:table-cell office:value-type="float" office:value="0.12">
            <text:p>0.12</text:p>
          </table:table-cell>
          <table:table-cell office:value-type="float" office:value="0.06">
            <text:p>0.06</text:p>
          </table:table-cell>
          <table:table-cell table:formula="oooc:=[.D13]-[.E13]" office:value-type="float" office:value="0.06">
            <text:p>0.06</text:p>
          </table:table-cell>
          <table:table-cell/>
          <table:table-cell table:formula="oooc:=IF(AND(EXACT([.B13];&quot;OK&quot;);EXACT([.C13];&quot;OK&quot;));&quot;OK&quot;;IF(EXACT([.C13];&quot;OK&quot;);&quot;OK!&quot;;IF(EXACT([.B1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06-2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3">
            <text:p>0.03</text:p>
          </table:table-cell>
          <table:table-cell table:formula="oooc:=[.D14]-[.E14]" office:value-type="float" office:value="0">
            <text:p>0.00</text:p>
          </table:table-cell>
          <table:table-cell/>
          <table:table-cell table:formula="oooc:=IF(AND(EXACT([.B14];&quot;OK&quot;);EXACT([.C14];&quot;OK&quot;));&quot;OK&quot;;IF(EXACT([.C14];&quot;OK&quot;);&quot;OK!&quot;;IF(EXACT([.B1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06-4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15]-[.E15]" office:value-type="float" office:value="0">
            <text:p>0.00</text:p>
          </table:table-cell>
          <table:table-cell/>
          <table:table-cell table:formula="oooc:=IF(AND(EXACT([.B15];&quot;OK&quot;);EXACT([.C15];&quot;OK&quot;));&quot;OK&quot;;IF(EXACT([.C15];&quot;OK&quot;);&quot;OK!&quot;;IF(EXACT([.B1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07-2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72.77">
            <text:p>72.77</text:p>
          </table:table-cell>
          <table:table-cell/>
          <table:table-cell table:formula="oooc:=[.D16]-[.E16]" office:value-type="float" office:value="72.77">
            <text:p>72.77</text:p>
          </table:table-cell>
          <table:table-cell/>
          <table:table-cell table:formula="oooc:=IF(AND(EXACT([.B16];&quot;OK&quot;);EXACT([.C16];&quot;OK&quot;));&quot;OK&quot;;IF(EXACT([.C16];&quot;OK&quot;);&quot;OK!&quot;;IF(EXACT([.B16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BOO007-4.ma</text:p>
          </table:table-cell>
          <table:table-cell table:number-columns-repeated="2" office:value-type="string">
            <text:p>OK</text:p>
          </table:table-cell>
          <table:table-cell office:value-type="float" office:value="60.41">
            <text:p>60.41</text:p>
          </table:table-cell>
          <table:table-cell office:value-type="float" office:value="63">
            <text:p>63</text:p>
          </table:table-cell>
          <table:table-cell table:formula="oooc:=[.D17]-[.E17]" office:value-type="float" office:value="-2.59">
            <text:p>-2.59</text:p>
          </table:table-cell>
          <table:table-cell/>
          <table:table-cell table:formula="oooc:=IF(AND(EXACT([.B17];&quot;OK&quot;);EXACT([.C17];&quot;OK&quot;));&quot;OK&quot;;IF(EXACT([.C17];&quot;OK&quot;);&quot;OK!&quot;;IF(EXACT([.B1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08-2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98.05">
            <text:p>98.05</text:p>
          </table:table-cell>
          <table:table-cell/>
          <table:table-cell table:formula="oooc:=[.D18]-[.E18]" office:value-type="float" office:value="98.05">
            <text:p>98.05</text:p>
          </table:table-cell>
          <table:table-cell/>
          <table:table-cell table:formula="oooc:=IF(AND(EXACT([.B18];&quot;OK&quot;);EXACT([.C18];&quot;OK&quot;));&quot;OK&quot;;IF(EXACT([.C18];&quot;OK&quot;);&quot;OK!&quot;;IF(EXACT([.B18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BOO008-4.ma</text:p>
          </table:table-cell>
          <table:table-cell table:number-columns-repeated="2" office:value-type="string">
            <text:p>OK</text:p>
          </table:table-cell>
          <table:table-cell office:value-type="float" office:value="52.56">
            <text:p>52.56</text:p>
          </table:table-cell>
          <table:table-cell office:value-type="float" office:value="23.48">
            <text:p>23.48</text:p>
          </table:table-cell>
          <table:table-cell table:formula="oooc:=[.D19]-[.E19]" office:value-type="float" office:value="29.08">
            <text:p>29.08</text:p>
          </table:table-cell>
          <table:table-cell/>
          <table:table-cell table:formula="oooc:=IF(AND(EXACT([.B19];&quot;OK&quot;);EXACT([.C19];&quot;OK&quot;));&quot;OK&quot;;IF(EXACT([.C19];&quot;OK&quot;);&quot;OK!&quot;;IF(EXACT([.B1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09-2.ma</text:p>
          </table:table-cell>
          <table:table-cell table:number-columns-repeated="2" office:value-type="string">
            <text:p>OK</text:p>
          </table:table-cell>
          <table:table-cell office:value-type="float" office:value="0.06">
            <text:p>0.06</text:p>
          </table:table-cell>
          <table:table-cell office:value-type="float" office:value="0.17">
            <text:p>0.17</text:p>
          </table:table-cell>
          <table:table-cell table:formula="oooc:=[.D20]-[.E20]" office:value-type="float" office:value="-0.11">
            <text:p>-0.11</text:p>
          </table:table-cell>
          <table:table-cell/>
          <table:table-cell table:formula="oooc:=IF(AND(EXACT([.B20];&quot;OK&quot;);EXACT([.C20];&quot;OK&quot;));&quot;OK&quot;;IF(EXACT([.C20];&quot;OK&quot;);&quot;OK!&quot;;IF(EXACT([.B2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09-4.ma</text:p>
          </table:table-cell>
          <table:table-cell table:number-columns-repeated="2" office:value-type="string">
            <text:p>OK</text:p>
          </table:table-cell>
          <table:table-cell office:value-type="float" office:value="0.29">
            <text:p>0.29</text:p>
          </table:table-cell>
          <table:table-cell office:value-type="float" office:value="0.09">
            <text:p>0.09</text:p>
          </table:table-cell>
          <table:table-cell table:formula="oooc:=[.D21]-[.E21]" office:value-type="float" office:value="0.2">
            <text:p>0.20</text:p>
          </table:table-cell>
          <table:table-cell/>
          <table:table-cell table:formula="oooc:=IF(AND(EXACT([.B21];&quot;OK&quot;);EXACT([.C21];&quot;OK&quot;));&quot;OK&quot;;IF(EXACT([.C21];&quot;OK&quot;);&quot;OK!&quot;;IF(EXACT([.B2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10-2.ma</text:p>
          </table:table-cell>
          <table:table-cell table:number-columns-repeated="2" office:value-type="string">
            <text:p>OK</text:p>
          </table:table-cell>
          <table:table-cell office:value-type="float" office:value="0.07">
            <text:p>0.07</text:p>
          </table:table-cell>
          <table:table-cell office:value-type="float" office:value="0.11">
            <text:p>0.11</text:p>
          </table:table-cell>
          <table:table-cell table:formula="oooc:=[.D22]-[.E22]" office:value-type="float" office:value="-0.04">
            <text:p>-0.04</text:p>
          </table:table-cell>
          <table:table-cell/>
          <table:table-cell table:formula="oooc:=IF(AND(EXACT([.B22];&quot;OK&quot;);EXACT([.C22];&quot;OK&quot;));&quot;OK&quot;;IF(EXACT([.C22];&quot;OK&quot;);&quot;OK!&quot;;IF(EXACT([.B2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10-4.ma</text:p>
          </table:table-cell>
          <table:table-cell table:number-columns-repeated="2" office:value-type="string">
            <text:p>OK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table:formula="oooc:=[.D23]-[.E23]" office:value-type="float" office:value="-0.02">
            <text:p>-0.02</text:p>
          </table:table-cell>
          <table:table-cell/>
          <table:table-cell table:formula="oooc:=IF(AND(EXACT([.B23];&quot;OK&quot;);EXACT([.C23];&quot;OK&quot;));&quot;OK&quot;;IF(EXACT([.C23];&quot;OK&quot;);&quot;OK!&quot;;IF(EXACT([.B2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11-2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24]-[.E24]" office:value-type="float" office:value="0">
            <text:p>0.00</text:p>
          </table:table-cell>
          <table:table-cell/>
          <table:table-cell table:formula="oooc:=IF(AND(EXACT([.B24];&quot;OK&quot;);EXACT([.C24];&quot;OK&quot;));&quot;OK&quot;;IF(EXACT([.C24];&quot;OK&quot;);&quot;OK!&quot;;IF(EXACT([.B2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11-4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25]-[.E25]" office:value-type="float" office:value="0">
            <text:p>0.00</text:p>
          </table:table-cell>
          <table:table-cell/>
          <table:table-cell table:formula="oooc:=IF(AND(EXACT([.B25];&quot;OK&quot;);EXACT([.C25];&quot;OK&quot;));&quot;OK&quot;;IF(EXACT([.C25];&quot;OK&quot;);&quot;OK!&quot;;IF(EXACT([.B2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12-2.ma</text:p>
          </table:table-cell>
          <table:table-cell table:number-columns-repeated="2" office:value-type="string">
            <text:p>OK</text:p>
          </table:table-cell>
          <table:table-cell office:value-type="float" office:value="0.46">
            <text:p>0.46</text:p>
          </table:table-cell>
          <table:table-cell office:value-type="float" office:value="0.26">
            <text:p>0.26</text:p>
          </table:table-cell>
          <table:table-cell table:formula="oooc:=[.D26]-[.E26]" office:value-type="float" office:value="0.2">
            <text:p>0.20</text:p>
          </table:table-cell>
          <table:table-cell/>
          <table:table-cell table:formula="oooc:=IF(AND(EXACT([.B26];&quot;OK&quot;);EXACT([.C26];&quot;OK&quot;));&quot;OK&quot;;IF(EXACT([.C26];&quot;OK&quot;);&quot;OK!&quot;;IF(EXACT([.B2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12-4.ma</text:p>
          </table:table-cell>
          <table:table-cell table:number-columns-repeated="2" office:value-type="string">
            <text:p>OK</text:p>
          </table:table-cell>
          <table:table-cell office:value-type="float" office:value="0.51">
            <text:p>0.51</text:p>
          </table:table-cell>
          <table:table-cell office:value-type="float" office:value="0.35">
            <text:p>0.35</text:p>
          </table:table-cell>
          <table:table-cell table:formula="oooc:=[.D27]-[.E27]" office:value-type="float" office:value="0.16">
            <text:p>0.16</text:p>
          </table:table-cell>
          <table:table-cell/>
          <table:table-cell table:formula="oooc:=IF(AND(EXACT([.B27];&quot;OK&quot;);EXACT([.C27];&quot;OK&quot;));&quot;OK&quot;;IF(EXACT([.C27];&quot;OK&quot;);&quot;OK!&quot;;IF(EXACT([.B2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13-2.ma</text:p>
          </table:table-cell>
          <table:table-cell table:number-columns-repeated="2" office:value-type="string">
            <text:p>OK</text:p>
          </table:table-cell>
          <table:table-cell office:value-type="float" office:value="0.36">
            <text:p>0.36</text:p>
          </table:table-cell>
          <table:table-cell office:value-type="float" office:value="0.31">
            <text:p>0.31</text:p>
          </table:table-cell>
          <table:table-cell table:formula="oooc:=[.D28]-[.E28]" office:value-type="float" office:value="0.05">
            <text:p>0.05</text:p>
          </table:table-cell>
          <table:table-cell/>
          <table:table-cell table:formula="oooc:=IF(AND(EXACT([.B28];&quot;OK&quot;);EXACT([.C28];&quot;OK&quot;));&quot;OK&quot;;IF(EXACT([.C28];&quot;OK&quot;);&quot;OK!&quot;;IF(EXACT([.B2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13-4.ma</text:p>
          </table:table-cell>
          <table:table-cell table:number-columns-repeated="2" office:value-type="string">
            <text:p>OK</text:p>
          </table:table-cell>
          <table:table-cell office:value-type="float" office:value="0.66">
            <text:p>0.66</text:p>
          </table:table-cell>
          <table:table-cell office:value-type="float" office:value="0.55">
            <text:p>0.55</text:p>
          </table:table-cell>
          <table:table-cell table:formula="oooc:=[.D29]-[.E29]" office:value-type="float" office:value="0.11">
            <text:p>0.11</text:p>
          </table:table-cell>
          <table:table-cell/>
          <table:table-cell table:formula="oooc:=IF(AND(EXACT([.B29];&quot;OK&quot;);EXACT([.C29];&quot;OK&quot;));&quot;OK&quot;;IF(EXACT([.C29];&quot;OK&quot;);&quot;OK!&quot;;IF(EXACT([.B2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14-2.ma</text:p>
          </table:table-cell>
          <table:table-cell table:number-columns-repeated="2" office:value-type="string">
            <text:p>OK</text:p>
          </table:table-cell>
          <table:table-cell office:value-type="float" office:value="4.44">
            <text:p>4.44</text:p>
          </table:table-cell>
          <table:table-cell office:value-type="float" office:value="3.38">
            <text:p>3.38</text:p>
          </table:table-cell>
          <table:table-cell table:formula="oooc:=[.D30]-[.E30]" office:value-type="float" office:value="1.06">
            <text:p>1.06</text:p>
          </table:table-cell>
          <table:table-cell/>
          <table:table-cell table:formula="oooc:=IF(AND(EXACT([.B30];&quot;OK&quot;);EXACT([.C30];&quot;OK&quot;));&quot;OK&quot;;IF(EXACT([.C30];&quot;OK&quot;);&quot;OK!&quot;;IF(EXACT([.B3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14-4.ma</text:p>
          </table:table-cell>
          <table:table-cell table:number-columns-repeated="2" office:value-type="string">
            <text:p>OK</text:p>
          </table:table-cell>
          <table:table-cell office:value-type="float" office:value="13.5">
            <text:p>13.5</text:p>
          </table:table-cell>
          <table:table-cell office:value-type="float" office:value="16.3">
            <text:p>16.3</text:p>
          </table:table-cell>
          <table:table-cell table:formula="oooc:=[.D31]-[.E31]" office:value-type="float" office:value="-2.8">
            <text:p>-2.80</text:p>
          </table:table-cell>
          <table:table-cell/>
          <table:table-cell table:formula="oooc:=IF(AND(EXACT([.B31];&quot;OK&quot;);EXACT([.C31];&quot;OK&quot;));&quot;OK&quot;;IF(EXACT([.C31];&quot;OK&quot;);&quot;OK!&quot;;IF(EXACT([.B3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15-2.ma</text:p>
          </table:table-cell>
          <table:table-cell table:number-columns-repeated="2" office:value-type="string">
            <text:p>OK</text:p>
          </table:table-cell>
          <table:table-cell office:value-type="float" office:value="3.48">
            <text:p>3.48</text:p>
          </table:table-cell>
          <table:table-cell office:value-type="float" office:value="1.98">
            <text:p>1.98</text:p>
          </table:table-cell>
          <table:table-cell table:formula="oooc:=[.D32]-[.E32]" office:value-type="float" office:value="1.5">
            <text:p>1.50</text:p>
          </table:table-cell>
          <table:table-cell/>
          <table:table-cell table:formula="oooc:=IF(AND(EXACT([.B32];&quot;OK&quot;);EXACT([.C32];&quot;OK&quot;));&quot;OK&quot;;IF(EXACT([.C32];&quot;OK&quot;);&quot;OK!&quot;;IF(EXACT([.B3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15-4.ma</text:p>
          </table:table-cell>
          <table:table-cell table:number-columns-repeated="2" office:value-type="string">
            <text:p>OK</text:p>
          </table:table-cell>
          <table:table-cell office:value-type="float" office:value="13.3">
            <text:p>13.3</text:p>
          </table:table-cell>
          <table:table-cell office:value-type="float" office:value="16.72">
            <text:p>16.72</text:p>
          </table:table-cell>
          <table:table-cell table:formula="oooc:=[.D33]-[.E33]" office:value-type="float" office:value="-3.42">
            <text:p>-3.42</text:p>
          </table:table-cell>
          <table:table-cell/>
          <table:table-cell table:formula="oooc:=IF(AND(EXACT([.B33];&quot;OK&quot;);EXACT([.C33];&quot;OK&quot;));&quot;OK&quot;;IF(EXACT([.C33];&quot;OK&quot;);&quot;OK!&quot;;IF(EXACT([.B3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16-2.ma</text:p>
          </table:table-cell>
          <table:table-cell table:number-columns-repeated="2" office:value-type="string">
            <text:p>OK</text:p>
          </table:table-cell>
          <table:table-cell office:value-type="float" office:value="0.22">
            <text:p>0.22</text:p>
          </table:table-cell>
          <table:table-cell office:value-type="float" office:value="0.23">
            <text:p>0.23</text:p>
          </table:table-cell>
          <table:table-cell table:formula="oooc:=[.D34]-[.E34]" office:value-type="float" office:value="-0.01">
            <text:p>-0.01</text:p>
          </table:table-cell>
          <table:table-cell/>
          <table:table-cell table:formula="oooc:=IF(AND(EXACT([.B34];&quot;OK&quot;);EXACT([.C34];&quot;OK&quot;));&quot;OK&quot;;IF(EXACT([.C34];&quot;OK&quot;);&quot;OK!&quot;;IF(EXACT([.B3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17-2.ma</text:p>
          </table:table-cell>
          <table:table-cell table:number-columns-repeated="2" office:value-type="string">
            <text:p>OK</text:p>
          </table:table-cell>
          <table:table-cell office:value-type="float" office:value="0.2">
            <text:p>0.2</text:p>
          </table:table-cell>
          <table:table-cell office:value-type="float" office:value="0.51">
            <text:p>0.51</text:p>
          </table:table-cell>
          <table:table-cell table:formula="oooc:=[.D35]-[.E35]" office:value-type="float" office:value="-0.31">
            <text:p>-0.31</text:p>
          </table:table-cell>
          <table:table-cell/>
          <table:table-cell table:formula="oooc:=IF(AND(EXACT([.B35];&quot;OK&quot;);EXACT([.C35];&quot;OK&quot;));&quot;OK&quot;;IF(EXACT([.C35];&quot;OK&quot;);&quot;OK!&quot;;IF(EXACT([.B3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18-4.ma</text:p>
          </table:table-cell>
          <table:table-cell table:number-columns-repeated="2" office:value-type="string">
            <text:p>OK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formula="oooc:=[.D36]-[.E36]" office:value-type="float" office:value="-0.01">
            <text:p>-0.01</text:p>
          </table:table-cell>
          <table:table-cell/>
          <table:table-cell table:formula="oooc:=IF(AND(EXACT([.B36];&quot;OK&quot;);EXACT([.C36];&quot;OK&quot;));&quot;OK&quot;;IF(EXACT([.C36];&quot;OK&quot;);&quot;OK!&quot;;IF(EXACT([.B3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21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0.02">
            <text:p>0.02</text:p>
          </table:table-cell>
          <table:table-cell table:formula="oooc:=[.D37]-[.E37]" office:value-type="float" office:value="-0.02">
            <text:p>-0.02</text:p>
          </table:table-cell>
          <table:table-cell/>
          <table:table-cell table:formula="oooc:=IF(AND(EXACT([.B37];&quot;OK&quot;);EXACT([.C37];&quot;OK&quot;));&quot;OK&quot;;IF(EXACT([.C37];&quot;OK&quot;);&quot;OK!&quot;;IF(EXACT([.B3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22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table:number-columns-repeated="2"/>
          <table:table-cell table:formula="oooc:=[.D38]-[.E38]" office:value-type="float" office:value="0">
            <text:p>0.00</text:p>
          </table:table-cell>
          <table:table-cell/>
          <table:table-cell table:formula="oooc:=IF(AND(EXACT([.B38];&quot;OK&quot;);EXACT([.C38];&quot;OK&quot;));&quot;OK&quot;;IF(EXACT([.C38];&quot;OK&quot;);&quot;OK!&quot;;IF(EXACT([.B38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BOO02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39]-[.E39]" office:value-type="float" office:value="0">
            <text:p>0.00</text:p>
          </table:table-cell>
          <table:table-cell/>
          <table:table-cell table:formula="oooc:=IF(AND(EXACT([.B39];&quot;OK&quot;);EXACT([.C39];&quot;OK&quot;));&quot;OK&quot;;IF(EXACT([.C39];&quot;OK&quot;);&quot;OK!&quot;;IF(EXACT([.B3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BOO024-1.ma</text:p>
          </table:table-cell>
          <table:table-cell table:number-columns-repeated="2" office:value-type="string">
            <text:p>OK</text:p>
          </table:table-cell>
          <table:table-cell office:value-type="float" office:value="2.44">
            <text:p>2.44</text:p>
          </table:table-cell>
          <table:table-cell office:value-type="float" office:value="2.11">
            <text:p>2.11</text:p>
          </table:table-cell>
          <table:table-cell table:formula="oooc:=[.D40]-[.E40]" office:value-type="float" office:value="0.33">
            <text:p>0.33</text:p>
          </table:table-cell>
          <table:table-cell/>
          <table:table-cell table:formula="oooc:=IF(AND(EXACT([.B40];&quot;OK&quot;);EXACT([.C40];&quot;OK&quot;));&quot;OK&quot;;IF(EXACT([.C40];&quot;OK&quot;);&quot;OK!&quot;;IF(EXACT([.B4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25-1.ma</text:p>
          </table:table-cell>
          <table:table-cell table:number-columns-repeated="2" office:value-type="string">
            <text:p>OK</text:p>
          </table:table-cell>
          <table:table-cell office:value-type="float" office:value="40.06">
            <text:p>40.06</text:p>
          </table:table-cell>
          <table:table-cell office:value-type="float" office:value="4.28">
            <text:p>4.28</text:p>
          </table:table-cell>
          <table:table-cell table:formula="oooc:=[.D41]-[.E41]" office:value-type="float" office:value="35.78">
            <text:p>35.78</text:p>
          </table:table-cell>
          <table:table-cell/>
          <table:table-cell table:formula="oooc:=IF(AND(EXACT([.B41];&quot;OK&quot;);EXACT([.C41];&quot;OK&quot;));&quot;OK&quot;;IF(EXACT([.C41];&quot;OK&quot;);&quot;OK!&quot;;IF(EXACT([.B4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26-1.ma</text:p>
          </table:table-cell>
          <table:table-cell office:value-type="string">
            <text:p>FAIL</text:p>
          </table:table-cell>
          <table:table-cell office:value-type="string">
            <text:p>OK</text:p>
          </table:table-cell>
          <table:table-cell table:number-columns-repeated="2"/>
          <table:table-cell table:formula="oooc:=[.D42]-[.E42]" office:value-type="float" office:value="0">
            <text:p>0.00</text:p>
          </table:table-cell>
          <table:table-cell/>
          <table:table-cell table:formula="oooc:=IF(AND(EXACT([.B42];&quot;OK&quot;);EXACT([.C42];&quot;OK&quot;));&quot;OK&quot;;IF(EXACT([.C42];&quot;OK&quot;);&quot;OK!&quot;;IF(EXACT([.B42];&quot;OK&quot;);&quot;FAIL!&quot;;&quot;...&quot;)))" office:value-type="string" office:string-value="OK!">
            <text:p>OK!</text:p>
          </table:table-cell>
          <table:table-cell table:number-columns-repeated="3"/>
        </table:table-row>
        <table:table-row table:style-name="ro2">
          <table:table-cell office:value-type="string">
            <text:p>Unsatisfiable/BOO028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43]-[.E43]" office:value-type="float" office:value="0">
            <text:p>0.00</text:p>
          </table:table-cell>
          <table:table-cell/>
          <table:table-cell table:formula="oooc:=IF(AND(EXACT([.B43];&quot;OK&quot;);EXACT([.C43];&quot;OK&quot;));&quot;OK&quot;;IF(EXACT([.C43];&quot;OK&quot;);&quot;OK!&quot;;IF(EXACT([.B4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BOO029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85.32">
            <text:p>85.32</text:p>
          </table:table-cell>
          <table:table-cell table:formula="oooc:=[.D44]-[.E44]" office:value-type="float" office:value="-85.32">
            <text:p>-85.32</text:p>
          </table:table-cell>
          <table:table-cell/>
          <table:table-cell table:formula="oooc:=IF(AND(EXACT([.B44];&quot;OK&quot;);EXACT([.C44];&quot;OK&quot;));&quot;OK&quot;;IF(EXACT([.C44];&quot;OK&quot;);&quot;OK!&quot;;IF(EXACT([.B4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3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45]-[.E45]" office:value-type="float" office:value="0">
            <text:p>0.00</text:p>
          </table:table-cell>
          <table:table-cell/>
          <table:table-cell table:formula="oooc:=IF(AND(EXACT([.B45];&quot;OK&quot;);EXACT([.C45];&quot;OK&quot;));&quot;OK&quot;;IF(EXACT([.C45];&quot;OK&quot;);&quot;OK!&quot;;IF(EXACT([.B4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BOO034-1.ma</text:p>
          </table:table-cell>
          <table:table-cell table:number-columns-repeated="2" office:value-type="string">
            <text:p>OK</text:p>
          </table:table-cell>
          <table:table-cell office:value-type="float" office:value="0.94">
            <text:p>0.94</text:p>
          </table:table-cell>
          <table:table-cell office:value-type="float" office:value="16.86">
            <text:p>16.86</text:p>
          </table:table-cell>
          <table:table-cell table:formula="oooc:=[.D46]-[.E46]" office:value-type="float" office:value="-15.92">
            <text:p>-15.92</text:p>
          </table:table-cell>
          <table:table-cell/>
          <table:table-cell table:formula="oooc:=IF(AND(EXACT([.B46];&quot;OK&quot;);EXACT([.C46];&quot;OK&quot;));&quot;OK&quot;;IF(EXACT([.C46];&quot;OK&quot;);&quot;OK!&quot;;IF(EXACT([.B4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6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47]-[.E47]" office:value-type="float" office:value="0">
            <text:p>0.00</text:p>
          </table:table-cell>
          <table:table-cell/>
          <table:table-cell table:formula="oooc:=IF(AND(EXACT([.B47];&quot;OK&quot;);EXACT([.C47];&quot;OK&quot;));&quot;OK&quot;;IF(EXACT([.C47];&quot;OK&quot;);&quot;OK!&quot;;IF(EXACT([.B4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BOO068-1.ma</text:p>
          </table:table-cell>
          <table:table-cell table:number-columns-repeated="2" office:value-type="string">
            <text:p>OK</text:p>
          </table:table-cell>
          <table:table-cell office:value-type="float" office:value="1.61">
            <text:p>1.61</text:p>
          </table:table-cell>
          <table:table-cell office:value-type="float" office:value="1.54">
            <text:p>1.54</text:p>
          </table:table-cell>
          <table:table-cell table:formula="oooc:=[.D48]-[.E48]" office:value-type="float" office:value="0.0700000000000001">
            <text:p>0.07</text:p>
          </table:table-cell>
          <table:table-cell/>
          <table:table-cell table:formula="oooc:=IF(AND(EXACT([.B48];&quot;OK&quot;);EXACT([.C48];&quot;OK&quot;));&quot;OK&quot;;IF(EXACT([.C48];&quot;OK&quot;);&quot;OK!&quot;;IF(EXACT([.B4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69-1.ma</text:p>
          </table:table-cell>
          <table:table-cell table:number-columns-repeated="2" office:value-type="string">
            <text:p>OK</text:p>
          </table:table-cell>
          <table:table-cell office:value-type="float" office:value="0.8">
            <text:p>0.8</text:p>
          </table:table-cell>
          <table:table-cell office:value-type="float" office:value="0.82">
            <text:p>0.82</text:p>
          </table:table-cell>
          <table:table-cell table:formula="oooc:=[.D49]-[.E49]" office:value-type="float" office:value="-0.02">
            <text:p>-0.02</text:p>
          </table:table-cell>
          <table:table-cell/>
          <table:table-cell table:formula="oooc:=IF(AND(EXACT([.B49];&quot;OK&quot;);EXACT([.C49];&quot;OK&quot;));&quot;OK&quot;;IF(EXACT([.C49];&quot;OK&quot;);&quot;OK!&quot;;IF(EXACT([.B4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70-1.ma</text:p>
          </table:table-cell>
          <table:table-cell table:number-columns-repeated="2" office:value-type="string">
            <text:p>OK</text:p>
          </table:table-cell>
          <table:table-cell office:value-type="float" office:value="1.84">
            <text:p>1.84</text:p>
          </table:table-cell>
          <table:table-cell office:value-type="float" office:value="1.74">
            <text:p>1.74</text:p>
          </table:table-cell>
          <table:table-cell table:formula="oooc:=[.D50]-[.E50]" office:value-type="float" office:value="0.1">
            <text:p>0.10</text:p>
          </table:table-cell>
          <table:table-cell/>
          <table:table-cell table:formula="oooc:=IF(AND(EXACT([.B50];&quot;OK&quot;);EXACT([.C50];&quot;OK&quot;));&quot;OK&quot;;IF(EXACT([.C50];&quot;OK&quot;);&quot;OK!&quot;;IF(EXACT([.B5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71-1.ma</text:p>
          </table:table-cell>
          <table:table-cell table:number-columns-repeated="2" office:value-type="string">
            <text:p>OK</text:p>
          </table:table-cell>
          <table:table-cell office:value-type="float" office:value="0.81">
            <text:p>0.81</text:p>
          </table:table-cell>
          <table:table-cell office:value-type="float" office:value="0.82">
            <text:p>0.82</text:p>
          </table:table-cell>
          <table:table-cell table:formula="oooc:=[.D51]-[.E51]" office:value-type="float" office:value="-0.01">
            <text:p>-0.01</text:p>
          </table:table-cell>
          <table:table-cell/>
          <table:table-cell table:formula="oooc:=IF(AND(EXACT([.B51];&quot;OK&quot;);EXACT([.C51];&quot;OK&quot;));&quot;OK&quot;;IF(EXACT([.C51];&quot;OK&quot;);&quot;OK!&quot;;IF(EXACT([.B5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7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2]-[.E52]" office:value-type="float" office:value="0">
            <text:p>0.00</text:p>
          </table:table-cell>
          <table:table-cell/>
          <table:table-cell table:formula="oooc:=IF(AND(EXACT([.B52];&quot;OK&quot;);EXACT([.C52];&quot;OK&quot;));&quot;OK&quot;;IF(EXACT([.C52];&quot;OK&quot;);&quot;OK!&quot;;IF(EXACT([.B5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BOO07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3]-[.E53]" office:value-type="float" office:value="0">
            <text:p>0.00</text:p>
          </table:table-cell>
          <table:table-cell/>
          <table:table-cell table:formula="oooc:=IF(AND(EXACT([.B53];&quot;OK&quot;);EXACT([.C53];&quot;OK&quot;));&quot;OK&quot;;IF(EXACT([.C53];&quot;OK&quot;);&quot;OK!&quot;;IF(EXACT([.B5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BOO07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4]-[.E54]" office:value-type="float" office:value="0">
            <text:p>0.00</text:p>
          </table:table-cell>
          <table:table-cell/>
          <table:table-cell table:formula="oooc:=IF(AND(EXACT([.B54];&quot;OK&quot;);EXACT([.C54];&quot;OK&quot;));&quot;OK&quot;;IF(EXACT([.C54];&quot;OK&quot;);&quot;OK!&quot;;IF(EXACT([.B5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BOO075-1.ma</text:p>
          </table:table-cell>
          <table:table-cell table:number-columns-repeated="2" office:value-type="string">
            <text:p>OK</text:p>
          </table:table-cell>
          <table:table-cell office:value-type="float" office:value="0.54">
            <text:p>0.54</text:p>
          </table:table-cell>
          <table:table-cell office:value-type="float" office:value="0.61">
            <text:p>0.61</text:p>
          </table:table-cell>
          <table:table-cell table:formula="oooc:=[.D55]-[.E55]" office:value-type="float" office:value="-0.07">
            <text:p>-0.07</text:p>
          </table:table-cell>
          <table:table-cell/>
          <table:table-cell table:formula="oooc:=IF(AND(EXACT([.B55];&quot;OK&quot;);EXACT([.C55];&quot;OK&quot;));&quot;OK&quot;;IF(EXACT([.C55];&quot;OK&quot;);&quot;OK!&quot;;IF(EXACT([.B5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7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6]-[.E56]" office:value-type="float" office:value="0">
            <text:p>0.00</text:p>
          </table:table-cell>
          <table:table-cell/>
          <table:table-cell table:formula="oooc:=IF(AND(EXACT([.B56];&quot;OK&quot;);EXACT([.C56];&quot;OK&quot;));&quot;OK&quot;;IF(EXACT([.C56];&quot;OK&quot;);&quot;OK!&quot;;IF(EXACT([.B5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01-1.ma</text:p>
          </table:table-cell>
          <table:table-cell table:number-columns-repeated="2" office:value-type="string">
            <text:p>OK</text:p>
          </table:table-cell>
          <table:table-cell office:value-type="float" office:value="105.21">
            <text:p>105.21</text:p>
          </table:table-cell>
          <table:table-cell office:value-type="float" office:value="79.85">
            <text:p>79.85</text:p>
          </table:table-cell>
          <table:table-cell table:formula="oooc:=[.D57]-[.E57]" office:value-type="float" office:value="25.36">
            <text:p>25.36</text:p>
          </table:table-cell>
          <table:table-cell/>
          <table:table-cell table:formula="oooc:=IF(AND(EXACT([.B57];&quot;OK&quot;);EXACT([.C57];&quot;OK&quot;));&quot;OK&quot;;IF(EXACT([.C57];&quot;OK&quot;);&quot;OK!&quot;;IF(EXACT([.B5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01-2.ma</text:p>
          </table:table-cell>
          <table:table-cell table:number-columns-repeated="2" office:value-type="string">
            <text:p>OK</text:p>
          </table:table-cell>
          <table:table-cell office:value-type="float" office:value="27.06">
            <text:p>27.06</text:p>
          </table:table-cell>
          <table:table-cell office:value-type="float" office:value="5.7">
            <text:p>5.7</text:p>
          </table:table-cell>
          <table:table-cell table:formula="oooc:=[.D58]-[.E58]" office:value-type="float" office:value="21.36">
            <text:p>21.36</text:p>
          </table:table-cell>
          <table:table-cell/>
          <table:table-cell table:formula="oooc:=IF(AND(EXACT([.B58];&quot;OK&quot;);EXACT([.C58];&quot;OK&quot;));&quot;OK&quot;;IF(EXACT([.C58];&quot;OK&quot;);&quot;OK!&quot;;IF(EXACT([.B5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02-1.ma</text:p>
          </table:table-cell>
          <table:table-cell table:number-columns-repeated="2" office:value-type="string">
            <text:p>OK</text:p>
          </table:table-cell>
          <table:table-cell office:value-type="float" office:value="250.2">
            <text:p>250.2</text:p>
          </table:table-cell>
          <table:table-cell office:value-type="float" office:value="2.99">
            <text:p>2.99</text:p>
          </table:table-cell>
          <table:table-cell table:formula="oooc:=[.D59]-[.E59]" office:value-type="float" office:value="247.21">
            <text:p>247.21</text:p>
          </table:table-cell>
          <table:table-cell/>
          <table:table-cell table:formula="oooc:=IF(AND(EXACT([.B59];&quot;OK&quot;);EXACT([.C59];&quot;OK&quot;));&quot;OK&quot;;IF(EXACT([.C59];&quot;OK&quot;);&quot;OK!&quot;;IF(EXACT([.B5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02-4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0]-[.E60]" office:value-type="float" office:value="0">
            <text:p>0.00</text:p>
          </table:table-cell>
          <table:table-cell/>
          <table:table-cell table:formula="oooc:=IF(AND(EXACT([.B60];&quot;OK&quot;);EXACT([.C60];&quot;OK&quot;));&quot;OK&quot;;IF(EXACT([.C60];&quot;OK&quot;);&quot;OK!&quot;;IF(EXACT([.B6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02-5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1]-[.E61]" office:value-type="float" office:value="0">
            <text:p>0.00</text:p>
          </table:table-cell>
          <table:table-cell/>
          <table:table-cell table:formula="oooc:=IF(AND(EXACT([.B61];&quot;OK&quot;);EXACT([.C61];&quot;OK&quot;));&quot;OK&quot;;IF(EXACT([.C61];&quot;OK&quot;);&quot;OK!&quot;;IF(EXACT([.B6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0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2]-[.E62]" office:value-type="float" office:value="0">
            <text:p>0.00</text:p>
          </table:table-cell>
          <table:table-cell/>
          <table:table-cell table:formula="oooc:=IF(AND(EXACT([.B62];&quot;OK&quot;);EXACT([.C62];&quot;OK&quot;));&quot;OK&quot;;IF(EXACT([.C62];&quot;OK&quot;);&quot;OK!&quot;;IF(EXACT([.B6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0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3]-[.E63]" office:value-type="float" office:value="0">
            <text:p>0.00</text:p>
          </table:table-cell>
          <table:table-cell/>
          <table:table-cell table:formula="oooc:=IF(AND(EXACT([.B63];&quot;OK&quot;);EXACT([.C63];&quot;OK&quot;));&quot;OK&quot;;IF(EXACT([.C63];&quot;OK&quot;);&quot;OK!&quot;;IF(EXACT([.B6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04-3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64]-[.E64]" office:value-type="float" office:value="0">
            <text:p>0.00</text:p>
          </table:table-cell>
          <table:table-cell/>
          <table:table-cell table:formula="oooc:=IF(AND(EXACT([.B64];&quot;OK&quot;);EXACT([.C64];&quot;OK&quot;));&quot;OK&quot;;IF(EXACT([.C64];&quot;OK&quot;);&quot;OK!&quot;;IF(EXACT([.B6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0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5]-[.E65]" office:value-type="float" office:value="0">
            <text:p>0.00</text:p>
          </table:table-cell>
          <table:table-cell/>
          <table:table-cell table:formula="oooc:=IF(AND(EXACT([.B65];&quot;OK&quot;);EXACT([.C65];&quot;OK&quot;));&quot;OK&quot;;IF(EXACT([.C65];&quot;OK&quot;);&quot;OK!&quot;;IF(EXACT([.B6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06-5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6]-[.E66]" office:value-type="float" office:value="0">
            <text:p>0.00</text:p>
          </table:table-cell>
          <table:table-cell/>
          <table:table-cell table:formula="oooc:=IF(AND(EXACT([.B66];&quot;OK&quot;);EXACT([.C66];&quot;OK&quot;));&quot;OK&quot;;IF(EXACT([.C66];&quot;OK&quot;);&quot;OK!&quot;;IF(EXACT([.B6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06-6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7]-[.E67]" office:value-type="float" office:value="0">
            <text:p>0.00</text:p>
          </table:table-cell>
          <table:table-cell/>
          <table:table-cell table:formula="oooc:=IF(AND(EXACT([.B67];&quot;OK&quot;);EXACT([.C67];&quot;OK&quot;));&quot;OK&quot;;IF(EXACT([.C67];&quot;OK&quot;);&quot;OK!&quot;;IF(EXACT([.B6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06-7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8]-[.E68]" office:value-type="float" office:value="0">
            <text:p>0.00</text:p>
          </table:table-cell>
          <table:table-cell/>
          <table:table-cell table:formula="oooc:=IF(AND(EXACT([.B68];&quot;OK&quot;);EXACT([.C68];&quot;OK&quot;));&quot;OK&quot;;IF(EXACT([.C68];&quot;OK&quot;);&quot;OK!&quot;;IF(EXACT([.B6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07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69]-[.E69]" office:value-type="float" office:value="0">
            <text:p>0.00</text:p>
          </table:table-cell>
          <table:table-cell/>
          <table:table-cell table:formula="oooc:=IF(AND(EXACT([.B69];&quot;OK&quot;);EXACT([.C69];&quot;OK&quot;));&quot;OK&quot;;IF(EXACT([.C69];&quot;OK&quot;);&quot;OK!&quot;;IF(EXACT([.B6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08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70]-[.E70]" office:value-type="float" office:value="0">
            <text:p>0.00</text:p>
          </table:table-cell>
          <table:table-cell/>
          <table:table-cell table:formula="oooc:=IF(AND(EXACT([.B70];&quot;OK&quot;);EXACT([.C70];&quot;OK&quot;));&quot;OK&quot;;IF(EXACT([.C70];&quot;OK&quot;);&quot;OK!&quot;;IF(EXACT([.B7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09-1.ma</text:p>
          </table:table-cell>
          <table:table-cell table:number-columns-repeated="2" office:value-type="string">
            <text:p>OK</text:p>
          </table:table-cell>
          <table:table-cell office:value-type="float" office:value="121.79">
            <text:p>121.79</text:p>
          </table:table-cell>
          <table:table-cell office:value-type="float" office:value="5.59">
            <text:p>5.59</text:p>
          </table:table-cell>
          <table:table-cell table:formula="oooc:=[.D71]-[.E71]" office:value-type="float" office:value="116.2">
            <text:p>116.20</text:p>
          </table:table-cell>
          <table:table-cell/>
          <table:table-cell table:formula="oooc:=IF(AND(EXACT([.B71];&quot;OK&quot;);EXACT([.C71];&quot;OK&quot;));&quot;OK&quot;;IF(EXACT([.C71];&quot;OK&quot;);&quot;OK!&quot;;IF(EXACT([.B7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10-1.ma</text:p>
          </table:table-cell>
          <table:table-cell table:number-columns-repeated="2" office:value-type="string">
            <text:p>OK</text:p>
          </table:table-cell>
          <table:table-cell office:value-type="float" office:value="0.97">
            <text:p>0.97</text:p>
          </table:table-cell>
          <table:table-cell office:value-type="float" office:value="1.01">
            <text:p>1.01</text:p>
          </table:table-cell>
          <table:table-cell table:formula="oooc:=[.D72]-[.E72]" office:value-type="float" office:value="-0.04">
            <text:p>-0.04</text:p>
          </table:table-cell>
          <table:table-cell/>
          <table:table-cell table:formula="oooc:=IF(AND(EXACT([.B72];&quot;OK&quot;);EXACT([.C72];&quot;OK&quot;));&quot;OK&quot;;IF(EXACT([.C72];&quot;OK&quot;);&quot;OK!&quot;;IF(EXACT([.B7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1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73]-[.E73]" office:value-type="float" office:value="0">
            <text:p>0.00</text:p>
          </table:table-cell>
          <table:table-cell/>
          <table:table-cell table:formula="oooc:=IF(AND(EXACT([.B73];&quot;OK&quot;);EXACT([.C73];&quot;OK&quot;));&quot;OK&quot;;IF(EXACT([.C73];&quot;OK&quot;);&quot;OK!&quot;;IF(EXACT([.B7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12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74]-[.E74]" office:value-type="float" office:value="0">
            <text:p>0.00</text:p>
          </table:table-cell>
          <table:table-cell/>
          <table:table-cell table:formula="oooc:=IF(AND(EXACT([.B74];&quot;OK&quot;);EXACT([.C74];&quot;OK&quot;));&quot;OK&quot;;IF(EXACT([.C74];&quot;OK&quot;);&quot;OK!&quot;;IF(EXACT([.B7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13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75]-[.E75]" office:value-type="float" office:value="0">
            <text:p>0.00</text:p>
          </table:table-cell>
          <table:table-cell/>
          <table:table-cell table:formula="oooc:=IF(AND(EXACT([.B75];&quot;OK&quot;);EXACT([.C75];&quot;OK&quot;));&quot;OK&quot;;IF(EXACT([.C75];&quot;OK&quot;);&quot;OK!&quot;;IF(EXACT([.B7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14-1.ma</text:p>
          </table:table-cell>
          <table:table-cell table:number-columns-repeated="2" office:value-type="string">
            <text:p>OK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table:formula="oooc:=[.D76]-[.E76]" office:value-type="float" office:value="0.01">
            <text:p>0.01</text:p>
          </table:table-cell>
          <table:table-cell/>
          <table:table-cell table:formula="oooc:=IF(AND(EXACT([.B76];&quot;OK&quot;);EXACT([.C76];&quot;OK&quot;));&quot;OK&quot;;IF(EXACT([.C76];&quot;OK&quot;);&quot;OK!&quot;;IF(EXACT([.B7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15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2">
            <text:p>0.02</text:p>
          </table:table-cell>
          <table:table-cell table:formula="oooc:=[.D77]-[.E77]" office:value-type="float" office:value="0">
            <text:p>0.00</text:p>
          </table:table-cell>
          <table:table-cell/>
          <table:table-cell table:formula="oooc:=IF(AND(EXACT([.B77];&quot;OK&quot;);EXACT([.C77];&quot;OK&quot;));&quot;OK&quot;;IF(EXACT([.C77];&quot;OK&quot;);&quot;OK!&quot;;IF(EXACT([.B7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16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78]-[.E78]" office:value-type="float" office:value="0">
            <text:p>0.00</text:p>
          </table:table-cell>
          <table:table-cell/>
          <table:table-cell table:formula="oooc:=IF(AND(EXACT([.B78];&quot;OK&quot;);EXACT([.C78];&quot;OK&quot;));&quot;OK&quot;;IF(EXACT([.C78];&quot;OK&quot;);&quot;OK!&quot;;IF(EXACT([.B7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17-1.ma</text:p>
          </table:table-cell>
          <table:table-cell table:number-columns-repeated="2" office:value-type="string">
            <text:p>OK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formula="oooc:=[.D79]-[.E79]" office:value-type="float" office:value="0.01">
            <text:p>0.01</text:p>
          </table:table-cell>
          <table:table-cell/>
          <table:table-cell table:formula="oooc:=IF(AND(EXACT([.B79];&quot;OK&quot;);EXACT([.C79];&quot;OK&quot;));&quot;OK&quot;;IF(EXACT([.C79];&quot;OK&quot;);&quot;OK!&quot;;IF(EXACT([.B7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18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3">
            <text:p>0.03</text:p>
          </table:table-cell>
          <table:table-cell table:formula="oooc:=[.D80]-[.E80]" office:value-type="float" office:value="0">
            <text:p>0.00</text:p>
          </table:table-cell>
          <table:table-cell/>
          <table:table-cell table:formula="oooc:=IF(AND(EXACT([.B80];&quot;OK&quot;);EXACT([.C80];&quot;OK&quot;));&quot;OK&quot;;IF(EXACT([.C80];&quot;OK&quot;);&quot;OK!&quot;;IF(EXACT([.B8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19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27.26">
            <text:p>27.26</text:p>
          </table:table-cell>
          <table:table-cell/>
          <table:table-cell table:formula="oooc:=[.D81]-[.E81]" office:value-type="float" office:value="27.26">
            <text:p>27.26</text:p>
          </table:table-cell>
          <table:table-cell/>
          <table:table-cell table:formula="oooc:=IF(AND(EXACT([.B81];&quot;OK&quot;);EXACT([.C81];&quot;OK&quot;));&quot;OK&quot;;IF(EXACT([.C81];&quot;OK&quot;);&quot;OK!&quot;;IF(EXACT([.B81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COL02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82]-[.E82]" office:value-type="float" office:value="0">
            <text:p>0.00</text:p>
          </table:table-cell>
          <table:table-cell/>
          <table:table-cell table:formula="oooc:=IF(AND(EXACT([.B82];&quot;OK&quot;);EXACT([.C82];&quot;OK&quot;));&quot;OK&quot;;IF(EXACT([.C82];&quot;OK&quot;);&quot;OK!&quot;;IF(EXACT([.B8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21-1.ma</text:p>
          </table:table-cell>
          <table:table-cell table:number-columns-repeated="2" office:value-type="string">
            <text:p>OK</text:p>
          </table:table-cell>
          <table:table-cell office:value-type="float" office:value="0.34">
            <text:p>0.34</text:p>
          </table:table-cell>
          <table:table-cell office:value-type="float" office:value="0.28">
            <text:p>0.28</text:p>
          </table:table-cell>
          <table:table-cell table:formula="oooc:=[.D83]-[.E83]" office:value-type="float" office:value="0.06">
            <text:p>0.06</text:p>
          </table:table-cell>
          <table:table-cell/>
          <table:table-cell table:formula="oooc:=IF(AND(EXACT([.B83];&quot;OK&quot;);EXACT([.C83];&quot;OK&quot;));&quot;OK&quot;;IF(EXACT([.C83];&quot;OK&quot;);&quot;OK!&quot;;IF(EXACT([.B8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22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84]-[.E84]" office:value-type="float" office:value="0">
            <text:p>0.00</text:p>
          </table:table-cell>
          <table:table-cell/>
          <table:table-cell table:formula="oooc:=IF(AND(EXACT([.B84];&quot;OK&quot;);EXACT([.C84];&quot;OK&quot;));&quot;OK&quot;;IF(EXACT([.C84];&quot;OK&quot;);&quot;OK!&quot;;IF(EXACT([.B8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2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85]-[.E85]" office:value-type="float" office:value="0">
            <text:p>0.00</text:p>
          </table:table-cell>
          <table:table-cell/>
          <table:table-cell table:formula="oooc:=IF(AND(EXACT([.B85];&quot;OK&quot;);EXACT([.C85];&quot;OK&quot;));&quot;OK&quot;;IF(EXACT([.C85];&quot;OK&quot;);&quot;OK!&quot;;IF(EXACT([.B8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24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3">
            <text:p>0.03</text:p>
          </table:table-cell>
          <table:table-cell table:formula="oooc:=[.D86]-[.E86]" office:value-type="float" office:value="0">
            <text:p>0.00</text:p>
          </table:table-cell>
          <table:table-cell/>
          <table:table-cell table:formula="oooc:=IF(AND(EXACT([.B86];&quot;OK&quot;);EXACT([.C86];&quot;OK&quot;));&quot;OK&quot;;IF(EXACT([.C86];&quot;OK&quot;);&quot;OK!&quot;;IF(EXACT([.B8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25-1.ma</text:p>
          </table:table-cell>
          <table:table-cell table:number-columns-repeated="2" office:value-type="string">
            <text:p>OK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table:formula="oooc:=[.D87]-[.E87]" office:value-type="float" office:value="-0.02">
            <text:p>-0.02</text:p>
          </table:table-cell>
          <table:table-cell/>
          <table:table-cell table:formula="oooc:=IF(AND(EXACT([.B87];&quot;OK&quot;);EXACT([.C87];&quot;OK&quot;));&quot;OK&quot;;IF(EXACT([.C87];&quot;OK&quot;);&quot;OK!&quot;;IF(EXACT([.B8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2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88]-[.E88]" office:value-type="float" office:value="0">
            <text:p>0.00</text:p>
          </table:table-cell>
          <table:table-cell/>
          <table:table-cell table:formula="oooc:=IF(AND(EXACT([.B88];&quot;OK&quot;);EXACT([.C88];&quot;OK&quot;));&quot;OK&quot;;IF(EXACT([.C88];&quot;OK&quot;);&quot;OK!&quot;;IF(EXACT([.B8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2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89]-[.E89]" office:value-type="float" office:value="0">
            <text:p>0.00</text:p>
          </table:table-cell>
          <table:table-cell/>
          <table:table-cell table:formula="oooc:=IF(AND(EXACT([.B89];&quot;OK&quot;);EXACT([.C89];&quot;OK&quot;));&quot;OK&quot;;IF(EXACT([.C89];&quot;OK&quot;);&quot;OK!&quot;;IF(EXACT([.B8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29-1.ma</text:p>
          </table:table-cell>
          <table:table-cell office:value-type="string">
            <text:p>FAIL</text:p>
          </table:table-cell>
          <table:table-cell office:value-type="string">
            <text:p>OK</text:p>
          </table:table-cell>
          <table:table-cell/>
          <table:table-cell office:value-type="float" office:value="0">
            <text:p>0</text:p>
          </table:table-cell>
          <table:table-cell table:formula="oooc:=[.D90]-[.E90]" office:value-type="float" office:value="0">
            <text:p>0.00</text:p>
          </table:table-cell>
          <table:table-cell/>
          <table:table-cell table:formula="oooc:=IF(AND(EXACT([.B90];&quot;OK&quot;);EXACT([.C90];&quot;OK&quot;));&quot;OK&quot;;IF(EXACT([.C90];&quot;OK&quot;);&quot;OK!&quot;;IF(EXACT([.B90];&quot;OK&quot;);&quot;FAIL!&quot;;&quot;...&quot;)))" office:value-type="string" office:string-value="OK!">
            <text:p>OK!</text:p>
          </table:table-cell>
          <table:table-cell table:number-columns-repeated="3"/>
        </table:table-row>
        <table:table-row table:style-name="ro2">
          <table:table-cell office:value-type="string">
            <text:p>Unsatisfiable/COL030-1.ma</text:p>
          </table:table-cell>
          <table:table-cell office:value-type="string">
            <text:p>FAIL</text:p>
          </table:table-cell>
          <table:table-cell office:value-type="string">
            <text:p>OK</text:p>
          </table:table-cell>
          <table:table-cell/>
          <table:table-cell office:value-type="float" office:value="0.26">
            <text:p>0.26</text:p>
          </table:table-cell>
          <table:table-cell table:formula="oooc:=[.D91]-[.E91]" office:value-type="float" office:value="-0.26">
            <text:p>-0.26</text:p>
          </table:table-cell>
          <table:table-cell/>
          <table:table-cell table:formula="oooc:=IF(AND(EXACT([.B91];&quot;OK&quot;);EXACT([.C91];&quot;OK&quot;));&quot;OK&quot;;IF(EXACT([.C91];&quot;OK&quot;);&quot;OK!&quot;;IF(EXACT([.B91];&quot;OK&quot;);&quot;FAIL!&quot;;&quot;...&quot;)))" office:value-type="string" office:string-value="OK!">
            <text:p>OK!</text:p>
          </table:table-cell>
          <table:table-cell table:number-columns-repeated="3"/>
        </table:table-row>
        <table:table-row table:style-name="ro2">
          <table:table-cell office:value-type="string">
            <text:p>Unsatisfiable/COL031-1.ma</text:p>
          </table:table-cell>
          <table:table-cell office:value-type="string">
            <text:p>FAIL</text:p>
          </table:table-cell>
          <table:table-cell office:value-type="string">
            <text:p>OK</text:p>
          </table:table-cell>
          <table:table-cell/>
          <table:table-cell office:value-type="float" office:value="0.12">
            <text:p>0.12</text:p>
          </table:table-cell>
          <table:table-cell table:formula="oooc:=[.D92]-[.E92]" office:value-type="float" office:value="-0.12">
            <text:p>-0.12</text:p>
          </table:table-cell>
          <table:table-cell/>
          <table:table-cell table:formula="oooc:=IF(AND(EXACT([.B92];&quot;OK&quot;);EXACT([.C92];&quot;OK&quot;));&quot;OK&quot;;IF(EXACT([.C92];&quot;OK&quot;);&quot;OK!&quot;;IF(EXACT([.B92];&quot;OK&quot;);&quot;FAIL!&quot;;&quot;...&quot;)))" office:value-type="string" office:string-value="OK!">
            <text:p>OK!</text:p>
          </table:table-cell>
          <table:table-cell table:number-columns-repeated="3"/>
        </table:table-row>
        <table:table-row table:style-name="ro2">
          <table:table-cell office:value-type="string">
            <text:p>Unsatisfiable/COL03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93]-[.E93]" office:value-type="float" office:value="0">
            <text:p>0.00</text:p>
          </table:table-cell>
          <table:table-cell/>
          <table:table-cell table:formula="oooc:=IF(AND(EXACT([.B93];&quot;OK&quot;);EXACT([.C93];&quot;OK&quot;));&quot;OK&quot;;IF(EXACT([.C93];&quot;OK&quot;);&quot;OK!&quot;;IF(EXACT([.B9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3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94]-[.E94]" office:value-type="float" office:value="0">
            <text:p>0.00</text:p>
          </table:table-cell>
          <table:table-cell/>
          <table:table-cell table:formula="oooc:=IF(AND(EXACT([.B94];&quot;OK&quot;);EXACT([.C94];&quot;OK&quot;));&quot;OK&quot;;IF(EXACT([.C94];&quot;OK&quot;);&quot;OK!&quot;;IF(EXACT([.B9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3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95]-[.E95]" office:value-type="float" office:value="0">
            <text:p>0.00</text:p>
          </table:table-cell>
          <table:table-cell/>
          <table:table-cell table:formula="oooc:=IF(AND(EXACT([.B95];&quot;OK&quot;);EXACT([.C95];&quot;OK&quot;));&quot;OK&quot;;IF(EXACT([.C95];&quot;OK&quot;);&quot;OK!&quot;;IF(EXACT([.B9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35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96]-[.E96]" office:value-type="float" office:value="0">
            <text:p>0.00</text:p>
          </table:table-cell>
          <table:table-cell/>
          <table:table-cell table:formula="oooc:=IF(AND(EXACT([.B96];&quot;OK&quot;);EXACT([.C96];&quot;OK&quot;));&quot;OK&quot;;IF(EXACT([.C96];&quot;OK&quot;);&quot;OK!&quot;;IF(EXACT([.B9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3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97]-[.E97]" office:value-type="float" office:value="0">
            <text:p>0.00</text:p>
          </table:table-cell>
          <table:table-cell/>
          <table:table-cell table:formula="oooc:=IF(AND(EXACT([.B97];&quot;OK&quot;);EXACT([.C97];&quot;OK&quot;));&quot;OK&quot;;IF(EXACT([.C97];&quot;OK&quot;);&quot;OK!&quot;;IF(EXACT([.B9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3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98]-[.E98]" office:value-type="float" office:value="0">
            <text:p>0.00</text:p>
          </table:table-cell>
          <table:table-cell/>
          <table:table-cell table:formula="oooc:=IF(AND(EXACT([.B98];&quot;OK&quot;);EXACT([.C98];&quot;OK&quot;));&quot;OK&quot;;IF(EXACT([.C98];&quot;OK&quot;);&quot;OK!&quot;;IF(EXACT([.B9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38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99]-[.E99]" office:value-type="float" office:value="0">
            <text:p>0.00</text:p>
          </table:table-cell>
          <table:table-cell/>
          <table:table-cell table:formula="oooc:=IF(AND(EXACT([.B99];&quot;OK&quot;);EXACT([.C99];&quot;OK&quot;));&quot;OK&quot;;IF(EXACT([.C99];&quot;OK&quot;);&quot;OK!&quot;;IF(EXACT([.B9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39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00]-[.E100]" office:value-type="float" office:value="0">
            <text:p>0.00</text:p>
          </table:table-cell>
          <table:table-cell/>
          <table:table-cell table:formula="oooc:=IF(AND(EXACT([.B100];&quot;OK&quot;);EXACT([.C100];&quot;OK&quot;));&quot;OK&quot;;IF(EXACT([.C100];&quot;OK&quot;);&quot;OK!&quot;;IF(EXACT([.B10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4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01]-[.E101]" office:value-type="float" office:value="0">
            <text:p>0.00</text:p>
          </table:table-cell>
          <table:table-cell/>
          <table:table-cell table:formula="oooc:=IF(AND(EXACT([.B101];&quot;OK&quot;);EXACT([.C101];&quot;OK&quot;));&quot;OK&quot;;IF(EXACT([.C101];&quot;OK&quot;);&quot;OK!&quot;;IF(EXACT([.B10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4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02]-[.E102]" office:value-type="float" office:value="0">
            <text:p>0.00</text:p>
          </table:table-cell>
          <table:table-cell/>
          <table:table-cell table:formula="oooc:=IF(AND(EXACT([.B102];&quot;OK&quot;);EXACT([.C102];&quot;OK&quot;));&quot;OK&quot;;IF(EXACT([.C102];&quot;OK&quot;);&quot;OK!&quot;;IF(EXACT([.B10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42-6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03]-[.E103]" office:value-type="float" office:value="0">
            <text:p>0.00</text:p>
          </table:table-cell>
          <table:table-cell/>
          <table:table-cell table:formula="oooc:=IF(AND(EXACT([.B103];&quot;OK&quot;);EXACT([.C103];&quot;OK&quot;));&quot;OK&quot;;IF(EXACT([.C103];&quot;OK&quot;);&quot;OK!&quot;;IF(EXACT([.B10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42-7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04]-[.E104]" office:value-type="float" office:value="0">
            <text:p>0.00</text:p>
          </table:table-cell>
          <table:table-cell/>
          <table:table-cell table:formula="oooc:=IF(AND(EXACT([.B104];&quot;OK&quot;);EXACT([.C104];&quot;OK&quot;));&quot;OK&quot;;IF(EXACT([.C104];&quot;OK&quot;);&quot;OK!&quot;;IF(EXACT([.B10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42-8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05]-[.E105]" office:value-type="float" office:value="0">
            <text:p>0.00</text:p>
          </table:table-cell>
          <table:table-cell/>
          <table:table-cell table:formula="oooc:=IF(AND(EXACT([.B105];&quot;OK&quot;);EXACT([.C105];&quot;OK&quot;));&quot;OK&quot;;IF(EXACT([.C105];&quot;OK&quot;);&quot;OK!&quot;;IF(EXACT([.B10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42-9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06]-[.E106]" office:value-type="float" office:value="0">
            <text:p>0.00</text:p>
          </table:table-cell>
          <table:table-cell/>
          <table:table-cell table:formula="oooc:=IF(AND(EXACT([.B106];&quot;OK&quot;);EXACT([.C106];&quot;OK&quot;));&quot;OK&quot;;IF(EXACT([.C106];&quot;OK&quot;);&quot;OK!&quot;;IF(EXACT([.B10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4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07]-[.E107]" office:value-type="float" office:value="0">
            <text:p>0.00</text:p>
          </table:table-cell>
          <table:table-cell/>
          <table:table-cell table:formula="oooc:=IF(AND(EXACT([.B107];&quot;OK&quot;);EXACT([.C107];&quot;OK&quot;));&quot;OK&quot;;IF(EXACT([.C107];&quot;OK&quot;);&quot;OK!&quot;;IF(EXACT([.B10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43-3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08]-[.E108]" office:value-type="float" office:value="0">
            <text:p>0.00</text:p>
          </table:table-cell>
          <table:table-cell/>
          <table:table-cell table:formula="oooc:=IF(AND(EXACT([.B108];&quot;OK&quot;);EXACT([.C108];&quot;OK&quot;));&quot;OK&quot;;IF(EXACT([.C108];&quot;OK&quot;);&quot;OK!&quot;;IF(EXACT([.B10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4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09]-[.E109]" office:value-type="float" office:value="0">
            <text:p>0.00</text:p>
          </table:table-cell>
          <table:table-cell/>
          <table:table-cell table:formula="oooc:=IF(AND(EXACT([.B109];&quot;OK&quot;);EXACT([.C109];&quot;OK&quot;));&quot;OK&quot;;IF(EXACT([.C109];&quot;OK&quot;);&quot;OK!&quot;;IF(EXACT([.B10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44-6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10]-[.E110]" office:value-type="float" office:value="0">
            <text:p>0.00</text:p>
          </table:table-cell>
          <table:table-cell/>
          <table:table-cell table:formula="oooc:=IF(AND(EXACT([.B110];&quot;OK&quot;);EXACT([.C110];&quot;OK&quot;));&quot;OK&quot;;IF(EXACT([.C110];&quot;OK&quot;);&quot;OK!&quot;;IF(EXACT([.B11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44-7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11]-[.E111]" office:value-type="float" office:value="0">
            <text:p>0.00</text:p>
          </table:table-cell>
          <table:table-cell/>
          <table:table-cell table:formula="oooc:=IF(AND(EXACT([.B111];&quot;OK&quot;);EXACT([.C111];&quot;OK&quot;));&quot;OK&quot;;IF(EXACT([.C111];&quot;OK&quot;);&quot;OK!&quot;;IF(EXACT([.B11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44-8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12]-[.E112]" office:value-type="float" office:value="0">
            <text:p>0.00</text:p>
          </table:table-cell>
          <table:table-cell/>
          <table:table-cell table:formula="oooc:=IF(AND(EXACT([.B112];&quot;OK&quot;);EXACT([.C112];&quot;OK&quot;));&quot;OK&quot;;IF(EXACT([.C112];&quot;OK&quot;);&quot;OK!&quot;;IF(EXACT([.B11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44-9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13]-[.E113]" office:value-type="float" office:value="0">
            <text:p>0.00</text:p>
          </table:table-cell>
          <table:table-cell/>
          <table:table-cell table:formula="oooc:=IF(AND(EXACT([.B113];&quot;OK&quot;);EXACT([.C113];&quot;OK&quot;));&quot;OK&quot;;IF(EXACT([.C113];&quot;OK&quot;);&quot;OK!&quot;;IF(EXACT([.B11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45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114]-[.E114]" office:value-type="float" office:value="0">
            <text:p>0.00</text:p>
          </table:table-cell>
          <table:table-cell/>
          <table:table-cell table:formula="oooc:=IF(AND(EXACT([.B114];&quot;OK&quot;);EXACT([.C114];&quot;OK&quot;));&quot;OK&quot;;IF(EXACT([.C114];&quot;OK&quot;);&quot;OK!&quot;;IF(EXACT([.B11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4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15]-[.E115]" office:value-type="float" office:value="0">
            <text:p>0.00</text:p>
          </table:table-cell>
          <table:table-cell/>
          <table:table-cell table:formula="oooc:=IF(AND(EXACT([.B115];&quot;OK&quot;);EXACT([.C115];&quot;OK&quot;));&quot;OK&quot;;IF(EXACT([.C115];&quot;OK&quot;);&quot;OK!&quot;;IF(EXACT([.B11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48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116]-[.E116]" office:value-type="float" office:value="0">
            <text:p>0.00</text:p>
          </table:table-cell>
          <table:table-cell/>
          <table:table-cell table:formula="oooc:=IF(AND(EXACT([.B116];&quot;OK&quot;);EXACT([.C116];&quot;OK&quot;));&quot;OK&quot;;IF(EXACT([.C116];&quot;OK&quot;);&quot;OK!&quot;;IF(EXACT([.B11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49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17]-[.E117]" office:value-type="float" office:value="0">
            <text:p>0.00</text:p>
          </table:table-cell>
          <table:table-cell/>
          <table:table-cell table:formula="oooc:=IF(AND(EXACT([.B117];&quot;OK&quot;);EXACT([.C117];&quot;OK&quot;));&quot;OK&quot;;IF(EXACT([.C117];&quot;OK&quot;);&quot;OK!&quot;;IF(EXACT([.B11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50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118]-[.E118]" office:value-type="float" office:value="0">
            <text:p>0.00</text:p>
          </table:table-cell>
          <table:table-cell/>
          <table:table-cell table:formula="oooc:=IF(AND(EXACT([.B118];&quot;OK&quot;);EXACT([.C118];&quot;OK&quot;));&quot;OK&quot;;IF(EXACT([.C118];&quot;OK&quot;);&quot;OK!&quot;;IF(EXACT([.B11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51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0.01">
            <text:p>0.01</text:p>
          </table:table-cell>
          <table:table-cell table:formula="oooc:=[.D119]-[.E119]" office:value-type="float" office:value="-0.01">
            <text:p>-0.01</text:p>
          </table:table-cell>
          <table:table-cell/>
          <table:table-cell table:formula="oooc:=IF(AND(EXACT([.B119];&quot;OK&quot;);EXACT([.C119];&quot;OK&quot;));&quot;OK&quot;;IF(EXACT([.C119];&quot;OK&quot;);&quot;OK!&quot;;IF(EXACT([.B11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5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20]-[.E120]" office:value-type="float" office:value="0">
            <text:p>0.00</text:p>
          </table:table-cell>
          <table:table-cell/>
          <table:table-cell table:formula="oooc:=IF(AND(EXACT([.B120];&quot;OK&quot;);EXACT([.C120];&quot;OK&quot;));&quot;OK&quot;;IF(EXACT([.C120];&quot;OK&quot;);&quot;OK!&quot;;IF(EXACT([.B12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53-1.ma</text:p>
          </table:table-cell>
          <table:table-cell office:value-type="string">
            <text:p>FAIL</text:p>
          </table:table-cell>
          <table:table-cell office:value-type="string">
            <text:p>OK</text:p>
          </table:table-cell>
          <table:table-cell/>
          <table:table-cell office:value-type="float" office:value="0.02">
            <text:p>0.02</text:p>
          </table:table-cell>
          <table:table-cell table:formula="oooc:=[.D121]-[.E121]" office:value-type="float" office:value="-0.02">
            <text:p>-0.02</text:p>
          </table:table-cell>
          <table:table-cell/>
          <table:table-cell table:formula="oooc:=IF(AND(EXACT([.B121];&quot;OK&quot;);EXACT([.C121];&quot;OK&quot;));&quot;OK&quot;;IF(EXACT([.C121];&quot;OK&quot;);&quot;OK!&quot;;IF(EXACT([.B121];&quot;OK&quot;);&quot;FAIL!&quot;;&quot;...&quot;)))" office:value-type="string" office:string-value="OK!">
            <text:p>OK!</text:p>
          </table:table-cell>
          <table:table-cell table:number-columns-repeated="3"/>
        </table:table-row>
        <table:table-row table:style-name="ro2">
          <table:table-cell office:value-type="string">
            <text:p>Unsatisfiable/COL056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table:number-columns-repeated="2"/>
          <table:table-cell table:formula="oooc:=[.D122]-[.E122]" office:value-type="float" office:value="0">
            <text:p>0.00</text:p>
          </table:table-cell>
          <table:table-cell/>
          <table:table-cell table:formula="oooc:=IF(AND(EXACT([.B122];&quot;OK&quot;);EXACT([.C122];&quot;OK&quot;));&quot;OK&quot;;IF(EXACT([.C122];&quot;OK&quot;);&quot;OK!&quot;;IF(EXACT([.B122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COL05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23]-[.E123]" office:value-type="float" office:value="0">
            <text:p>0.00</text:p>
          </table:table-cell>
          <table:table-cell/>
          <table:table-cell table:formula="oooc:=IF(AND(EXACT([.B123];&quot;OK&quot;);EXACT([.C123];&quot;OK&quot;));&quot;OK&quot;;IF(EXACT([.C123];&quot;OK&quot;);&quot;OK!&quot;;IF(EXACT([.B12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58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table:number-columns-repeated="2"/>
          <table:table-cell table:formula="oooc:=[.D124]-[.E124]" office:value-type="float" office:value="0">
            <text:p>0.00</text:p>
          </table:table-cell>
          <table:table-cell/>
          <table:table-cell table:formula="oooc:=IF(AND(EXACT([.B124];&quot;OK&quot;);EXACT([.C124];&quot;OK&quot;));&quot;OK&quot;;IF(EXACT([.C124];&quot;OK&quot;);&quot;OK!&quot;;IF(EXACT([.B124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COL058-2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125]-[.E125]" office:value-type="float" office:value="0">
            <text:p>0.00</text:p>
          </table:table-cell>
          <table:table-cell/>
          <table:table-cell table:formula="oooc:=IF(AND(EXACT([.B125];&quot;OK&quot;);EXACT([.C125];&quot;OK&quot;));&quot;OK&quot;;IF(EXACT([.C125];&quot;OK&quot;);&quot;OK!&quot;;IF(EXACT([.B12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58-3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126]-[.E126]" office:value-type="float" office:value="0">
            <text:p>0.00</text:p>
          </table:table-cell>
          <table:table-cell/>
          <table:table-cell table:formula="oooc:=IF(AND(EXACT([.B126];&quot;OK&quot;);EXACT([.C126];&quot;OK&quot;));&quot;OK&quot;;IF(EXACT([.C126];&quot;OK&quot;);&quot;OK!&quot;;IF(EXACT([.B12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59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27]-[.E127]" office:value-type="float" office:value="0">
            <text:p>0.00</text:p>
          </table:table-cell>
          <table:table-cell/>
          <table:table-cell table:formula="oooc:=IF(AND(EXACT([.B127];&quot;OK&quot;);EXACT([.C127];&quot;OK&quot;));&quot;OK&quot;;IF(EXACT([.C127];&quot;OK&quot;);&quot;OK!&quot;;IF(EXACT([.B12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6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28]-[.E128]" office:value-type="float" office:value="0">
            <text:p>0.00</text:p>
          </table:table-cell>
          <table:table-cell/>
          <table:table-cell table:formula="oooc:=IF(AND(EXACT([.B128];&quot;OK&quot;);EXACT([.C128];&quot;OK&quot;));&quot;OK&quot;;IF(EXACT([.C128];&quot;OK&quot;);&quot;OK!&quot;;IF(EXACT([.B12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60-2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129]-[.E129]" office:value-type="float" office:value="0">
            <text:p>0.00</text:p>
          </table:table-cell>
          <table:table-cell/>
          <table:table-cell table:formula="oooc:=IF(AND(EXACT([.B129];&quot;OK&quot;);EXACT([.C129];&quot;OK&quot;));&quot;OK&quot;;IF(EXACT([.C129];&quot;OK&quot;);&quot;OK!&quot;;IF(EXACT([.B12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0-3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130]-[.E130]" office:value-type="float" office:value="0">
            <text:p>0.00</text:p>
          </table:table-cell>
          <table:table-cell/>
          <table:table-cell table:formula="oooc:=IF(AND(EXACT([.B130];&quot;OK&quot;);EXACT([.C130];&quot;OK&quot;));&quot;OK&quot;;IF(EXACT([.C130];&quot;OK&quot;);&quot;OK!&quot;;IF(EXACT([.B13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31]-[.E131]" office:value-type="float" office:value="0">
            <text:p>0.00</text:p>
          </table:table-cell>
          <table:table-cell/>
          <table:table-cell table:formula="oooc:=IF(AND(EXACT([.B131];&quot;OK&quot;);EXACT([.C131];&quot;OK&quot;));&quot;OK&quot;;IF(EXACT([.C131];&quot;OK&quot;);&quot;OK!&quot;;IF(EXACT([.B13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61-2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132]-[.E132]" office:value-type="float" office:value="0">
            <text:p>0.00</text:p>
          </table:table-cell>
          <table:table-cell/>
          <table:table-cell table:formula="oooc:=IF(AND(EXACT([.B132];&quot;OK&quot;);EXACT([.C132];&quot;OK&quot;));&quot;OK&quot;;IF(EXACT([.C132];&quot;OK&quot;);&quot;OK!&quot;;IF(EXACT([.B13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1-3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133]-[.E133]" office:value-type="float" office:value="0">
            <text:p>0.00</text:p>
          </table:table-cell>
          <table:table-cell/>
          <table:table-cell table:formula="oooc:=IF(AND(EXACT([.B133];&quot;OK&quot;);EXACT([.C133];&quot;OK&quot;));&quot;OK&quot;;IF(EXACT([.C133];&quot;OK&quot;);&quot;OK!&quot;;IF(EXACT([.B13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34]-[.E134]" office:value-type="float" office:value="0">
            <text:p>0.00</text:p>
          </table:table-cell>
          <table:table-cell/>
          <table:table-cell table:formula="oooc:=IF(AND(EXACT([.B134];&quot;OK&quot;);EXACT([.C134];&quot;OK&quot;));&quot;OK&quot;;IF(EXACT([.C134];&quot;OK&quot;);&quot;OK!&quot;;IF(EXACT([.B13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62-2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135]-[.E135]" office:value-type="float" office:value="0">
            <text:p>0.00</text:p>
          </table:table-cell>
          <table:table-cell/>
          <table:table-cell table:formula="oooc:=IF(AND(EXACT([.B135];&quot;OK&quot;);EXACT([.C135];&quot;OK&quot;));&quot;OK&quot;;IF(EXACT([.C135];&quot;OK&quot;);&quot;OK!&quot;;IF(EXACT([.B13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2-3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136]-[.E136]" office:value-type="float" office:value="0">
            <text:p>0.00</text:p>
          </table:table-cell>
          <table:table-cell/>
          <table:table-cell table:formula="oooc:=IF(AND(EXACT([.B136];&quot;OK&quot;);EXACT([.C136];&quot;OK&quot;));&quot;OK&quot;;IF(EXACT([.C136];&quot;OK&quot;);&quot;OK!&quot;;IF(EXACT([.B13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37]-[.E137]" office:value-type="float" office:value="0">
            <text:p>0.00</text:p>
          </table:table-cell>
          <table:table-cell/>
          <table:table-cell table:formula="oooc:=IF(AND(EXACT([.B137];&quot;OK&quot;);EXACT([.C137];&quot;OK&quot;));&quot;OK&quot;;IF(EXACT([.C137];&quot;OK&quot;);&quot;OK!&quot;;IF(EXACT([.B13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63-2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138]-[.E138]" office:value-type="float" office:value="0">
            <text:p>0.00</text:p>
          </table:table-cell>
          <table:table-cell/>
          <table:table-cell table:formula="oooc:=IF(AND(EXACT([.B138];&quot;OK&quot;);EXACT([.C138];&quot;OK&quot;));&quot;OK&quot;;IF(EXACT([.C138];&quot;OK&quot;);&quot;OK!&quot;;IF(EXACT([.B13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3-3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139]-[.E139]" office:value-type="float" office:value="0">
            <text:p>0.00</text:p>
          </table:table-cell>
          <table:table-cell/>
          <table:table-cell table:formula="oooc:=IF(AND(EXACT([.B139];&quot;OK&quot;);EXACT([.C139];&quot;OK&quot;));&quot;OK&quot;;IF(EXACT([.C139];&quot;OK&quot;);&quot;OK!&quot;;IF(EXACT([.B13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3-4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140]-[.E140]" office:value-type="float" office:value="0">
            <text:p>0.00</text:p>
          </table:table-cell>
          <table:table-cell/>
          <table:table-cell table:formula="oooc:=IF(AND(EXACT([.B140];&quot;OK&quot;);EXACT([.C140];&quot;OK&quot;));&quot;OK&quot;;IF(EXACT([.C140];&quot;OK&quot;);&quot;OK!&quot;;IF(EXACT([.B14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3-5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141]-[.E141]" office:value-type="float" office:value="0">
            <text:p>0.00</text:p>
          </table:table-cell>
          <table:table-cell/>
          <table:table-cell table:formula="oooc:=IF(AND(EXACT([.B141];&quot;OK&quot;);EXACT([.C141];&quot;OK&quot;));&quot;OK&quot;;IF(EXACT([.C141];&quot;OK&quot;);&quot;OK!&quot;;IF(EXACT([.B14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3-6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142]-[.E142]" office:value-type="float" office:value="0">
            <text:p>0.00</text:p>
          </table:table-cell>
          <table:table-cell/>
          <table:table-cell table:formula="oooc:=IF(AND(EXACT([.B142];&quot;OK&quot;);EXACT([.C142];&quot;OK&quot;));&quot;OK&quot;;IF(EXACT([.C142];&quot;OK&quot;);&quot;OK!&quot;;IF(EXACT([.B14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43]-[.E143]" office:value-type="float" office:value="0">
            <text:p>0.00</text:p>
          </table:table-cell>
          <table:table-cell/>
          <table:table-cell table:formula="oooc:=IF(AND(EXACT([.B143];&quot;OK&quot;);EXACT([.C143];&quot;OK&quot;));&quot;OK&quot;;IF(EXACT([.C143];&quot;OK&quot;);&quot;OK!&quot;;IF(EXACT([.B14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64-2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144]-[.E144]" office:value-type="float" office:value="0">
            <text:p>0.00</text:p>
          </table:table-cell>
          <table:table-cell/>
          <table:table-cell table:formula="oooc:=IF(AND(EXACT([.B144];&quot;OK&quot;);EXACT([.C144];&quot;OK&quot;));&quot;OK&quot;;IF(EXACT([.C144];&quot;OK&quot;);&quot;OK!&quot;;IF(EXACT([.B14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4-3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145]-[.E145]" office:value-type="float" office:value="0">
            <text:p>0.00</text:p>
          </table:table-cell>
          <table:table-cell/>
          <table:table-cell table:formula="oooc:=IF(AND(EXACT([.B145];&quot;OK&quot;);EXACT([.C145];&quot;OK&quot;));&quot;OK&quot;;IF(EXACT([.C145];&quot;OK&quot;);&quot;OK!&quot;;IF(EXACT([.B14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4-4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146]-[.E146]" office:value-type="float" office:value="0">
            <text:p>0.00</text:p>
          </table:table-cell>
          <table:table-cell/>
          <table:table-cell table:formula="oooc:=IF(AND(EXACT([.B146];&quot;OK&quot;);EXACT([.C146];&quot;OK&quot;));&quot;OK&quot;;IF(EXACT([.C146];&quot;OK&quot;);&quot;OK!&quot;;IF(EXACT([.B14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4-5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147]-[.E147]" office:value-type="float" office:value="0">
            <text:p>0.00</text:p>
          </table:table-cell>
          <table:table-cell/>
          <table:table-cell table:formula="oooc:=IF(AND(EXACT([.B147];&quot;OK&quot;);EXACT([.C147];&quot;OK&quot;));&quot;OK&quot;;IF(EXACT([.C147];&quot;OK&quot;);&quot;OK!&quot;;IF(EXACT([.B14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4-6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148]-[.E148]" office:value-type="float" office:value="0">
            <text:p>0.00</text:p>
          </table:table-cell>
          <table:table-cell/>
          <table:table-cell table:formula="oooc:=IF(AND(EXACT([.B148];&quot;OK&quot;);EXACT([.C148];&quot;OK&quot;));&quot;OK&quot;;IF(EXACT([.C148];&quot;OK&quot;);&quot;OK!&quot;;IF(EXACT([.B14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4-7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149]-[.E149]" office:value-type="float" office:value="0">
            <text:p>0.00</text:p>
          </table:table-cell>
          <table:table-cell/>
          <table:table-cell table:formula="oooc:=IF(AND(EXACT([.B149];&quot;OK&quot;);EXACT([.C149];&quot;OK&quot;));&quot;OK&quot;;IF(EXACT([.C149];&quot;OK&quot;);&quot;OK!&quot;;IF(EXACT([.B14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4-8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150]-[.E150]" office:value-type="float" office:value="0">
            <text:p>0.00</text:p>
          </table:table-cell>
          <table:table-cell/>
          <table:table-cell table:formula="oooc:=IF(AND(EXACT([.B150];&quot;OK&quot;);EXACT([.C150];&quot;OK&quot;));&quot;OK&quot;;IF(EXACT([.C150];&quot;OK&quot;);&quot;OK!&quot;;IF(EXACT([.B15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4-9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151]-[.E151]" office:value-type="float" office:value="0">
            <text:p>0.00</text:p>
          </table:table-cell>
          <table:table-cell/>
          <table:table-cell table:formula="oooc:=IF(AND(EXACT([.B151];&quot;OK&quot;);EXACT([.C151];&quot;OK&quot;));&quot;OK&quot;;IF(EXACT([.C151];&quot;OK&quot;);&quot;OK!&quot;;IF(EXACT([.B15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5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52]-[.E152]" office:value-type="float" office:value="0">
            <text:p>0.00</text:p>
          </table:table-cell>
          <table:table-cell/>
          <table:table-cell table:formula="oooc:=IF(AND(EXACT([.B152];&quot;OK&quot;);EXACT([.C152];&quot;OK&quot;));&quot;OK&quot;;IF(EXACT([.C152];&quot;OK&quot;);&quot;OK!&quot;;IF(EXACT([.B15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6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53]-[.E153]" office:value-type="float" office:value="0">
            <text:p>0.00</text:p>
          </table:table-cell>
          <table:table-cell/>
          <table:table-cell table:formula="oooc:=IF(AND(EXACT([.B153];&quot;OK&quot;);EXACT([.C153];&quot;OK&quot;));&quot;OK&quot;;IF(EXACT([.C153];&quot;OK&quot;);&quot;OK!&quot;;IF(EXACT([.B15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66-2.ma</text:p>
          </table:table-cell>
          <table:table-cell table:number-columns-repeated="2" office:value-type="string">
            <text:p>OK</text:p>
          </table:table-cell>
          <table:table-cell office:value-type="float" office:value="1.21">
            <text:p>1.21</text:p>
          </table:table-cell>
          <table:table-cell office:value-type="float" office:value="1.31">
            <text:p>1.31</text:p>
          </table:table-cell>
          <table:table-cell table:formula="oooc:=[.D154]-[.E154]" office:value-type="float" office:value="-0.1">
            <text:p>-0.10</text:p>
          </table:table-cell>
          <table:table-cell/>
          <table:table-cell table:formula="oooc:=IF(AND(EXACT([.B154];&quot;OK&quot;);EXACT([.C154];&quot;OK&quot;));&quot;OK&quot;;IF(EXACT([.C154];&quot;OK&quot;);&quot;OK!&quot;;IF(EXACT([.B15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6-3.ma</text:p>
          </table:table-cell>
          <table:table-cell table:number-columns-repeated="2" office:value-type="string">
            <text:p>OK</text:p>
          </table:table-cell>
          <table:table-cell office:value-type="float" office:value="1.2">
            <text:p>1.2</text:p>
          </table:table-cell>
          <table:table-cell office:value-type="float" office:value="1.31">
            <text:p>1.31</text:p>
          </table:table-cell>
          <table:table-cell table:formula="oooc:=[.D155]-[.E155]" office:value-type="float" office:value="-0.11">
            <text:p>-0.11</text:p>
          </table:table-cell>
          <table:table-cell/>
          <table:table-cell table:formula="oooc:=IF(AND(EXACT([.B155];&quot;OK&quot;);EXACT([.C155];&quot;OK&quot;));&quot;OK&quot;;IF(EXACT([.C155];&quot;OK&quot;);&quot;OK!&quot;;IF(EXACT([.B15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7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56]-[.E156]" office:value-type="float" office:value="0">
            <text:p>0.00</text:p>
          </table:table-cell>
          <table:table-cell/>
          <table:table-cell table:formula="oooc:=IF(AND(EXACT([.B156];&quot;OK&quot;);EXACT([.C156];&quot;OK&quot;));&quot;OK&quot;;IF(EXACT([.C156];&quot;OK&quot;);&quot;OK!&quot;;IF(EXACT([.B15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75-2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0.05">
            <text:p>0.05</text:p>
          </table:table-cell>
          <table:table-cell table:formula="oooc:=[.D157]-[.E157]" office:value-type="float" office:value="-0.05">
            <text:p>-0.05</text:p>
          </table:table-cell>
          <table:table-cell/>
          <table:table-cell table:formula="oooc:=IF(AND(EXACT([.B157];&quot;OK&quot;);EXACT([.C157];&quot;OK&quot;));&quot;OK&quot;;IF(EXACT([.C157];&quot;OK&quot;);&quot;OK!&quot;;IF(EXACT([.B15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83-1.ma</text:p>
          </table:table-cell>
          <table:table-cell table:number-columns-repeated="2" office:value-type="string">
            <text:p>OK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formula="oooc:=[.D158]-[.E158]" office:value-type="float" office:value="0.01">
            <text:p>0.01</text:p>
          </table:table-cell>
          <table:table-cell/>
          <table:table-cell table:formula="oooc:=IF(AND(EXACT([.B158];&quot;OK&quot;);EXACT([.C158];&quot;OK&quot;));&quot;OK&quot;;IF(EXACT([.C158];&quot;OK&quot;);&quot;OK!&quot;;IF(EXACT([.B15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84-1.ma</text:p>
          </table:table-cell>
          <table:table-cell table:number-columns-repeated="2" office:value-type="string">
            <text:p>OK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formula="oooc:=[.D159]-[.E159]" office:value-type="float" office:value="0.01">
            <text:p>0.01</text:p>
          </table:table-cell>
          <table:table-cell/>
          <table:table-cell table:formula="oooc:=IF(AND(EXACT([.B159];&quot;OK&quot;);EXACT([.C159];&quot;OK&quot;));&quot;OK&quot;;IF(EXACT([.C159];&quot;OK&quot;);&quot;OK!&quot;;IF(EXACT([.B15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85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160]-[.E160]" office:value-type="float" office:value="0">
            <text:p>0.00</text:p>
          </table:table-cell>
          <table:table-cell/>
          <table:table-cell table:formula="oooc:=IF(AND(EXACT([.B160];&quot;OK&quot;);EXACT([.C160];&quot;OK&quot;));&quot;OK&quot;;IF(EXACT([.C160];&quot;OK&quot;);&quot;OK!&quot;;IF(EXACT([.B16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86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161]-[.E161]" office:value-type="float" office:value="0">
            <text:p>0.00</text:p>
          </table:table-cell>
          <table:table-cell/>
          <table:table-cell table:formula="oooc:=IF(AND(EXACT([.B161];&quot;OK&quot;);EXACT([.C161];&quot;OK&quot;));&quot;OK&quot;;IF(EXACT([.C161];&quot;OK&quot;);&quot;OK!&quot;;IF(EXACT([.B16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001-2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4">
            <text:p>0.04</text:p>
          </table:table-cell>
          <table:table-cell table:formula="oooc:=[.D162]-[.E162]" office:value-type="float" office:value="0">
            <text:p>0.00</text:p>
          </table:table-cell>
          <table:table-cell/>
          <table:table-cell table:formula="oooc:=IF(AND(EXACT([.B162];&quot;OK&quot;);EXACT([.C162];&quot;OK&quot;));&quot;OK&quot;;IF(EXACT([.C162];&quot;OK&quot;);&quot;OK!&quot;;IF(EXACT([.B16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001-4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3">
            <text:p>0.03</text:p>
          </table:table-cell>
          <table:table-cell table:formula="oooc:=[.D163]-[.E163]" office:value-type="float" office:value="0">
            <text:p>0.00</text:p>
          </table:table-cell>
          <table:table-cell/>
          <table:table-cell table:formula="oooc:=IF(AND(EXACT([.B163];&quot;OK&quot;);EXACT([.C163];&quot;OK&quot;));&quot;OK&quot;;IF(EXACT([.C163];&quot;OK&quot;);&quot;OK!&quot;;IF(EXACT([.B16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002-2.ma</text:p>
          </table:table-cell>
          <table:table-cell table:number-columns-repeated="2" office:value-type="string">
            <text:p>OK</text:p>
          </table:table-cell>
          <table:table-cell office:value-type="float" office:value="9.84">
            <text:p>9.84</text:p>
          </table:table-cell>
          <table:table-cell office:value-type="float" office:value="7.77">
            <text:p>7.77</text:p>
          </table:table-cell>
          <table:table-cell table:formula="oooc:=[.D164]-[.E164]" office:value-type="float" office:value="2.07">
            <text:p>2.07</text:p>
          </table:table-cell>
          <table:table-cell/>
          <table:table-cell table:formula="oooc:=IF(AND(EXACT([.B164];&quot;OK&quot;);EXACT([.C164];&quot;OK&quot;));&quot;OK&quot;;IF(EXACT([.C164];&quot;OK&quot;);&quot;OK!&quot;;IF(EXACT([.B16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002-3.ma</text:p>
          </table:table-cell>
          <table:table-cell table:number-columns-repeated="2" office:value-type="string">
            <text:p>OK</text:p>
          </table:table-cell>
          <table:table-cell office:value-type="float" office:value="8.65">
            <text:p>8.65</text:p>
          </table:table-cell>
          <table:table-cell office:value-type="float" office:value="13.93">
            <text:p>13.93</text:p>
          </table:table-cell>
          <table:table-cell table:formula="oooc:=[.D165]-[.E165]" office:value-type="float" office:value="-5.28">
            <text:p>-5.28</text:p>
          </table:table-cell>
          <table:table-cell/>
          <table:table-cell table:formula="oooc:=IF(AND(EXACT([.B165];&quot;OK&quot;);EXACT([.C165];&quot;OK&quot;));&quot;OK&quot;;IF(EXACT([.C165];&quot;OK&quot;);&quot;OK!&quot;;IF(EXACT([.B16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002-4.ma</text:p>
          </table:table-cell>
          <table:table-cell table:number-columns-repeated="2" office:value-type="string">
            <text:p>OK</text:p>
          </table:table-cell>
          <table:table-cell office:value-type="float" office:value="13.35">
            <text:p>13.35</text:p>
          </table:table-cell>
          <table:table-cell office:value-type="float" office:value="12.69">
            <text:p>12.69</text:p>
          </table:table-cell>
          <table:table-cell table:formula="oooc:=[.D166]-[.E166]" office:value-type="float" office:value="0.66">
            <text:p>0.66</text:p>
          </table:table-cell>
          <table:table-cell/>
          <table:table-cell table:formula="oooc:=IF(AND(EXACT([.B166];&quot;OK&quot;);EXACT([.C166];&quot;OK&quot;));&quot;OK&quot;;IF(EXACT([.C166];&quot;OK&quot;);&quot;OK!&quot;;IF(EXACT([.B16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010-4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167]-[.E167]" office:value-type="float" office:value="0">
            <text:p>0.00</text:p>
          </table:table-cell>
          <table:table-cell/>
          <table:table-cell table:formula="oooc:=IF(AND(EXACT([.B167];&quot;OK&quot;);EXACT([.C167];&quot;OK&quot;));&quot;OK&quot;;IF(EXACT([.C167];&quot;OK&quot;);&quot;OK!&quot;;IF(EXACT([.B16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011-4.ma</text:p>
          </table:table-cell>
          <table:table-cell table:number-columns-repeated="2" office:value-type="string">
            <text:p>OK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formula="oooc:=[.D168]-[.E168]" office:value-type="float" office:value="-0.01">
            <text:p>-0.01</text:p>
          </table:table-cell>
          <table:table-cell/>
          <table:table-cell table:formula="oooc:=IF(AND(EXACT([.B168];&quot;OK&quot;);EXACT([.C168];&quot;OK&quot;));&quot;OK&quot;;IF(EXACT([.C168];&quot;OK&quot;);&quot;OK!&quot;;IF(EXACT([.B16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012-4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2">
            <text:p>0.02</text:p>
          </table:table-cell>
          <table:table-cell table:formula="oooc:=[.D169]-[.E169]" office:value-type="float" office:value="0">
            <text:p>0.00</text:p>
          </table:table-cell>
          <table:table-cell/>
          <table:table-cell table:formula="oooc:=IF(AND(EXACT([.B169];&quot;OK&quot;);EXACT([.C169];&quot;OK&quot;));&quot;OK&quot;;IF(EXACT([.C169];&quot;OK&quot;);&quot;OK!&quot;;IF(EXACT([.B16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01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70]-[.E170]" office:value-type="float" office:value="0">
            <text:p>0.00</text:p>
          </table:table-cell>
          <table:table-cell/>
          <table:table-cell table:formula="oooc:=IF(AND(EXACT([.B170];&quot;OK&quot;);EXACT([.C170];&quot;OK&quot;));&quot;OK&quot;;IF(EXACT([.C170];&quot;OK&quot;);&quot;OK!&quot;;IF(EXACT([.B17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022-2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171]-[.E171]" office:value-type="float" office:value="0">
            <text:p>0.00</text:p>
          </table:table-cell>
          <table:table-cell/>
          <table:table-cell table:formula="oooc:=IF(AND(EXACT([.B171];&quot;OK&quot;);EXACT([.C171];&quot;OK&quot;));&quot;OK&quot;;IF(EXACT([.C171];&quot;OK&quot;);&quot;OK!&quot;;IF(EXACT([.B17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023-2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172]-[.E172]" office:value-type="float" office:value="0">
            <text:p>0.00</text:p>
          </table:table-cell>
          <table:table-cell/>
          <table:table-cell table:formula="oooc:=IF(AND(EXACT([.B172];&quot;OK&quot;);EXACT([.C172];&quot;OK&quot;));&quot;OK&quot;;IF(EXACT([.C172];&quot;OK&quot;);&quot;OK!&quot;;IF(EXACT([.B17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024-5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73]-[.E173]" office:value-type="float" office:value="0">
            <text:p>0.00</text:p>
          </table:table-cell>
          <table:table-cell/>
          <table:table-cell table:formula="oooc:=IF(AND(EXACT([.B173];&quot;OK&quot;);EXACT([.C173];&quot;OK&quot;));&quot;OK&quot;;IF(EXACT([.C173];&quot;OK&quot;);&quot;OK!&quot;;IF(EXACT([.B17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14-1.ma</text:p>
          </table:table-cell>
          <table:table-cell table:number-columns-repeated="2" office:value-type="string">
            <text:p>OK</text:p>
          </table:table-cell>
          <table:table-cell office:value-type="float" office:value="8.54">
            <text:p>8.54</text:p>
          </table:table-cell>
          <table:table-cell office:value-type="float" office:value="8.76">
            <text:p>8.76</text:p>
          </table:table-cell>
          <table:table-cell table:formula="oooc:=[.D174]-[.E174]" office:value-type="float" office:value="-0.220000000000001">
            <text:p>-0.22</text:p>
          </table:table-cell>
          <table:table-cell/>
          <table:table-cell table:formula="oooc:=IF(AND(EXACT([.B174];&quot;OK&quot;);EXACT([.C174];&quot;OK&quot;));&quot;OK&quot;;IF(EXACT([.C174];&quot;OK&quot;);&quot;OK!&quot;;IF(EXACT([.B17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15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3">
            <text:p>0.03</text:p>
          </table:table-cell>
          <table:table-cell table:formula="oooc:=[.D175]-[.E175]" office:value-type="float" office:value="0">
            <text:p>0.00</text:p>
          </table:table-cell>
          <table:table-cell/>
          <table:table-cell table:formula="oooc:=IF(AND(EXACT([.B175];&quot;OK&quot;);EXACT([.C175];&quot;OK&quot;));&quot;OK&quot;;IF(EXACT([.C175];&quot;OK&quot;);&quot;OK!&quot;;IF(EXACT([.B17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16-1.ma</text:p>
          </table:table-cell>
          <table:table-cell table:number-columns-repeated="2" office:value-type="string">
            <text:p>OK</text:p>
          </table:table-cell>
          <table:table-cell office:value-type="float" office:value="0.29">
            <text:p>0.29</text:p>
          </table:table-cell>
          <table:table-cell office:value-type="float" office:value="0.62">
            <text:p>0.62</text:p>
          </table:table-cell>
          <table:table-cell table:formula="oooc:=[.D176]-[.E176]" office:value-type="float" office:value="-0.33">
            <text:p>-0.33</text:p>
          </table:table-cell>
          <table:table-cell/>
          <table:table-cell table:formula="oooc:=IF(AND(EXACT([.B176];&quot;OK&quot;);EXACT([.C176];&quot;OK&quot;));&quot;OK&quot;;IF(EXACT([.C176];&quot;OK&quot;);&quot;OK!&quot;;IF(EXACT([.B17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17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3">
            <text:p>0.03</text:p>
          </table:table-cell>
          <table:table-cell table:formula="oooc:=[.D177]-[.E177]" office:value-type="float" office:value="0">
            <text:p>0.00</text:p>
          </table:table-cell>
          <table:table-cell/>
          <table:table-cell table:formula="oooc:=IF(AND(EXACT([.B177];&quot;OK&quot;);EXACT([.C177];&quot;OK&quot;));&quot;OK&quot;;IF(EXACT([.C177];&quot;OK&quot;);&quot;OK!&quot;;IF(EXACT([.B17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18-1.ma</text:p>
          </table:table-cell>
          <table:table-cell table:number-columns-repeated="2" office:value-type="string">
            <text:p>OK</text:p>
          </table:table-cell>
          <table:table-cell office:value-type="float" office:value="0.07">
            <text:p>0.07</text:p>
          </table:table-cell>
          <table:table-cell office:value-type="float" office:value="0.4">
            <text:p>0.4</text:p>
          </table:table-cell>
          <table:table-cell table:formula="oooc:=[.D178]-[.E178]" office:value-type="float" office:value="-0.33">
            <text:p>-0.33</text:p>
          </table:table-cell>
          <table:table-cell/>
          <table:table-cell table:formula="oooc:=IF(AND(EXACT([.B178];&quot;OK&quot;);EXACT([.C178];&quot;OK&quot;));&quot;OK&quot;;IF(EXACT([.C178];&quot;OK&quot;);&quot;OK!&quot;;IF(EXACT([.B17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19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37.45">
            <text:p>37.45</text:p>
          </table:table-cell>
          <table:table-cell table:formula="oooc:=[.D179]-[.E179]" office:value-type="float" office:value="-37.45">
            <text:p>-37.45</text:p>
          </table:table-cell>
          <table:table-cell/>
          <table:table-cell table:formula="oooc:=IF(AND(EXACT([.B179];&quot;OK&quot;);EXACT([.C179];&quot;OK&quot;));&quot;OK&quot;;IF(EXACT([.C179];&quot;OK&quot;);&quot;OK!&quot;;IF(EXACT([.B17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20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54.47">
            <text:p>54.47</text:p>
          </table:table-cell>
          <table:table-cell table:formula="oooc:=[.D180]-[.E180]" office:value-type="float" office:value="-54.47">
            <text:p>-54.47</text:p>
          </table:table-cell>
          <table:table-cell/>
          <table:table-cell table:formula="oooc:=IF(AND(EXACT([.B180];&quot;OK&quot;);EXACT([.C180];&quot;OK&quot;));&quot;OK&quot;;IF(EXACT([.C180];&quot;OK&quot;);&quot;OK!&quot;;IF(EXACT([.B18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21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37.92">
            <text:p>37.92</text:p>
          </table:table-cell>
          <table:table-cell table:formula="oooc:=[.D181]-[.E181]" office:value-type="float" office:value="-37.92">
            <text:p>-37.92</text:p>
          </table:table-cell>
          <table:table-cell/>
          <table:table-cell table:formula="oooc:=IF(AND(EXACT([.B181];&quot;OK&quot;);EXACT([.C181];&quot;OK&quot;));&quot;OK&quot;;IF(EXACT([.C181];&quot;OK&quot;);&quot;OK!&quot;;IF(EXACT([.B18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22-1.ma</text:p>
          </table:table-cell>
          <table:table-cell office:value-type="string">
            <text:p>FAIL</text:p>
          </table:table-cell>
          <table:table-cell office:value-type="string">
            <text:p>OK</text:p>
          </table:table-cell>
          <table:table-cell table:number-columns-repeated="2"/>
          <table:table-cell table:formula="oooc:=[.D182]-[.E182]" office:value-type="float" office:value="0">
            <text:p>0.00</text:p>
          </table:table-cell>
          <table:table-cell/>
          <table:table-cell table:formula="oooc:=IF(AND(EXACT([.B182];&quot;OK&quot;);EXACT([.C182];&quot;OK&quot;));&quot;OK&quot;;IF(EXACT([.C182];&quot;OK&quot;);&quot;OK!&quot;;IF(EXACT([.B182];&quot;OK&quot;);&quot;FAIL!&quot;;&quot;...&quot;)))" office:value-type="string" office:string-value="OK!">
            <text:p>OK!</text:p>
          </table:table-cell>
          <table:table-cell table:number-columns-repeated="3"/>
        </table:table-row>
        <table:table-row table:style-name="ro2">
          <table:table-cell office:value-type="string">
            <text:p>Unsatisfiable/GRP136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183]-[.E183]" office:value-type="float" office:value="0">
            <text:p>0.00</text:p>
          </table:table-cell>
          <table:table-cell/>
          <table:table-cell table:formula="oooc:=IF(AND(EXACT([.B183];&quot;OK&quot;);EXACT([.C183];&quot;OK&quot;));&quot;OK&quot;;IF(EXACT([.C183];&quot;OK&quot;);&quot;OK!&quot;;IF(EXACT([.B18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37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184]-[.E184]" office:value-type="float" office:value="0">
            <text:p>0.00</text:p>
          </table:table-cell>
          <table:table-cell/>
          <table:table-cell table:formula="oooc:=IF(AND(EXACT([.B184];&quot;OK&quot;);EXACT([.C184];&quot;OK&quot;));&quot;OK&quot;;IF(EXACT([.C184];&quot;OK&quot;);&quot;OK!&quot;;IF(EXACT([.B18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38-1.ma</text:p>
          </table:table-cell>
          <table:table-cell table:number-columns-repeated="2" office:value-type="string">
            <text:p>OK</text:p>
          </table:table-cell>
          <table:table-cell office:value-type="float" office:value="10.54">
            <text:p>10.54</text:p>
          </table:table-cell>
          <table:table-cell office:value-type="float" office:value="1.85">
            <text:p>1.85</text:p>
          </table:table-cell>
          <table:table-cell table:formula="oooc:=[.D185]-[.E185]" office:value-type="float" office:value="8.69">
            <text:p>8.69</text:p>
          </table:table-cell>
          <table:table-cell/>
          <table:table-cell table:formula="oooc:=IF(AND(EXACT([.B185];&quot;OK&quot;);EXACT([.C185];&quot;OK&quot;));&quot;OK&quot;;IF(EXACT([.C185];&quot;OK&quot;);&quot;OK!&quot;;IF(EXACT([.B18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39-1.ma</text:p>
          </table:table-cell>
          <table:table-cell table:number-columns-repeated="2" office:value-type="string">
            <text:p>OK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table:formula="oooc:=[.D186]-[.E186]" office:value-type="float" office:value="0.02">
            <text:p>0.02</text:p>
          </table:table-cell>
          <table:table-cell/>
          <table:table-cell table:formula="oooc:=IF(AND(EXACT([.B186];&quot;OK&quot;);EXACT([.C186];&quot;OK&quot;));&quot;OK&quot;;IF(EXACT([.C186];&quot;OK&quot;);&quot;OK!&quot;;IF(EXACT([.B18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40-1.ma</text:p>
          </table:table-cell>
          <table:table-cell table:number-columns-repeated="2" office:value-type="string">
            <text:p>OK</text:p>
          </table:table-cell>
          <table:table-cell office:value-type="float" office:value="7.3">
            <text:p>7.3</text:p>
          </table:table-cell>
          <table:table-cell office:value-type="float" office:value="2">
            <text:p>2</text:p>
          </table:table-cell>
          <table:table-cell table:formula="oooc:=[.D187]-[.E187]" office:value-type="float" office:value="5.3">
            <text:p>5.30</text:p>
          </table:table-cell>
          <table:table-cell/>
          <table:table-cell table:formula="oooc:=IF(AND(EXACT([.B187];&quot;OK&quot;);EXACT([.C187];&quot;OK&quot;));&quot;OK&quot;;IF(EXACT([.C187];&quot;OK&quot;);&quot;OK!&quot;;IF(EXACT([.B18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41-1.ma</text:p>
          </table:table-cell>
          <table:table-cell table:number-columns-repeated="2" office:value-type="string">
            <text:p>OK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table:formula="oooc:=[.D188]-[.E188]" office:value-type="float" office:value="0.01">
            <text:p>0.01</text:p>
          </table:table-cell>
          <table:table-cell/>
          <table:table-cell table:formula="oooc:=IF(AND(EXACT([.B188];&quot;OK&quot;);EXACT([.C188];&quot;OK&quot;));&quot;OK&quot;;IF(EXACT([.C188];&quot;OK&quot;);&quot;OK!&quot;;IF(EXACT([.B18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42-1.ma</text:p>
          </table:table-cell>
          <table:table-cell table:number-columns-repeated="2" office:value-type="string">
            <text:p>OK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table:formula="oooc:=[.D189]-[.E189]" office:value-type="float" office:value="0.01">
            <text:p>0.01</text:p>
          </table:table-cell>
          <table:table-cell/>
          <table:table-cell table:formula="oooc:=IF(AND(EXACT([.B189];&quot;OK&quot;);EXACT([.C189];&quot;OK&quot;));&quot;OK&quot;;IF(EXACT([.C189];&quot;OK&quot;);&quot;OK!&quot;;IF(EXACT([.B18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43-1.ma</text:p>
          </table:table-cell>
          <table:table-cell table:number-columns-repeated="2" office:value-type="string">
            <text:p>OK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table:formula="oooc:=[.D190]-[.E190]" office:value-type="float" office:value="0.03">
            <text:p>0.03</text:p>
          </table:table-cell>
          <table:table-cell/>
          <table:table-cell table:formula="oooc:=IF(AND(EXACT([.B190];&quot;OK&quot;);EXACT([.C190];&quot;OK&quot;));&quot;OK&quot;;IF(EXACT([.C190];&quot;OK&quot;);&quot;OK!&quot;;IF(EXACT([.B19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44-1.ma</text:p>
          </table:table-cell>
          <table:table-cell table:number-columns-repeated="2" office:value-type="string">
            <text:p>OK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table:formula="oooc:=[.D191]-[.E191]" office:value-type="float" office:value="-0.01">
            <text:p>-0.01</text:p>
          </table:table-cell>
          <table:table-cell/>
          <table:table-cell table:formula="oooc:=IF(AND(EXACT([.B191];&quot;OK&quot;);EXACT([.C191];&quot;OK&quot;));&quot;OK&quot;;IF(EXACT([.C191];&quot;OK&quot;);&quot;OK!&quot;;IF(EXACT([.B19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45-1.ma</text:p>
          </table:table-cell>
          <table:table-cell table:number-columns-repeated="2" office:value-type="string">
            <text:p>OK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table:formula="oooc:=[.D192]-[.E192]" office:value-type="float" office:value="0.03">
            <text:p>0.03</text:p>
          </table:table-cell>
          <table:table-cell/>
          <table:table-cell table:formula="oooc:=IF(AND(EXACT([.B192];&quot;OK&quot;);EXACT([.C192];&quot;OK&quot;));&quot;OK&quot;;IF(EXACT([.C192];&quot;OK&quot;);&quot;OK!&quot;;IF(EXACT([.B19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46-1.ma</text:p>
          </table:table-cell>
          <table:table-cell table:number-columns-repeated="2" office:value-type="string">
            <text:p>OK</text:p>
          </table:table-cell>
          <table:table-cell office:value-type="float" office:value="0.16">
            <text:p>0.16</text:p>
          </table:table-cell>
          <table:table-cell office:value-type="float" office:value="0.15">
            <text:p>0.15</text:p>
          </table:table-cell>
          <table:table-cell table:formula="oooc:=[.D193]-[.E193]" office:value-type="float" office:value="0.01">
            <text:p>0.01</text:p>
          </table:table-cell>
          <table:table-cell/>
          <table:table-cell table:formula="oooc:=IF(AND(EXACT([.B193];&quot;OK&quot;);EXACT([.C193];&quot;OK&quot;));&quot;OK&quot;;IF(EXACT([.C193];&quot;OK&quot;);&quot;OK!&quot;;IF(EXACT([.B19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47-1.ma</text:p>
          </table:table-cell>
          <table:table-cell table:number-columns-repeated="2" office:value-type="string">
            <text:p>OK</text:p>
          </table:table-cell>
          <table:table-cell office:value-type="float" office:value="57.43">
            <text:p>57.43</text:p>
          </table:table-cell>
          <table:table-cell office:value-type="float" office:value="1.11">
            <text:p>1.11</text:p>
          </table:table-cell>
          <table:table-cell table:formula="oooc:=[.D194]-[.E194]" office:value-type="float" office:value="56.32">
            <text:p>56.32</text:p>
          </table:table-cell>
          <table:table-cell/>
          <table:table-cell table:formula="oooc:=IF(AND(EXACT([.B194];&quot;OK&quot;);EXACT([.C194];&quot;OK&quot;));&quot;OK&quot;;IF(EXACT([.C194];&quot;OK&quot;);&quot;OK!&quot;;IF(EXACT([.B19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48-1.ma</text:p>
          </table:table-cell>
          <table:table-cell table:number-columns-repeated="2" office:value-type="string">
            <text:p>OK</text:p>
          </table:table-cell>
          <table:table-cell office:value-type="float" office:value="43.78">
            <text:p>43.78</text:p>
          </table:table-cell>
          <table:table-cell office:value-type="float" office:value="0.86">
            <text:p>0.86</text:p>
          </table:table-cell>
          <table:table-cell table:formula="oooc:=[.D195]-[.E195]" office:value-type="float" office:value="42.92">
            <text:p>42.92</text:p>
          </table:table-cell>
          <table:table-cell/>
          <table:table-cell table:formula="oooc:=IF(AND(EXACT([.B195];&quot;OK&quot;);EXACT([.C195];&quot;OK&quot;));&quot;OK&quot;;IF(EXACT([.C195];&quot;OK&quot;);&quot;OK!&quot;;IF(EXACT([.B19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49-1.ma</text:p>
          </table:table-cell>
          <table:table-cell table:number-columns-repeated="2" office:value-type="string">
            <text:p>OK</text:p>
          </table:table-cell>
          <table:table-cell office:value-type="float" office:value="0.16">
            <text:p>0.16</text:p>
          </table:table-cell>
          <table:table-cell office:value-type="float" office:value="0.15">
            <text:p>0.15</text:p>
          </table:table-cell>
          <table:table-cell table:formula="oooc:=[.D196]-[.E196]" office:value-type="float" office:value="0.01">
            <text:p>0.01</text:p>
          </table:table-cell>
          <table:table-cell/>
          <table:table-cell table:formula="oooc:=IF(AND(EXACT([.B196];&quot;OK&quot;);EXACT([.C196];&quot;OK&quot;));&quot;OK&quot;;IF(EXACT([.C196];&quot;OK&quot;);&quot;OK!&quot;;IF(EXACT([.B19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50-1.ma</text:p>
          </table:table-cell>
          <table:table-cell table:number-columns-repeated="2" office:value-type="string">
            <text:p>OK</text:p>
          </table:table-cell>
          <table:table-cell office:value-type="float" office:value="0.06">
            <text:p>0.06</text:p>
          </table:table-cell>
          <table:table-cell office:value-type="float" office:value="0.04">
            <text:p>0.04</text:p>
          </table:table-cell>
          <table:table-cell table:formula="oooc:=[.D197]-[.E197]" office:value-type="float" office:value="0.02">
            <text:p>0.02</text:p>
          </table:table-cell>
          <table:table-cell/>
          <table:table-cell table:formula="oooc:=IF(AND(EXACT([.B197];&quot;OK&quot;);EXACT([.C197];&quot;OK&quot;));&quot;OK&quot;;IF(EXACT([.C197];&quot;OK&quot;);&quot;OK!&quot;;IF(EXACT([.B19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51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198]-[.E198]" office:value-type="float" office:value="0">
            <text:p>0.00</text:p>
          </table:table-cell>
          <table:table-cell/>
          <table:table-cell table:formula="oooc:=IF(AND(EXACT([.B198];&quot;OK&quot;);EXACT([.C198];&quot;OK&quot;));&quot;OK&quot;;IF(EXACT([.C198];&quot;OK&quot;);&quot;OK!&quot;;IF(EXACT([.B19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52-1.ma</text:p>
          </table:table-cell>
          <table:table-cell table:number-columns-repeated="2" office:value-type="string">
            <text:p>OK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table:formula="oooc:=[.D199]-[.E199]" office:value-type="float" office:value="0.04">
            <text:p>0.04</text:p>
          </table:table-cell>
          <table:table-cell/>
          <table:table-cell table:formula="oooc:=IF(AND(EXACT([.B199];&quot;OK&quot;);EXACT([.C199];&quot;OK&quot;));&quot;OK&quot;;IF(EXACT([.C199];&quot;OK&quot;);&quot;OK!&quot;;IF(EXACT([.B19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53-1.ma</text:p>
          </table:table-cell>
          <table:table-cell table:number-columns-repeated="2" office:value-type="string">
            <text:p>OK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table:formula="oooc:=[.D200]-[.E200]" office:value-type="float" office:value="0.03">
            <text:p>0.03</text:p>
          </table:table-cell>
          <table:table-cell/>
          <table:table-cell table:formula="oooc:=IF(AND(EXACT([.B200];&quot;OK&quot;);EXACT([.C200];&quot;OK&quot;));&quot;OK&quot;;IF(EXACT([.C200];&quot;OK&quot;);&quot;OK!&quot;;IF(EXACT([.B20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54-1.ma</text:p>
          </table:table-cell>
          <table:table-cell table:number-columns-repeated="2" office:value-type="string">
            <text:p>OK</text:p>
          </table:table-cell>
          <table:table-cell office:value-type="float" office:value="0.27">
            <text:p>0.27</text:p>
          </table:table-cell>
          <table:table-cell office:value-type="float" office:value="0.25">
            <text:p>0.25</text:p>
          </table:table-cell>
          <table:table-cell table:formula="oooc:=[.D201]-[.E201]" office:value-type="float" office:value="0.02">
            <text:p>0.02</text:p>
          </table:table-cell>
          <table:table-cell/>
          <table:table-cell table:formula="oooc:=IF(AND(EXACT([.B201];&quot;OK&quot;);EXACT([.C201];&quot;OK&quot;));&quot;OK&quot;;IF(EXACT([.C201];&quot;OK&quot;);&quot;OK!&quot;;IF(EXACT([.B20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55-1.ma</text:p>
          </table:table-cell>
          <table:table-cell table:number-columns-repeated="2" office:value-type="string">
            <text:p>OK</text:p>
          </table:table-cell>
          <table:table-cell office:value-type="float" office:value="0.34">
            <text:p>0.34</text:p>
          </table:table-cell>
          <table:table-cell office:value-type="float" office:value="0.33">
            <text:p>0.33</text:p>
          </table:table-cell>
          <table:table-cell table:formula="oooc:=[.D202]-[.E202]" office:value-type="float" office:value="0.01">
            <text:p>0.01</text:p>
          </table:table-cell>
          <table:table-cell/>
          <table:table-cell table:formula="oooc:=IF(AND(EXACT([.B202];&quot;OK&quot;);EXACT([.C202];&quot;OK&quot;));&quot;OK&quot;;IF(EXACT([.C202];&quot;OK&quot;);&quot;OK!&quot;;IF(EXACT([.B20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56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36">
            <text:p>0.36</text:p>
          </table:table-cell>
          <table:table-cell table:formula="oooc:=[.D203]-[.E203]" office:value-type="float" office:value="0">
            <text:p>0.00</text:p>
          </table:table-cell>
          <table:table-cell/>
          <table:table-cell table:formula="oooc:=IF(AND(EXACT([.B203];&quot;OK&quot;);EXACT([.C203];&quot;OK&quot;));&quot;OK&quot;;IF(EXACT([.C203];&quot;OK&quot;);&quot;OK!&quot;;IF(EXACT([.B20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57-1.ma</text:p>
          </table:table-cell>
          <table:table-cell table:number-columns-repeated="2" office:value-type="string">
            <text:p>OK</text:p>
          </table:table-cell>
          <table:table-cell office:value-type="float" office:value="0.18">
            <text:p>0.18</text:p>
          </table:table-cell>
          <table:table-cell office:value-type="float" office:value="0.15">
            <text:p>0.15</text:p>
          </table:table-cell>
          <table:table-cell table:formula="oooc:=[.D204]-[.E204]" office:value-type="float" office:value="0.03">
            <text:p>0.03</text:p>
          </table:table-cell>
          <table:table-cell/>
          <table:table-cell table:formula="oooc:=IF(AND(EXACT([.B204];&quot;OK&quot;);EXACT([.C204];&quot;OK&quot;));&quot;OK&quot;;IF(EXACT([.C204];&quot;OK&quot;);&quot;OK!&quot;;IF(EXACT([.B20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58-1.ma</text:p>
          </table:table-cell>
          <table:table-cell table:number-columns-repeated="2" office:value-type="string">
            <text:p>OK</text:p>
          </table:table-cell>
          <table:table-cell office:value-type="float" office:value="0.22">
            <text:p>0.22</text:p>
          </table:table-cell>
          <table:table-cell office:value-type="float" office:value="0.19">
            <text:p>0.19</text:p>
          </table:table-cell>
          <table:table-cell table:formula="oooc:=[.D205]-[.E205]" office:value-type="float" office:value="0.03">
            <text:p>0.03</text:p>
          </table:table-cell>
          <table:table-cell/>
          <table:table-cell table:formula="oooc:=IF(AND(EXACT([.B205];&quot;OK&quot;);EXACT([.C205];&quot;OK&quot;));&quot;OK&quot;;IF(EXACT([.C205];&quot;OK&quot;);&quot;OK!&quot;;IF(EXACT([.B20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59-1.ma</text:p>
          </table:table-cell>
          <table:table-cell table:number-columns-repeated="2" office:value-type="string">
            <text:p>OK</text:p>
          </table:table-cell>
          <table:table-cell office:value-type="float" office:value="0.2">
            <text:p>0.2</text:p>
          </table:table-cell>
          <table:table-cell office:value-type="float" office:value="0.14">
            <text:p>0.14</text:p>
          </table:table-cell>
          <table:table-cell table:formula="oooc:=[.D206]-[.E206]" office:value-type="float" office:value="0.06">
            <text:p>0.06</text:p>
          </table:table-cell>
          <table:table-cell/>
          <table:table-cell table:formula="oooc:=IF(AND(EXACT([.B206];&quot;OK&quot;);EXACT([.C206];&quot;OK&quot;));&quot;OK&quot;;IF(EXACT([.C206];&quot;OK&quot;);&quot;OK!&quot;;IF(EXACT([.B20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60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07]-[.E207]" office:value-type="float" office:value="0">
            <text:p>0.00</text:p>
          </table:table-cell>
          <table:table-cell/>
          <table:table-cell table:formula="oooc:=IF(AND(EXACT([.B207];&quot;OK&quot;);EXACT([.C207];&quot;OK&quot;));&quot;OK&quot;;IF(EXACT([.C207];&quot;OK&quot;);&quot;OK!&quot;;IF(EXACT([.B20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61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08]-[.E208]" office:value-type="float" office:value="0">
            <text:p>0.00</text:p>
          </table:table-cell>
          <table:table-cell/>
          <table:table-cell table:formula="oooc:=IF(AND(EXACT([.B208];&quot;OK&quot;);EXACT([.C208];&quot;OK&quot;));&quot;OK&quot;;IF(EXACT([.C208];&quot;OK&quot;);&quot;OK!&quot;;IF(EXACT([.B20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62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16">
            <text:p>0.16</text:p>
          </table:table-cell>
          <table:table-cell table:formula="oooc:=[.D209]-[.E209]" office:value-type="float" office:value="0">
            <text:p>0.00</text:p>
          </table:table-cell>
          <table:table-cell/>
          <table:table-cell table:formula="oooc:=IF(AND(EXACT([.B209];&quot;OK&quot;);EXACT([.C209];&quot;OK&quot;));&quot;OK&quot;;IF(EXACT([.C209];&quot;OK&quot;);&quot;OK!&quot;;IF(EXACT([.B20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63-1.ma</text:p>
          </table:table-cell>
          <table:table-cell table:number-columns-repeated="2" office:value-type="string">
            <text:p>OK</text:p>
          </table:table-cell>
          <table:table-cell office:value-type="float" office:value="0.18">
            <text:p>0.18</text:p>
          </table:table-cell>
          <table:table-cell office:value-type="float" office:value="0.22">
            <text:p>0.22</text:p>
          </table:table-cell>
          <table:table-cell table:formula="oooc:=[.D210]-[.E210]" office:value-type="float" office:value="-0.04">
            <text:p>-0.04</text:p>
          </table:table-cell>
          <table:table-cell/>
          <table:table-cell table:formula="oooc:=IF(AND(EXACT([.B210];&quot;OK&quot;);EXACT([.C210];&quot;OK&quot;));&quot;OK&quot;;IF(EXACT([.C210];&quot;OK&quot;);&quot;OK!&quot;;IF(EXACT([.B21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6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11]-[.E211]" office:value-type="float" office:value="0">
            <text:p>0.00</text:p>
          </table:table-cell>
          <table:table-cell/>
          <table:table-cell table:formula="oooc:=IF(AND(EXACT([.B211];&quot;OK&quot;);EXACT([.C211];&quot;OK&quot;));&quot;OK&quot;;IF(EXACT([.C211];&quot;OK&quot;);&quot;OK!&quot;;IF(EXACT([.B21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64-2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12]-[.E212]" office:value-type="float" office:value="0">
            <text:p>0.00</text:p>
          </table:table-cell>
          <table:table-cell/>
          <table:table-cell table:formula="oooc:=IF(AND(EXACT([.B212];&quot;OK&quot;);EXACT([.C212];&quot;OK&quot;));&quot;OK&quot;;IF(EXACT([.C212];&quot;OK&quot;);&quot;OK!&quot;;IF(EXACT([.B21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65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88">
            <text:p>88</text:p>
          </table:table-cell>
          <table:table-cell/>
          <table:table-cell table:formula="oooc:=[.D213]-[.E213]" office:value-type="float" office:value="88">
            <text:p>88.00</text:p>
          </table:table-cell>
          <table:table-cell/>
          <table:table-cell table:formula="oooc:=IF(AND(EXACT([.B213];&quot;OK&quot;);EXACT([.C213];&quot;OK&quot;));&quot;OK&quot;;IF(EXACT([.C213];&quot;OK&quot;);&quot;OK!&quot;;IF(EXACT([.B213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GRP165-2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83.45">
            <text:p>83.45</text:p>
          </table:table-cell>
          <table:table-cell/>
          <table:table-cell table:formula="oooc:=[.D214]-[.E214]" office:value-type="float" office:value="83.45">
            <text:p>83.45</text:p>
          </table:table-cell>
          <table:table-cell/>
          <table:table-cell table:formula="oooc:=IF(AND(EXACT([.B214];&quot;OK&quot;);EXACT([.C214];&quot;OK&quot;));&quot;OK&quot;;IF(EXACT([.C214];&quot;OK&quot;);&quot;OK!&quot;;IF(EXACT([.B214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GRP166-1.ma</text:p>
          </table:table-cell>
          <table:table-cell table:number-columns-repeated="2" office:value-type="string">
            <text:p>OK</text:p>
          </table:table-cell>
          <table:table-cell office:value-type="float" office:value="4.62">
            <text:p>4.62</text:p>
          </table:table-cell>
          <table:table-cell office:value-type="float" office:value="6.44">
            <text:p>6.44</text:p>
          </table:table-cell>
          <table:table-cell table:formula="oooc:=[.D215]-[.E215]" office:value-type="float" office:value="-1.82">
            <text:p>-1.82</text:p>
          </table:table-cell>
          <table:table-cell/>
          <table:table-cell table:formula="oooc:=IF(AND(EXACT([.B215];&quot;OK&quot;);EXACT([.C215];&quot;OK&quot;));&quot;OK&quot;;IF(EXACT([.C215];&quot;OK&quot;);&quot;OK!&quot;;IF(EXACT([.B21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66-2.ma</text:p>
          </table:table-cell>
          <table:table-cell table:number-columns-repeated="2" office:value-type="string">
            <text:p>OK</text:p>
          </table:table-cell>
          <table:table-cell office:value-type="float" office:value="102.88">
            <text:p>102.88</text:p>
          </table:table-cell>
          <table:table-cell office:value-type="float" office:value="3.78">
            <text:p>3.78</text:p>
          </table:table-cell>
          <table:table-cell table:formula="oooc:=[.D216]-[.E216]" office:value-type="float" office:value="99.1">
            <text:p>99.10</text:p>
          </table:table-cell>
          <table:table-cell/>
          <table:table-cell table:formula="oooc:=IF(AND(EXACT([.B216];&quot;OK&quot;);EXACT([.C216];&quot;OK&quot;));&quot;OK&quot;;IF(EXACT([.C216];&quot;OK&quot;);&quot;OK!&quot;;IF(EXACT([.B21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66-3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144.57">
            <text:p>144.57</text:p>
          </table:table-cell>
          <table:table-cell/>
          <table:table-cell table:formula="oooc:=[.D217]-[.E217]" office:value-type="float" office:value="144.57">
            <text:p>144.57</text:p>
          </table:table-cell>
          <table:table-cell/>
          <table:table-cell table:formula="oooc:=IF(AND(EXACT([.B217];&quot;OK&quot;);EXACT([.C217];&quot;OK&quot;));&quot;OK&quot;;IF(EXACT([.C217];&quot;OK&quot;);&quot;OK!&quot;;IF(EXACT([.B217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GRP166-4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123.6">
            <text:p>123.6</text:p>
          </table:table-cell>
          <table:table-cell/>
          <table:table-cell table:formula="oooc:=[.D218]-[.E218]" office:value-type="float" office:value="123.6">
            <text:p>123.60</text:p>
          </table:table-cell>
          <table:table-cell/>
          <table:table-cell table:formula="oooc:=IF(AND(EXACT([.B218];&quot;OK&quot;);EXACT([.C218];&quot;OK&quot;));&quot;OK&quot;;IF(EXACT([.C218];&quot;OK&quot;);&quot;OK!&quot;;IF(EXACT([.B218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GRP167-1.ma</text:p>
          </table:table-cell>
          <table:table-cell table:number-columns-repeated="2" office:value-type="string">
            <text:p>OK</text:p>
          </table:table-cell>
          <table:table-cell office:value-type="float" office:value="3.28">
            <text:p>3.28</text:p>
          </table:table-cell>
          <table:table-cell office:value-type="float" office:value="3.08">
            <text:p>3.08</text:p>
          </table:table-cell>
          <table:table-cell table:formula="oooc:=[.D219]-[.E219]" office:value-type="float" office:value="0.2">
            <text:p>0.20</text:p>
          </table:table-cell>
          <table:table-cell/>
          <table:table-cell table:formula="oooc:=IF(AND(EXACT([.B219];&quot;OK&quot;);EXACT([.C219];&quot;OK&quot;));&quot;OK&quot;;IF(EXACT([.C219];&quot;OK&quot;);&quot;OK!&quot;;IF(EXACT([.B21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67-2.ma</text:p>
          </table:table-cell>
          <table:table-cell table:number-columns-repeated="2" office:value-type="string">
            <text:p>OK</text:p>
          </table:table-cell>
          <table:table-cell office:value-type="float" office:value="2.83">
            <text:p>2.83</text:p>
          </table:table-cell>
          <table:table-cell office:value-type="float" office:value="3.04">
            <text:p>3.04</text:p>
          </table:table-cell>
          <table:table-cell table:formula="oooc:=[.D220]-[.E220]" office:value-type="float" office:value="-0.21">
            <text:p>-0.21</text:p>
          </table:table-cell>
          <table:table-cell/>
          <table:table-cell table:formula="oooc:=IF(AND(EXACT([.B220];&quot;OK&quot;);EXACT([.C220];&quot;OK&quot;));&quot;OK&quot;;IF(EXACT([.C220];&quot;OK&quot;);&quot;OK!&quot;;IF(EXACT([.B22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67-3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21]-[.E221]" office:value-type="float" office:value="0">
            <text:p>0.00</text:p>
          </table:table-cell>
          <table:table-cell/>
          <table:table-cell table:formula="oooc:=IF(AND(EXACT([.B221];&quot;OK&quot;);EXACT([.C221];&quot;OK&quot;));&quot;OK&quot;;IF(EXACT([.C221];&quot;OK&quot;);&quot;OK!&quot;;IF(EXACT([.B22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67-4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22]-[.E222]" office:value-type="float" office:value="0">
            <text:p>0.00</text:p>
          </table:table-cell>
          <table:table-cell/>
          <table:table-cell table:formula="oooc:=IF(AND(EXACT([.B222];&quot;OK&quot;);EXACT([.C222];&quot;OK&quot;));&quot;OK&quot;;IF(EXACT([.C222];&quot;OK&quot;);&quot;OK!&quot;;IF(EXACT([.B22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67-5.ma</text:p>
          </table:table-cell>
          <table:table-cell table:number-columns-repeated="2" office:value-type="string">
            <text:p>OK</text:p>
          </table:table-cell>
          <table:table-cell office:value-type="float" office:value="1.12">
            <text:p>1.12</text:p>
          </table:table-cell>
          <table:table-cell office:value-type="float" office:value="0.73">
            <text:p>0.73</text:p>
          </table:table-cell>
          <table:table-cell table:formula="oooc:=[.D223]-[.E223]" office:value-type="float" office:value="0.39">
            <text:p>0.39</text:p>
          </table:table-cell>
          <table:table-cell/>
          <table:table-cell table:formula="oooc:=IF(AND(EXACT([.B223];&quot;OK&quot;);EXACT([.C223];&quot;OK&quot;));&quot;OK&quot;;IF(EXACT([.C223];&quot;OK&quot;);&quot;OK!&quot;;IF(EXACT([.B22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68-1.ma</text:p>
          </table:table-cell>
          <table:table-cell table:number-columns-repeated="2" office:value-type="string">
            <text:p>OK</text:p>
          </table:table-cell>
          <table:table-cell office:value-type="float" office:value="0.28">
            <text:p>0.28</text:p>
          </table:table-cell>
          <table:table-cell office:value-type="float" office:value="0.26">
            <text:p>0.26</text:p>
          </table:table-cell>
          <table:table-cell table:formula="oooc:=[.D224]-[.E224]" office:value-type="float" office:value="0.02">
            <text:p>0.02</text:p>
          </table:table-cell>
          <table:table-cell/>
          <table:table-cell table:formula="oooc:=IF(AND(EXACT([.B224];&quot;OK&quot;);EXACT([.C224];&quot;OK&quot;));&quot;OK&quot;;IF(EXACT([.C224];&quot;OK&quot;);&quot;OK!&quot;;IF(EXACT([.B22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68-2.ma</text:p>
          </table:table-cell>
          <table:table-cell table:number-columns-repeated="2" office:value-type="string">
            <text:p>OK</text:p>
          </table:table-cell>
          <table:table-cell office:value-type="float" office:value="0.38">
            <text:p>0.38</text:p>
          </table:table-cell>
          <table:table-cell office:value-type="float" office:value="0.36">
            <text:p>0.36</text:p>
          </table:table-cell>
          <table:table-cell table:formula="oooc:=[.D225]-[.E225]" office:value-type="float" office:value="0.02">
            <text:p>0.02</text:p>
          </table:table-cell>
          <table:table-cell/>
          <table:table-cell table:formula="oooc:=IF(AND(EXACT([.B225];&quot;OK&quot;);EXACT([.C225];&quot;OK&quot;));&quot;OK&quot;;IF(EXACT([.C225];&quot;OK&quot;);&quot;OK!&quot;;IF(EXACT([.B22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69-1.ma</text:p>
          </table:table-cell>
          <table:table-cell table:number-columns-repeated="2" office:value-type="string">
            <text:p>OK</text:p>
          </table:table-cell>
          <table:table-cell office:value-type="float" office:value="37.22">
            <text:p>37.22</text:p>
          </table:table-cell>
          <table:table-cell office:value-type="float" office:value="53.35">
            <text:p>53.35</text:p>
          </table:table-cell>
          <table:table-cell table:formula="oooc:=[.D226]-[.E226]" office:value-type="float" office:value="-16.13">
            <text:p>-16.13</text:p>
          </table:table-cell>
          <table:table-cell/>
          <table:table-cell table:formula="oooc:=IF(AND(EXACT([.B226];&quot;OK&quot;);EXACT([.C226];&quot;OK&quot;));&quot;OK&quot;;IF(EXACT([.C226];&quot;OK&quot;);&quot;OK!&quot;;IF(EXACT([.B22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69-2.ma</text:p>
          </table:table-cell>
          <table:table-cell table:number-columns-repeated="2" office:value-type="string">
            <text:p>OK</text:p>
          </table:table-cell>
          <table:table-cell office:value-type="float" office:value="36.29">
            <text:p>36.29</text:p>
          </table:table-cell>
          <table:table-cell office:value-type="float" office:value="53.41">
            <text:p>53.41</text:p>
          </table:table-cell>
          <table:table-cell table:formula="oooc:=[.D227]-[.E227]" office:value-type="float" office:value="-17.12">
            <text:p>-17.12</text:p>
          </table:table-cell>
          <table:table-cell/>
          <table:table-cell table:formula="oooc:=IF(AND(EXACT([.B227];&quot;OK&quot;);EXACT([.C227];&quot;OK&quot;));&quot;OK&quot;;IF(EXACT([.C227];&quot;OK&quot;);&quot;OK!&quot;;IF(EXACT([.B22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7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28]-[.E228]" office:value-type="float" office:value="0">
            <text:p>0.00</text:p>
          </table:table-cell>
          <table:table-cell/>
          <table:table-cell table:formula="oooc:=IF(AND(EXACT([.B228];&quot;OK&quot;);EXACT([.C228];&quot;OK&quot;));&quot;OK&quot;;IF(EXACT([.C228];&quot;OK&quot;);&quot;OK!&quot;;IF(EXACT([.B22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70-2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29]-[.E229]" office:value-type="float" office:value="0">
            <text:p>0.00</text:p>
          </table:table-cell>
          <table:table-cell/>
          <table:table-cell table:formula="oooc:=IF(AND(EXACT([.B229];&quot;OK&quot;);EXACT([.C229];&quot;OK&quot;));&quot;OK&quot;;IF(EXACT([.C229];&quot;OK&quot;);&quot;OK!&quot;;IF(EXACT([.B22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70-3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30]-[.E230]" office:value-type="float" office:value="0">
            <text:p>0.00</text:p>
          </table:table-cell>
          <table:table-cell/>
          <table:table-cell table:formula="oooc:=IF(AND(EXACT([.B230];&quot;OK&quot;);EXACT([.C230];&quot;OK&quot;));&quot;OK&quot;;IF(EXACT([.C230];&quot;OK&quot;);&quot;OK!&quot;;IF(EXACT([.B23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70-4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31]-[.E231]" office:value-type="float" office:value="0">
            <text:p>0.00</text:p>
          </table:table-cell>
          <table:table-cell/>
          <table:table-cell table:formula="oooc:=IF(AND(EXACT([.B231];&quot;OK&quot;);EXACT([.C231];&quot;OK&quot;));&quot;OK&quot;;IF(EXACT([.C231];&quot;OK&quot;);&quot;OK!&quot;;IF(EXACT([.B23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71-1.ma</text:p>
          </table:table-cell>
          <table:table-cell table:number-columns-repeated="2" office:value-type="string">
            <text:p>OK</text:p>
          </table:table-cell>
          <table:table-cell office:value-type="float" office:value="4.6">
            <text:p>4.6</text:p>
          </table:table-cell>
          <table:table-cell office:value-type="float" office:value="0.34">
            <text:p>0.34</text:p>
          </table:table-cell>
          <table:table-cell table:formula="oooc:=[.D232]-[.E232]" office:value-type="float" office:value="4.26">
            <text:p>4.26</text:p>
          </table:table-cell>
          <table:table-cell/>
          <table:table-cell table:formula="oooc:=IF(AND(EXACT([.B232];&quot;OK&quot;);EXACT([.C232];&quot;OK&quot;));&quot;OK&quot;;IF(EXACT([.C232];&quot;OK&quot;);&quot;OK!&quot;;IF(EXACT([.B23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71-2.ma</text:p>
          </table:table-cell>
          <table:table-cell table:number-columns-repeated="2" office:value-type="string">
            <text:p>OK</text:p>
          </table:table-cell>
          <table:table-cell office:value-type="float" office:value="4.62">
            <text:p>4.62</text:p>
          </table:table-cell>
          <table:table-cell office:value-type="float" office:value="0.36">
            <text:p>0.36</text:p>
          </table:table-cell>
          <table:table-cell table:formula="oooc:=[.D233]-[.E233]" office:value-type="float" office:value="4.26">
            <text:p>4.26</text:p>
          </table:table-cell>
          <table:table-cell/>
          <table:table-cell table:formula="oooc:=IF(AND(EXACT([.B233];&quot;OK&quot;);EXACT([.C233];&quot;OK&quot;));&quot;OK&quot;;IF(EXACT([.C233];&quot;OK&quot;);&quot;OK!&quot;;IF(EXACT([.B23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72-1.ma</text:p>
          </table:table-cell>
          <table:table-cell table:number-columns-repeated="2" office:value-type="string">
            <text:p>OK</text:p>
          </table:table-cell>
          <table:table-cell office:value-type="float" office:value="3.86">
            <text:p>3.86</text:p>
          </table:table-cell>
          <table:table-cell office:value-type="float" office:value="0.47">
            <text:p>0.47</text:p>
          </table:table-cell>
          <table:table-cell table:formula="oooc:=[.D234]-[.E234]" office:value-type="float" office:value="3.39">
            <text:p>3.39</text:p>
          </table:table-cell>
          <table:table-cell/>
          <table:table-cell table:formula="oooc:=IF(AND(EXACT([.B234];&quot;OK&quot;);EXACT([.C234];&quot;OK&quot;));&quot;OK&quot;;IF(EXACT([.C234];&quot;OK&quot;);&quot;OK!&quot;;IF(EXACT([.B23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72-2.ma</text:p>
          </table:table-cell>
          <table:table-cell table:number-columns-repeated="2" office:value-type="string">
            <text:p>OK</text:p>
          </table:table-cell>
          <table:table-cell office:value-type="float" office:value="3.99">
            <text:p>3.99</text:p>
          </table:table-cell>
          <table:table-cell office:value-type="float" office:value="0.42">
            <text:p>0.42</text:p>
          </table:table-cell>
          <table:table-cell table:formula="oooc:=[.D235]-[.E235]" office:value-type="float" office:value="3.57">
            <text:p>3.57</text:p>
          </table:table-cell>
          <table:table-cell/>
          <table:table-cell table:formula="oooc:=IF(AND(EXACT([.B235];&quot;OK&quot;);EXACT([.C235];&quot;OK&quot;));&quot;OK&quot;;IF(EXACT([.C235];&quot;OK&quot;);&quot;OK!&quot;;IF(EXACT([.B23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73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5">
            <text:p>0.05</text:p>
          </table:table-cell>
          <table:table-cell table:formula="oooc:=[.D236]-[.E236]" office:value-type="float" office:value="0">
            <text:p>0.00</text:p>
          </table:table-cell>
          <table:table-cell/>
          <table:table-cell table:formula="oooc:=IF(AND(EXACT([.B236];&quot;OK&quot;);EXACT([.C236];&quot;OK&quot;));&quot;OK&quot;;IF(EXACT([.C236];&quot;OK&quot;);&quot;OK!&quot;;IF(EXACT([.B23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74-1.ma</text:p>
          </table:table-cell>
          <table:table-cell table:number-columns-repeated="2" office:value-type="string">
            <text:p>OK</text:p>
          </table:table-cell>
          <table:table-cell office:value-type="float" office:value="0.06">
            <text:p>0.06</text:p>
          </table:table-cell>
          <table:table-cell office:value-type="float" office:value="0.11">
            <text:p>0.11</text:p>
          </table:table-cell>
          <table:table-cell table:formula="oooc:=[.D237]-[.E237]" office:value-type="float" office:value="-0.05">
            <text:p>-0.05</text:p>
          </table:table-cell>
          <table:table-cell/>
          <table:table-cell table:formula="oooc:=IF(AND(EXACT([.B237];&quot;OK&quot;);EXACT([.C237];&quot;OK&quot;));&quot;OK&quot;;IF(EXACT([.C237];&quot;OK&quot;);&quot;OK!&quot;;IF(EXACT([.B23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75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89.89">
            <text:p>89.89</text:p>
          </table:table-cell>
          <table:table-cell/>
          <table:table-cell table:formula="oooc:=[.D238]-[.E238]" office:value-type="float" office:value="89.89">
            <text:p>89.89</text:p>
          </table:table-cell>
          <table:table-cell/>
          <table:table-cell table:formula="oooc:=IF(AND(EXACT([.B238];&quot;OK&quot;);EXACT([.C238];&quot;OK&quot;));&quot;OK&quot;;IF(EXACT([.C238];&quot;OK&quot;);&quot;OK!&quot;;IF(EXACT([.B238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GRP175-2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85.68">
            <text:p>85.68</text:p>
          </table:table-cell>
          <table:table-cell/>
          <table:table-cell table:formula="oooc:=[.D239]-[.E239]" office:value-type="float" office:value="85.68">
            <text:p>85.68</text:p>
          </table:table-cell>
          <table:table-cell/>
          <table:table-cell table:formula="oooc:=IF(AND(EXACT([.B239];&quot;OK&quot;);EXACT([.C239];&quot;OK&quot;));&quot;OK&quot;;IF(EXACT([.C239];&quot;OK&quot;);&quot;OK!&quot;;IF(EXACT([.B239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GRP175-3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90">
            <text:p>90</text:p>
          </table:table-cell>
          <table:table-cell/>
          <table:table-cell table:formula="oooc:=[.D240]-[.E240]" office:value-type="float" office:value="90">
            <text:p>90.00</text:p>
          </table:table-cell>
          <table:table-cell/>
          <table:table-cell table:formula="oooc:=IF(AND(EXACT([.B240];&quot;OK&quot;);EXACT([.C240];&quot;OK&quot;));&quot;OK&quot;;IF(EXACT([.C240];&quot;OK&quot;);&quot;OK!&quot;;IF(EXACT([.B240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GRP175-4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88.31">
            <text:p>88.31</text:p>
          </table:table-cell>
          <table:table-cell/>
          <table:table-cell table:formula="oooc:=[.D241]-[.E241]" office:value-type="float" office:value="88.31">
            <text:p>88.31</text:p>
          </table:table-cell>
          <table:table-cell/>
          <table:table-cell table:formula="oooc:=IF(AND(EXACT([.B241];&quot;OK&quot;);EXACT([.C241];&quot;OK&quot;));&quot;OK&quot;;IF(EXACT([.C241];&quot;OK&quot;);&quot;OK!&quot;;IF(EXACT([.B241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GRP176-1.ma</text:p>
          </table:table-cell>
          <table:table-cell table:number-columns-repeated="2" office:value-type="string">
            <text:p>OK</text:p>
          </table:table-cell>
          <table:table-cell office:value-type="float" office:value="0.36">
            <text:p>0.36</text:p>
          </table:table-cell>
          <table:table-cell office:value-type="float" office:value="0.29">
            <text:p>0.29</text:p>
          </table:table-cell>
          <table:table-cell table:formula="oooc:=[.D242]-[.E242]" office:value-type="float" office:value="0.07">
            <text:p>0.07</text:p>
          </table:table-cell>
          <table:table-cell/>
          <table:table-cell table:formula="oooc:=IF(AND(EXACT([.B242];&quot;OK&quot;);EXACT([.C242];&quot;OK&quot;));&quot;OK&quot;;IF(EXACT([.C242];&quot;OK&quot;);&quot;OK!&quot;;IF(EXACT([.B24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76-2.ma</text:p>
          </table:table-cell>
          <table:table-cell table:number-columns-repeated="2" office:value-type="string">
            <text:p>OK</text:p>
          </table:table-cell>
          <table:table-cell office:value-type="float" office:value="0.34">
            <text:p>0.34</text:p>
          </table:table-cell>
          <table:table-cell office:value-type="float" office:value="0.3">
            <text:p>0.3</text:p>
          </table:table-cell>
          <table:table-cell table:formula="oooc:=[.D243]-[.E243]" office:value-type="float" office:value="0.04">
            <text:p>0.04</text:p>
          </table:table-cell>
          <table:table-cell/>
          <table:table-cell table:formula="oooc:=IF(AND(EXACT([.B243];&quot;OK&quot;);EXACT([.C243];&quot;OK&quot;));&quot;OK&quot;;IF(EXACT([.C243];&quot;OK&quot;);&quot;OK!&quot;;IF(EXACT([.B24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77-2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44]-[.E244]" office:value-type="float" office:value="0">
            <text:p>0.00</text:p>
          </table:table-cell>
          <table:table-cell/>
          <table:table-cell table:formula="oooc:=IF(AND(EXACT([.B244];&quot;OK&quot;);EXACT([.C244];&quot;OK&quot;));&quot;OK&quot;;IF(EXACT([.C244];&quot;OK&quot;);&quot;OK!&quot;;IF(EXACT([.B24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78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45]-[.E245]" office:value-type="float" office:value="0">
            <text:p>0.00</text:p>
          </table:table-cell>
          <table:table-cell/>
          <table:table-cell table:formula="oooc:=IF(AND(EXACT([.B245];&quot;OK&quot;);EXACT([.C245];&quot;OK&quot;));&quot;OK&quot;;IF(EXACT([.C245];&quot;OK&quot;);&quot;OK!&quot;;IF(EXACT([.B24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78-2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46]-[.E246]" office:value-type="float" office:value="0">
            <text:p>0.00</text:p>
          </table:table-cell>
          <table:table-cell/>
          <table:table-cell table:formula="oooc:=IF(AND(EXACT([.B246];&quot;OK&quot;);EXACT([.C246];&quot;OK&quot;));&quot;OK&quot;;IF(EXACT([.C246];&quot;OK&quot;);&quot;OK!&quot;;IF(EXACT([.B24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79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47]-[.E247]" office:value-type="float" office:value="0">
            <text:p>0.00</text:p>
          </table:table-cell>
          <table:table-cell/>
          <table:table-cell table:formula="oooc:=IF(AND(EXACT([.B247];&quot;OK&quot;);EXACT([.C247];&quot;OK&quot;));&quot;OK&quot;;IF(EXACT([.C247];&quot;OK&quot;);&quot;OK!&quot;;IF(EXACT([.B24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79-2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48]-[.E248]" office:value-type="float" office:value="0">
            <text:p>0.00</text:p>
          </table:table-cell>
          <table:table-cell/>
          <table:table-cell table:formula="oooc:=IF(AND(EXACT([.B248];&quot;OK&quot;);EXACT([.C248];&quot;OK&quot;));&quot;OK&quot;;IF(EXACT([.C248];&quot;OK&quot;);&quot;OK!&quot;;IF(EXACT([.B24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79-3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49]-[.E249]" office:value-type="float" office:value="0">
            <text:p>0.00</text:p>
          </table:table-cell>
          <table:table-cell/>
          <table:table-cell table:formula="oooc:=IF(AND(EXACT([.B249];&quot;OK&quot;);EXACT([.C249];&quot;OK&quot;));&quot;OK&quot;;IF(EXACT([.C249];&quot;OK&quot;);&quot;OK!&quot;;IF(EXACT([.B24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8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50]-[.E250]" office:value-type="float" office:value="0">
            <text:p>0.00</text:p>
          </table:table-cell>
          <table:table-cell/>
          <table:table-cell table:formula="oooc:=IF(AND(EXACT([.B250];&quot;OK&quot;);EXACT([.C250];&quot;OK&quot;));&quot;OK&quot;;IF(EXACT([.C250];&quot;OK&quot;);&quot;OK!&quot;;IF(EXACT([.B25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80-2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51]-[.E251]" office:value-type="float" office:value="0">
            <text:p>0.00</text:p>
          </table:table-cell>
          <table:table-cell/>
          <table:table-cell table:formula="oooc:=IF(AND(EXACT([.B251];&quot;OK&quot;);EXACT([.C251];&quot;OK&quot;));&quot;OK&quot;;IF(EXACT([.C251];&quot;OK&quot;);&quot;OK!&quot;;IF(EXACT([.B25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8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52]-[.E252]" office:value-type="float" office:value="0">
            <text:p>0.00</text:p>
          </table:table-cell>
          <table:table-cell/>
          <table:table-cell table:formula="oooc:=IF(AND(EXACT([.B252];&quot;OK&quot;);EXACT([.C252];&quot;OK&quot;));&quot;OK&quot;;IF(EXACT([.C252];&quot;OK&quot;);&quot;OK!&quot;;IF(EXACT([.B25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81-2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53]-[.E253]" office:value-type="float" office:value="0">
            <text:p>0.00</text:p>
          </table:table-cell>
          <table:table-cell/>
          <table:table-cell table:formula="oooc:=IF(AND(EXACT([.B253];&quot;OK&quot;);EXACT([.C253];&quot;OK&quot;));&quot;OK&quot;;IF(EXACT([.C253];&quot;OK&quot;);&quot;OK!&quot;;IF(EXACT([.B25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81-3.ma</text:p>
          </table:table-cell>
          <table:table-cell table:number-columns-repeated="2" office:value-type="string">
            <text:p>OK</text:p>
          </table:table-cell>
          <table:table-cell office:value-type="float" office:value="16.87">
            <text:p>16.87</text:p>
          </table:table-cell>
          <table:table-cell office:value-type="float" office:value="1.55">
            <text:p>1.55</text:p>
          </table:table-cell>
          <table:table-cell table:formula="oooc:=[.D254]-[.E254]" office:value-type="float" office:value="15.32">
            <text:p>15.32</text:p>
          </table:table-cell>
          <table:table-cell/>
          <table:table-cell table:formula="oooc:=IF(AND(EXACT([.B254];&quot;OK&quot;);EXACT([.C254];&quot;OK&quot;));&quot;OK&quot;;IF(EXACT([.C254];&quot;OK&quot;);&quot;OK!&quot;;IF(EXACT([.B25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81-4.ma</text:p>
          </table:table-cell>
          <table:table-cell table:number-columns-repeated="2" office:value-type="string">
            <text:p>OK</text:p>
          </table:table-cell>
          <table:table-cell office:value-type="float" office:value="27.77">
            <text:p>27.77</text:p>
          </table:table-cell>
          <table:table-cell office:value-type="float" office:value="3.54">
            <text:p>3.54</text:p>
          </table:table-cell>
          <table:table-cell table:formula="oooc:=[.D255]-[.E255]" office:value-type="float" office:value="24.23">
            <text:p>24.23</text:p>
          </table:table-cell>
          <table:table-cell/>
          <table:table-cell table:formula="oooc:=IF(AND(EXACT([.B255];&quot;OK&quot;);EXACT([.C255];&quot;OK&quot;));&quot;OK&quot;;IF(EXACT([.C255];&quot;OK&quot;);&quot;OK!&quot;;IF(EXACT([.B25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82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2">
            <text:p>0.02</text:p>
          </table:table-cell>
          <table:table-cell table:formula="oooc:=[.D256]-[.E256]" office:value-type="float" office:value="0">
            <text:p>0.00</text:p>
          </table:table-cell>
          <table:table-cell/>
          <table:table-cell table:formula="oooc:=IF(AND(EXACT([.B256];&quot;OK&quot;);EXACT([.C256];&quot;OK&quot;));&quot;OK&quot;;IF(EXACT([.C256];&quot;OK&quot;);&quot;OK!&quot;;IF(EXACT([.B25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82-2.ma</text:p>
          </table:table-cell>
          <table:table-cell table:number-columns-repeated="2" office:value-type="string">
            <text:p>OK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table:formula="oooc:=[.D257]-[.E257]" office:value-type="float" office:value="0.03">
            <text:p>0.03</text:p>
          </table:table-cell>
          <table:table-cell/>
          <table:table-cell table:formula="oooc:=IF(AND(EXACT([.B257];&quot;OK&quot;);EXACT([.C257];&quot;OK&quot;));&quot;OK&quot;;IF(EXACT([.C257];&quot;OK&quot;);&quot;OK!&quot;;IF(EXACT([.B25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82-3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3">
            <text:p>0.03</text:p>
          </table:table-cell>
          <table:table-cell table:formula="oooc:=[.D258]-[.E258]" office:value-type="float" office:value="0">
            <text:p>0.00</text:p>
          </table:table-cell>
          <table:table-cell/>
          <table:table-cell table:formula="oooc:=IF(AND(EXACT([.B258];&quot;OK&quot;);EXACT([.C258];&quot;OK&quot;));&quot;OK&quot;;IF(EXACT([.C258];&quot;OK&quot;);&quot;OK!&quot;;IF(EXACT([.B25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82-4.ma</text:p>
          </table:table-cell>
          <table:table-cell table:number-columns-repeated="2" office:value-type="string">
            <text:p>OK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table:formula="oooc:=[.D259]-[.E259]" office:value-type="float" office:value="0.03">
            <text:p>0.03</text:p>
          </table:table-cell>
          <table:table-cell/>
          <table:table-cell table:formula="oooc:=IF(AND(EXACT([.B259];&quot;OK&quot;);EXACT([.C259];&quot;OK&quot;));&quot;OK&quot;;IF(EXACT([.C259];&quot;OK&quot;);&quot;OK!&quot;;IF(EXACT([.B25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8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60]-[.E260]" office:value-type="float" office:value="0">
            <text:p>0.00</text:p>
          </table:table-cell>
          <table:table-cell/>
          <table:table-cell table:formula="oooc:=IF(AND(EXACT([.B260];&quot;OK&quot;);EXACT([.C260];&quot;OK&quot;));&quot;OK&quot;;IF(EXACT([.C260];&quot;OK&quot;);&quot;OK!&quot;;IF(EXACT([.B26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83-2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61]-[.E261]" office:value-type="float" office:value="0">
            <text:p>0.00</text:p>
          </table:table-cell>
          <table:table-cell/>
          <table:table-cell table:formula="oooc:=IF(AND(EXACT([.B261];&quot;OK&quot;);EXACT([.C261];&quot;OK&quot;));&quot;OK&quot;;IF(EXACT([.C261];&quot;OK&quot;);&quot;OK!&quot;;IF(EXACT([.B26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83-3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62]-[.E262]" office:value-type="float" office:value="0">
            <text:p>0.00</text:p>
          </table:table-cell>
          <table:table-cell/>
          <table:table-cell table:formula="oooc:=IF(AND(EXACT([.B262];&quot;OK&quot;);EXACT([.C262];&quot;OK&quot;));&quot;OK&quot;;IF(EXACT([.C262];&quot;OK&quot;);&quot;OK!&quot;;IF(EXACT([.B26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83-4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63]-[.E263]" office:value-type="float" office:value="0">
            <text:p>0.00</text:p>
          </table:table-cell>
          <table:table-cell/>
          <table:table-cell table:formula="oooc:=IF(AND(EXACT([.B263];&quot;OK&quot;);EXACT([.C263];&quot;OK&quot;));&quot;OK&quot;;IF(EXACT([.C263];&quot;OK&quot;);&quot;OK!&quot;;IF(EXACT([.B26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8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64]-[.E264]" office:value-type="float" office:value="0">
            <text:p>0.00</text:p>
          </table:table-cell>
          <table:table-cell/>
          <table:table-cell table:formula="oooc:=IF(AND(EXACT([.B264];&quot;OK&quot;);EXACT([.C264];&quot;OK&quot;));&quot;OK&quot;;IF(EXACT([.C264];&quot;OK&quot;);&quot;OK!&quot;;IF(EXACT([.B26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84-2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65]-[.E265]" office:value-type="float" office:value="0">
            <text:p>0.00</text:p>
          </table:table-cell>
          <table:table-cell/>
          <table:table-cell table:formula="oooc:=IF(AND(EXACT([.B265];&quot;OK&quot;);EXACT([.C265];&quot;OK&quot;));&quot;OK&quot;;IF(EXACT([.C265];&quot;OK&quot;);&quot;OK!&quot;;IF(EXACT([.B26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84-3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66]-[.E266]" office:value-type="float" office:value="0">
            <text:p>0.00</text:p>
          </table:table-cell>
          <table:table-cell/>
          <table:table-cell table:formula="oooc:=IF(AND(EXACT([.B266];&quot;OK&quot;);EXACT([.C266];&quot;OK&quot;));&quot;OK&quot;;IF(EXACT([.C266];&quot;OK&quot;);&quot;OK!&quot;;IF(EXACT([.B26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84-4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293.47">
            <text:p>293.47</text:p>
          </table:table-cell>
          <table:table-cell/>
          <table:table-cell table:formula="oooc:=[.D267]-[.E267]" office:value-type="float" office:value="293.47">
            <text:p>293.47</text:p>
          </table:table-cell>
          <table:table-cell/>
          <table:table-cell table:formula="oooc:=IF(AND(EXACT([.B267];&quot;OK&quot;);EXACT([.C267];&quot;OK&quot;));&quot;OK&quot;;IF(EXACT([.C267];&quot;OK&quot;);&quot;OK!&quot;;IF(EXACT([.B267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GRP185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68]-[.E268]" office:value-type="float" office:value="0">
            <text:p>0.00</text:p>
          </table:table-cell>
          <table:table-cell/>
          <table:table-cell table:formula="oooc:=IF(AND(EXACT([.B268];&quot;OK&quot;);EXACT([.C268];&quot;OK&quot;));&quot;OK&quot;;IF(EXACT([.C268];&quot;OK&quot;);&quot;OK!&quot;;IF(EXACT([.B26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85-2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69]-[.E269]" office:value-type="float" office:value="0">
            <text:p>0.00</text:p>
          </table:table-cell>
          <table:table-cell/>
          <table:table-cell table:formula="oooc:=IF(AND(EXACT([.B269];&quot;OK&quot;);EXACT([.C269];&quot;OK&quot;));&quot;OK&quot;;IF(EXACT([.C269];&quot;OK&quot;);&quot;OK!&quot;;IF(EXACT([.B26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85-3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70]-[.E270]" office:value-type="float" office:value="0">
            <text:p>0.00</text:p>
          </table:table-cell>
          <table:table-cell/>
          <table:table-cell table:formula="oooc:=IF(AND(EXACT([.B270];&quot;OK&quot;);EXACT([.C270];&quot;OK&quot;));&quot;OK&quot;;IF(EXACT([.C270];&quot;OK&quot;);&quot;OK!&quot;;IF(EXACT([.B27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85-4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71]-[.E271]" office:value-type="float" office:value="0">
            <text:p>0.00</text:p>
          </table:table-cell>
          <table:table-cell/>
          <table:table-cell table:formula="oooc:=IF(AND(EXACT([.B271];&quot;OK&quot;);EXACT([.C271];&quot;OK&quot;));&quot;OK&quot;;IF(EXACT([.C271];&quot;OK&quot;);&quot;OK!&quot;;IF(EXACT([.B27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8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72]-[.E272]" office:value-type="float" office:value="0">
            <text:p>0.00</text:p>
          </table:table-cell>
          <table:table-cell/>
          <table:table-cell table:formula="oooc:=IF(AND(EXACT([.B272];&quot;OK&quot;);EXACT([.C272];&quot;OK&quot;));&quot;OK&quot;;IF(EXACT([.C272];&quot;OK&quot;);&quot;OK!&quot;;IF(EXACT([.B27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86-2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73]-[.E273]" office:value-type="float" office:value="0">
            <text:p>0.00</text:p>
          </table:table-cell>
          <table:table-cell/>
          <table:table-cell table:formula="oooc:=IF(AND(EXACT([.B273];&quot;OK&quot;);EXACT([.C273];&quot;OK&quot;));&quot;OK&quot;;IF(EXACT([.C273];&quot;OK&quot;);&quot;OK!&quot;;IF(EXACT([.B27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86-3.ma</text:p>
          </table:table-cell>
          <table:table-cell table:number-columns-repeated="2" office:value-type="string">
            <text:p>OK</text:p>
          </table:table-cell>
          <table:table-cell office:value-type="float" office:value="0.2">
            <text:p>0.2</text:p>
          </table:table-cell>
          <table:table-cell office:value-type="float" office:value="0.17">
            <text:p>0.17</text:p>
          </table:table-cell>
          <table:table-cell table:formula="oooc:=[.D274]-[.E274]" office:value-type="float" office:value="0.03">
            <text:p>0.03</text:p>
          </table:table-cell>
          <table:table-cell/>
          <table:table-cell table:formula="oooc:=IF(AND(EXACT([.B274];&quot;OK&quot;);EXACT([.C274];&quot;OK&quot;));&quot;OK&quot;;IF(EXACT([.C274];&quot;OK&quot;);&quot;OK!&quot;;IF(EXACT([.B27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86-4.ma</text:p>
          </table:table-cell>
          <table:table-cell table:number-columns-repeated="2" office:value-type="string">
            <text:p>OK</text:p>
          </table:table-cell>
          <table:table-cell office:value-type="float" office:value="0.22">
            <text:p>0.22</text:p>
          </table:table-cell>
          <table:table-cell office:value-type="float" office:value="0.2">
            <text:p>0.2</text:p>
          </table:table-cell>
          <table:table-cell table:formula="oooc:=[.D275]-[.E275]" office:value-type="float" office:value="0.02">
            <text:p>0.02</text:p>
          </table:table-cell>
          <table:table-cell/>
          <table:table-cell table:formula="oooc:=IF(AND(EXACT([.B275];&quot;OK&quot;);EXACT([.C275];&quot;OK&quot;));&quot;OK&quot;;IF(EXACT([.C275];&quot;OK&quot;);&quot;OK!&quot;;IF(EXACT([.B27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8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76]-[.E276]" office:value-type="float" office:value="0">
            <text:p>0.00</text:p>
          </table:table-cell>
          <table:table-cell/>
          <table:table-cell table:formula="oooc:=IF(AND(EXACT([.B276];&quot;OK&quot;);EXACT([.C276];&quot;OK&quot;));&quot;OK&quot;;IF(EXACT([.C276];&quot;OK&quot;);&quot;OK!&quot;;IF(EXACT([.B27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88-1.ma</text:p>
          </table:table-cell>
          <table:table-cell table:number-columns-repeated="2" office:value-type="string">
            <text:p>OK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table:formula="oooc:=[.D277]-[.E277]" office:value-type="float" office:value="0.04">
            <text:p>0.04</text:p>
          </table:table-cell>
          <table:table-cell/>
          <table:table-cell table:formula="oooc:=IF(AND(EXACT([.B277];&quot;OK&quot;);EXACT([.C277];&quot;OK&quot;));&quot;OK&quot;;IF(EXACT([.C277];&quot;OK&quot;);&quot;OK!&quot;;IF(EXACT([.B27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88-2.ma</text:p>
          </table:table-cell>
          <table:table-cell table:number-columns-repeated="2" office:value-type="string">
            <text:p>OK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table:formula="oooc:=[.D278]-[.E278]" office:value-type="float" office:value="0.01">
            <text:p>0.01</text:p>
          </table:table-cell>
          <table:table-cell/>
          <table:table-cell table:formula="oooc:=IF(AND(EXACT([.B278];&quot;OK&quot;);EXACT([.C278];&quot;OK&quot;));&quot;OK&quot;;IF(EXACT([.C278];&quot;OK&quot;);&quot;OK!&quot;;IF(EXACT([.B27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89-1.ma</text:p>
          </table:table-cell>
          <table:table-cell table:number-columns-repeated="2" office:value-type="string">
            <text:p>OK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table:formula="oooc:=[.D279]-[.E279]" office:value-type="float" office:value="0.01">
            <text:p>0.01</text:p>
          </table:table-cell>
          <table:table-cell/>
          <table:table-cell table:formula="oooc:=IF(AND(EXACT([.B279];&quot;OK&quot;);EXACT([.C279];&quot;OK&quot;));&quot;OK&quot;;IF(EXACT([.C279];&quot;OK&quot;);&quot;OK!&quot;;IF(EXACT([.B27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89-2.ma</text:p>
          </table:table-cell>
          <table:table-cell table:number-columns-repeated="2" office:value-type="string">
            <text:p>OK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table:formula="oooc:=[.D280]-[.E280]" office:value-type="float" office:value="0.03">
            <text:p>0.03</text:p>
          </table:table-cell>
          <table:table-cell/>
          <table:table-cell table:formula="oooc:=IF(AND(EXACT([.B280];&quot;OK&quot;);EXACT([.C280];&quot;OK&quot;));&quot;OK&quot;;IF(EXACT([.C280];&quot;OK&quot;);&quot;OK!&quot;;IF(EXACT([.B28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90-1.ma</text:p>
          </table:table-cell>
          <table:table-cell table:number-columns-repeated="2" office:value-type="string">
            <text:p>OK</text:p>
          </table:table-cell>
          <table:table-cell office:value-type="float" office:value="42.71">
            <text:p>42.71</text:p>
          </table:table-cell>
          <table:table-cell office:value-type="float" office:value="109.81">
            <text:p>109.81</text:p>
          </table:table-cell>
          <table:table-cell table:formula="oooc:=[.D281]-[.E281]" office:value-type="float" office:value="-67.1">
            <text:p>-67.10</text:p>
          </table:table-cell>
          <table:table-cell/>
          <table:table-cell table:formula="oooc:=IF(AND(EXACT([.B281];&quot;OK&quot;);EXACT([.C281];&quot;OK&quot;));&quot;OK&quot;;IF(EXACT([.C281];&quot;OK&quot;);&quot;OK!&quot;;IF(EXACT([.B28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90-2.ma</text:p>
          </table:table-cell>
          <table:table-cell table:number-columns-repeated="2" office:value-type="string">
            <text:p>OK</text:p>
          </table:table-cell>
          <table:table-cell office:value-type="float" office:value="42.82">
            <text:p>42.82</text:p>
          </table:table-cell>
          <table:table-cell office:value-type="float" office:value="109.16">
            <text:p>109.16</text:p>
          </table:table-cell>
          <table:table-cell table:formula="oooc:=[.D282]-[.E282]" office:value-type="float" office:value="-66.34">
            <text:p>-66.34</text:p>
          </table:table-cell>
          <table:table-cell/>
          <table:table-cell table:formula="oooc:=IF(AND(EXACT([.B282];&quot;OK&quot;);EXACT([.C282];&quot;OK&quot;));&quot;OK&quot;;IF(EXACT([.C282];&quot;OK&quot;);&quot;OK!&quot;;IF(EXACT([.B28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91-1.ma</text:p>
          </table:table-cell>
          <table:table-cell table:number-columns-repeated="2" office:value-type="string">
            <text:p>OK</text:p>
          </table:table-cell>
          <table:table-cell office:value-type="float" office:value="44.97">
            <text:p>44.97</text:p>
          </table:table-cell>
          <table:table-cell office:value-type="float" office:value="108.35">
            <text:p>108.35</text:p>
          </table:table-cell>
          <table:table-cell table:formula="oooc:=[.D283]-[.E283]" office:value-type="float" office:value="-63.38">
            <text:p>-63.38</text:p>
          </table:table-cell>
          <table:table-cell/>
          <table:table-cell table:formula="oooc:=IF(AND(EXACT([.B283];&quot;OK&quot;);EXACT([.C283];&quot;OK&quot;));&quot;OK&quot;;IF(EXACT([.C283];&quot;OK&quot;);&quot;OK!&quot;;IF(EXACT([.B28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91-2.ma</text:p>
          </table:table-cell>
          <table:table-cell table:number-columns-repeated="2" office:value-type="string">
            <text:p>OK</text:p>
          </table:table-cell>
          <table:table-cell office:value-type="float" office:value="44.78">
            <text:p>44.78</text:p>
          </table:table-cell>
          <table:table-cell office:value-type="float" office:value="108.91">
            <text:p>108.91</text:p>
          </table:table-cell>
          <table:table-cell table:formula="oooc:=[.D284]-[.E284]" office:value-type="float" office:value="-64.13">
            <text:p>-64.13</text:p>
          </table:table-cell>
          <table:table-cell/>
          <table:table-cell table:formula="oooc:=IF(AND(EXACT([.B284];&quot;OK&quot;);EXACT([.C284];&quot;OK&quot;));&quot;OK&quot;;IF(EXACT([.C284];&quot;OK&quot;);&quot;OK!&quot;;IF(EXACT([.B28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92-1.ma</text:p>
          </table:table-cell>
          <table:table-cell table:number-columns-repeated="2" office:value-type="string">
            <text:p>OK</text:p>
          </table:table-cell>
          <table:table-cell office:value-type="float" office:value="0.2">
            <text:p>0.2</text:p>
          </table:table-cell>
          <table:table-cell office:value-type="float" office:value="0.17">
            <text:p>0.17</text:p>
          </table:table-cell>
          <table:table-cell table:formula="oooc:=[.D285]-[.E285]" office:value-type="float" office:value="0.03">
            <text:p>0.03</text:p>
          </table:table-cell>
          <table:table-cell/>
          <table:table-cell table:formula="oooc:=IF(AND(EXACT([.B285];&quot;OK&quot;);EXACT([.C285];&quot;OK&quot;));&quot;OK&quot;;IF(EXACT([.C285];&quot;OK&quot;);&quot;OK!&quot;;IF(EXACT([.B28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93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160.12">
            <text:p>160.12</text:p>
          </table:table-cell>
          <table:table-cell/>
          <table:table-cell table:formula="oooc:=[.D286]-[.E286]" office:value-type="float" office:value="160.12">
            <text:p>160.12</text:p>
          </table:table-cell>
          <table:table-cell/>
          <table:table-cell table:formula="oooc:=IF(AND(EXACT([.B286];&quot;OK&quot;);EXACT([.C286];&quot;OK&quot;));&quot;OK&quot;;IF(EXACT([.C286];&quot;OK&quot;);&quot;OK!&quot;;IF(EXACT([.B286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GRP193-2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137.38">
            <text:p>137.38</text:p>
          </table:table-cell>
          <table:table-cell/>
          <table:table-cell table:formula="oooc:=[.D287]-[.E287]" office:value-type="float" office:value="137.38">
            <text:p>137.38</text:p>
          </table:table-cell>
          <table:table-cell/>
          <table:table-cell table:formula="oooc:=IF(AND(EXACT([.B287];&quot;OK&quot;);EXACT([.C287];&quot;OK&quot;));&quot;OK&quot;;IF(EXACT([.C287];&quot;OK&quot;);&quot;OK!&quot;;IF(EXACT([.B287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GRP195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88]-[.E288]" office:value-type="float" office:value="0">
            <text:p>0.00</text:p>
          </table:table-cell>
          <table:table-cell/>
          <table:table-cell table:formula="oooc:=IF(AND(EXACT([.B288];&quot;OK&quot;);EXACT([.C288];&quot;OK&quot;));&quot;OK&quot;;IF(EXACT([.C288];&quot;OK&quot;);&quot;OK!&quot;;IF(EXACT([.B28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9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89]-[.E289]" office:value-type="float" office:value="0">
            <text:p>0.00</text:p>
          </table:table-cell>
          <table:table-cell/>
          <table:table-cell table:formula="oooc:=IF(AND(EXACT([.B289];&quot;OK&quot;);EXACT([.C289];&quot;OK&quot;));&quot;OK&quot;;IF(EXACT([.C289];&quot;OK&quot;);&quot;OK!&quot;;IF(EXACT([.B28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20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90]-[.E290]" office:value-type="float" office:value="0">
            <text:p>0.00</text:p>
          </table:table-cell>
          <table:table-cell/>
          <table:table-cell table:formula="oooc:=IF(AND(EXACT([.B290];&quot;OK&quot;);EXACT([.C290];&quot;OK&quot;));&quot;OK&quot;;IF(EXACT([.C290];&quot;OK&quot;);&quot;OK!&quot;;IF(EXACT([.B29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20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91]-[.E291]" office:value-type="float" office:value="0">
            <text:p>0.00</text:p>
          </table:table-cell>
          <table:table-cell/>
          <table:table-cell table:formula="oooc:=IF(AND(EXACT([.B291];&quot;OK&quot;);EXACT([.C291];&quot;OK&quot;));&quot;OK&quot;;IF(EXACT([.C291];&quot;OK&quot;);&quot;OK!&quot;;IF(EXACT([.B29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20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92]-[.E292]" office:value-type="float" office:value="0">
            <text:p>0.00</text:p>
          </table:table-cell>
          <table:table-cell/>
          <table:table-cell table:formula="oooc:=IF(AND(EXACT([.B292];&quot;OK&quot;);EXACT([.C292];&quot;OK&quot;));&quot;OK&quot;;IF(EXACT([.C292];&quot;OK&quot;);&quot;OK!&quot;;IF(EXACT([.B29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20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93]-[.E293]" office:value-type="float" office:value="0">
            <text:p>0.00</text:p>
          </table:table-cell>
          <table:table-cell/>
          <table:table-cell table:formula="oooc:=IF(AND(EXACT([.B293];&quot;OK&quot;);EXACT([.C293];&quot;OK&quot;));&quot;OK&quot;;IF(EXACT([.C293];&quot;OK&quot;);&quot;OK!&quot;;IF(EXACT([.B29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205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94]-[.E294]" office:value-type="float" office:value="0">
            <text:p>0.00</text:p>
          </table:table-cell>
          <table:table-cell/>
          <table:table-cell table:formula="oooc:=IF(AND(EXACT([.B294];&quot;OK&quot;);EXACT([.C294];&quot;OK&quot;));&quot;OK&quot;;IF(EXACT([.C294];&quot;OK&quot;);&quot;OK!&quot;;IF(EXACT([.B29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206-1.ma</text:p>
          </table:table-cell>
          <table:table-cell table:number-columns-repeated="2" office:value-type="string">
            <text:p>OK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table:formula="oooc:=[.D295]-[.E295]" office:value-type="float" office:value="0.01">
            <text:p>0.01</text:p>
          </table:table-cell>
          <table:table-cell/>
          <table:table-cell table:formula="oooc:=IF(AND(EXACT([.B295];&quot;OK&quot;);EXACT([.C295];&quot;OK&quot;));&quot;OK&quot;;IF(EXACT([.C295];&quot;OK&quot;);&quot;OK!&quot;;IF(EXACT([.B29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03-1.ma</text:p>
          </table:table-cell>
          <table:table-cell table:number-columns-repeated="2" office:value-type="string">
            <text:p>OK</text:p>
          </table:table-cell>
          <table:table-cell office:value-type="float" office:value="28.55">
            <text:p>28.55</text:p>
          </table:table-cell>
          <table:table-cell office:value-type="float" office:value="48.77">
            <text:p>48.77</text:p>
          </table:table-cell>
          <table:table-cell table:formula="oooc:=[.D296]-[.E296]" office:value-type="float" office:value="-20.22">
            <text:p>-20.22</text:p>
          </table:table-cell>
          <table:table-cell/>
          <table:table-cell table:formula="oooc:=IF(AND(EXACT([.B296];&quot;OK&quot;);EXACT([.C296];&quot;OK&quot;));&quot;OK&quot;;IF(EXACT([.C296];&quot;OK&quot;);&quot;OK!&quot;;IF(EXACT([.B29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04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69.93">
            <text:p>69.93</text:p>
          </table:table-cell>
          <table:table-cell/>
          <table:table-cell table:formula="oooc:=[.D297]-[.E297]" office:value-type="float" office:value="69.93">
            <text:p>69.93</text:p>
          </table:table-cell>
          <table:table-cell/>
          <table:table-cell table:formula="oooc:=IF(AND(EXACT([.B297];&quot;OK&quot;);EXACT([.C297];&quot;OK&quot;));&quot;OK&quot;;IF(EXACT([.C297];&quot;OK&quot;);&quot;OK!&quot;;IF(EXACT([.B297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GRP405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70.94">
            <text:p>70.94</text:p>
          </table:table-cell>
          <table:table-cell/>
          <table:table-cell table:formula="oooc:=[.D298]-[.E298]" office:value-type="float" office:value="70.94">
            <text:p>70.94</text:p>
          </table:table-cell>
          <table:table-cell/>
          <table:table-cell table:formula="oooc:=IF(AND(EXACT([.B298];&quot;OK&quot;);EXACT([.C298];&quot;OK&quot;));&quot;OK&quot;;IF(EXACT([.C298];&quot;OK&quot;);&quot;OK!&quot;;IF(EXACT([.B298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GRP406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258.25">
            <text:p>258.25</text:p>
          </table:table-cell>
          <table:table-cell/>
          <table:table-cell table:formula="oooc:=[.D299]-[.E299]" office:value-type="float" office:value="258.25">
            <text:p>258.25</text:p>
          </table:table-cell>
          <table:table-cell/>
          <table:table-cell table:formula="oooc:=IF(AND(EXACT([.B299];&quot;OK&quot;);EXACT([.C299];&quot;OK&quot;));&quot;OK&quot;;IF(EXACT([.C299];&quot;OK&quot;);&quot;OK!&quot;;IF(EXACT([.B299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GRP407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267.52">
            <text:p>267.52</text:p>
          </table:table-cell>
          <table:table-cell/>
          <table:table-cell table:formula="oooc:=[.D300]-[.E300]" office:value-type="float" office:value="267.52">
            <text:p>267.52</text:p>
          </table:table-cell>
          <table:table-cell/>
          <table:table-cell table:formula="oooc:=IF(AND(EXACT([.B300];&quot;OK&quot;);EXACT([.C300];&quot;OK&quot;));&quot;OK&quot;;IF(EXACT([.C300];&quot;OK&quot;);&quot;OK!&quot;;IF(EXACT([.B300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GRP408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271.12">
            <text:p>271.12</text:p>
          </table:table-cell>
          <table:table-cell/>
          <table:table-cell table:formula="oooc:=[.D301]-[.E301]" office:value-type="float" office:value="271.12">
            <text:p>271.12</text:p>
          </table:table-cell>
          <table:table-cell/>
          <table:table-cell table:formula="oooc:=IF(AND(EXACT([.B301];&quot;OK&quot;);EXACT([.C301];&quot;OK&quot;));&quot;OK&quot;;IF(EXACT([.C301];&quot;OK&quot;);&quot;OK!&quot;;IF(EXACT([.B301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GRP409-1.ma</text:p>
          </table:table-cell>
          <table:table-cell table:number-columns-repeated="2" office:value-type="string">
            <text:p>OK</text:p>
          </table:table-cell>
          <table:table-cell office:value-type="float" office:value="7.14">
            <text:p>7.14</text:p>
          </table:table-cell>
          <table:table-cell office:value-type="float" office:value="7.5">
            <text:p>7.5</text:p>
          </table:table-cell>
          <table:table-cell table:formula="oooc:=[.D302]-[.E302]" office:value-type="float" office:value="-0.36">
            <text:p>-0.36</text:p>
          </table:table-cell>
          <table:table-cell/>
          <table:table-cell table:formula="oooc:=IF(AND(EXACT([.B302];&quot;OK&quot;);EXACT([.C302];&quot;OK&quot;));&quot;OK&quot;;IF(EXACT([.C302];&quot;OK&quot;);&quot;OK!&quot;;IF(EXACT([.B30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10-1.ma</text:p>
          </table:table-cell>
          <table:table-cell table:number-columns-repeated="2" office:value-type="string">
            <text:p>OK</text:p>
          </table:table-cell>
          <table:table-cell office:value-type="float" office:value="10.96">
            <text:p>10.96</text:p>
          </table:table-cell>
          <table:table-cell office:value-type="float" office:value="12.23">
            <text:p>12.23</text:p>
          </table:table-cell>
          <table:table-cell table:formula="oooc:=[.D303]-[.E303]" office:value-type="float" office:value="-1.27">
            <text:p>-1.27</text:p>
          </table:table-cell>
          <table:table-cell/>
          <table:table-cell table:formula="oooc:=IF(AND(EXACT([.B303];&quot;OK&quot;);EXACT([.C303];&quot;OK&quot;));&quot;OK&quot;;IF(EXACT([.C303];&quot;OK&quot;);&quot;OK!&quot;;IF(EXACT([.B30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11-1.ma</text:p>
          </table:table-cell>
          <table:table-cell table:number-columns-repeated="2" office:value-type="string">
            <text:p>OK</text:p>
          </table:table-cell>
          <table:table-cell office:value-type="float" office:value="12.26">
            <text:p>12.26</text:p>
          </table:table-cell>
          <table:table-cell office:value-type="float" office:value="13.76">
            <text:p>13.76</text:p>
          </table:table-cell>
          <table:table-cell table:formula="oooc:=[.D304]-[.E304]" office:value-type="float" office:value="-1.5">
            <text:p>-1.50</text:p>
          </table:table-cell>
          <table:table-cell/>
          <table:table-cell table:formula="oooc:=IF(AND(EXACT([.B304];&quot;OK&quot;);EXACT([.C304];&quot;OK&quot;));&quot;OK&quot;;IF(EXACT([.C304];&quot;OK&quot;);&quot;OK!&quot;;IF(EXACT([.B30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12-1.ma</text:p>
          </table:table-cell>
          <table:table-cell table:number-columns-repeated="2" office:value-type="string">
            <text:p>OK</text:p>
          </table:table-cell>
          <table:table-cell office:value-type="float" office:value="38.24">
            <text:p>38.24</text:p>
          </table:table-cell>
          <table:table-cell office:value-type="float" office:value="105.8">
            <text:p>105.8</text:p>
          </table:table-cell>
          <table:table-cell table:formula="oooc:=[.D305]-[.E305]" office:value-type="float" office:value="-67.56">
            <text:p>-67.56</text:p>
          </table:table-cell>
          <table:table-cell/>
          <table:table-cell table:formula="oooc:=IF(AND(EXACT([.B305];&quot;OK&quot;);EXACT([.C305];&quot;OK&quot;));&quot;OK&quot;;IF(EXACT([.C305];&quot;OK&quot;);&quot;OK!&quot;;IF(EXACT([.B30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1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306]-[.E306]" office:value-type="float" office:value="0">
            <text:p>0.00</text:p>
          </table:table-cell>
          <table:table-cell/>
          <table:table-cell table:formula="oooc:=IF(AND(EXACT([.B306];&quot;OK&quot;);EXACT([.C306];&quot;OK&quot;));&quot;OK&quot;;IF(EXACT([.C306];&quot;OK&quot;);&quot;OK!&quot;;IF(EXACT([.B30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41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307]-[.E307]" office:value-type="float" office:value="0">
            <text:p>0.00</text:p>
          </table:table-cell>
          <table:table-cell/>
          <table:table-cell table:formula="oooc:=IF(AND(EXACT([.B307];&quot;OK&quot;);EXACT([.C307];&quot;OK&quot;));&quot;OK&quot;;IF(EXACT([.C307];&quot;OK&quot;);&quot;OK!&quot;;IF(EXACT([.B30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415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308]-[.E308]" office:value-type="float" office:value="0">
            <text:p>0.00</text:p>
          </table:table-cell>
          <table:table-cell/>
          <table:table-cell table:formula="oooc:=IF(AND(EXACT([.B308];&quot;OK&quot;);EXACT([.C308];&quot;OK&quot;));&quot;OK&quot;;IF(EXACT([.C308];&quot;OK&quot;);&quot;OK!&quot;;IF(EXACT([.B30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41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309]-[.E309]" office:value-type="float" office:value="0">
            <text:p>0.00</text:p>
          </table:table-cell>
          <table:table-cell/>
          <table:table-cell table:formula="oooc:=IF(AND(EXACT([.B309];&quot;OK&quot;);EXACT([.C309];&quot;OK&quot;));&quot;OK&quot;;IF(EXACT([.C309];&quot;OK&quot;);&quot;OK!&quot;;IF(EXACT([.B30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41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310]-[.E310]" office:value-type="float" office:value="0">
            <text:p>0.00</text:p>
          </table:table-cell>
          <table:table-cell/>
          <table:table-cell table:formula="oooc:=IF(AND(EXACT([.B310];&quot;OK&quot;);EXACT([.C310];&quot;OK&quot;));&quot;OK&quot;;IF(EXACT([.C310];&quot;OK&quot;);&quot;OK!&quot;;IF(EXACT([.B31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418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311]-[.E311]" office:value-type="float" office:value="0">
            <text:p>0.00</text:p>
          </table:table-cell>
          <table:table-cell/>
          <table:table-cell table:formula="oooc:=IF(AND(EXACT([.B311];&quot;OK&quot;);EXACT([.C311];&quot;OK&quot;));&quot;OK&quot;;IF(EXACT([.C311];&quot;OK&quot;);&quot;OK!&quot;;IF(EXACT([.B31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419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312]-[.E312]" office:value-type="float" office:value="0">
            <text:p>0.00</text:p>
          </table:table-cell>
          <table:table-cell/>
          <table:table-cell table:formula="oooc:=IF(AND(EXACT([.B312];&quot;OK&quot;);EXACT([.C312];&quot;OK&quot;));&quot;OK&quot;;IF(EXACT([.C312];&quot;OK&quot;);&quot;OK!&quot;;IF(EXACT([.B31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42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313]-[.E313]" office:value-type="float" office:value="0">
            <text:p>0.00</text:p>
          </table:table-cell>
          <table:table-cell/>
          <table:table-cell table:formula="oooc:=IF(AND(EXACT([.B313];&quot;OK&quot;);EXACT([.C313];&quot;OK&quot;));&quot;OK&quot;;IF(EXACT([.C313];&quot;OK&quot;);&quot;OK!&quot;;IF(EXACT([.B31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42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314]-[.E314]" office:value-type="float" office:value="0">
            <text:p>0.00</text:p>
          </table:table-cell>
          <table:table-cell/>
          <table:table-cell table:formula="oooc:=IF(AND(EXACT([.B314];&quot;OK&quot;);EXACT([.C314];&quot;OK&quot;));&quot;OK&quot;;IF(EXACT([.C314];&quot;OK&quot;);&quot;OK!&quot;;IF(EXACT([.B31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42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315]-[.E315]" office:value-type="float" office:value="0">
            <text:p>0.00</text:p>
          </table:table-cell>
          <table:table-cell/>
          <table:table-cell table:formula="oooc:=IF(AND(EXACT([.B315];&quot;OK&quot;);EXACT([.C315];&quot;OK&quot;));&quot;OK&quot;;IF(EXACT([.C315];&quot;OK&quot;);&quot;OK!&quot;;IF(EXACT([.B31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42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316]-[.E316]" office:value-type="float" office:value="0">
            <text:p>0.00</text:p>
          </table:table-cell>
          <table:table-cell/>
          <table:table-cell table:formula="oooc:=IF(AND(EXACT([.B316];&quot;OK&quot;);EXACT([.C316];&quot;OK&quot;));&quot;OK&quot;;IF(EXACT([.C316];&quot;OK&quot;);&quot;OK!&quot;;IF(EXACT([.B31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424-1.ma</text:p>
          </table:table-cell>
          <table:table-cell table:number-columns-repeated="2" office:value-type="string">
            <text:p>OK</text:p>
          </table:table-cell>
          <table:table-cell office:value-type="float" office:value="21.08">
            <text:p>21.08</text:p>
          </table:table-cell>
          <table:table-cell office:value-type="float" office:value="20.7">
            <text:p>20.7</text:p>
          </table:table-cell>
          <table:table-cell table:formula="oooc:=[.D317]-[.E317]" office:value-type="float" office:value="0.379999999999999">
            <text:p>0.38</text:p>
          </table:table-cell>
          <table:table-cell/>
          <table:table-cell table:formula="oooc:=IF(AND(EXACT([.B317];&quot;OK&quot;);EXACT([.C317];&quot;OK&quot;));&quot;OK&quot;;IF(EXACT([.C317];&quot;OK&quot;);&quot;OK!&quot;;IF(EXACT([.B31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25-1.ma</text:p>
          </table:table-cell>
          <table:table-cell office:value-type="string">
            <text:p>FAIL</text:p>
          </table:table-cell>
          <table:table-cell office:value-type="string">
            <text:p>OK</text:p>
          </table:table-cell>
          <table:table-cell/>
          <table:table-cell office:value-type="float" office:value="21.22">
            <text:p>21.22</text:p>
          </table:table-cell>
          <table:table-cell table:formula="oooc:=[.D318]-[.E318]" office:value-type="float" office:value="-21.22">
            <text:p>-21.22</text:p>
          </table:table-cell>
          <table:table-cell/>
          <table:table-cell table:formula="oooc:=IF(AND(EXACT([.B318];&quot;OK&quot;);EXACT([.C318];&quot;OK&quot;));&quot;OK&quot;;IF(EXACT([.C318];&quot;OK&quot;);&quot;OK!&quot;;IF(EXACT([.B318];&quot;OK&quot;);&quot;FAIL!&quot;;&quot;...&quot;)))" office:value-type="string" office:string-value="OK!">
            <text:p>OK!</text:p>
          </table:table-cell>
          <table:table-cell table:number-columns-repeated="3"/>
        </table:table-row>
        <table:table-row table:style-name="ro2">
          <table:table-cell office:value-type="string">
            <text:p>Unsatisfiable/GRP42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319]-[.E319]" office:value-type="float" office:value="0">
            <text:p>0.00</text:p>
          </table:table-cell>
          <table:table-cell/>
          <table:table-cell table:formula="oooc:=IF(AND(EXACT([.B319];&quot;OK&quot;);EXACT([.C319];&quot;OK&quot;));&quot;OK&quot;;IF(EXACT([.C319];&quot;OK&quot;);&quot;OK!&quot;;IF(EXACT([.B31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427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table:number-columns-repeated="2"/>
          <table:table-cell table:formula="oooc:=[.D320]-[.E320]" office:value-type="float" office:value="0">
            <text:p>0.00</text:p>
          </table:table-cell>
          <table:table-cell/>
          <table:table-cell table:formula="oooc:=IF(AND(EXACT([.B320];&quot;OK&quot;);EXACT([.C320];&quot;OK&quot;));&quot;OK&quot;;IF(EXACT([.C320];&quot;OK&quot;);&quot;OK!&quot;;IF(EXACT([.B320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GRP428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table:number-columns-repeated="2"/>
          <table:table-cell table:formula="oooc:=[.D321]-[.E321]" office:value-type="float" office:value="0">
            <text:p>0.00</text:p>
          </table:table-cell>
          <table:table-cell/>
          <table:table-cell table:formula="oooc:=IF(AND(EXACT([.B321];&quot;OK&quot;);EXACT([.C321];&quot;OK&quot;));&quot;OK&quot;;IF(EXACT([.C321];&quot;OK&quot;);&quot;OK!&quot;;IF(EXACT([.B321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GRP429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322]-[.E322]" office:value-type="float" office:value="0">
            <text:p>0.00</text:p>
          </table:table-cell>
          <table:table-cell/>
          <table:table-cell table:formula="oooc:=IF(AND(EXACT([.B322];&quot;OK&quot;);EXACT([.C322];&quot;OK&quot;));&quot;OK&quot;;IF(EXACT([.C322];&quot;OK&quot;);&quot;OK!&quot;;IF(EXACT([.B32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430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32.43">
            <text:p>32.43</text:p>
          </table:table-cell>
          <table:table-cell table:formula="oooc:=[.D323]-[.E323]" office:value-type="float" office:value="-32.43">
            <text:p>-32.43</text:p>
          </table:table-cell>
          <table:table-cell/>
          <table:table-cell table:formula="oooc:=IF(AND(EXACT([.B323];&quot;OK&quot;);EXACT([.C323];&quot;OK&quot;));&quot;OK&quot;;IF(EXACT([.C323];&quot;OK&quot;);&quot;OK!&quot;;IF(EXACT([.B32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31-1.ma</text:p>
          </table:table-cell>
          <table:table-cell table:number-columns-repeated="2" office:value-type="string">
            <text:p>OK</text:p>
          </table:table-cell>
          <table:table-cell office:value-type="float" office:value="30.97">
            <text:p>30.97</text:p>
          </table:table-cell>
          <table:table-cell office:value-type="float" office:value="29.82">
            <text:p>29.82</text:p>
          </table:table-cell>
          <table:table-cell table:formula="oooc:=[.D324]-[.E324]" office:value-type="float" office:value="1.15">
            <text:p>1.15</text:p>
          </table:table-cell>
          <table:table-cell/>
          <table:table-cell table:formula="oooc:=IF(AND(EXACT([.B324];&quot;OK&quot;);EXACT([.C324];&quot;OK&quot;));&quot;OK&quot;;IF(EXACT([.C324];&quot;OK&quot;);&quot;OK!&quot;;IF(EXACT([.B32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32-1.ma</text:p>
          </table:table-cell>
          <table:table-cell table:number-columns-repeated="2" office:value-type="string">
            <text:p>OK</text:p>
          </table:table-cell>
          <table:table-cell office:value-type="float" office:value="35.68">
            <text:p>35.68</text:p>
          </table:table-cell>
          <table:table-cell office:value-type="float" office:value="35.35">
            <text:p>35.35</text:p>
          </table:table-cell>
          <table:table-cell table:formula="oooc:=[.D325]-[.E325]" office:value-type="float" office:value="0.329999999999998">
            <text:p>0.33</text:p>
          </table:table-cell>
          <table:table-cell/>
          <table:table-cell table:formula="oooc:=IF(AND(EXACT([.B325];&quot;OK&quot;);EXACT([.C325];&quot;OK&quot;));&quot;OK&quot;;IF(EXACT([.C325];&quot;OK&quot;);&quot;OK!&quot;;IF(EXACT([.B32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33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table:number-columns-repeated="2"/>
          <table:table-cell table:formula="oooc:=[.D326]-[.E326]" office:value-type="float" office:value="0">
            <text:p>0.00</text:p>
          </table:table-cell>
          <table:table-cell/>
          <table:table-cell table:formula="oooc:=IF(AND(EXACT([.B326];&quot;OK&quot;);EXACT([.C326];&quot;OK&quot;));&quot;OK&quot;;IF(EXACT([.C326];&quot;OK&quot;);&quot;OK!&quot;;IF(EXACT([.B326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GRP434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75.44">
            <text:p>75.44</text:p>
          </table:table-cell>
          <table:table-cell/>
          <table:table-cell table:formula="oooc:=[.D327]-[.E327]" office:value-type="float" office:value="75.44">
            <text:p>75.44</text:p>
          </table:table-cell>
          <table:table-cell/>
          <table:table-cell table:formula="oooc:=IF(AND(EXACT([.B327];&quot;OK&quot;);EXACT([.C327];&quot;OK&quot;));&quot;OK&quot;;IF(EXACT([.C327];&quot;OK&quot;);&quot;OK!&quot;;IF(EXACT([.B327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GRP435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99.68">
            <text:p>99.68</text:p>
          </table:table-cell>
          <table:table-cell/>
          <table:table-cell table:formula="oooc:=[.D328]-[.E328]" office:value-type="float" office:value="99.68">
            <text:p>99.68</text:p>
          </table:table-cell>
          <table:table-cell/>
          <table:table-cell table:formula="oooc:=IF(AND(EXACT([.B328];&quot;OK&quot;);EXACT([.C328];&quot;OK&quot;));&quot;OK&quot;;IF(EXACT([.C328];&quot;OK&quot;);&quot;OK!&quot;;IF(EXACT([.B328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GRP436-1.ma</text:p>
          </table:table-cell>
          <table:table-cell table:number-columns-repeated="2" office:value-type="string">
            <text:p>OK</text:p>
          </table:table-cell>
          <table:table-cell table:number-columns-repeated="2"/>
          <table:table-cell table:formula="oooc:=[.D329]-[.E329]" office:value-type="float" office:value="0">
            <text:p>0.00</text:p>
          </table:table-cell>
          <table:table-cell/>
          <table:table-cell table:formula="oooc:=IF(AND(EXACT([.B329];&quot;OK&quot;);EXACT([.C329];&quot;OK&quot;));&quot;OK&quot;;IF(EXACT([.C329];&quot;OK&quot;);&quot;OK!&quot;;IF(EXACT([.B32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37-1.ma</text:p>
          </table:table-cell>
          <table:table-cell table:number-columns-repeated="2" office:value-type="string">
            <text:p>OK</text:p>
          </table:table-cell>
          <table:table-cell office:value-type="float" office:value="81.72">
            <text:p>81.72</text:p>
          </table:table-cell>
          <table:table-cell/>
          <table:table-cell table:formula="oooc:=[.D330]-[.E330]" office:value-type="float" office:value="81.72">
            <text:p>81.72</text:p>
          </table:table-cell>
          <table:table-cell/>
          <table:table-cell table:formula="oooc:=IF(AND(EXACT([.B330];&quot;OK&quot;);EXACT([.C330];&quot;OK&quot;));&quot;OK&quot;;IF(EXACT([.C330];&quot;OK&quot;);&quot;OK!&quot;;IF(EXACT([.B33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38-1.ma</text:p>
          </table:table-cell>
          <table:table-cell table:number-columns-repeated="2" office:value-type="string">
            <text:p>OK</text:p>
          </table:table-cell>
          <table:table-cell office:value-type="float" office:value="122.27">
            <text:p>122.27</text:p>
          </table:table-cell>
          <table:table-cell/>
          <table:table-cell table:formula="oooc:=[.D331]-[.E331]" office:value-type="float" office:value="122.27">
            <text:p>122.27</text:p>
          </table:table-cell>
          <table:table-cell/>
          <table:table-cell table:formula="oooc:=IF(AND(EXACT([.B331];&quot;OK&quot;);EXACT([.C331];&quot;OK&quot;));&quot;OK&quot;;IF(EXACT([.C331];&quot;OK&quot;);&quot;OK!&quot;;IF(EXACT([.B33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39-1.ma</text:p>
          </table:table-cell>
          <table:table-cell table:number-columns-repeated="2" office:value-type="string">
            <text:p>OK</text:p>
          </table:table-cell>
          <table:table-cell office:value-type="float" office:value="31.35">
            <text:p>31.35</text:p>
          </table:table-cell>
          <table:table-cell office:value-type="float" office:value="33.82">
            <text:p>33.82</text:p>
          </table:table-cell>
          <table:table-cell table:formula="oooc:=[.D332]-[.E332]" office:value-type="float" office:value="-2.47">
            <text:p>-2.47</text:p>
          </table:table-cell>
          <table:table-cell/>
          <table:table-cell table:formula="oooc:=IF(AND(EXACT([.B332];&quot;OK&quot;);EXACT([.C332];&quot;OK&quot;));&quot;OK&quot;;IF(EXACT([.C332];&quot;OK&quot;);&quot;OK!&quot;;IF(EXACT([.B33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40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table:number-columns-repeated="2"/>
          <table:table-cell table:formula="oooc:=[.D333]-[.E333]" office:value-type="float" office:value="0">
            <text:p>0.00</text:p>
          </table:table-cell>
          <table:table-cell/>
          <table:table-cell table:formula="oooc:=IF(AND(EXACT([.B333];&quot;OK&quot;);EXACT([.C333];&quot;OK&quot;));&quot;OK&quot;;IF(EXACT([.C333];&quot;OK&quot;);&quot;OK!&quot;;IF(EXACT([.B333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GRP441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table:number-columns-repeated="2"/>
          <table:table-cell table:formula="oooc:=[.D334]-[.E334]" office:value-type="float" office:value="0">
            <text:p>0.00</text:p>
          </table:table-cell>
          <table:table-cell/>
          <table:table-cell table:formula="oooc:=IF(AND(EXACT([.B334];&quot;OK&quot;);EXACT([.C334];&quot;OK&quot;));&quot;OK&quot;;IF(EXACT([.C334];&quot;OK&quot;);&quot;OK!&quot;;IF(EXACT([.B334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GRP44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335]-[.E335]" office:value-type="float" office:value="0">
            <text:p>0.00</text:p>
          </table:table-cell>
          <table:table-cell/>
          <table:table-cell table:formula="oooc:=IF(AND(EXACT([.B335];&quot;OK&quot;);EXACT([.C335];&quot;OK&quot;));&quot;OK&quot;;IF(EXACT([.C335];&quot;OK&quot;);&quot;OK!&quot;;IF(EXACT([.B33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44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336]-[.E336]" office:value-type="float" office:value="0">
            <text:p>0.00</text:p>
          </table:table-cell>
          <table:table-cell/>
          <table:table-cell table:formula="oooc:=IF(AND(EXACT([.B336];&quot;OK&quot;);EXACT([.C336];&quot;OK&quot;));&quot;OK&quot;;IF(EXACT([.C336];&quot;OK&quot;);&quot;OK!&quot;;IF(EXACT([.B33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44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337]-[.E337]" office:value-type="float" office:value="0">
            <text:p>0.00</text:p>
          </table:table-cell>
          <table:table-cell/>
          <table:table-cell table:formula="oooc:=IF(AND(EXACT([.B337];&quot;OK&quot;);EXACT([.C337];&quot;OK&quot;));&quot;OK&quot;;IF(EXACT([.C337];&quot;OK&quot;);&quot;OK!&quot;;IF(EXACT([.B33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445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0.2">
            <text:p>0.2</text:p>
          </table:table-cell>
          <table:table-cell table:formula="oooc:=[.D338]-[.E338]" office:value-type="float" office:value="-0.2">
            <text:p>-0.20</text:p>
          </table:table-cell>
          <table:table-cell/>
          <table:table-cell table:formula="oooc:=IF(AND(EXACT([.B338];&quot;OK&quot;);EXACT([.C338];&quot;OK&quot;));&quot;OK&quot;;IF(EXACT([.C338];&quot;OK&quot;);&quot;OK!&quot;;IF(EXACT([.B33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46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0.1">
            <text:p>0.1</text:p>
          </table:table-cell>
          <table:table-cell table:formula="oooc:=[.D339]-[.E339]" office:value-type="float" office:value="-0.1">
            <text:p>-0.10</text:p>
          </table:table-cell>
          <table:table-cell/>
          <table:table-cell table:formula="oooc:=IF(AND(EXACT([.B339];&quot;OK&quot;);EXACT([.C339];&quot;OK&quot;));&quot;OK&quot;;IF(EXACT([.C339];&quot;OK&quot;);&quot;OK!&quot;;IF(EXACT([.B33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47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0.91">
            <text:p>0.91</text:p>
          </table:table-cell>
          <table:table-cell table:formula="oooc:=[.D340]-[.E340]" office:value-type="float" office:value="-0.91">
            <text:p>-0.91</text:p>
          </table:table-cell>
          <table:table-cell/>
          <table:table-cell table:formula="oooc:=IF(AND(EXACT([.B340];&quot;OK&quot;);EXACT([.C340];&quot;OK&quot;));&quot;OK&quot;;IF(EXACT([.C340];&quot;OK&quot;);&quot;OK!&quot;;IF(EXACT([.B34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48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0.21">
            <text:p>0.21</text:p>
          </table:table-cell>
          <table:table-cell table:formula="oooc:=[.D341]-[.E341]" office:value-type="float" office:value="-0.21">
            <text:p>-0.21</text:p>
          </table:table-cell>
          <table:table-cell/>
          <table:table-cell table:formula="oooc:=IF(AND(EXACT([.B341];&quot;OK&quot;);EXACT([.C341];&quot;OK&quot;));&quot;OK&quot;;IF(EXACT([.C341];&quot;OK&quot;);&quot;OK!&quot;;IF(EXACT([.B34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49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0.1">
            <text:p>0.1</text:p>
          </table:table-cell>
          <table:table-cell table:formula="oooc:=[.D342]-[.E342]" office:value-type="float" office:value="-0.1">
            <text:p>-0.10</text:p>
          </table:table-cell>
          <table:table-cell/>
          <table:table-cell table:formula="oooc:=IF(AND(EXACT([.B342];&quot;OK&quot;);EXACT([.C342];&quot;OK&quot;));&quot;OK&quot;;IF(EXACT([.C342];&quot;OK&quot;);&quot;OK!&quot;;IF(EXACT([.B34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50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0.88">
            <text:p>0.88</text:p>
          </table:table-cell>
          <table:table-cell table:formula="oooc:=[.D343]-[.E343]" office:value-type="float" office:value="-0.88">
            <text:p>-0.88</text:p>
          </table:table-cell>
          <table:table-cell/>
          <table:table-cell table:formula="oooc:=IF(AND(EXACT([.B343];&quot;OK&quot;);EXACT([.C343];&quot;OK&quot;));&quot;OK&quot;;IF(EXACT([.C343];&quot;OK&quot;);&quot;OK!&quot;;IF(EXACT([.B34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51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0.16">
            <text:p>0.16</text:p>
          </table:table-cell>
          <table:table-cell table:formula="oooc:=[.D344]-[.E344]" office:value-type="float" office:value="-0.16">
            <text:p>-0.16</text:p>
          </table:table-cell>
          <table:table-cell/>
          <table:table-cell table:formula="oooc:=IF(AND(EXACT([.B344];&quot;OK&quot;);EXACT([.C344];&quot;OK&quot;));&quot;OK&quot;;IF(EXACT([.C344];&quot;OK&quot;);&quot;OK!&quot;;IF(EXACT([.B34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52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1.67">
            <text:p>1.67</text:p>
          </table:table-cell>
          <table:table-cell table:formula="oooc:=[.D345]-[.E345]" office:value-type="float" office:value="-1.67">
            <text:p>-1.67</text:p>
          </table:table-cell>
          <table:table-cell/>
          <table:table-cell table:formula="oooc:=IF(AND(EXACT([.B345];&quot;OK&quot;);EXACT([.C345];&quot;OK&quot;));&quot;OK&quot;;IF(EXACT([.C345];&quot;OK&quot;);&quot;OK!&quot;;IF(EXACT([.B34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53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3.25">
            <text:p>3.25</text:p>
          </table:table-cell>
          <table:table-cell table:formula="oooc:=[.D346]-[.E346]" office:value-type="float" office:value="-3.25">
            <text:p>-3.25</text:p>
          </table:table-cell>
          <table:table-cell/>
          <table:table-cell table:formula="oooc:=IF(AND(EXACT([.B346];&quot;OK&quot;);EXACT([.C346];&quot;OK&quot;));&quot;OK&quot;;IF(EXACT([.C346];&quot;OK&quot;);&quot;OK!&quot;;IF(EXACT([.B34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54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347]-[.E347]" office:value-type="float" office:value="0">
            <text:p>0.00</text:p>
          </table:table-cell>
          <table:table-cell/>
          <table:table-cell table:formula="oooc:=IF(AND(EXACT([.B347];&quot;OK&quot;);EXACT([.C347];&quot;OK&quot;));&quot;OK&quot;;IF(EXACT([.C347];&quot;OK&quot;);&quot;OK!&quot;;IF(EXACT([.B34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55-1.ma</text:p>
          </table:table-cell>
          <table:table-cell table:number-columns-repeated="2" office:value-type="string">
            <text:p>OK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table:formula="oooc:=[.D348]-[.E348]" office:value-type="float" office:value="-0.01">
            <text:p>-0.01</text:p>
          </table:table-cell>
          <table:table-cell/>
          <table:table-cell table:formula="oooc:=IF(AND(EXACT([.B348];&quot;OK&quot;);EXACT([.C348];&quot;OK&quot;));&quot;OK&quot;;IF(EXACT([.C348];&quot;OK&quot;);&quot;OK!&quot;;IF(EXACT([.B34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56-1.ma</text:p>
          </table:table-cell>
          <table:table-cell table:number-columns-repeated="2" office:value-type="string">
            <text:p>OK</text:p>
          </table:table-cell>
          <table:table-cell office:value-type="float" office:value="0.18">
            <text:p>0.18</text:p>
          </table:table-cell>
          <table:table-cell office:value-type="float" office:value="0.26">
            <text:p>0.26</text:p>
          </table:table-cell>
          <table:table-cell table:formula="oooc:=[.D349]-[.E349]" office:value-type="float" office:value="-0.08">
            <text:p>-0.08</text:p>
          </table:table-cell>
          <table:table-cell/>
          <table:table-cell table:formula="oooc:=IF(AND(EXACT([.B349];&quot;OK&quot;);EXACT([.C349];&quot;OK&quot;));&quot;OK&quot;;IF(EXACT([.C349];&quot;OK&quot;);&quot;OK!&quot;;IF(EXACT([.B34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57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350]-[.E350]" office:value-type="float" office:value="0">
            <text:p>0.00</text:p>
          </table:table-cell>
          <table:table-cell/>
          <table:table-cell table:formula="oooc:=IF(AND(EXACT([.B350];&quot;OK&quot;);EXACT([.C350];&quot;OK&quot;));&quot;OK&quot;;IF(EXACT([.C350];&quot;OK&quot;);&quot;OK!&quot;;IF(EXACT([.B35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58-1.ma</text:p>
          </table:table-cell>
          <table:table-cell table:number-columns-repeated="2" office:value-type="string">
            <text:p>OK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table:formula="oooc:=[.D351]-[.E351]" office:value-type="float" office:value="-0.01">
            <text:p>-0.01</text:p>
          </table:table-cell>
          <table:table-cell/>
          <table:table-cell table:formula="oooc:=IF(AND(EXACT([.B351];&quot;OK&quot;);EXACT([.C351];&quot;OK&quot;));&quot;OK&quot;;IF(EXACT([.C351];&quot;OK&quot;);&quot;OK!&quot;;IF(EXACT([.B35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59-1.ma</text:p>
          </table:table-cell>
          <table:table-cell table:number-columns-repeated="2" office:value-type="string">
            <text:p>OK</text:p>
          </table:table-cell>
          <table:table-cell office:value-type="float" office:value="0.19">
            <text:p>0.19</text:p>
          </table:table-cell>
          <table:table-cell office:value-type="float" office:value="0.27">
            <text:p>0.27</text:p>
          </table:table-cell>
          <table:table-cell table:formula="oooc:=[.D352]-[.E352]" office:value-type="float" office:value="-0.08">
            <text:p>-0.08</text:p>
          </table:table-cell>
          <table:table-cell/>
          <table:table-cell table:formula="oooc:=IF(AND(EXACT([.B352];&quot;OK&quot;);EXACT([.C352];&quot;OK&quot;));&quot;OK&quot;;IF(EXACT([.C352];&quot;OK&quot;);&quot;OK!&quot;;IF(EXACT([.B35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60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353]-[.E353]" office:value-type="float" office:value="0">
            <text:p>0.00</text:p>
          </table:table-cell>
          <table:table-cell/>
          <table:table-cell table:formula="oooc:=IF(AND(EXACT([.B353];&quot;OK&quot;);EXACT([.C353];&quot;OK&quot;));&quot;OK&quot;;IF(EXACT([.C353];&quot;OK&quot;);&quot;OK!&quot;;IF(EXACT([.B35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61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0.01">
            <text:p>0.01</text:p>
          </table:table-cell>
          <table:table-cell table:formula="oooc:=[.D354]-[.E354]" office:value-type="float" office:value="-0.01">
            <text:p>-0.01</text:p>
          </table:table-cell>
          <table:table-cell/>
          <table:table-cell table:formula="oooc:=IF(AND(EXACT([.B354];&quot;OK&quot;);EXACT([.C354];&quot;OK&quot;));&quot;OK&quot;;IF(EXACT([.C354];&quot;OK&quot;);&quot;OK!&quot;;IF(EXACT([.B35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62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0.32">
            <text:p>0.32</text:p>
          </table:table-cell>
          <table:table-cell table:formula="oooc:=[.D355]-[.E355]" office:value-type="float" office:value="-0.32">
            <text:p>-0.32</text:p>
          </table:table-cell>
          <table:table-cell/>
          <table:table-cell table:formula="oooc:=IF(AND(EXACT([.B355];&quot;OK&quot;);EXACT([.C355];&quot;OK&quot;));&quot;OK&quot;;IF(EXACT([.C355];&quot;OK&quot;);&quot;OK!&quot;;IF(EXACT([.B35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63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356]-[.E356]" office:value-type="float" office:value="0">
            <text:p>0.00</text:p>
          </table:table-cell>
          <table:table-cell/>
          <table:table-cell table:formula="oooc:=IF(AND(EXACT([.B356];&quot;OK&quot;);EXACT([.C356];&quot;OK&quot;));&quot;OK&quot;;IF(EXACT([.C356];&quot;OK&quot;);&quot;OK!&quot;;IF(EXACT([.B35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64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0.01">
            <text:p>0.01</text:p>
          </table:table-cell>
          <table:table-cell table:formula="oooc:=[.D357]-[.E357]" office:value-type="float" office:value="-0.01">
            <text:p>-0.01</text:p>
          </table:table-cell>
          <table:table-cell/>
          <table:table-cell table:formula="oooc:=IF(AND(EXACT([.B357];&quot;OK&quot;);EXACT([.C357];&quot;OK&quot;));&quot;OK&quot;;IF(EXACT([.C357];&quot;OK&quot;);&quot;OK!&quot;;IF(EXACT([.B35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65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0.32">
            <text:p>0.32</text:p>
          </table:table-cell>
          <table:table-cell table:formula="oooc:=[.D358]-[.E358]" office:value-type="float" office:value="-0.32">
            <text:p>-0.32</text:p>
          </table:table-cell>
          <table:table-cell/>
          <table:table-cell table:formula="oooc:=IF(AND(EXACT([.B358];&quot;OK&quot;);EXACT([.C358];&quot;OK&quot;));&quot;OK&quot;;IF(EXACT([.C358];&quot;OK&quot;);&quot;OK!&quot;;IF(EXACT([.B35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66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0.1">
            <text:p>0.1</text:p>
          </table:table-cell>
          <table:table-cell table:formula="oooc:=[.D359]-[.E359]" office:value-type="float" office:value="-0.1">
            <text:p>-0.10</text:p>
          </table:table-cell>
          <table:table-cell/>
          <table:table-cell table:formula="oooc:=IF(AND(EXACT([.B359];&quot;OK&quot;);EXACT([.C359];&quot;OK&quot;));&quot;OK&quot;;IF(EXACT([.C359];&quot;OK&quot;);&quot;OK!&quot;;IF(EXACT([.B35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67-1.ma</text:p>
          </table:table-cell>
          <table:table-cell table:number-columns-repeated="2" office:value-type="string">
            <text:p>OK</text:p>
          </table:table-cell>
          <table:table-cell office:value-type="float" office:value="0.48">
            <text:p>0.48</text:p>
          </table:table-cell>
          <table:table-cell office:value-type="float" office:value="0.46">
            <text:p>0.46</text:p>
          </table:table-cell>
          <table:table-cell table:formula="oooc:=[.D360]-[.E360]" office:value-type="float" office:value="0.02">
            <text:p>0.02</text:p>
          </table:table-cell>
          <table:table-cell/>
          <table:table-cell table:formula="oooc:=IF(AND(EXACT([.B360];&quot;OK&quot;);EXACT([.C360];&quot;OK&quot;));&quot;OK&quot;;IF(EXACT([.C360];&quot;OK&quot;);&quot;OK!&quot;;IF(EXACT([.B36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68-1.ma</text:p>
          </table:table-cell>
          <table:table-cell table:number-columns-repeated="2" office:value-type="string">
            <text:p>OK</text:p>
          </table:table-cell>
          <table:table-cell office:value-type="float" office:value="1.85">
            <text:p>1.85</text:p>
          </table:table-cell>
          <table:table-cell office:value-type="float" office:value="3.08">
            <text:p>3.08</text:p>
          </table:table-cell>
          <table:table-cell table:formula="oooc:=[.D361]-[.E361]" office:value-type="float" office:value="-1.23">
            <text:p>-1.23</text:p>
          </table:table-cell>
          <table:table-cell/>
          <table:table-cell table:formula="oooc:=IF(AND(EXACT([.B361];&quot;OK&quot;);EXACT([.C361];&quot;OK&quot;));&quot;OK&quot;;IF(EXACT([.C361];&quot;OK&quot;);&quot;OK!&quot;;IF(EXACT([.B36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69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table:number-columns-repeated="2"/>
          <table:table-cell table:formula="oooc:=[.D362]-[.E362]" office:value-type="float" office:value="0">
            <text:p>0.00</text:p>
          </table:table-cell>
          <table:table-cell/>
          <table:table-cell table:formula="oooc:=IF(AND(EXACT([.B362];&quot;OK&quot;);EXACT([.C362];&quot;OK&quot;));&quot;OK&quot;;IF(EXACT([.C362];&quot;OK&quot;);&quot;OK!&quot;;IF(EXACT([.B362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GRP470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115.05">
            <text:p>115.05</text:p>
          </table:table-cell>
          <table:table-cell/>
          <table:table-cell table:formula="oooc:=[.D363]-[.E363]" office:value-type="float" office:value="115.05">
            <text:p>115.05</text:p>
          </table:table-cell>
          <table:table-cell/>
          <table:table-cell table:formula="oooc:=IF(AND(EXACT([.B363];&quot;OK&quot;);EXACT([.C363];&quot;OK&quot;));&quot;OK&quot;;IF(EXACT([.C363];&quot;OK&quot;);&quot;OK!&quot;;IF(EXACT([.B363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GRP471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140.02">
            <text:p>140.02</text:p>
          </table:table-cell>
          <table:table-cell/>
          <table:table-cell table:formula="oooc:=[.D364]-[.E364]" office:value-type="float" office:value="140.02">
            <text:p>140.02</text:p>
          </table:table-cell>
          <table:table-cell/>
          <table:table-cell table:formula="oooc:=IF(AND(EXACT([.B364];&quot;OK&quot;);EXACT([.C364];&quot;OK&quot;));&quot;OK&quot;;IF(EXACT([.C364];&quot;OK&quot;);&quot;OK!&quot;;IF(EXACT([.B364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GRP472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71.72">
            <text:p>71.72</text:p>
          </table:table-cell>
          <table:table-cell table:formula="oooc:=[.D365]-[.E365]" office:value-type="float" office:value="-71.72">
            <text:p>-71.72</text:p>
          </table:table-cell>
          <table:table-cell/>
          <table:table-cell table:formula="oooc:=IF(AND(EXACT([.B365];&quot;OK&quot;);EXACT([.C365];&quot;OK&quot;));&quot;OK&quot;;IF(EXACT([.C365];&quot;OK&quot;);&quot;OK!&quot;;IF(EXACT([.B36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73-1.ma</text:p>
          </table:table-cell>
          <table:table-cell table:number-columns-repeated="2" office:value-type="string">
            <text:p>OK</text:p>
          </table:table-cell>
          <table:table-cell office:value-type="float" office:value="66">
            <text:p>66</text:p>
          </table:table-cell>
          <table:table-cell office:value-type="float" office:value="67.69">
            <text:p>67.69</text:p>
          </table:table-cell>
          <table:table-cell table:formula="oooc:=[.D366]-[.E366]" office:value-type="float" office:value="-1.69">
            <text:p>-1.69</text:p>
          </table:table-cell>
          <table:table-cell/>
          <table:table-cell table:formula="oooc:=IF(AND(EXACT([.B366];&quot;OK&quot;);EXACT([.C366];&quot;OK&quot;));&quot;OK&quot;;IF(EXACT([.C366];&quot;OK&quot;);&quot;OK!&quot;;IF(EXACT([.B36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74-1.ma</text:p>
          </table:table-cell>
          <table:table-cell table:number-columns-repeated="2" office:value-type="string">
            <text:p>OK</text:p>
          </table:table-cell>
          <table:table-cell office:value-type="float" office:value="85.37">
            <text:p>85.37</text:p>
          </table:table-cell>
          <table:table-cell office:value-type="float" office:value="92.99">
            <text:p>92.99</text:p>
          </table:table-cell>
          <table:table-cell table:formula="oooc:=[.D367]-[.E367]" office:value-type="float" office:value="-7.61999999999999">
            <text:p>-7.62</text:p>
          </table:table-cell>
          <table:table-cell/>
          <table:table-cell table:formula="oooc:=IF(AND(EXACT([.B367];&quot;OK&quot;);EXACT([.C367];&quot;OK&quot;));&quot;OK&quot;;IF(EXACT([.C367];&quot;OK&quot;);&quot;OK!&quot;;IF(EXACT([.B36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75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89.99">
            <text:p>89.99</text:p>
          </table:table-cell>
          <table:table-cell table:formula="oooc:=[.D368]-[.E368]" office:value-type="float" office:value="-89.99">
            <text:p>-89.99</text:p>
          </table:table-cell>
          <table:table-cell/>
          <table:table-cell table:formula="oooc:=IF(AND(EXACT([.B368];&quot;OK&quot;);EXACT([.C368];&quot;OK&quot;));&quot;OK&quot;;IF(EXACT([.C368];&quot;OK&quot;);&quot;OK!&quot;;IF(EXACT([.B36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76-1.ma</text:p>
          </table:table-cell>
          <table:table-cell table:number-columns-repeated="2" office:value-type="string">
            <text:p>OK</text:p>
          </table:table-cell>
          <table:table-cell office:value-type="float" office:value="86.4">
            <text:p>86.4</text:p>
          </table:table-cell>
          <table:table-cell office:value-type="float" office:value="89.69">
            <text:p>89.69</text:p>
          </table:table-cell>
          <table:table-cell table:formula="oooc:=[.D369]-[.E369]" office:value-type="float" office:value="-3.28999999999999">
            <text:p>-3.29</text:p>
          </table:table-cell>
          <table:table-cell/>
          <table:table-cell table:formula="oooc:=IF(AND(EXACT([.B369];&quot;OK&quot;);EXACT([.C369];&quot;OK&quot;));&quot;OK&quot;;IF(EXACT([.C369];&quot;OK&quot;);&quot;OK!&quot;;IF(EXACT([.B36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77-1.ma</text:p>
          </table:table-cell>
          <table:table-cell table:number-columns-repeated="2" office:value-type="string">
            <text:p>OK</text:p>
          </table:table-cell>
          <table:table-cell office:value-type="float" office:value="88.63">
            <text:p>88.63</text:p>
          </table:table-cell>
          <table:table-cell office:value-type="float" office:value="94.31">
            <text:p>94.31</text:p>
          </table:table-cell>
          <table:table-cell table:formula="oooc:=[.D370]-[.E370]" office:value-type="float" office:value="-5.68000000000001">
            <text:p>-5.68</text:p>
          </table:table-cell>
          <table:table-cell/>
          <table:table-cell table:formula="oooc:=IF(AND(EXACT([.B370];&quot;OK&quot;);EXACT([.C370];&quot;OK&quot;));&quot;OK&quot;;IF(EXACT([.C370];&quot;OK&quot;);&quot;OK!&quot;;IF(EXACT([.B37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78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28.41">
            <text:p>28.41</text:p>
          </table:table-cell>
          <table:table-cell table:formula="oooc:=[.D371]-[.E371]" office:value-type="float" office:value="-28.41">
            <text:p>-28.41</text:p>
          </table:table-cell>
          <table:table-cell/>
          <table:table-cell table:formula="oooc:=IF(AND(EXACT([.B371];&quot;OK&quot;);EXACT([.C371];&quot;OK&quot;));&quot;OK&quot;;IF(EXACT([.C371];&quot;OK&quot;);&quot;OK!&quot;;IF(EXACT([.B37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79-1.ma</text:p>
          </table:table-cell>
          <table:table-cell table:number-columns-repeated="2" office:value-type="string">
            <text:p>OK</text:p>
          </table:table-cell>
          <table:table-cell office:value-type="float" office:value="23.91">
            <text:p>23.91</text:p>
          </table:table-cell>
          <table:table-cell office:value-type="float" office:value="24.83">
            <text:p>24.83</text:p>
          </table:table-cell>
          <table:table-cell table:formula="oooc:=[.D372]-[.E372]" office:value-type="float" office:value="-0.919999999999998">
            <text:p>-0.92</text:p>
          </table:table-cell>
          <table:table-cell/>
          <table:table-cell table:formula="oooc:=IF(AND(EXACT([.B372];&quot;OK&quot;);EXACT([.C372];&quot;OK&quot;));&quot;OK&quot;;IF(EXACT([.C372];&quot;OK&quot;);&quot;OK!&quot;;IF(EXACT([.B37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80-1.ma</text:p>
          </table:table-cell>
          <table:table-cell table:number-columns-repeated="2" office:value-type="string">
            <text:p>OK</text:p>
          </table:table-cell>
          <table:table-cell office:value-type="float" office:value="28.09">
            <text:p>28.09</text:p>
          </table:table-cell>
          <table:table-cell office:value-type="float" office:value="35.92">
            <text:p>35.92</text:p>
          </table:table-cell>
          <table:table-cell table:formula="oooc:=[.D373]-[.E373]" office:value-type="float" office:value="-7.83">
            <text:p>-7.83</text:p>
          </table:table-cell>
          <table:table-cell/>
          <table:table-cell table:formula="oooc:=IF(AND(EXACT([.B373];&quot;OK&quot;);EXACT([.C373];&quot;OK&quot;));&quot;OK&quot;;IF(EXACT([.C373];&quot;OK&quot;);&quot;OK!&quot;;IF(EXACT([.B37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81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2">
            <text:p>0.02</text:p>
          </table:table-cell>
          <table:table-cell table:formula="oooc:=[.D374]-[.E374]" office:value-type="float" office:value="0">
            <text:p>0.00</text:p>
          </table:table-cell>
          <table:table-cell/>
          <table:table-cell table:formula="oooc:=IF(AND(EXACT([.B374];&quot;OK&quot;);EXACT([.C374];&quot;OK&quot;));&quot;OK&quot;;IF(EXACT([.C374];&quot;OK&quot;);&quot;OK!&quot;;IF(EXACT([.B37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82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0.03">
            <text:p>0.03</text:p>
          </table:table-cell>
          <table:table-cell table:formula="oooc:=[.D375]-[.E375]" office:value-type="float" office:value="-0.03">
            <text:p>-0.03</text:p>
          </table:table-cell>
          <table:table-cell/>
          <table:table-cell table:formula="oooc:=IF(AND(EXACT([.B375];&quot;OK&quot;);EXACT([.C375];&quot;OK&quot;));&quot;OK&quot;;IF(EXACT([.C375];&quot;OK&quot;);&quot;OK!&quot;;IF(EXACT([.B37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83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0.58">
            <text:p>0.58</text:p>
          </table:table-cell>
          <table:table-cell table:formula="oooc:=[.D376]-[.E376]" office:value-type="float" office:value="-0.58">
            <text:p>-0.58</text:p>
          </table:table-cell>
          <table:table-cell/>
          <table:table-cell table:formula="oooc:=IF(AND(EXACT([.B376];&quot;OK&quot;);EXACT([.C376];&quot;OK&quot;));&quot;OK&quot;;IF(EXACT([.C376];&quot;OK&quot;);&quot;OK!&quot;;IF(EXACT([.B37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84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5">
            <text:p>0.05</text:p>
          </table:table-cell>
          <table:table-cell table:formula="oooc:=[.D377]-[.E377]" office:value-type="float" office:value="0">
            <text:p>0.00</text:p>
          </table:table-cell>
          <table:table-cell/>
          <table:table-cell table:formula="oooc:=IF(AND(EXACT([.B377];&quot;OK&quot;);EXACT([.C377];&quot;OK&quot;));&quot;OK&quot;;IF(EXACT([.C377];&quot;OK&quot;);&quot;OK!&quot;;IF(EXACT([.B37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85-1.ma</text:p>
          </table:table-cell>
          <table:table-cell table:number-columns-repeated="2" office:value-type="string">
            <text:p>OK</text:p>
          </table:table-cell>
          <table:table-cell office:value-type="float" office:value="0.08">
            <text:p>0.08</text:p>
          </table:table-cell>
          <table:table-cell office:value-type="float" office:value="0.11">
            <text:p>0.11</text:p>
          </table:table-cell>
          <table:table-cell table:formula="oooc:=[.D378]-[.E378]" office:value-type="float" office:value="-0.03">
            <text:p>-0.03</text:p>
          </table:table-cell>
          <table:table-cell/>
          <table:table-cell table:formula="oooc:=IF(AND(EXACT([.B378];&quot;OK&quot;);EXACT([.C378];&quot;OK&quot;));&quot;OK&quot;;IF(EXACT([.C378];&quot;OK&quot;);&quot;OK!&quot;;IF(EXACT([.B37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86-1.ma</text:p>
          </table:table-cell>
          <table:table-cell table:number-columns-repeated="2" office:value-type="string">
            <text:p>OK</text:p>
          </table:table-cell>
          <table:table-cell office:value-type="float" office:value="0.35">
            <text:p>0.35</text:p>
          </table:table-cell>
          <table:table-cell office:value-type="float" office:value="0.68">
            <text:p>0.68</text:p>
          </table:table-cell>
          <table:table-cell table:formula="oooc:=[.D379]-[.E379]" office:value-type="float" office:value="-0.33">
            <text:p>-0.33</text:p>
          </table:table-cell>
          <table:table-cell/>
          <table:table-cell table:formula="oooc:=IF(AND(EXACT([.B379];&quot;OK&quot;);EXACT([.C379];&quot;OK&quot;));&quot;OK&quot;;IF(EXACT([.C379];&quot;OK&quot;);&quot;OK!&quot;;IF(EXACT([.B37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87-1.ma</text:p>
          </table:table-cell>
          <table:table-cell table:number-columns-repeated="2" office:value-type="string">
            <text:p>OK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formula="oooc:=[.D380]-[.E380]" office:value-type="float" office:value="-0.01">
            <text:p>-0.01</text:p>
          </table:table-cell>
          <table:table-cell/>
          <table:table-cell table:formula="oooc:=IF(AND(EXACT([.B380];&quot;OK&quot;);EXACT([.C380];&quot;OK&quot;));&quot;OK&quot;;IF(EXACT([.C380];&quot;OK&quot;);&quot;OK!&quot;;IF(EXACT([.B38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88-1.ma</text:p>
          </table:table-cell>
          <table:table-cell table:number-columns-repeated="2" office:value-type="string">
            <text:p>OK</text:p>
          </table:table-cell>
          <table:table-cell office:value-type="float" office:value="0.7">
            <text:p>0.7</text:p>
          </table:table-cell>
          <table:table-cell office:value-type="float" office:value="0.85">
            <text:p>0.85</text:p>
          </table:table-cell>
          <table:table-cell table:formula="oooc:=[.D381]-[.E381]" office:value-type="float" office:value="-0.15">
            <text:p>-0.15</text:p>
          </table:table-cell>
          <table:table-cell/>
          <table:table-cell table:formula="oooc:=IF(AND(EXACT([.B381];&quot;OK&quot;);EXACT([.C381];&quot;OK&quot;));&quot;OK&quot;;IF(EXACT([.C381];&quot;OK&quot;);&quot;OK!&quot;;IF(EXACT([.B38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89-1.ma</text:p>
          </table:table-cell>
          <table:table-cell table:number-columns-repeated="2" office:value-type="string">
            <text:p>OK</text:p>
          </table:table-cell>
          <table:table-cell office:value-type="float" office:value="1.1">
            <text:p>1.1</text:p>
          </table:table-cell>
          <table:table-cell office:value-type="float" office:value="1.76">
            <text:p>1.76</text:p>
          </table:table-cell>
          <table:table-cell table:formula="oooc:=[.D382]-[.E382]" office:value-type="float" office:value="-0.66">
            <text:p>-0.66</text:p>
          </table:table-cell>
          <table:table-cell/>
          <table:table-cell table:formula="oooc:=IF(AND(EXACT([.B382];&quot;OK&quot;);EXACT([.C382];&quot;OK&quot;));&quot;OK&quot;;IF(EXACT([.C382];&quot;OK&quot;);&quot;OK!&quot;;IF(EXACT([.B38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90-1.ma</text:p>
          </table:table-cell>
          <table:table-cell table:number-columns-repeated="2" office:value-type="string">
            <text:p>OK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table:formula="oooc:=[.D383]-[.E383]" office:value-type="float" office:value="-0.01">
            <text:p>-0.01</text:p>
          </table:table-cell>
          <table:table-cell/>
          <table:table-cell table:formula="oooc:=IF(AND(EXACT([.B383];&quot;OK&quot;);EXACT([.C383];&quot;OK&quot;));&quot;OK&quot;;IF(EXACT([.C383];&quot;OK&quot;);&quot;OK!&quot;;IF(EXACT([.B38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91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5">
            <text:p>0.05</text:p>
          </table:table-cell>
          <table:table-cell table:formula="oooc:=[.D384]-[.E384]" office:value-type="float" office:value="0">
            <text:p>0.00</text:p>
          </table:table-cell>
          <table:table-cell/>
          <table:table-cell table:formula="oooc:=IF(AND(EXACT([.B384];&quot;OK&quot;);EXACT([.C384];&quot;OK&quot;));&quot;OK&quot;;IF(EXACT([.C384];&quot;OK&quot;);&quot;OK!&quot;;IF(EXACT([.B38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92-1.ma</text:p>
          </table:table-cell>
          <table:table-cell table:number-columns-repeated="2" office:value-type="string">
            <text:p>OK</text:p>
          </table:table-cell>
          <table:table-cell office:value-type="float" office:value="0.47">
            <text:p>0.47</text:p>
          </table:table-cell>
          <table:table-cell office:value-type="float" office:value="0.42">
            <text:p>0.42</text:p>
          </table:table-cell>
          <table:table-cell table:formula="oooc:=[.D385]-[.E385]" office:value-type="float" office:value="0.05">
            <text:p>0.05</text:p>
          </table:table-cell>
          <table:table-cell/>
          <table:table-cell table:formula="oooc:=IF(AND(EXACT([.B385];&quot;OK&quot;);EXACT([.C385];&quot;OK&quot;));&quot;OK&quot;;IF(EXACT([.C385];&quot;OK&quot;);&quot;OK!&quot;;IF(EXACT([.B38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93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2">
            <text:p>0.02</text:p>
          </table:table-cell>
          <table:table-cell table:formula="oooc:=[.D386]-[.E386]" office:value-type="float" office:value="0">
            <text:p>0.00</text:p>
          </table:table-cell>
          <table:table-cell/>
          <table:table-cell table:formula="oooc:=IF(AND(EXACT([.B386];&quot;OK&quot;);EXACT([.C386];&quot;OK&quot;));&quot;OK&quot;;IF(EXACT([.C386];&quot;OK&quot;);&quot;OK!&quot;;IF(EXACT([.B38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94-1.ma</text:p>
          </table:table-cell>
          <table:table-cell table:number-columns-repeated="2" office:value-type="string">
            <text:p>OK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table:formula="oooc:=[.D387]-[.E387]" office:value-type="float" office:value="-0.01">
            <text:p>-0.01</text:p>
          </table:table-cell>
          <table:table-cell/>
          <table:table-cell table:formula="oooc:=IF(AND(EXACT([.B387];&quot;OK&quot;);EXACT([.C387];&quot;OK&quot;));&quot;OK&quot;;IF(EXACT([.C387];&quot;OK&quot;);&quot;OK!&quot;;IF(EXACT([.B38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95-1.ma</text:p>
          </table:table-cell>
          <table:table-cell table:number-columns-repeated="2" office:value-type="string">
            <text:p>OK</text:p>
          </table:table-cell>
          <table:table-cell office:value-type="float" office:value="0.25">
            <text:p>0.25</text:p>
          </table:table-cell>
          <table:table-cell office:value-type="float" office:value="0.33">
            <text:p>0.33</text:p>
          </table:table-cell>
          <table:table-cell table:formula="oooc:=[.D388]-[.E388]" office:value-type="float" office:value="-0.08">
            <text:p>-0.08</text:p>
          </table:table-cell>
          <table:table-cell/>
          <table:table-cell table:formula="oooc:=IF(AND(EXACT([.B388];&quot;OK&quot;);EXACT([.C388];&quot;OK&quot;));&quot;OK&quot;;IF(EXACT([.C388];&quot;OK&quot;);&quot;OK!&quot;;IF(EXACT([.B38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96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389]-[.E389]" office:value-type="float" office:value="0">
            <text:p>0.00</text:p>
          </table:table-cell>
          <table:table-cell/>
          <table:table-cell table:formula="oooc:=IF(AND(EXACT([.B389];&quot;OK&quot;);EXACT([.C389];&quot;OK&quot;));&quot;OK&quot;;IF(EXACT([.C389];&quot;OK&quot;);&quot;OK!&quot;;IF(EXACT([.B38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97-1.ma</text:p>
          </table:table-cell>
          <table:table-cell table:number-columns-repeated="2" office:value-type="string">
            <text:p>OK</text:p>
          </table:table-cell>
          <table:table-cell office:value-type="float" office:value="0.13">
            <text:p>0.13</text:p>
          </table:table-cell>
          <table:table-cell office:value-type="float" office:value="0.15">
            <text:p>0.15</text:p>
          </table:table-cell>
          <table:table-cell table:formula="oooc:=[.D390]-[.E390]" office:value-type="float" office:value="-0.02">
            <text:p>-0.02</text:p>
          </table:table-cell>
          <table:table-cell/>
          <table:table-cell table:formula="oooc:=IF(AND(EXACT([.B390];&quot;OK&quot;);EXACT([.C390];&quot;OK&quot;));&quot;OK&quot;;IF(EXACT([.C390];&quot;OK&quot;);&quot;OK!&quot;;IF(EXACT([.B39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98-1.ma</text:p>
          </table:table-cell>
          <table:table-cell table:number-columns-repeated="2" office:value-type="string">
            <text:p>OK</text:p>
          </table:table-cell>
          <table:table-cell office:value-type="float" office:value="0.32">
            <text:p>0.32</text:p>
          </table:table-cell>
          <table:table-cell office:value-type="float" office:value="0.38">
            <text:p>0.38</text:p>
          </table:table-cell>
          <table:table-cell table:formula="oooc:=[.D391]-[.E391]" office:value-type="float" office:value="-0.06">
            <text:p>-0.06</text:p>
          </table:table-cell>
          <table:table-cell/>
          <table:table-cell table:formula="oooc:=IF(AND(EXACT([.B391];&quot;OK&quot;);EXACT([.C391];&quot;OK&quot;));&quot;OK&quot;;IF(EXACT([.C391];&quot;OK&quot;);&quot;OK!&quot;;IF(EXACT([.B39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99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42.38">
            <text:p>42.38</text:p>
          </table:table-cell>
          <table:table-cell table:formula="oooc:=[.D392]-[.E392]" office:value-type="float" office:value="-42.38">
            <text:p>-42.38</text:p>
          </table:table-cell>
          <table:table-cell/>
          <table:table-cell table:formula="oooc:=IF(AND(EXACT([.B392];&quot;OK&quot;);EXACT([.C392];&quot;OK&quot;));&quot;OK&quot;;IF(EXACT([.C392];&quot;OK&quot;);&quot;OK!&quot;;IF(EXACT([.B39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00-1.ma</text:p>
          </table:table-cell>
          <table:table-cell table:number-columns-repeated="2" office:value-type="string">
            <text:p>OK</text:p>
          </table:table-cell>
          <table:table-cell office:value-type="float" office:value="24.13">
            <text:p>24.13</text:p>
          </table:table-cell>
          <table:table-cell office:value-type="float" office:value="19.75">
            <text:p>19.75</text:p>
          </table:table-cell>
          <table:table-cell table:formula="oooc:=[.D393]-[.E393]" office:value-type="float" office:value="4.38">
            <text:p>4.38</text:p>
          </table:table-cell>
          <table:table-cell/>
          <table:table-cell table:formula="oooc:=IF(AND(EXACT([.B393];&quot;OK&quot;);EXACT([.C393];&quot;OK&quot;));&quot;OK&quot;;IF(EXACT([.C393];&quot;OK&quot;);&quot;OK!&quot;;IF(EXACT([.B39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01-1.ma</text:p>
          </table:table-cell>
          <table:table-cell table:number-columns-repeated="2" office:value-type="string">
            <text:p>OK</text:p>
          </table:table-cell>
          <table:table-cell office:value-type="float" office:value="56.48">
            <text:p>56.48</text:p>
          </table:table-cell>
          <table:table-cell office:value-type="float" office:value="53.98">
            <text:p>53.98</text:p>
          </table:table-cell>
          <table:table-cell table:formula="oooc:=[.D394]-[.E394]" office:value-type="float" office:value="2.5">
            <text:p>2.50</text:p>
          </table:table-cell>
          <table:table-cell/>
          <table:table-cell table:formula="oooc:=IF(AND(EXACT([.B394];&quot;OK&quot;);EXACT([.C394];&quot;OK&quot;));&quot;OK&quot;;IF(EXACT([.C394];&quot;OK&quot;);&quot;OK!&quot;;IF(EXACT([.B39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0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395]-[.E395]" office:value-type="float" office:value="0">
            <text:p>0.00</text:p>
          </table:table-cell>
          <table:table-cell/>
          <table:table-cell table:formula="oooc:=IF(AND(EXACT([.B395];&quot;OK&quot;);EXACT([.C395];&quot;OK&quot;));&quot;OK&quot;;IF(EXACT([.C395];&quot;OK&quot;);&quot;OK!&quot;;IF(EXACT([.B39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50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396]-[.E396]" office:value-type="float" office:value="0">
            <text:p>0.00</text:p>
          </table:table-cell>
          <table:table-cell/>
          <table:table-cell table:formula="oooc:=IF(AND(EXACT([.B396];&quot;OK&quot;);EXACT([.C396];&quot;OK&quot;));&quot;OK&quot;;IF(EXACT([.C396];&quot;OK&quot;);&quot;OK!&quot;;IF(EXACT([.B39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50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397]-[.E397]" office:value-type="float" office:value="0">
            <text:p>0.00</text:p>
          </table:table-cell>
          <table:table-cell/>
          <table:table-cell table:formula="oooc:=IF(AND(EXACT([.B397];&quot;OK&quot;);EXACT([.C397];&quot;OK&quot;));&quot;OK&quot;;IF(EXACT([.C397];&quot;OK&quot;);&quot;OK!&quot;;IF(EXACT([.B39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505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398]-[.E398]" office:value-type="float" office:value="0">
            <text:p>0.00</text:p>
          </table:table-cell>
          <table:table-cell/>
          <table:table-cell table:formula="oooc:=IF(AND(EXACT([.B398];&quot;OK&quot;);EXACT([.C398];&quot;OK&quot;));&quot;OK&quot;;IF(EXACT([.C398];&quot;OK&quot;);&quot;OK!&quot;;IF(EXACT([.B39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50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399]-[.E399]" office:value-type="float" office:value="0">
            <text:p>0.00</text:p>
          </table:table-cell>
          <table:table-cell/>
          <table:table-cell table:formula="oooc:=IF(AND(EXACT([.B399];&quot;OK&quot;);EXACT([.C399];&quot;OK&quot;));&quot;OK&quot;;IF(EXACT([.C399];&quot;OK&quot;);&quot;OK!&quot;;IF(EXACT([.B39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50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400]-[.E400]" office:value-type="float" office:value="0">
            <text:p>0.00</text:p>
          </table:table-cell>
          <table:table-cell/>
          <table:table-cell table:formula="oooc:=IF(AND(EXACT([.B400];&quot;OK&quot;);EXACT([.C400];&quot;OK&quot;));&quot;OK&quot;;IF(EXACT([.C400];&quot;OK&quot;);&quot;OK!&quot;;IF(EXACT([.B40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508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401]-[.E401]" office:value-type="float" office:value="0">
            <text:p>0.00</text:p>
          </table:table-cell>
          <table:table-cell/>
          <table:table-cell table:formula="oooc:=IF(AND(EXACT([.B401];&quot;OK&quot;);EXACT([.C401];&quot;OK&quot;));&quot;OK&quot;;IF(EXACT([.C401];&quot;OK&quot;);&quot;OK!&quot;;IF(EXACT([.B40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509-1.ma</text:p>
          </table:table-cell>
          <table:table-cell table:number-columns-repeated="2" office:value-type="string">
            <text:p>OK</text:p>
          </table:table-cell>
          <table:table-cell office:value-type="float" office:value="0.6">
            <text:p>0.6</text:p>
          </table:table-cell>
          <table:table-cell office:value-type="float" office:value="0.67">
            <text:p>0.67</text:p>
          </table:table-cell>
          <table:table-cell table:formula="oooc:=[.D402]-[.E402]" office:value-type="float" office:value="-0.0700000000000001">
            <text:p>-0.07</text:p>
          </table:table-cell>
          <table:table-cell/>
          <table:table-cell table:formula="oooc:=IF(AND(EXACT([.B402];&quot;OK&quot;);EXACT([.C402];&quot;OK&quot;));&quot;OK&quot;;IF(EXACT([.C402];&quot;OK&quot;);&quot;OK!&quot;;IF(EXACT([.B40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10-1.ma</text:p>
          </table:table-cell>
          <table:table-cell table:number-columns-repeated="2" office:value-type="string">
            <text:p>OK</text:p>
          </table:table-cell>
          <table:table-cell office:value-type="float" office:value="0.08">
            <text:p>0.08</text:p>
          </table:table-cell>
          <table:table-cell office:value-type="float" office:value="0.12">
            <text:p>0.12</text:p>
          </table:table-cell>
          <table:table-cell table:formula="oooc:=[.D403]-[.E403]" office:value-type="float" office:value="-0.04">
            <text:p>-0.04</text:p>
          </table:table-cell>
          <table:table-cell/>
          <table:table-cell table:formula="oooc:=IF(AND(EXACT([.B403];&quot;OK&quot;);EXACT([.C403];&quot;OK&quot;));&quot;OK&quot;;IF(EXACT([.C403];&quot;OK&quot;);&quot;OK!&quot;;IF(EXACT([.B40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11-1.ma</text:p>
          </table:table-cell>
          <table:table-cell table:number-columns-repeated="2" office:value-type="string">
            <text:p>OK</text:p>
          </table:table-cell>
          <table:table-cell office:value-type="float" office:value="0.77">
            <text:p>0.77</text:p>
          </table:table-cell>
          <table:table-cell office:value-type="float" office:value="1.62">
            <text:p>1.62</text:p>
          </table:table-cell>
          <table:table-cell table:formula="oooc:=[.D404]-[.E404]" office:value-type="float" office:value="-0.85">
            <text:p>-0.85</text:p>
          </table:table-cell>
          <table:table-cell/>
          <table:table-cell table:formula="oooc:=IF(AND(EXACT([.B404];&quot;OK&quot;);EXACT([.C404];&quot;OK&quot;));&quot;OK&quot;;IF(EXACT([.C404];&quot;OK&quot;);&quot;OK!&quot;;IF(EXACT([.B40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12-1.ma</text:p>
          </table:table-cell>
          <table:table-cell table:number-columns-repeated="2" office:value-type="string">
            <text:p>OK</text:p>
          </table:table-cell>
          <table:table-cell office:value-type="float" office:value="0.13">
            <text:p>0.13</text:p>
          </table:table-cell>
          <table:table-cell office:value-type="float" office:value="0.18">
            <text:p>0.18</text:p>
          </table:table-cell>
          <table:table-cell table:formula="oooc:=[.D405]-[.E405]" office:value-type="float" office:value="-0.05">
            <text:p>-0.05</text:p>
          </table:table-cell>
          <table:table-cell/>
          <table:table-cell table:formula="oooc:=IF(AND(EXACT([.B405];&quot;OK&quot;);EXACT([.C405];&quot;OK&quot;));&quot;OK&quot;;IF(EXACT([.C405];&quot;OK&quot;);&quot;OK!&quot;;IF(EXACT([.B40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13-1.ma</text:p>
          </table:table-cell>
          <table:table-cell table:number-columns-repeated="2" office:value-type="string">
            <text:p>OK</text:p>
          </table:table-cell>
          <table:table-cell office:value-type="float" office:value="0.64">
            <text:p>0.64</text:p>
          </table:table-cell>
          <table:table-cell office:value-type="float" office:value="1.39">
            <text:p>1.39</text:p>
          </table:table-cell>
          <table:table-cell table:formula="oooc:=[.D406]-[.E406]" office:value-type="float" office:value="-0.75">
            <text:p>-0.75</text:p>
          </table:table-cell>
          <table:table-cell/>
          <table:table-cell table:formula="oooc:=IF(AND(EXACT([.B406];&quot;OK&quot;);EXACT([.C406];&quot;OK&quot;));&quot;OK&quot;;IF(EXACT([.C406];&quot;OK&quot;);&quot;OK!&quot;;IF(EXACT([.B40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14-1.ma</text:p>
          </table:table-cell>
          <table:table-cell table:number-columns-repeated="2" office:value-type="string">
            <text:p>OK</text:p>
          </table:table-cell>
          <table:table-cell office:value-type="float" office:value="0.11">
            <text:p>0.11</text:p>
          </table:table-cell>
          <table:table-cell office:value-type="float" office:value="0.17">
            <text:p>0.17</text:p>
          </table:table-cell>
          <table:table-cell table:formula="oooc:=[.D407]-[.E407]" office:value-type="float" office:value="-0.06">
            <text:p>-0.06</text:p>
          </table:table-cell>
          <table:table-cell/>
          <table:table-cell table:formula="oooc:=IF(AND(EXACT([.B407];&quot;OK&quot;);EXACT([.C407];&quot;OK&quot;));&quot;OK&quot;;IF(EXACT([.C407];&quot;OK&quot;);&quot;OK!&quot;;IF(EXACT([.B40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15-1.ma</text:p>
          </table:table-cell>
          <table:table-cell table:number-columns-repeated="2" office:value-type="string">
            <text:p>OK</text:p>
          </table:table-cell>
          <table:table-cell office:value-type="float" office:value="0.57">
            <text:p>0.57</text:p>
          </table:table-cell>
          <table:table-cell office:value-type="float" office:value="0.38">
            <text:p>0.38</text:p>
          </table:table-cell>
          <table:table-cell table:formula="oooc:=[.D408]-[.E408]" office:value-type="float" office:value="0.19">
            <text:p>0.19</text:p>
          </table:table-cell>
          <table:table-cell/>
          <table:table-cell table:formula="oooc:=IF(AND(EXACT([.B408];&quot;OK&quot;);EXACT([.C408];&quot;OK&quot;));&quot;OK&quot;;IF(EXACT([.C408];&quot;OK&quot;);&quot;OK!&quot;;IF(EXACT([.B40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16-1.ma</text:p>
          </table:table-cell>
          <table:table-cell table:number-columns-repeated="2" office:value-type="string">
            <text:p>OK</text:p>
          </table:table-cell>
          <table:table-cell office:value-type="float" office:value="0.11">
            <text:p>0.11</text:p>
          </table:table-cell>
          <table:table-cell office:value-type="float" office:value="0.17">
            <text:p>0.17</text:p>
          </table:table-cell>
          <table:table-cell table:formula="oooc:=[.D409]-[.E409]" office:value-type="float" office:value="-0.06">
            <text:p>-0.06</text:p>
          </table:table-cell>
          <table:table-cell/>
          <table:table-cell table:formula="oooc:=IF(AND(EXACT([.B409];&quot;OK&quot;);EXACT([.C409];&quot;OK&quot;));&quot;OK&quot;;IF(EXACT([.C409];&quot;OK&quot;);&quot;OK!&quot;;IF(EXACT([.B40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17-1.ma</text:p>
          </table:table-cell>
          <table:table-cell table:number-columns-repeated="2" office:value-type="string">
            <text:p>OK</text:p>
          </table:table-cell>
          <table:table-cell office:value-type="float" office:value="0.53">
            <text:p>0.53</text:p>
          </table:table-cell>
          <table:table-cell office:value-type="float" office:value="1.54">
            <text:p>1.54</text:p>
          </table:table-cell>
          <table:table-cell table:formula="oooc:=[.D410]-[.E410]" office:value-type="float" office:value="-1.01">
            <text:p>-1.01</text:p>
          </table:table-cell>
          <table:table-cell/>
          <table:table-cell table:formula="oooc:=IF(AND(EXACT([.B410];&quot;OK&quot;);EXACT([.C410];&quot;OK&quot;));&quot;OK&quot;;IF(EXACT([.C410];&quot;OK&quot;);&quot;OK!&quot;;IF(EXACT([.B41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18-1.ma</text:p>
          </table:table-cell>
          <table:table-cell table:number-columns-repeated="2" office:value-type="string">
            <text:p>OK</text:p>
          </table:table-cell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  <table:table-cell table:formula="oooc:=[.D411]-[.E411]" office:value-type="float" office:value="-0.01">
            <text:p>-0.01</text:p>
          </table:table-cell>
          <table:table-cell/>
          <table:table-cell table:formula="oooc:=IF(AND(EXACT([.B411];&quot;OK&quot;);EXACT([.C411];&quot;OK&quot;));&quot;OK&quot;;IF(EXACT([.C411];&quot;OK&quot;);&quot;OK!&quot;;IF(EXACT([.B41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19-1.ma</text:p>
          </table:table-cell>
          <table:table-cell table:number-columns-repeated="2" office:value-type="string">
            <text:p>OK</text:p>
          </table:table-cell>
          <table:table-cell office:value-type="float" office:value="1.23">
            <text:p>1.23</text:p>
          </table:table-cell>
          <table:table-cell office:value-type="float" office:value="2.18">
            <text:p>2.18</text:p>
          </table:table-cell>
          <table:table-cell table:formula="oooc:=[.D412]-[.E412]" office:value-type="float" office:value="-0.95">
            <text:p>-0.95</text:p>
          </table:table-cell>
          <table:table-cell/>
          <table:table-cell table:formula="oooc:=IF(AND(EXACT([.B412];&quot;OK&quot;);EXACT([.C412];&quot;OK&quot;));&quot;OK&quot;;IF(EXACT([.C412];&quot;OK&quot;);&quot;OK!&quot;;IF(EXACT([.B41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20-1.ma</text:p>
          </table:table-cell>
          <table:table-cell table:number-columns-repeated="2" office:value-type="string">
            <text:p>OK</text:p>
          </table:table-cell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  <table:table-cell table:formula="oooc:=[.D413]-[.E413]" office:value-type="float" office:value="-0.01">
            <text:p>-0.01</text:p>
          </table:table-cell>
          <table:table-cell/>
          <table:table-cell table:formula="oooc:=IF(AND(EXACT([.B413];&quot;OK&quot;);EXACT([.C413];&quot;OK&quot;));&quot;OK&quot;;IF(EXACT([.C413];&quot;OK&quot;);&quot;OK!&quot;;IF(EXACT([.B41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21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0.12">
            <text:p>0.12</text:p>
          </table:table-cell>
          <table:table-cell table:formula="oooc:=[.D414]-[.E414]" office:value-type="float" office:value="-0.12">
            <text:p>-0.12</text:p>
          </table:table-cell>
          <table:table-cell/>
          <table:table-cell table:formula="oooc:=IF(AND(EXACT([.B414];&quot;OK&quot;);EXACT([.C414];&quot;OK&quot;));&quot;OK&quot;;IF(EXACT([.C414];&quot;OK&quot;);&quot;OK!&quot;;IF(EXACT([.B41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22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0.23">
            <text:p>0.23</text:p>
          </table:table-cell>
          <table:table-cell table:formula="oooc:=[.D415]-[.E415]" office:value-type="float" office:value="-0.23">
            <text:p>-0.23</text:p>
          </table:table-cell>
          <table:table-cell/>
          <table:table-cell table:formula="oooc:=IF(AND(EXACT([.B415];&quot;OK&quot;);EXACT([.C415];&quot;OK&quot;));&quot;OK&quot;;IF(EXACT([.C415];&quot;OK&quot;);&quot;OK!&quot;;IF(EXACT([.B41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23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2.41">
            <text:p>2.41</text:p>
          </table:table-cell>
          <table:table-cell table:formula="oooc:=[.D416]-[.E416]" office:value-type="float" office:value="-2.41">
            <text:p>-2.41</text:p>
          </table:table-cell>
          <table:table-cell/>
          <table:table-cell table:formula="oooc:=IF(AND(EXACT([.B416];&quot;OK&quot;);EXACT([.C416];&quot;OK&quot;));&quot;OK&quot;;IF(EXACT([.C416];&quot;OK&quot;);&quot;OK!&quot;;IF(EXACT([.B41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24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0.36">
            <text:p>0.36</text:p>
          </table:table-cell>
          <table:table-cell table:formula="oooc:=[.D417]-[.E417]" office:value-type="float" office:value="-0.36">
            <text:p>-0.36</text:p>
          </table:table-cell>
          <table:table-cell/>
          <table:table-cell table:formula="oooc:=IF(AND(EXACT([.B417];&quot;OK&quot;);EXACT([.C417];&quot;OK&quot;));&quot;OK&quot;;IF(EXACT([.C417];&quot;OK&quot;);&quot;OK!&quot;;IF(EXACT([.B41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25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0.09">
            <text:p>0.09</text:p>
          </table:table-cell>
          <table:table-cell table:formula="oooc:=[.D418]-[.E418]" office:value-type="float" office:value="-0.09">
            <text:p>-0.09</text:p>
          </table:table-cell>
          <table:table-cell/>
          <table:table-cell table:formula="oooc:=IF(AND(EXACT([.B418];&quot;OK&quot;);EXACT([.C418];&quot;OK&quot;));&quot;OK&quot;;IF(EXACT([.C418];&quot;OK&quot;);&quot;OK!&quot;;IF(EXACT([.B41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26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0.04">
            <text:p>0.04</text:p>
          </table:table-cell>
          <table:table-cell table:formula="oooc:=[.D419]-[.E419]" office:value-type="float" office:value="-0.04">
            <text:p>-0.04</text:p>
          </table:table-cell>
          <table:table-cell/>
          <table:table-cell table:formula="oooc:=IF(AND(EXACT([.B419];&quot;OK&quot;);EXACT([.C419];&quot;OK&quot;));&quot;OK&quot;;IF(EXACT([.C419];&quot;OK&quot;);&quot;OK!&quot;;IF(EXACT([.B41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27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1.19">
            <text:p>1.19</text:p>
          </table:table-cell>
          <table:table-cell table:formula="oooc:=[.D420]-[.E420]" office:value-type="float" office:value="-1.19">
            <text:p>-1.19</text:p>
          </table:table-cell>
          <table:table-cell/>
          <table:table-cell table:formula="oooc:=IF(AND(EXACT([.B420];&quot;OK&quot;);EXACT([.C420];&quot;OK&quot;));&quot;OK&quot;;IF(EXACT([.C420];&quot;OK&quot;);&quot;OK!&quot;;IF(EXACT([.B42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28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0.09">
            <text:p>0.09</text:p>
          </table:table-cell>
          <table:table-cell table:formula="oooc:=[.D421]-[.E421]" office:value-type="float" office:value="-0.09">
            <text:p>-0.09</text:p>
          </table:table-cell>
          <table:table-cell/>
          <table:table-cell table:formula="oooc:=IF(AND(EXACT([.B421];&quot;OK&quot;);EXACT([.C421];&quot;OK&quot;));&quot;OK&quot;;IF(EXACT([.C421];&quot;OK&quot;);&quot;OK!&quot;;IF(EXACT([.B42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29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0.07">
            <text:p>0.07</text:p>
          </table:table-cell>
          <table:table-cell table:formula="oooc:=[.D422]-[.E422]" office:value-type="float" office:value="-0.07">
            <text:p>-0.07</text:p>
          </table:table-cell>
          <table:table-cell/>
          <table:table-cell table:formula="oooc:=IF(AND(EXACT([.B422];&quot;OK&quot;);EXACT([.C422];&quot;OK&quot;));&quot;OK&quot;;IF(EXACT([.C422];&quot;OK&quot;);&quot;OK!&quot;;IF(EXACT([.B42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30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0.01">
            <text:p>0.01</text:p>
          </table:table-cell>
          <table:table-cell table:formula="oooc:=[.D423]-[.E423]" office:value-type="float" office:value="-0.01">
            <text:p>-0.01</text:p>
          </table:table-cell>
          <table:table-cell/>
          <table:table-cell table:formula="oooc:=IF(AND(EXACT([.B423];&quot;OK&quot;);EXACT([.C423];&quot;OK&quot;));&quot;OK&quot;;IF(EXACT([.C423];&quot;OK&quot;);&quot;OK!&quot;;IF(EXACT([.B42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31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0.51">
            <text:p>0.51</text:p>
          </table:table-cell>
          <table:table-cell table:formula="oooc:=[.D424]-[.E424]" office:value-type="float" office:value="-0.51">
            <text:p>-0.51</text:p>
          </table:table-cell>
          <table:table-cell/>
          <table:table-cell table:formula="oooc:=IF(AND(EXACT([.B424];&quot;OK&quot;);EXACT([.C424];&quot;OK&quot;));&quot;OK&quot;;IF(EXACT([.C424];&quot;OK&quot;);&quot;OK!&quot;;IF(EXACT([.B42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32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0.06">
            <text:p>0.06</text:p>
          </table:table-cell>
          <table:table-cell table:formula="oooc:=[.D425]-[.E425]" office:value-type="float" office:value="-0.06">
            <text:p>-0.06</text:p>
          </table:table-cell>
          <table:table-cell/>
          <table:table-cell table:formula="oooc:=IF(AND(EXACT([.B425];&quot;OK&quot;);EXACT([.C425];&quot;OK&quot;));&quot;OK&quot;;IF(EXACT([.C425];&quot;OK&quot;);&quot;OK!&quot;;IF(EXACT([.B42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33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0">
            <text:p>0</text:p>
          </table:table-cell>
          <table:table-cell table:formula="oooc:=[.D426]-[.E426]" office:value-type="float" office:value="0">
            <text:p>0.00</text:p>
          </table:table-cell>
          <table:table-cell/>
          <table:table-cell table:formula="oooc:=IF(AND(EXACT([.B426];&quot;OK&quot;);EXACT([.C426];&quot;OK&quot;));&quot;OK&quot;;IF(EXACT([.C426];&quot;OK&quot;);&quot;OK!&quot;;IF(EXACT([.B42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34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0.01">
            <text:p>0.01</text:p>
          </table:table-cell>
          <table:table-cell table:formula="oooc:=[.D427]-[.E427]" office:value-type="float" office:value="-0.01">
            <text:p>-0.01</text:p>
          </table:table-cell>
          <table:table-cell/>
          <table:table-cell table:formula="oooc:=IF(AND(EXACT([.B427];&quot;OK&quot;);EXACT([.C427];&quot;OK&quot;));&quot;OK&quot;;IF(EXACT([.C427];&quot;OK&quot;);&quot;OK!&quot;;IF(EXACT([.B42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35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0.73">
            <text:p>0.73</text:p>
          </table:table-cell>
          <table:table-cell table:formula="oooc:=[.D428]-[.E428]" office:value-type="float" office:value="-0.73">
            <text:p>-0.73</text:p>
          </table:table-cell>
          <table:table-cell/>
          <table:table-cell table:formula="oooc:=IF(AND(EXACT([.B428];&quot;OK&quot;);EXACT([.C428];&quot;OK&quot;));&quot;OK&quot;;IF(EXACT([.C428];&quot;OK&quot;);&quot;OK!&quot;;IF(EXACT([.B42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36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0.06">
            <text:p>0.06</text:p>
          </table:table-cell>
          <table:table-cell table:formula="oooc:=[.D429]-[.E429]" office:value-type="float" office:value="-0.06">
            <text:p>-0.06</text:p>
          </table:table-cell>
          <table:table-cell/>
          <table:table-cell table:formula="oooc:=IF(AND(EXACT([.B429];&quot;OK&quot;);EXACT([.C429];&quot;OK&quot;));&quot;OK&quot;;IF(EXACT([.C429];&quot;OK&quot;);&quot;OK!&quot;;IF(EXACT([.B42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37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0">
            <text:p>0</text:p>
          </table:table-cell>
          <table:table-cell table:formula="oooc:=[.D430]-[.E430]" office:value-type="float" office:value="0">
            <text:p>0.00</text:p>
          </table:table-cell>
          <table:table-cell/>
          <table:table-cell table:formula="oooc:=IF(AND(EXACT([.B430];&quot;OK&quot;);EXACT([.C430];&quot;OK&quot;));&quot;OK&quot;;IF(EXACT([.C430];&quot;OK&quot;);&quot;OK!&quot;;IF(EXACT([.B43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38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0.01">
            <text:p>0.01</text:p>
          </table:table-cell>
          <table:table-cell table:formula="oooc:=[.D431]-[.E431]" office:value-type="float" office:value="-0.01">
            <text:p>-0.01</text:p>
          </table:table-cell>
          <table:table-cell/>
          <table:table-cell table:formula="oooc:=IF(AND(EXACT([.B431];&quot;OK&quot;);EXACT([.C431];&quot;OK&quot;));&quot;OK&quot;;IF(EXACT([.C431];&quot;OK&quot;);&quot;OK!&quot;;IF(EXACT([.B43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39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2.32">
            <text:p>2.32</text:p>
          </table:table-cell>
          <table:table-cell table:formula="oooc:=[.D432]-[.E432]" office:value-type="float" office:value="-2.32">
            <text:p>-2.32</text:p>
          </table:table-cell>
          <table:table-cell/>
          <table:table-cell table:formula="oooc:=IF(AND(EXACT([.B432];&quot;OK&quot;);EXACT([.C432];&quot;OK&quot;));&quot;OK&quot;;IF(EXACT([.C432];&quot;OK&quot;);&quot;OK!&quot;;IF(EXACT([.B43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40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0.06">
            <text:p>0.06</text:p>
          </table:table-cell>
          <table:table-cell table:formula="oooc:=[.D433]-[.E433]" office:value-type="float" office:value="-0.06">
            <text:p>-0.06</text:p>
          </table:table-cell>
          <table:table-cell/>
          <table:table-cell table:formula="oooc:=IF(AND(EXACT([.B433];&quot;OK&quot;);EXACT([.C433];&quot;OK&quot;));&quot;OK&quot;;IF(EXACT([.C433];&quot;OK&quot;);&quot;OK!&quot;;IF(EXACT([.B43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41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434]-[.E434]" office:value-type="float" office:value="0">
            <text:p>0.00</text:p>
          </table:table-cell>
          <table:table-cell/>
          <table:table-cell table:formula="oooc:=IF(AND(EXACT([.B434];&quot;OK&quot;);EXACT([.C434];&quot;OK&quot;));&quot;OK&quot;;IF(EXACT([.C434];&quot;OK&quot;);&quot;OK!&quot;;IF(EXACT([.B43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42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435]-[.E435]" office:value-type="float" office:value="0">
            <text:p>0.00</text:p>
          </table:table-cell>
          <table:table-cell/>
          <table:table-cell table:formula="oooc:=IF(AND(EXACT([.B435];&quot;OK&quot;);EXACT([.C435];&quot;OK&quot;));&quot;OK&quot;;IF(EXACT([.C435];&quot;OK&quot;);&quot;OK!&quot;;IF(EXACT([.B43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43-1.ma</text:p>
          </table:table-cell>
          <table:table-cell table:number-columns-repeated="2" office:value-type="string">
            <text:p>OK</text:p>
          </table:table-cell>
          <table:table-cell office:value-type="float" office:value="0.21">
            <text:p>0.21</text:p>
          </table:table-cell>
          <table:table-cell office:value-type="float" office:value="0.35">
            <text:p>0.35</text:p>
          </table:table-cell>
          <table:table-cell table:formula="oooc:=[.D436]-[.E436]" office:value-type="float" office:value="-0.14">
            <text:p>-0.14</text:p>
          </table:table-cell>
          <table:table-cell/>
          <table:table-cell table:formula="oooc:=IF(AND(EXACT([.B436];&quot;OK&quot;);EXACT([.C436];&quot;OK&quot;));&quot;OK&quot;;IF(EXACT([.C436];&quot;OK&quot;);&quot;OK!&quot;;IF(EXACT([.B43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44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3">
            <text:p>0.03</text:p>
          </table:table-cell>
          <table:table-cell table:formula="oooc:=[.D437]-[.E437]" office:value-type="float" office:value="0">
            <text:p>0.00</text:p>
          </table:table-cell>
          <table:table-cell/>
          <table:table-cell table:formula="oooc:=IF(AND(EXACT([.B437];&quot;OK&quot;);EXACT([.C437];&quot;OK&quot;));&quot;OK&quot;;IF(EXACT([.C437];&quot;OK&quot;);&quot;OK!&quot;;IF(EXACT([.B43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45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438]-[.E438]" office:value-type="float" office:value="0">
            <text:p>0.00</text:p>
          </table:table-cell>
          <table:table-cell/>
          <table:table-cell table:formula="oooc:=IF(AND(EXACT([.B438];&quot;OK&quot;);EXACT([.C438];&quot;OK&quot;));&quot;OK&quot;;IF(EXACT([.C438];&quot;OK&quot;);&quot;OK!&quot;;IF(EXACT([.B43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46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439]-[.E439]" office:value-type="float" office:value="0">
            <text:p>0.00</text:p>
          </table:table-cell>
          <table:table-cell/>
          <table:table-cell table:formula="oooc:=IF(AND(EXACT([.B439];&quot;OK&quot;);EXACT([.C439];&quot;OK&quot;));&quot;OK&quot;;IF(EXACT([.C439];&quot;OK&quot;);&quot;OK!&quot;;IF(EXACT([.B43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47-1.ma</text:p>
          </table:table-cell>
          <table:table-cell table:number-columns-repeated="2" office:value-type="string">
            <text:p>OK</text:p>
          </table:table-cell>
          <table:table-cell office:value-type="float" office:value="0.5">
            <text:p>0.5</text:p>
          </table:table-cell>
          <table:table-cell office:value-type="float" office:value="0.47">
            <text:p>0.47</text:p>
          </table:table-cell>
          <table:table-cell table:formula="oooc:=[.D440]-[.E440]" office:value-type="float" office:value="0.03">
            <text:p>0.03</text:p>
          </table:table-cell>
          <table:table-cell/>
          <table:table-cell table:formula="oooc:=IF(AND(EXACT([.B440];&quot;OK&quot;);EXACT([.C440];&quot;OK&quot;));&quot;OK&quot;;IF(EXACT([.C440];&quot;OK&quot;);&quot;OK!&quot;;IF(EXACT([.B44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48-1.ma</text:p>
          </table:table-cell>
          <table:table-cell table:number-columns-repeated="2" office:value-type="string">
            <text:p>OK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table:formula="oooc:=[.D441]-[.E441]" office:value-type="float" office:value="0.01">
            <text:p>0.01</text:p>
          </table:table-cell>
          <table:table-cell/>
          <table:table-cell table:formula="oooc:=IF(AND(EXACT([.B441];&quot;OK&quot;);EXACT([.C441];&quot;OK&quot;));&quot;OK&quot;;IF(EXACT([.C441];&quot;OK&quot;);&quot;OK!&quot;;IF(EXACT([.B44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49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442]-[.E442]" office:value-type="float" office:value="0">
            <text:p>0.00</text:p>
          </table:table-cell>
          <table:table-cell/>
          <table:table-cell table:formula="oooc:=IF(AND(EXACT([.B442];&quot;OK&quot;);EXACT([.C442];&quot;OK&quot;));&quot;OK&quot;;IF(EXACT([.C442];&quot;OK&quot;);&quot;OK!&quot;;IF(EXACT([.B44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50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2">
            <text:p>0.02</text:p>
          </table:table-cell>
          <table:table-cell table:formula="oooc:=[.D443]-[.E443]" office:value-type="float" office:value="0">
            <text:p>0.00</text:p>
          </table:table-cell>
          <table:table-cell/>
          <table:table-cell table:formula="oooc:=IF(AND(EXACT([.B443];&quot;OK&quot;);EXACT([.C443];&quot;OK&quot;));&quot;OK&quot;;IF(EXACT([.C443];&quot;OK&quot;);&quot;OK!&quot;;IF(EXACT([.B44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51-1.ma</text:p>
          </table:table-cell>
          <table:table-cell table:number-columns-repeated="2" office:value-type="string">
            <text:p>OK</text:p>
          </table:table-cell>
          <table:table-cell office:value-type="float" office:value="0.41">
            <text:p>0.41</text:p>
          </table:table-cell>
          <table:table-cell office:value-type="float" office:value="0.37">
            <text:p>0.37</text:p>
          </table:table-cell>
          <table:table-cell table:formula="oooc:=[.D444]-[.E444]" office:value-type="float" office:value="0.04">
            <text:p>0.04</text:p>
          </table:table-cell>
          <table:table-cell/>
          <table:table-cell table:formula="oooc:=IF(AND(EXACT([.B444];&quot;OK&quot;);EXACT([.C444];&quot;OK&quot;));&quot;OK&quot;;IF(EXACT([.C444];&quot;OK&quot;);&quot;OK!&quot;;IF(EXACT([.B44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52-1.ma</text:p>
          </table:table-cell>
          <table:table-cell table:number-columns-repeated="2" office:value-type="string">
            <text:p>OK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formula="oooc:=[.D445]-[.E445]" office:value-type="float" office:value="-0.01">
            <text:p>-0.01</text:p>
          </table:table-cell>
          <table:table-cell/>
          <table:table-cell table:formula="oooc:=IF(AND(EXACT([.B445];&quot;OK&quot;);EXACT([.C445];&quot;OK&quot;));&quot;OK&quot;;IF(EXACT([.C445];&quot;OK&quot;);&quot;OK!&quot;;IF(EXACT([.B44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53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0.18">
            <text:p>0.18</text:p>
          </table:table-cell>
          <table:table-cell table:formula="oooc:=[.D446]-[.E446]" office:value-type="float" office:value="-0.18">
            <text:p>-0.18</text:p>
          </table:table-cell>
          <table:table-cell/>
          <table:table-cell table:formula="oooc:=IF(AND(EXACT([.B446];&quot;OK&quot;);EXACT([.C446];&quot;OK&quot;));&quot;OK&quot;;IF(EXACT([.C446];&quot;OK&quot;);&quot;OK!&quot;;IF(EXACT([.B44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54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0.04">
            <text:p>0.04</text:p>
          </table:table-cell>
          <table:table-cell table:formula="oooc:=[.D447]-[.E447]" office:value-type="float" office:value="-0.04">
            <text:p>-0.04</text:p>
          </table:table-cell>
          <table:table-cell/>
          <table:table-cell table:formula="oooc:=IF(AND(EXACT([.B447];&quot;OK&quot;);EXACT([.C447];&quot;OK&quot;));&quot;OK&quot;;IF(EXACT([.C447];&quot;OK&quot;);&quot;OK!&quot;;IF(EXACT([.B44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55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3.47">
            <text:p>3.47</text:p>
          </table:table-cell>
          <table:table-cell table:formula="oooc:=[.D448]-[.E448]" office:value-type="float" office:value="-3.47">
            <text:p>-3.47</text:p>
          </table:table-cell>
          <table:table-cell/>
          <table:table-cell table:formula="oooc:=IF(AND(EXACT([.B448];&quot;OK&quot;);EXACT([.C448];&quot;OK&quot;));&quot;OK&quot;;IF(EXACT([.C448];&quot;OK&quot;);&quot;OK!&quot;;IF(EXACT([.B44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56-1.ma</text:p>
          </table:table-cell>
          <table:table-cell table:number-columns-repeated="2" office:value-type="string">
            <text:p>OK</text:p>
          </table:table-cell>
          <table:table-cell office:value-type="float" office:value="0.65">
            <text:p>0.65</text:p>
          </table:table-cell>
          <table:table-cell office:value-type="float" office:value="0.67">
            <text:p>0.67</text:p>
          </table:table-cell>
          <table:table-cell table:formula="oooc:=[.D449]-[.E449]" office:value-type="float" office:value="-0.02">
            <text:p>-0.02</text:p>
          </table:table-cell>
          <table:table-cell/>
          <table:table-cell table:formula="oooc:=IF(AND(EXACT([.B449];&quot;OK&quot;);EXACT([.C449];&quot;OK&quot;));&quot;OK&quot;;IF(EXACT([.C449];&quot;OK&quot;);&quot;OK!&quot;;IF(EXACT([.B44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57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0.11">
            <text:p>0.11</text:p>
          </table:table-cell>
          <table:table-cell table:formula="oooc:=[.D450]-[.E450]" office:value-type="float" office:value="-0.11">
            <text:p>-0.11</text:p>
          </table:table-cell>
          <table:table-cell/>
          <table:table-cell table:formula="oooc:=IF(AND(EXACT([.B450];&quot;OK&quot;);EXACT([.C450];&quot;OK&quot;));&quot;OK&quot;;IF(EXACT([.C450];&quot;OK&quot;);&quot;OK!&quot;;IF(EXACT([.B45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58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5">
            <text:p>0.05</text:p>
          </table:table-cell>
          <table:table-cell table:formula="oooc:=[.D451]-[.E451]" office:value-type="float" office:value="0">
            <text:p>0.00</text:p>
          </table:table-cell>
          <table:table-cell/>
          <table:table-cell table:formula="oooc:=IF(AND(EXACT([.B451];&quot;OK&quot;);EXACT([.C451];&quot;OK&quot;));&quot;OK&quot;;IF(EXACT([.C451];&quot;OK&quot;);&quot;OK!&quot;;IF(EXACT([.B45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59-1.ma</text:p>
          </table:table-cell>
          <table:table-cell table:number-columns-repeated="2" office:value-type="string">
            <text:p>OK</text:p>
          </table:table-cell>
          <table:table-cell office:value-type="float" office:value="1.24">
            <text:p>1.24</text:p>
          </table:table-cell>
          <table:table-cell office:value-type="float" office:value="2.54">
            <text:p>2.54</text:p>
          </table:table-cell>
          <table:table-cell table:formula="oooc:=[.D452]-[.E452]" office:value-type="float" office:value="-1.3">
            <text:p>-1.30</text:p>
          </table:table-cell>
          <table:table-cell/>
          <table:table-cell table:formula="oooc:=IF(AND(EXACT([.B452];&quot;OK&quot;);EXACT([.C452];&quot;OK&quot;));&quot;OK&quot;;IF(EXACT([.C452];&quot;OK&quot;);&quot;OK!&quot;;IF(EXACT([.B45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60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2">
            <text:p>0.2</text:p>
          </table:table-cell>
          <table:table-cell table:formula="oooc:=[.D453]-[.E453]" office:value-type="float" office:value="0">
            <text:p>0.00</text:p>
          </table:table-cell>
          <table:table-cell/>
          <table:table-cell table:formula="oooc:=IF(AND(EXACT([.B453];&quot;OK&quot;);EXACT([.C453];&quot;OK&quot;));&quot;OK&quot;;IF(EXACT([.C453];&quot;OK&quot;);&quot;OK!&quot;;IF(EXACT([.B45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61-1.ma</text:p>
          </table:table-cell>
          <table:table-cell table:number-columns-repeated="2" office:value-type="string">
            <text:p>OK</text:p>
          </table:table-cell>
          <table:table-cell office:value-type="float" office:value="0.13">
            <text:p>0.13</text:p>
          </table:table-cell>
          <table:table-cell office:value-type="float" office:value="0.17">
            <text:p>0.17</text:p>
          </table:table-cell>
          <table:table-cell table:formula="oooc:=[.D454]-[.E454]" office:value-type="float" office:value="-0.04">
            <text:p>-0.04</text:p>
          </table:table-cell>
          <table:table-cell/>
          <table:table-cell table:formula="oooc:=IF(AND(EXACT([.B454];&quot;OK&quot;);EXACT([.C454];&quot;OK&quot;));&quot;OK&quot;;IF(EXACT([.C454];&quot;OK&quot;);&quot;OK!&quot;;IF(EXACT([.B45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62-1.ma</text:p>
          </table:table-cell>
          <table:table-cell table:number-columns-repeated="2" office:value-type="string">
            <text:p>OK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table:formula="oooc:=[.D455]-[.E455]" office:value-type="float" office:value="-0.01">
            <text:p>-0.01</text:p>
          </table:table-cell>
          <table:table-cell/>
          <table:table-cell table:formula="oooc:=IF(AND(EXACT([.B455];&quot;OK&quot;);EXACT([.C455];&quot;OK&quot;));&quot;OK&quot;;IF(EXACT([.C455];&quot;OK&quot;);&quot;OK!&quot;;IF(EXACT([.B45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63-1.ma</text:p>
          </table:table-cell>
          <table:table-cell table:number-columns-repeated="2" office:value-type="string">
            <text:p>OK</text:p>
          </table:table-cell>
          <table:table-cell office:value-type="float" office:value="3.89">
            <text:p>3.89</text:p>
          </table:table-cell>
          <table:table-cell office:value-type="float" office:value="1.5">
            <text:p>1.5</text:p>
          </table:table-cell>
          <table:table-cell table:formula="oooc:=[.D456]-[.E456]" office:value-type="float" office:value="2.39">
            <text:p>2.39</text:p>
          </table:table-cell>
          <table:table-cell/>
          <table:table-cell table:formula="oooc:=IF(AND(EXACT([.B456];&quot;OK&quot;);EXACT([.C456];&quot;OK&quot;));&quot;OK&quot;;IF(EXACT([.C456];&quot;OK&quot;);&quot;OK!&quot;;IF(EXACT([.B45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64-1.ma</text:p>
          </table:table-cell>
          <table:table-cell table:number-columns-repeated="2" office:value-type="string">
            <text:p>OK</text:p>
          </table:table-cell>
          <table:table-cell office:value-type="float" office:value="0.13">
            <text:p>0.13</text:p>
          </table:table-cell>
          <table:table-cell office:value-type="float" office:value="0.17">
            <text:p>0.17</text:p>
          </table:table-cell>
          <table:table-cell table:formula="oooc:=[.D457]-[.E457]" office:value-type="float" office:value="-0.04">
            <text:p>-0.04</text:p>
          </table:table-cell>
          <table:table-cell/>
          <table:table-cell table:formula="oooc:=IF(AND(EXACT([.B457];&quot;OK&quot;);EXACT([.C457];&quot;OK&quot;));&quot;OK&quot;;IF(EXACT([.C457];&quot;OK&quot;);&quot;OK!&quot;;IF(EXACT([.B45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65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5">
            <text:p>0.05</text:p>
          </table:table-cell>
          <table:table-cell table:formula="oooc:=[.D458]-[.E458]" office:value-type="float" office:value="0">
            <text:p>0.00</text:p>
          </table:table-cell>
          <table:table-cell/>
          <table:table-cell table:formula="oooc:=IF(AND(EXACT([.B458];&quot;OK&quot;);EXACT([.C458];&quot;OK&quot;));&quot;OK&quot;;IF(EXACT([.C458];&quot;OK&quot;);&quot;OK!&quot;;IF(EXACT([.B45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66-1.ma</text:p>
          </table:table-cell>
          <table:table-cell table:number-columns-repeated="2" office:value-type="string">
            <text:p>OK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table:formula="oooc:=[.D459]-[.E459]" office:value-type="float" office:value="-0.01">
            <text:p>-0.01</text:p>
          </table:table-cell>
          <table:table-cell/>
          <table:table-cell table:formula="oooc:=IF(AND(EXACT([.B459];&quot;OK&quot;);EXACT([.C459];&quot;OK&quot;));&quot;OK&quot;;IF(EXACT([.C459];&quot;OK&quot;);&quot;OK!&quot;;IF(EXACT([.B45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67-1.ma</text:p>
          </table:table-cell>
          <table:table-cell table:number-columns-repeated="2" office:value-type="string">
            <text:p>OK</text:p>
          </table:table-cell>
          <table:table-cell office:value-type="float" office:value="0.89">
            <text:p>0.89</text:p>
          </table:table-cell>
          <table:table-cell office:value-type="float" office:value="2.58">
            <text:p>2.58</text:p>
          </table:table-cell>
          <table:table-cell table:formula="oooc:=[.D460]-[.E460]" office:value-type="float" office:value="-1.69">
            <text:p>-1.69</text:p>
          </table:table-cell>
          <table:table-cell/>
          <table:table-cell table:formula="oooc:=IF(AND(EXACT([.B460];&quot;OK&quot;);EXACT([.C460];&quot;OK&quot;));&quot;OK&quot;;IF(EXACT([.C460];&quot;OK&quot;);&quot;OK!&quot;;IF(EXACT([.B46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68-1.ma</text:p>
          </table:table-cell>
          <table:table-cell table:number-columns-repeated="2" office:value-type="string">
            <text:p>OK</text:p>
          </table:table-cell>
          <table:table-cell office:value-type="float" office:value="0.46">
            <text:p>0.46</text:p>
          </table:table-cell>
          <table:table-cell office:value-type="float" office:value="0.24">
            <text:p>0.24</text:p>
          </table:table-cell>
          <table:table-cell table:formula="oooc:=[.D461]-[.E461]" office:value-type="float" office:value="0.22">
            <text:p>0.22</text:p>
          </table:table-cell>
          <table:table-cell/>
          <table:table-cell table:formula="oooc:=IF(AND(EXACT([.B461];&quot;OK&quot;);EXACT([.C461];&quot;OK&quot;));&quot;OK&quot;;IF(EXACT([.C461];&quot;OK&quot;);&quot;OK!&quot;;IF(EXACT([.B46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69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4">
            <text:p>0.04</text:p>
          </table:table-cell>
          <table:table-cell table:formula="oooc:=[.D462]-[.E462]" office:value-type="float" office:value="0">
            <text:p>0.00</text:p>
          </table:table-cell>
          <table:table-cell/>
          <table:table-cell table:formula="oooc:=IF(AND(EXACT([.B462];&quot;OK&quot;);EXACT([.C462];&quot;OK&quot;));&quot;OK&quot;;IF(EXACT([.C462];&quot;OK&quot;);&quot;OK!&quot;;IF(EXACT([.B46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70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4">
            <text:p>0.04</text:p>
          </table:table-cell>
          <table:table-cell table:formula="oooc:=[.D463]-[.E463]" office:value-type="float" office:value="0">
            <text:p>0.00</text:p>
          </table:table-cell>
          <table:table-cell/>
          <table:table-cell table:formula="oooc:=IF(AND(EXACT([.B463];&quot;OK&quot;);EXACT([.C463];&quot;OK&quot;));&quot;OK&quot;;IF(EXACT([.C463];&quot;OK&quot;);&quot;OK!&quot;;IF(EXACT([.B46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71-1.ma</text:p>
          </table:table-cell>
          <table:table-cell table:number-columns-repeated="2" office:value-type="string">
            <text:p>OK</text:p>
          </table:table-cell>
          <table:table-cell office:value-type="float" office:value="1.14">
            <text:p>1.14</text:p>
          </table:table-cell>
          <table:table-cell office:value-type="float" office:value="0.85">
            <text:p>0.85</text:p>
          </table:table-cell>
          <table:table-cell table:formula="oooc:=[.D464]-[.E464]" office:value-type="float" office:value="0.29">
            <text:p>0.29</text:p>
          </table:table-cell>
          <table:table-cell/>
          <table:table-cell table:formula="oooc:=IF(AND(EXACT([.B464];&quot;OK&quot;);EXACT([.C464];&quot;OK&quot;));&quot;OK&quot;;IF(EXACT([.C464];&quot;OK&quot;);&quot;OK!&quot;;IF(EXACT([.B46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72-1.ma</text:p>
          </table:table-cell>
          <table:table-cell table:number-columns-repeated="2" office:value-type="string">
            <text:p>OK</text:p>
          </table:table-cell>
          <table:table-cell office:value-type="float" office:value="0.22">
            <text:p>0.22</text:p>
          </table:table-cell>
          <table:table-cell office:value-type="float" office:value="0.23">
            <text:p>0.23</text:p>
          </table:table-cell>
          <table:table-cell table:formula="oooc:=[.D465]-[.E465]" office:value-type="float" office:value="-0.01">
            <text:p>-0.01</text:p>
          </table:table-cell>
          <table:table-cell/>
          <table:table-cell table:formula="oooc:=IF(AND(EXACT([.B465];&quot;OK&quot;);EXACT([.C465];&quot;OK&quot;));&quot;OK&quot;;IF(EXACT([.C465];&quot;OK&quot;);&quot;OK!&quot;;IF(EXACT([.B46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73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3">
            <text:p>0.03</text:p>
          </table:table-cell>
          <table:table-cell table:formula="oooc:=[.D466]-[.E466]" office:value-type="float" office:value="0">
            <text:p>0.00</text:p>
          </table:table-cell>
          <table:table-cell/>
          <table:table-cell table:formula="oooc:=IF(AND(EXACT([.B466];&quot;OK&quot;);EXACT([.C466];&quot;OK&quot;));&quot;OK&quot;;IF(EXACT([.C466];&quot;OK&quot;);&quot;OK!&quot;;IF(EXACT([.B46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74-1.ma</text:p>
          </table:table-cell>
          <table:table-cell table:number-columns-repeated="2" office:value-type="string">
            <text:p>OK</text:p>
          </table:table-cell>
          <table:table-cell office:value-type="float" office:value="0.11">
            <text:p>0.11</text:p>
          </table:table-cell>
          <table:table-cell office:value-type="float" office:value="0.17">
            <text:p>0.17</text:p>
          </table:table-cell>
          <table:table-cell table:formula="oooc:=[.D467]-[.E467]" office:value-type="float" office:value="-0.06">
            <text:p>-0.06</text:p>
          </table:table-cell>
          <table:table-cell/>
          <table:table-cell table:formula="oooc:=IF(AND(EXACT([.B467];&quot;OK&quot;);EXACT([.C467];&quot;OK&quot;));&quot;OK&quot;;IF(EXACT([.C467];&quot;OK&quot;);&quot;OK!&quot;;IF(EXACT([.B46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75-1.ma</text:p>
          </table:table-cell>
          <table:table-cell table:number-columns-repeated="2" office:value-type="string">
            <text:p>OK</text:p>
          </table:table-cell>
          <table:table-cell office:value-type="float" office:value="2.19">
            <text:p>2.19</text:p>
          </table:table-cell>
          <table:table-cell office:value-type="float" office:value="2.01">
            <text:p>2.01</text:p>
          </table:table-cell>
          <table:table-cell table:formula="oooc:=[.D468]-[.E468]" office:value-type="float" office:value="0.18">
            <text:p>0.18</text:p>
          </table:table-cell>
          <table:table-cell/>
          <table:table-cell table:formula="oooc:=IF(AND(EXACT([.B468];&quot;OK&quot;);EXACT([.C468];&quot;OK&quot;));&quot;OK&quot;;IF(EXACT([.C468];&quot;OK&quot;);&quot;OK!&quot;;IF(EXACT([.B46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76-1.ma</text:p>
          </table:table-cell>
          <table:table-cell table:number-columns-repeated="2" office:value-type="string">
            <text:p>OK</text:p>
          </table:table-cell>
          <table:table-cell office:value-type="float" office:value="0.16">
            <text:p>0.16</text:p>
          </table:table-cell>
          <table:table-cell office:value-type="float" office:value="0.29">
            <text:p>0.29</text:p>
          </table:table-cell>
          <table:table-cell table:formula="oooc:=[.D469]-[.E469]" office:value-type="float" office:value="-0.13">
            <text:p>-0.13</text:p>
          </table:table-cell>
          <table:table-cell/>
          <table:table-cell table:formula="oooc:=IF(AND(EXACT([.B469];&quot;OK&quot;);EXACT([.C469];&quot;OK&quot;));&quot;OK&quot;;IF(EXACT([.C469];&quot;OK&quot;);&quot;OK!&quot;;IF(EXACT([.B46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77-1.ma</text:p>
          </table:table-cell>
          <table:table-cell table:number-columns-repeated="2" office:value-type="string">
            <text:p>OK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table:formula="oooc:=[.D470]-[.E470]" office:value-type="float" office:value="0.01">
            <text:p>0.01</text:p>
          </table:table-cell>
          <table:table-cell/>
          <table:table-cell table:formula="oooc:=IF(AND(EXACT([.B470];&quot;OK&quot;);EXACT([.C470];&quot;OK&quot;));&quot;OK&quot;;IF(EXACT([.C470];&quot;OK&quot;);&quot;OK!&quot;;IF(EXACT([.B47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78-1.ma</text:p>
          </table:table-cell>
          <table:table-cell table:number-columns-repeated="2" office:value-type="string">
            <text:p>OK</text:p>
          </table:table-cell>
          <table:table-cell office:value-type="float" office:value="0.19">
            <text:p>0.19</text:p>
          </table:table-cell>
          <table:table-cell office:value-type="float" office:value="0.24">
            <text:p>0.24</text:p>
          </table:table-cell>
          <table:table-cell table:formula="oooc:=[.D471]-[.E471]" office:value-type="float" office:value="-0.05">
            <text:p>-0.05</text:p>
          </table:table-cell>
          <table:table-cell/>
          <table:table-cell table:formula="oooc:=IF(AND(EXACT([.B471];&quot;OK&quot;);EXACT([.C471];&quot;OK&quot;));&quot;OK&quot;;IF(EXACT([.C471];&quot;OK&quot;);&quot;OK!&quot;;IF(EXACT([.B47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79-1.ma</text:p>
          </table:table-cell>
          <table:table-cell table:number-columns-repeated="2" office:value-type="string">
            <text:p>OK</text:p>
          </table:table-cell>
          <table:table-cell office:value-type="float" office:value="3.97">
            <text:p>3.97</text:p>
          </table:table-cell>
          <table:table-cell office:value-type="float" office:value="4.2">
            <text:p>4.2</text:p>
          </table:table-cell>
          <table:table-cell table:formula="oooc:=[.D472]-[.E472]" office:value-type="float" office:value="-0.23">
            <text:p>-0.23</text:p>
          </table:table-cell>
          <table:table-cell/>
          <table:table-cell table:formula="oooc:=IF(AND(EXACT([.B472];&quot;OK&quot;);EXACT([.C472];&quot;OK&quot;));&quot;OK&quot;;IF(EXACT([.C472];&quot;OK&quot;);&quot;OK!&quot;;IF(EXACT([.B47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80-1.ma</text:p>
          </table:table-cell>
          <table:table-cell table:number-columns-repeated="2" office:value-type="string">
            <text:p>OK</text:p>
          </table:table-cell>
          <table:table-cell office:value-type="float" office:value="0.52">
            <text:p>0.52</text:p>
          </table:table-cell>
          <table:table-cell office:value-type="float" office:value="0.4">
            <text:p>0.4</text:p>
          </table:table-cell>
          <table:table-cell table:formula="oooc:=[.D473]-[.E473]" office:value-type="float" office:value="0.12">
            <text:p>0.12</text:p>
          </table:table-cell>
          <table:table-cell/>
          <table:table-cell table:formula="oooc:=IF(AND(EXACT([.B473];&quot;OK&quot;);EXACT([.C473];&quot;OK&quot;));&quot;OK&quot;;IF(EXACT([.C473];&quot;OK&quot;);&quot;OK!&quot;;IF(EXACT([.B47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81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3">
            <text:p>0.03</text:p>
          </table:table-cell>
          <table:table-cell table:formula="oooc:=[.D474]-[.E474]" office:value-type="float" office:value="0">
            <text:p>0.00</text:p>
          </table:table-cell>
          <table:table-cell/>
          <table:table-cell table:formula="oooc:=IF(AND(EXACT([.B474];&quot;OK&quot;);EXACT([.C474];&quot;OK&quot;));&quot;OK&quot;;IF(EXACT([.C474];&quot;OK&quot;);&quot;OK!&quot;;IF(EXACT([.B47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82-1.ma</text:p>
          </table:table-cell>
          <table:table-cell table:number-columns-repeated="2" office:value-type="string">
            <text:p>OK</text:p>
          </table:table-cell>
          <table:table-cell office:value-type="float" office:value="0.14">
            <text:p>0.14</text:p>
          </table:table-cell>
          <table:table-cell office:value-type="float" office:value="0.18">
            <text:p>0.18</text:p>
          </table:table-cell>
          <table:table-cell table:formula="oooc:=[.D475]-[.E475]" office:value-type="float" office:value="-0.04">
            <text:p>-0.04</text:p>
          </table:table-cell>
          <table:table-cell/>
          <table:table-cell table:formula="oooc:=IF(AND(EXACT([.B475];&quot;OK&quot;);EXACT([.C475];&quot;OK&quot;));&quot;OK&quot;;IF(EXACT([.C475];&quot;OK&quot;);&quot;OK!&quot;;IF(EXACT([.B47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83-1.ma</text:p>
          </table:table-cell>
          <table:table-cell table:number-columns-repeated="2" office:value-type="string">
            <text:p>OK</text:p>
          </table:table-cell>
          <table:table-cell office:value-type="float" office:value="0.76">
            <text:p>0.76</text:p>
          </table:table-cell>
          <table:table-cell office:value-type="float" office:value="1.43">
            <text:p>1.43</text:p>
          </table:table-cell>
          <table:table-cell table:formula="oooc:=[.D476]-[.E476]" office:value-type="float" office:value="-0.67">
            <text:p>-0.67</text:p>
          </table:table-cell>
          <table:table-cell/>
          <table:table-cell table:formula="oooc:=IF(AND(EXACT([.B476];&quot;OK&quot;);EXACT([.C476];&quot;OK&quot;));&quot;OK&quot;;IF(EXACT([.C476];&quot;OK&quot;);&quot;OK!&quot;;IF(EXACT([.B47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84-1.ma</text:p>
          </table:table-cell>
          <table:table-cell table:number-columns-repeated="2" office:value-type="string">
            <text:p>OK</text:p>
          </table:table-cell>
          <table:table-cell office:value-type="float" office:value="0.42">
            <text:p>0.42</text:p>
          </table:table-cell>
          <table:table-cell office:value-type="float" office:value="0.2">
            <text:p>0.2</text:p>
          </table:table-cell>
          <table:table-cell table:formula="oooc:=[.D477]-[.E477]" office:value-type="float" office:value="0.22">
            <text:p>0.22</text:p>
          </table:table-cell>
          <table:table-cell/>
          <table:table-cell table:formula="oooc:=IF(AND(EXACT([.B477];&quot;OK&quot;);EXACT([.C477];&quot;OK&quot;));&quot;OK&quot;;IF(EXACT([.C477];&quot;OK&quot;);&quot;OK!&quot;;IF(EXACT([.B47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85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0.18">
            <text:p>0.18</text:p>
          </table:table-cell>
          <table:table-cell table:formula="oooc:=[.D478]-[.E478]" office:value-type="float" office:value="-0.18">
            <text:p>-0.18</text:p>
          </table:table-cell>
          <table:table-cell/>
          <table:table-cell table:formula="oooc:=IF(AND(EXACT([.B478];&quot;OK&quot;);EXACT([.C478];&quot;OK&quot;));&quot;OK&quot;;IF(EXACT([.C478];&quot;OK&quot;);&quot;OK!&quot;;IF(EXACT([.B47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86-1.ma</text:p>
          </table:table-cell>
          <table:table-cell table:number-columns-repeated="2" office:value-type="string">
            <text:p>OK</text:p>
          </table:table-cell>
          <table:table-cell office:value-type="float" office:value="0.11">
            <text:p>0.11</text:p>
          </table:table-cell>
          <table:table-cell office:value-type="float" office:value="0.35">
            <text:p>0.35</text:p>
          </table:table-cell>
          <table:table-cell table:formula="oooc:=[.D479]-[.E479]" office:value-type="float" office:value="-0.24">
            <text:p>-0.24</text:p>
          </table:table-cell>
          <table:table-cell/>
          <table:table-cell table:formula="oooc:=IF(AND(EXACT([.B479];&quot;OK&quot;);EXACT([.C479];&quot;OK&quot;));&quot;OK&quot;;IF(EXACT([.C479];&quot;OK&quot;);&quot;OK!&quot;;IF(EXACT([.B47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87-1.ma</text:p>
          </table:table-cell>
          <table:table-cell table:number-columns-repeated="2" office:value-type="string">
            <text:p>OK</text:p>
          </table:table-cell>
          <table:table-cell office:value-type="float" office:value="7.98">
            <text:p>7.98</text:p>
          </table:table-cell>
          <table:table-cell office:value-type="float" office:value="8.87">
            <text:p>8.87</text:p>
          </table:table-cell>
          <table:table-cell table:formula="oooc:=[.D480]-[.E480]" office:value-type="float" office:value="-0.889999999999999">
            <text:p>-0.89</text:p>
          </table:table-cell>
          <table:table-cell/>
          <table:table-cell table:formula="oooc:=IF(AND(EXACT([.B480];&quot;OK&quot;);EXACT([.C480];&quot;OK&quot;));&quot;OK&quot;;IF(EXACT([.C480];&quot;OK&quot;);&quot;OK!&quot;;IF(EXACT([.B48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88-1.ma</text:p>
          </table:table-cell>
          <table:table-cell table:number-columns-repeated="2" office:value-type="string">
            <text:p>OK</text:p>
          </table:table-cell>
          <table:table-cell office:value-type="float" office:value="0.41">
            <text:p>0.41</text:p>
          </table:table-cell>
          <table:table-cell office:value-type="float" office:value="0.76">
            <text:p>0.76</text:p>
          </table:table-cell>
          <table:table-cell table:formula="oooc:=[.D481]-[.E481]" office:value-type="float" office:value="-0.35">
            <text:p>-0.35</text:p>
          </table:table-cell>
          <table:table-cell/>
          <table:table-cell table:formula="oooc:=IF(AND(EXACT([.B481];&quot;OK&quot;);EXACT([.C481];&quot;OK&quot;));&quot;OK&quot;;IF(EXACT([.C481];&quot;OK&quot;);&quot;OK!&quot;;IF(EXACT([.B48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89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0.17">
            <text:p>0.17</text:p>
          </table:table-cell>
          <table:table-cell table:formula="oooc:=[.D482]-[.E482]" office:value-type="float" office:value="-0.17">
            <text:p>-0.17</text:p>
          </table:table-cell>
          <table:table-cell/>
          <table:table-cell table:formula="oooc:=IF(AND(EXACT([.B482];&quot;OK&quot;);EXACT([.C482];&quot;OK&quot;));&quot;OK&quot;;IF(EXACT([.C482];&quot;OK&quot;);&quot;OK!&quot;;IF(EXACT([.B48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90-1.ma</text:p>
          </table:table-cell>
          <table:table-cell table:number-columns-repeated="2" office:value-type="string">
            <text:p>OK</text:p>
          </table:table-cell>
          <table:table-cell office:value-type="float" office:value="0.15">
            <text:p>0.15</text:p>
          </table:table-cell>
          <table:table-cell office:value-type="float" office:value="0.16">
            <text:p>0.16</text:p>
          </table:table-cell>
          <table:table-cell table:formula="oooc:=[.D483]-[.E483]" office:value-type="float" office:value="-0.01">
            <text:p>-0.01</text:p>
          </table:table-cell>
          <table:table-cell/>
          <table:table-cell table:formula="oooc:=IF(AND(EXACT([.B483];&quot;OK&quot;);EXACT([.C483];&quot;OK&quot;));&quot;OK&quot;;IF(EXACT([.C483];&quot;OK&quot;);&quot;OK!&quot;;IF(EXACT([.B48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91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10.79">
            <text:p>10.79</text:p>
          </table:table-cell>
          <table:table-cell table:formula="oooc:=[.D484]-[.E484]" office:value-type="float" office:value="-10.79">
            <text:p>-10.79</text:p>
          </table:table-cell>
          <table:table-cell/>
          <table:table-cell table:formula="oooc:=IF(AND(EXACT([.B484];&quot;OK&quot;);EXACT([.C484];&quot;OK&quot;));&quot;OK&quot;;IF(EXACT([.C484];&quot;OK&quot;);&quot;OK!&quot;;IF(EXACT([.B48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92-1.ma</text:p>
          </table:table-cell>
          <table:table-cell table:number-columns-repeated="2" office:value-type="string">
            <text:p>OK</text:p>
          </table:table-cell>
          <table:table-cell office:value-type="float" office:value="0.22">
            <text:p>0.22</text:p>
          </table:table-cell>
          <table:table-cell office:value-type="float" office:value="0.21">
            <text:p>0.21</text:p>
          </table:table-cell>
          <table:table-cell table:formula="oooc:=[.D485]-[.E485]" office:value-type="float" office:value="0.01">
            <text:p>0.01</text:p>
          </table:table-cell>
          <table:table-cell/>
          <table:table-cell table:formula="oooc:=IF(AND(EXACT([.B485];&quot;OK&quot;);EXACT([.C485];&quot;OK&quot;));&quot;OK&quot;;IF(EXACT([.C485];&quot;OK&quot;);&quot;OK!&quot;;IF(EXACT([.B48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93-1.ma</text:p>
          </table:table-cell>
          <table:table-cell table:number-columns-repeated="2" office:value-type="string">
            <text:p>OK</text:p>
          </table:table-cell>
          <table:table-cell office:value-type="float" office:value="1.24">
            <text:p>1.24</text:p>
          </table:table-cell>
          <table:table-cell office:value-type="float" office:value="1.28">
            <text:p>1.28</text:p>
          </table:table-cell>
          <table:table-cell table:formula="oooc:=[.D486]-[.E486]" office:value-type="float" office:value="-0.04">
            <text:p>-0.04</text:p>
          </table:table-cell>
          <table:table-cell/>
          <table:table-cell table:formula="oooc:=IF(AND(EXACT([.B486];&quot;OK&quot;);EXACT([.C486];&quot;OK&quot;));&quot;OK&quot;;IF(EXACT([.C486];&quot;OK&quot;);&quot;OK!&quot;;IF(EXACT([.B48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94-1.ma</text:p>
          </table:table-cell>
          <table:table-cell table:number-columns-repeated="2" office:value-type="string">
            <text:p>OK</text:p>
          </table:table-cell>
          <table:table-cell office:value-type="float" office:value="1.02">
            <text:p>1.02</text:p>
          </table:table-cell>
          <table:table-cell office:value-type="float" office:value="0.75">
            <text:p>0.75</text:p>
          </table:table-cell>
          <table:table-cell table:formula="oooc:=[.D487]-[.E487]" office:value-type="float" office:value="0.27">
            <text:p>0.27</text:p>
          </table:table-cell>
          <table:table-cell/>
          <table:table-cell table:formula="oooc:=IF(AND(EXACT([.B487];&quot;OK&quot;);EXACT([.C487];&quot;OK&quot;));&quot;OK&quot;;IF(EXACT([.C487];&quot;OK&quot;);&quot;OK!&quot;;IF(EXACT([.B48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95-1.ma</text:p>
          </table:table-cell>
          <table:table-cell table:number-columns-repeated="2" office:value-type="string">
            <text:p>OK</text:p>
          </table:table-cell>
          <table:table-cell office:value-type="float" office:value="0.15">
            <text:p>0.15</text:p>
          </table:table-cell>
          <table:table-cell office:value-type="float" office:value="0.19">
            <text:p>0.19</text:p>
          </table:table-cell>
          <table:table-cell table:formula="oooc:=[.D488]-[.E488]" office:value-type="float" office:value="-0.04">
            <text:p>-0.04</text:p>
          </table:table-cell>
          <table:table-cell/>
          <table:table-cell table:formula="oooc:=IF(AND(EXACT([.B488];&quot;OK&quot;);EXACT([.C488];&quot;OK&quot;));&quot;OK&quot;;IF(EXACT([.C488];&quot;OK&quot;);&quot;OK!&quot;;IF(EXACT([.B48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96-1.ma</text:p>
          </table:table-cell>
          <table:table-cell table:number-columns-repeated="2" office:value-type="string">
            <text:p>OK</text:p>
          </table:table-cell>
          <table:table-cell office:value-type="float" office:value="0.25">
            <text:p>0.25</text:p>
          </table:table-cell>
          <table:table-cell office:value-type="float" office:value="0.29">
            <text:p>0.29</text:p>
          </table:table-cell>
          <table:table-cell table:formula="oooc:=[.D489]-[.E489]" office:value-type="float" office:value="-0.04">
            <text:p>-0.04</text:p>
          </table:table-cell>
          <table:table-cell/>
          <table:table-cell table:formula="oooc:=IF(AND(EXACT([.B489];&quot;OK&quot;);EXACT([.C489];&quot;OK&quot;));&quot;OK&quot;;IF(EXACT([.C489];&quot;OK&quot;);&quot;OK!&quot;;IF(EXACT([.B48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97-1.ma</text:p>
          </table:table-cell>
          <table:table-cell table:number-columns-repeated="2" office:value-type="string">
            <text:p>OK</text:p>
          </table:table-cell>
          <table:table-cell office:value-type="float" office:value="0.52">
            <text:p>0.52</text:p>
          </table:table-cell>
          <table:table-cell office:value-type="float" office:value="0.58">
            <text:p>0.58</text:p>
          </table:table-cell>
          <table:table-cell table:formula="oooc:=[.D490]-[.E490]" office:value-type="float" office:value="-0.06">
            <text:p>-0.06</text:p>
          </table:table-cell>
          <table:table-cell/>
          <table:table-cell table:formula="oooc:=IF(AND(EXACT([.B490];&quot;OK&quot;);EXACT([.C490];&quot;OK&quot;));&quot;OK&quot;;IF(EXACT([.C490];&quot;OK&quot;);&quot;OK!&quot;;IF(EXACT([.B49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98-1.ma</text:p>
          </table:table-cell>
          <table:table-cell table:number-columns-repeated="2" office:value-type="string">
            <text:p>OK</text:p>
          </table:table-cell>
          <table:table-cell office:value-type="float" office:value="0.2">
            <text:p>0.2</text:p>
          </table:table-cell>
          <table:table-cell office:value-type="float" office:value="0.23">
            <text:p>0.23</text:p>
          </table:table-cell>
          <table:table-cell table:formula="oooc:=[.D491]-[.E491]" office:value-type="float" office:value="-0.03">
            <text:p>-0.03</text:p>
          </table:table-cell>
          <table:table-cell/>
          <table:table-cell table:formula="oooc:=IF(AND(EXACT([.B491];&quot;OK&quot;);EXACT([.C491];&quot;OK&quot;));&quot;OK&quot;;IF(EXACT([.C491];&quot;OK&quot;);&quot;OK!&quot;;IF(EXACT([.B49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99-1.ma</text:p>
          </table:table-cell>
          <table:table-cell table:number-columns-repeated="2" office:value-type="string">
            <text:p>OK</text:p>
          </table:table-cell>
          <table:table-cell office:value-type="float" office:value="0.96">
            <text:p>0.96</text:p>
          </table:table-cell>
          <table:table-cell office:value-type="float" office:value="1.68">
            <text:p>1.68</text:p>
          </table:table-cell>
          <table:table-cell table:formula="oooc:=[.D492]-[.E492]" office:value-type="float" office:value="-0.72">
            <text:p>-0.72</text:p>
          </table:table-cell>
          <table:table-cell/>
          <table:table-cell table:formula="oooc:=IF(AND(EXACT([.B492];&quot;OK&quot;);EXACT([.C492];&quot;OK&quot;));&quot;OK&quot;;IF(EXACT([.C492];&quot;OK&quot;);&quot;OK!&quot;;IF(EXACT([.B49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600-1.ma</text:p>
          </table:table-cell>
          <table:table-cell table:number-columns-repeated="2" office:value-type="string">
            <text:p>OK</text:p>
          </table:table-cell>
          <table:table-cell office:value-type="float" office:value="0.3">
            <text:p>0.3</text:p>
          </table:table-cell>
          <table:table-cell office:value-type="float" office:value="0.37">
            <text:p>0.37</text:p>
          </table:table-cell>
          <table:table-cell table:formula="oooc:=[.D493]-[.E493]" office:value-type="float" office:value="-0.07">
            <text:p>-0.07</text:p>
          </table:table-cell>
          <table:table-cell/>
          <table:table-cell table:formula="oooc:=IF(AND(EXACT([.B493];&quot;OK&quot;);EXACT([.C493];&quot;OK&quot;));&quot;OK&quot;;IF(EXACT([.C493];&quot;OK&quot;);&quot;OK!&quot;;IF(EXACT([.B49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601-1.ma</text:p>
          </table:table-cell>
          <table:table-cell table:number-columns-repeated="2" office:value-type="string">
            <text:p>OK</text:p>
          </table:table-cell>
          <table:table-cell office:value-type="float" office:value="1.06">
            <text:p>1.06</text:p>
          </table:table-cell>
          <table:table-cell office:value-type="float" office:value="1.47">
            <text:p>1.47</text:p>
          </table:table-cell>
          <table:table-cell table:formula="oooc:=[.D494]-[.E494]" office:value-type="float" office:value="-0.41">
            <text:p>-0.41</text:p>
          </table:table-cell>
          <table:table-cell/>
          <table:table-cell table:formula="oooc:=IF(AND(EXACT([.B494];&quot;OK&quot;);EXACT([.C494];&quot;OK&quot;));&quot;OK&quot;;IF(EXACT([.C494];&quot;OK&quot;);&quot;OK!&quot;;IF(EXACT([.B49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602-1.ma</text:p>
          </table:table-cell>
          <table:table-cell table:number-columns-repeated="2" office:value-type="string">
            <text:p>OK</text:p>
          </table:table-cell>
          <table:table-cell office:value-type="float" office:value="0.47">
            <text:p>0.47</text:p>
          </table:table-cell>
          <table:table-cell office:value-type="float" office:value="0.48">
            <text:p>0.48</text:p>
          </table:table-cell>
          <table:table-cell table:formula="oooc:=[.D495]-[.E495]" office:value-type="float" office:value="-0.00999999999999995">
            <text:p>-0.01</text:p>
          </table:table-cell>
          <table:table-cell/>
          <table:table-cell table:formula="oooc:=IF(AND(EXACT([.B495];&quot;OK&quot;);EXACT([.C495];&quot;OK&quot;));&quot;OK&quot;;IF(EXACT([.C495];&quot;OK&quot;);&quot;OK!&quot;;IF(EXACT([.B49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603-1.ma</text:p>
          </table:table-cell>
          <table:table-cell table:number-columns-repeated="2" office:value-type="string">
            <text:p>OK</text:p>
          </table:table-cell>
          <table:table-cell office:value-type="float" office:value="0.47">
            <text:p>0.47</text:p>
          </table:table-cell>
          <table:table-cell office:value-type="float" office:value="0.48">
            <text:p>0.48</text:p>
          </table:table-cell>
          <table:table-cell table:formula="oooc:=[.D496]-[.E496]" office:value-type="float" office:value="-0.00999999999999995">
            <text:p>-0.01</text:p>
          </table:table-cell>
          <table:table-cell/>
          <table:table-cell table:formula="oooc:=IF(AND(EXACT([.B496];&quot;OK&quot;);EXACT([.C496];&quot;OK&quot;));&quot;OK&quot;;IF(EXACT([.C496];&quot;OK&quot;);&quot;OK!&quot;;IF(EXACT([.B49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604-1.ma</text:p>
          </table:table-cell>
          <table:table-cell table:number-columns-repeated="2" office:value-type="string">
            <text:p>OK</text:p>
          </table:table-cell>
          <table:table-cell office:value-type="float" office:value="0.61">
            <text:p>0.61</text:p>
          </table:table-cell>
          <table:table-cell office:value-type="float" office:value="0.52">
            <text:p>0.52</text:p>
          </table:table-cell>
          <table:table-cell table:formula="oooc:=[.D497]-[.E497]" office:value-type="float" office:value="0.09">
            <text:p>0.09</text:p>
          </table:table-cell>
          <table:table-cell/>
          <table:table-cell table:formula="oooc:=IF(AND(EXACT([.B497];&quot;OK&quot;);EXACT([.C497];&quot;OK&quot;));&quot;OK&quot;;IF(EXACT([.C497];&quot;OK&quot;);&quot;OK!&quot;;IF(EXACT([.B49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605-1.ma</text:p>
          </table:table-cell>
          <table:table-cell table:number-columns-repeated="2" office:value-type="string">
            <text:p>OK</text:p>
          </table:table-cell>
          <table:table-cell office:value-type="float" office:value="0.56">
            <text:p>0.56</text:p>
          </table:table-cell>
          <table:table-cell office:value-type="float" office:value="1.64">
            <text:p>1.64</text:p>
          </table:table-cell>
          <table:table-cell table:formula="oooc:=[.D498]-[.E498]" office:value-type="float" office:value="-1.08">
            <text:p>-1.08</text:p>
          </table:table-cell>
          <table:table-cell/>
          <table:table-cell table:formula="oooc:=IF(AND(EXACT([.B498];&quot;OK&quot;);EXACT([.C498];&quot;OK&quot;));&quot;OK&quot;;IF(EXACT([.C498];&quot;OK&quot;);&quot;OK!&quot;;IF(EXACT([.B49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606-1.ma</text:p>
          </table:table-cell>
          <table:table-cell table:number-columns-repeated="2" office:value-type="string">
            <text:p>OK</text:p>
          </table:table-cell>
          <table:table-cell office:value-type="float" office:value="0.35">
            <text:p>0.35</text:p>
          </table:table-cell>
          <table:table-cell office:value-type="float" office:value="0.42">
            <text:p>0.42</text:p>
          </table:table-cell>
          <table:table-cell table:formula="oooc:=[.D499]-[.E499]" office:value-type="float" office:value="-0.07">
            <text:p>-0.07</text:p>
          </table:table-cell>
          <table:table-cell/>
          <table:table-cell table:formula="oooc:=IF(AND(EXACT([.B499];&quot;OK&quot;);EXACT([.C499];&quot;OK&quot;));&quot;OK&quot;;IF(EXACT([.C499];&quot;OK&quot;);&quot;OK!&quot;;IF(EXACT([.B49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607-1.ma</text:p>
          </table:table-cell>
          <table:table-cell table:number-columns-repeated="2" office:value-type="string">
            <text:p>OK</text:p>
          </table:table-cell>
          <table:table-cell office:value-type="float" office:value="1.27">
            <text:p>1.27</text:p>
          </table:table-cell>
          <table:table-cell office:value-type="float" office:value="3.85">
            <text:p>3.85</text:p>
          </table:table-cell>
          <table:table-cell table:formula="oooc:=[.D500]-[.E500]" office:value-type="float" office:value="-2.58">
            <text:p>-2.58</text:p>
          </table:table-cell>
          <table:table-cell/>
          <table:table-cell table:formula="oooc:=IF(AND(EXACT([.B500];&quot;OK&quot;);EXACT([.C500];&quot;OK&quot;));&quot;OK&quot;;IF(EXACT([.C500];&quot;OK&quot;);&quot;OK!&quot;;IF(EXACT([.B50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608-1.ma</text:p>
          </table:table-cell>
          <table:table-cell table:number-columns-repeated="2" office:value-type="string">
            <text:p>OK</text:p>
          </table:table-cell>
          <table:table-cell office:value-type="float" office:value="0.4">
            <text:p>0.4</text:p>
          </table:table-cell>
          <table:table-cell office:value-type="float" office:value="0.56">
            <text:p>0.56</text:p>
          </table:table-cell>
          <table:table-cell table:formula="oooc:=[.D501]-[.E501]" office:value-type="float" office:value="-0.16">
            <text:p>-0.16</text:p>
          </table:table-cell>
          <table:table-cell/>
          <table:table-cell table:formula="oooc:=IF(AND(EXACT([.B501];&quot;OK&quot;);EXACT([.C501];&quot;OK&quot;));&quot;OK&quot;;IF(EXACT([.C501];&quot;OK&quot;);&quot;OK!&quot;;IF(EXACT([.B50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609-1.ma</text:p>
          </table:table-cell>
          <table:table-cell table:number-columns-repeated="2" office:value-type="string">
            <text:p>OK</text:p>
          </table:table-cell>
          <table:table-cell office:value-type="float" office:value="1.06">
            <text:p>1.06</text:p>
          </table:table-cell>
          <table:table-cell office:value-type="float" office:value="2.09">
            <text:p>2.09</text:p>
          </table:table-cell>
          <table:table-cell table:formula="oooc:=[.D502]-[.E502]" office:value-type="float" office:value="-1.03">
            <text:p>-1.03</text:p>
          </table:table-cell>
          <table:table-cell/>
          <table:table-cell table:formula="oooc:=IF(AND(EXACT([.B502];&quot;OK&quot;);EXACT([.C502];&quot;OK&quot;));&quot;OK&quot;;IF(EXACT([.C502];&quot;OK&quot;);&quot;OK!&quot;;IF(EXACT([.B50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610-1.ma</text:p>
          </table:table-cell>
          <table:table-cell table:number-columns-repeated="2" office:value-type="string">
            <text:p>OK</text:p>
          </table:table-cell>
          <table:table-cell office:value-type="float" office:value="0.27">
            <text:p>0.27</text:p>
          </table:table-cell>
          <table:table-cell office:value-type="float" office:value="0.44">
            <text:p>0.44</text:p>
          </table:table-cell>
          <table:table-cell table:formula="oooc:=[.D503]-[.E503]" office:value-type="float" office:value="-0.17">
            <text:p>-0.17</text:p>
          </table:table-cell>
          <table:table-cell/>
          <table:table-cell table:formula="oooc:=IF(AND(EXACT([.B503];&quot;OK&quot;);EXACT([.C503];&quot;OK&quot;));&quot;OK&quot;;IF(EXACT([.C503];&quot;OK&quot;);&quot;OK!&quot;;IF(EXACT([.B50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611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2.08">
            <text:p>2.08</text:p>
          </table:table-cell>
          <table:table-cell table:formula="oooc:=[.D504]-[.E504]" office:value-type="float" office:value="-2.08">
            <text:p>-2.08</text:p>
          </table:table-cell>
          <table:table-cell/>
          <table:table-cell table:formula="oooc:=IF(AND(EXACT([.B504];&quot;OK&quot;);EXACT([.C504];&quot;OK&quot;));&quot;OK&quot;;IF(EXACT([.C504];&quot;OK&quot;);&quot;OK!&quot;;IF(EXACT([.B50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612-1.ma</text:p>
          </table:table-cell>
          <table:table-cell table:number-columns-repeated="2" office:value-type="string">
            <text:p>OK</text:p>
          </table:table-cell>
          <table:table-cell office:value-type="float" office:value="0.28">
            <text:p>0.28</text:p>
          </table:table-cell>
          <table:table-cell office:value-type="float" office:value="0.44">
            <text:p>0.44</text:p>
          </table:table-cell>
          <table:table-cell table:formula="oooc:=[.D505]-[.E505]" office:value-type="float" office:value="-0.16">
            <text:p>-0.16</text:p>
          </table:table-cell>
          <table:table-cell/>
          <table:table-cell table:formula="oooc:=IF(AND(EXACT([.B505];&quot;OK&quot;);EXACT([.C505];&quot;OK&quot;));&quot;OK&quot;;IF(EXACT([.C505];&quot;OK&quot;);&quot;OK!&quot;;IF(EXACT([.B50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613-1.ma</text:p>
          </table:table-cell>
          <table:table-cell table:number-columns-repeated="2" office:value-type="string">
            <text:p>OK</text:p>
          </table:table-cell>
          <table:table-cell office:value-type="float" office:value="0.48">
            <text:p>0.48</text:p>
          </table:table-cell>
          <table:table-cell office:value-type="float" office:value="0.58">
            <text:p>0.58</text:p>
          </table:table-cell>
          <table:table-cell table:formula="oooc:=[.D506]-[.E506]" office:value-type="float" office:value="-0.1">
            <text:p>-0.10</text:p>
          </table:table-cell>
          <table:table-cell/>
          <table:table-cell table:formula="oooc:=IF(AND(EXACT([.B506];&quot;OK&quot;);EXACT([.C506];&quot;OK&quot;));&quot;OK&quot;;IF(EXACT([.C506];&quot;OK&quot;);&quot;OK!&quot;;IF(EXACT([.B50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614-1.ma</text:p>
          </table:table-cell>
          <table:table-cell table:number-columns-repeated="2" office:value-type="string">
            <text:p>OK</text:p>
          </table:table-cell>
          <table:table-cell office:value-type="float" office:value="0.25">
            <text:p>0.25</text:p>
          </table:table-cell>
          <table:table-cell office:value-type="float" office:value="0.26">
            <text:p>0.26</text:p>
          </table:table-cell>
          <table:table-cell table:formula="oooc:=[.D507]-[.E507]" office:value-type="float" office:value="-0.01">
            <text:p>-0.01</text:p>
          </table:table-cell>
          <table:table-cell/>
          <table:table-cell table:formula="oooc:=IF(AND(EXACT([.B507];&quot;OK&quot;);EXACT([.C507];&quot;OK&quot;));&quot;OK&quot;;IF(EXACT([.C507];&quot;OK&quot;);&quot;OK!&quot;;IF(EXACT([.B50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615-1.ma</text:p>
          </table:table-cell>
          <table:table-cell table:number-columns-repeated="2" office:value-type="string">
            <text:p>OK</text:p>
          </table:table-cell>
          <table:table-cell office:value-type="float" office:value="0.68">
            <text:p>0.68</text:p>
          </table:table-cell>
          <table:table-cell office:value-type="float" office:value="1.33">
            <text:p>1.33</text:p>
          </table:table-cell>
          <table:table-cell table:formula="oooc:=[.D508]-[.E508]" office:value-type="float" office:value="-0.65">
            <text:p>-0.65</text:p>
          </table:table-cell>
          <table:table-cell/>
          <table:table-cell table:formula="oooc:=IF(AND(EXACT([.B508];&quot;OK&quot;);EXACT([.C508];&quot;OK&quot;));&quot;OK&quot;;IF(EXACT([.C508];&quot;OK&quot;);&quot;OK!&quot;;IF(EXACT([.B50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616-1.ma</text:p>
          </table:table-cell>
          <table:table-cell table:number-columns-repeated="2" office:value-type="string">
            <text:p>OK</text:p>
          </table:table-cell>
          <table:table-cell office:value-type="float" office:value="0.27">
            <text:p>0.27</text:p>
          </table:table-cell>
          <table:table-cell office:value-type="float" office:value="0.26">
            <text:p>0.26</text:p>
          </table:table-cell>
          <table:table-cell table:formula="oooc:=[.D509]-[.E509]" office:value-type="float" office:value="0.01">
            <text:p>0.01</text:p>
          </table:table-cell>
          <table:table-cell/>
          <table:table-cell table:formula="oooc:=IF(AND(EXACT([.B509];&quot;OK&quot;);EXACT([.C509];&quot;OK&quot;));&quot;OK&quot;;IF(EXACT([.C509];&quot;OK&quot;);&quot;OK!&quot;;IF(EXACT([.B50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06-1.ma</text:p>
          </table:table-cell>
          <table:table-cell table:number-columns-repeated="2" office:value-type="string">
            <text:p>OK</text:p>
          </table:table-cell>
          <table:table-cell office:value-type="float" office:value="9.83">
            <text:p>9.83</text:p>
          </table:table-cell>
          <table:table-cell office:value-type="float" office:value="8.77">
            <text:p>8.77</text:p>
          </table:table-cell>
          <table:table-cell table:formula="oooc:=[.D510]-[.E510]" office:value-type="float" office:value="1.06">
            <text:p>1.06</text:p>
          </table:table-cell>
          <table:table-cell/>
          <table:table-cell table:formula="oooc:=IF(AND(EXACT([.B510];&quot;OK&quot;);EXACT([.C510];&quot;OK&quot;));&quot;OK&quot;;IF(EXACT([.C510];&quot;OK&quot;);&quot;OK!&quot;;IF(EXACT([.B51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07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76.98">
            <text:p>76.98</text:p>
          </table:table-cell>
          <table:table-cell table:formula="oooc:=[.D511]-[.E511]" office:value-type="float" office:value="-76.98">
            <text:p>-76.98</text:p>
          </table:table-cell>
          <table:table-cell/>
          <table:table-cell table:formula="oooc:=IF(AND(EXACT([.B511];&quot;OK&quot;);EXACT([.C511];&quot;OK&quot;));&quot;OK&quot;;IF(EXACT([.C511];&quot;OK&quot;);&quot;OK!&quot;;IF(EXACT([.B51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08-1.ma</text:p>
          </table:table-cell>
          <table:table-cell table:number-columns-repeated="2" office:value-type="string">
            <text:p>OK</text:p>
          </table:table-cell>
          <table:table-cell office:value-type="float" office:value="0.78">
            <text:p>0.78</text:p>
          </table:table-cell>
          <table:table-cell office:value-type="float" office:value="0.46">
            <text:p>0.46</text:p>
          </table:table-cell>
          <table:table-cell table:formula="oooc:=[.D512]-[.E512]" office:value-type="float" office:value="0.32">
            <text:p>0.32</text:p>
          </table:table-cell>
          <table:table-cell/>
          <table:table-cell table:formula="oooc:=IF(AND(EXACT([.B512];&quot;OK&quot;);EXACT([.C512];&quot;OK&quot;));&quot;OK&quot;;IF(EXACT([.C512];&quot;OK&quot;);&quot;OK!&quot;;IF(EXACT([.B51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09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271.2">
            <text:p>271.2</text:p>
          </table:table-cell>
          <table:table-cell/>
          <table:table-cell table:formula="oooc:=[.D513]-[.E513]" office:value-type="float" office:value="271.2">
            <text:p>271.20</text:p>
          </table:table-cell>
          <table:table-cell/>
          <table:table-cell table:formula="oooc:=IF(AND(EXACT([.B513];&quot;OK&quot;);EXACT([.C513];&quot;OK&quot;));&quot;OK&quot;;IF(EXACT([.C513];&quot;OK&quot;);&quot;OK!&quot;;IF(EXACT([.B513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LAT01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14]-[.E514]" office:value-type="float" office:value="0">
            <text:p>0.00</text:p>
          </table:table-cell>
          <table:table-cell/>
          <table:table-cell table:formula="oooc:=IF(AND(EXACT([.B514];&quot;OK&quot;);EXACT([.C514];&quot;OK&quot;));&quot;OK&quot;;IF(EXACT([.C514];&quot;OK&quot;);&quot;OK!&quot;;IF(EXACT([.B51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11-1.ma</text:p>
          </table:table-cell>
          <table:table-cell office:value-type="string">
            <text:p>FAIL</text:p>
          </table:table-cell>
          <table:table-cell office:value-type="string">
            <text:p>OK</text:p>
          </table:table-cell>
          <table:table-cell/>
          <table:table-cell office:value-type="float" office:value="84.39">
            <text:p>84.39</text:p>
          </table:table-cell>
          <table:table-cell table:formula="oooc:=[.D515]-[.E515]" office:value-type="float" office:value="-84.39">
            <text:p>-84.39</text:p>
          </table:table-cell>
          <table:table-cell/>
          <table:table-cell table:formula="oooc:=IF(AND(EXACT([.B515];&quot;OK&quot;);EXACT([.C515];&quot;OK&quot;));&quot;OK&quot;;IF(EXACT([.C515];&quot;OK&quot;);&quot;OK!&quot;;IF(EXACT([.B515];&quot;OK&quot;);&quot;FAIL!&quot;;&quot;...&quot;)))" office:value-type="string" office:string-value="OK!">
            <text:p>OK!</text:p>
          </table:table-cell>
          <table:table-cell table:number-columns-repeated="3"/>
        </table:table-row>
        <table:table-row table:style-name="ro2">
          <table:table-cell office:value-type="string">
            <text:p>Unsatisfiable/LAT012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7.89">
            <text:p>7.89</text:p>
          </table:table-cell>
          <table:table-cell table:formula="oooc:=[.D516]-[.E516]" office:value-type="float" office:value="-7.89">
            <text:p>-7.89</text:p>
          </table:table-cell>
          <table:table-cell/>
          <table:table-cell table:formula="oooc:=IF(AND(EXACT([.B516];&quot;OK&quot;);EXACT([.C516];&quot;OK&quot;));&quot;OK&quot;;IF(EXACT([.C516];&quot;OK&quot;);&quot;OK!&quot;;IF(EXACT([.B51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13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59.75">
            <text:p>59.75</text:p>
          </table:table-cell>
          <table:table-cell table:formula="oooc:=[.D517]-[.E517]" office:value-type="float" office:value="-59.75">
            <text:p>-59.75</text:p>
          </table:table-cell>
          <table:table-cell/>
          <table:table-cell table:formula="oooc:=IF(AND(EXACT([.B517];&quot;OK&quot;);EXACT([.C517];&quot;OK&quot;));&quot;OK&quot;;IF(EXACT([.C517];&quot;OK&quot;);&quot;OK!&quot;;IF(EXACT([.B51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14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0.01">
            <text:p>0.01</text:p>
          </table:table-cell>
          <table:table-cell table:formula="oooc:=[.D518]-[.E518]" office:value-type="float" office:value="-0.01">
            <text:p>-0.01</text:p>
          </table:table-cell>
          <table:table-cell/>
          <table:table-cell table:formula="oooc:=IF(AND(EXACT([.B518];&quot;OK&quot;);EXACT([.C518];&quot;OK&quot;));&quot;OK&quot;;IF(EXACT([.C518];&quot;OK&quot;);&quot;OK!&quot;;IF(EXACT([.B51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17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148.94">
            <text:p>148.94</text:p>
          </table:table-cell>
          <table:table-cell/>
          <table:table-cell table:formula="oooc:=[.D519]-[.E519]" office:value-type="float" office:value="148.94">
            <text:p>148.94</text:p>
          </table:table-cell>
          <table:table-cell/>
          <table:table-cell table:formula="oooc:=IF(AND(EXACT([.B519];&quot;OK&quot;);EXACT([.C519];&quot;OK&quot;));&quot;OK&quot;;IF(EXACT([.C519];&quot;OK&quot;);&quot;OK!&quot;;IF(EXACT([.B519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LAT018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20]-[.E520]" office:value-type="float" office:value="0">
            <text:p>0.00</text:p>
          </table:table-cell>
          <table:table-cell/>
          <table:table-cell table:formula="oooc:=IF(AND(EXACT([.B520];&quot;OK&quot;);EXACT([.C520];&quot;OK&quot;));&quot;OK&quot;;IF(EXACT([.C520];&quot;OK&quot;);&quot;OK!&quot;;IF(EXACT([.B52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19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165.91">
            <text:p>165.91</text:p>
          </table:table-cell>
          <table:table-cell/>
          <table:table-cell table:formula="oooc:=[.D521]-[.E521]" office:value-type="float" office:value="165.91">
            <text:p>165.91</text:p>
          </table:table-cell>
          <table:table-cell/>
          <table:table-cell table:formula="oooc:=IF(AND(EXACT([.B521];&quot;OK&quot;);EXACT([.C521];&quot;OK&quot;));&quot;OK&quot;;IF(EXACT([.C521];&quot;OK&quot;);&quot;OK!&quot;;IF(EXACT([.B521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LAT02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22]-[.E522]" office:value-type="float" office:value="0">
            <text:p>0.00</text:p>
          </table:table-cell>
          <table:table-cell/>
          <table:table-cell table:formula="oooc:=IF(AND(EXACT([.B522];&quot;OK&quot;);EXACT([.C522];&quot;OK&quot;));&quot;OK&quot;;IF(EXACT([.C522];&quot;OK&quot;);&quot;OK!&quot;;IF(EXACT([.B52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2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23]-[.E523]" office:value-type="float" office:value="0">
            <text:p>0.00</text:p>
          </table:table-cell>
          <table:table-cell/>
          <table:table-cell table:formula="oooc:=IF(AND(EXACT([.B523];&quot;OK&quot;);EXACT([.C523];&quot;OK&quot;));&quot;OK&quot;;IF(EXACT([.C523];&quot;OK&quot;);&quot;OK!&quot;;IF(EXACT([.B52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2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24]-[.E524]" office:value-type="float" office:value="0">
            <text:p>0.00</text:p>
          </table:table-cell>
          <table:table-cell/>
          <table:table-cell table:formula="oooc:=IF(AND(EXACT([.B524];&quot;OK&quot;);EXACT([.C524];&quot;OK&quot;));&quot;OK&quot;;IF(EXACT([.C524];&quot;OK&quot;);&quot;OK!&quot;;IF(EXACT([.B52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2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25]-[.E525]" office:value-type="float" office:value="0">
            <text:p>0.00</text:p>
          </table:table-cell>
          <table:table-cell/>
          <table:table-cell table:formula="oooc:=IF(AND(EXACT([.B525];&quot;OK&quot;);EXACT([.C525];&quot;OK&quot;));&quot;OK&quot;;IF(EXACT([.C525];&quot;OK&quot;);&quot;OK!&quot;;IF(EXACT([.B52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26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37.1">
            <text:p>37.1</text:p>
          </table:table-cell>
          <table:table-cell table:formula="oooc:=[.D526]-[.E526]" office:value-type="float" office:value="-37.1">
            <text:p>-37.10</text:p>
          </table:table-cell>
          <table:table-cell/>
          <table:table-cell table:formula="oooc:=IF(AND(EXACT([.B526];&quot;OK&quot;);EXACT([.C526];&quot;OK&quot;));&quot;OK&quot;;IF(EXACT([.C526];&quot;OK&quot;);&quot;OK!&quot;;IF(EXACT([.B52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27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49.64">
            <text:p>49.64</text:p>
          </table:table-cell>
          <table:table-cell/>
          <table:table-cell table:formula="oooc:=[.D527]-[.E527]" office:value-type="float" office:value="49.64">
            <text:p>49.64</text:p>
          </table:table-cell>
          <table:table-cell/>
          <table:table-cell table:formula="oooc:=IF(AND(EXACT([.B527];&quot;OK&quot;);EXACT([.C527];&quot;OK&quot;));&quot;OK&quot;;IF(EXACT([.C527];&quot;OK&quot;);&quot;OK!&quot;;IF(EXACT([.B527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LAT028-1.ma</text:p>
          </table:table-cell>
          <table:table-cell table:number-columns-repeated="2" office:value-type="string">
            <text:p>OK</text:p>
          </table:table-cell>
          <table:table-cell office:value-type="float" office:value="45.13">
            <text:p>45.13</text:p>
          </table:table-cell>
          <table:table-cell office:value-type="float" office:value="99.4">
            <text:p>99.4</text:p>
          </table:table-cell>
          <table:table-cell table:formula="oooc:=[.D528]-[.E528]" office:value-type="float" office:value="-54.27">
            <text:p>-54.27</text:p>
          </table:table-cell>
          <table:table-cell/>
          <table:table-cell table:formula="oooc:=IF(AND(EXACT([.B528];&quot;OK&quot;);EXACT([.C528];&quot;OK&quot;));&quot;OK&quot;;IF(EXACT([.C528];&quot;OK&quot;);&quot;OK!&quot;;IF(EXACT([.B52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31-1.ma</text:p>
          </table:table-cell>
          <table:table-cell table:number-columns-repeated="2" office:value-type="string">
            <text:p>OK</text:p>
          </table:table-cell>
          <table:table-cell office:value-type="float" office:value="60.22">
            <text:p>60.22</text:p>
          </table:table-cell>
          <table:table-cell office:value-type="float" office:value="19.14">
            <text:p>19.14</text:p>
          </table:table-cell>
          <table:table-cell table:formula="oooc:=[.D529]-[.E529]" office:value-type="float" office:value="41.08">
            <text:p>41.08</text:p>
          </table:table-cell>
          <table:table-cell/>
          <table:table-cell table:formula="oooc:=IF(AND(EXACT([.B529];&quot;OK&quot;);EXACT([.C529];&quot;OK&quot;));&quot;OK&quot;;IF(EXACT([.C529];&quot;OK&quot;);&quot;OK!&quot;;IF(EXACT([.B52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32-1.ma</text:p>
          </table:table-cell>
          <table:table-cell table:number-columns-repeated="2" office:value-type="string">
            <text:p>OK</text:p>
          </table:table-cell>
          <table:table-cell office:value-type="float" office:value="1.63">
            <text:p>1.63</text:p>
          </table:table-cell>
          <table:table-cell office:value-type="float" office:value="10.64">
            <text:p>10.64</text:p>
          </table:table-cell>
          <table:table-cell table:formula="oooc:=[.D530]-[.E530]" office:value-type="float" office:value="-9.01">
            <text:p>-9.01</text:p>
          </table:table-cell>
          <table:table-cell/>
          <table:table-cell table:formula="oooc:=IF(AND(EXACT([.B530];&quot;OK&quot;);EXACT([.C530];&quot;OK&quot;));&quot;OK&quot;;IF(EXACT([.C530];&quot;OK&quot;);&quot;OK!&quot;;IF(EXACT([.B53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33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531]-[.E531]" office:value-type="float" office:value="0">
            <text:p>0.00</text:p>
          </table:table-cell>
          <table:table-cell/>
          <table:table-cell table:formula="oooc:=IF(AND(EXACT([.B531];&quot;OK&quot;);EXACT([.C531];&quot;OK&quot;));&quot;OK&quot;;IF(EXACT([.C531];&quot;OK&quot;);&quot;OK!&quot;;IF(EXACT([.B53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34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532]-[.E532]" office:value-type="float" office:value="0">
            <text:p>0.00</text:p>
          </table:table-cell>
          <table:table-cell/>
          <table:table-cell table:formula="oooc:=IF(AND(EXACT([.B532];&quot;OK&quot;);EXACT([.C532];&quot;OK&quot;));&quot;OK&quot;;IF(EXACT([.C532];&quot;OK&quot;);&quot;OK!&quot;;IF(EXACT([.B53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38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33]-[.E533]" office:value-type="float" office:value="0">
            <text:p>0.00</text:p>
          </table:table-cell>
          <table:table-cell/>
          <table:table-cell table:formula="oooc:=IF(AND(EXACT([.B533];&quot;OK&quot;);EXACT([.C533];&quot;OK&quot;));&quot;OK&quot;;IF(EXACT([.C533];&quot;OK&quot;);&quot;OK!&quot;;IF(EXACT([.B53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39-1.ma</text:p>
          </table:table-cell>
          <table:table-cell table:number-columns-repeated="2" office:value-type="string">
            <text:p>OK</text:p>
          </table:table-cell>
          <table:table-cell office:value-type="float" office:value="0.41">
            <text:p>0.41</text:p>
          </table:table-cell>
          <table:table-cell office:value-type="float" office:value="0.22">
            <text:p>0.22</text:p>
          </table:table-cell>
          <table:table-cell table:formula="oooc:=[.D534]-[.E534]" office:value-type="float" office:value="0.19">
            <text:p>0.19</text:p>
          </table:table-cell>
          <table:table-cell/>
          <table:table-cell table:formula="oooc:=IF(AND(EXACT([.B534];&quot;OK&quot;);EXACT([.C534];&quot;OK&quot;));&quot;OK&quot;;IF(EXACT([.C534];&quot;OK&quot;);&quot;OK!&quot;;IF(EXACT([.B53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39-2.ma</text:p>
          </table:table-cell>
          <table:table-cell table:number-columns-repeated="2" office:value-type="string">
            <text:p>OK</text:p>
          </table:table-cell>
          <table:table-cell office:value-type="float" office:value="0.41">
            <text:p>0.41</text:p>
          </table:table-cell>
          <table:table-cell office:value-type="float" office:value="0.22">
            <text:p>0.22</text:p>
          </table:table-cell>
          <table:table-cell table:formula="oooc:=[.D535]-[.E535]" office:value-type="float" office:value="0.19">
            <text:p>0.19</text:p>
          </table:table-cell>
          <table:table-cell/>
          <table:table-cell table:formula="oooc:=IF(AND(EXACT([.B535];&quot;OK&quot;);EXACT([.C535];&quot;OK&quot;));&quot;OK&quot;;IF(EXACT([.C535];&quot;OK&quot;);&quot;OK!&quot;;IF(EXACT([.B53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40-1.ma</text:p>
          </table:table-cell>
          <table:table-cell table:number-columns-repeated="2" office:value-type="string">
            <text:p>OK</text:p>
          </table:table-cell>
          <table:table-cell office:value-type="float" office:value="0.94">
            <text:p>0.94</text:p>
          </table:table-cell>
          <table:table-cell office:value-type="float" office:value="4.1">
            <text:p>4.1</text:p>
          </table:table-cell>
          <table:table-cell table:formula="oooc:=[.D536]-[.E536]" office:value-type="float" office:value="-3.16">
            <text:p>-3.16</text:p>
          </table:table-cell>
          <table:table-cell/>
          <table:table-cell table:formula="oooc:=IF(AND(EXACT([.B536];&quot;OK&quot;);EXACT([.C536];&quot;OK&quot;));&quot;OK&quot;;IF(EXACT([.C536];&quot;OK&quot;);&quot;OK!&quot;;IF(EXACT([.B53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42-1.ma</text:p>
          </table:table-cell>
          <table:table-cell table:number-columns-repeated="2" office:value-type="string">
            <text:p>OK</text:p>
          </table:table-cell>
          <table:table-cell office:value-type="float" office:value="22.84">
            <text:p>22.84</text:p>
          </table:table-cell>
          <table:table-cell office:value-type="float" office:value="65.92">
            <text:p>65.92</text:p>
          </table:table-cell>
          <table:table-cell table:formula="oooc:=[.D537]-[.E537]" office:value-type="float" office:value="-43.08">
            <text:p>-43.08</text:p>
          </table:table-cell>
          <table:table-cell/>
          <table:table-cell table:formula="oooc:=IF(AND(EXACT([.B537];&quot;OK&quot;);EXACT([.C537];&quot;OK&quot;));&quot;OK&quot;;IF(EXACT([.C537];&quot;OK&quot;);&quot;OK!&quot;;IF(EXACT([.B53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43-1.ma</text:p>
          </table:table-cell>
          <table:table-cell table:number-columns-repeated="2" office:value-type="string">
            <text:p>OK</text:p>
          </table:table-cell>
          <table:table-cell office:value-type="float" office:value="23.72">
            <text:p>23.72</text:p>
          </table:table-cell>
          <table:table-cell office:value-type="float" office:value="67.86">
            <text:p>67.86</text:p>
          </table:table-cell>
          <table:table-cell table:formula="oooc:=[.D538]-[.E538]" office:value-type="float" office:value="-44.14">
            <text:p>-44.14</text:p>
          </table:table-cell>
          <table:table-cell/>
          <table:table-cell table:formula="oooc:=IF(AND(EXACT([.B538];&quot;OK&quot;);EXACT([.C538];&quot;OK&quot;));&quot;OK&quot;;IF(EXACT([.C538];&quot;OK&quot;);&quot;OK!&quot;;IF(EXACT([.B53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44-1.ma</text:p>
          </table:table-cell>
          <table:table-cell office:value-type="string">
            <text:p>FAIL</text:p>
          </table:table-cell>
          <table:table-cell office:value-type="string">
            <text:p>OK</text:p>
          </table:table-cell>
          <table:table-cell/>
          <table:table-cell office:value-type="float" office:value="89.67">
            <text:p>89.67</text:p>
          </table:table-cell>
          <table:table-cell table:formula="oooc:=[.D539]-[.E539]" office:value-type="float" office:value="-89.67">
            <text:p>-89.67</text:p>
          </table:table-cell>
          <table:table-cell/>
          <table:table-cell table:formula="oooc:=IF(AND(EXACT([.B539];&quot;OK&quot;);EXACT([.C539];&quot;OK&quot;));&quot;OK&quot;;IF(EXACT([.C539];&quot;OK&quot;);&quot;OK!&quot;;IF(EXACT([.B539];&quot;OK&quot;);&quot;FAIL!&quot;;&quot;...&quot;)))" office:value-type="string" office:string-value="OK!">
            <text:p>OK!</text:p>
          </table:table-cell>
          <table:table-cell table:number-columns-repeated="3"/>
        </table:table-row>
        <table:table-row table:style-name="ro2">
          <table:table-cell office:value-type="string">
            <text:p>Unsatisfiable/LAT045-1.ma</text:p>
          </table:table-cell>
          <table:table-cell table:number-columns-repeated="2" office:value-type="string">
            <text:p>OK</text:p>
          </table:table-cell>
          <table:table-cell office:value-type="float" office:value="0.37">
            <text:p>0.37</text:p>
          </table:table-cell>
          <table:table-cell office:value-type="float" office:value="0.35">
            <text:p>0.35</text:p>
          </table:table-cell>
          <table:table-cell table:formula="oooc:=[.D540]-[.E540]" office:value-type="float" office:value="0.02">
            <text:p>0.02</text:p>
          </table:table-cell>
          <table:table-cell/>
          <table:table-cell table:formula="oooc:=IF(AND(EXACT([.B540];&quot;OK&quot;);EXACT([.C540];&quot;OK&quot;));&quot;OK&quot;;IF(EXACT([.C540];&quot;OK&quot;);&quot;OK!&quot;;IF(EXACT([.B54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7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41]-[.E541]" office:value-type="float" office:value="0">
            <text:p>0.00</text:p>
          </table:table-cell>
          <table:table-cell/>
          <table:table-cell table:formula="oooc:=IF(AND(EXACT([.B541];&quot;OK&quot;);EXACT([.C541];&quot;OK&quot;));&quot;OK&quot;;IF(EXACT([.C541];&quot;OK&quot;);&quot;OK!&quot;;IF(EXACT([.B54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7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42]-[.E542]" office:value-type="float" office:value="0">
            <text:p>0.00</text:p>
          </table:table-cell>
          <table:table-cell/>
          <table:table-cell table:formula="oooc:=IF(AND(EXACT([.B542];&quot;OK&quot;);EXACT([.C542];&quot;OK&quot;));&quot;OK&quot;;IF(EXACT([.C542];&quot;OK&quot;);&quot;OK!&quot;;IF(EXACT([.B54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7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43]-[.E543]" office:value-type="float" office:value="0">
            <text:p>0.00</text:p>
          </table:table-cell>
          <table:table-cell/>
          <table:table-cell table:formula="oooc:=IF(AND(EXACT([.B543];&quot;OK&quot;);EXACT([.C543];&quot;OK&quot;));&quot;OK&quot;;IF(EXACT([.C543];&quot;OK&quot;);&quot;OK!&quot;;IF(EXACT([.B54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75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44]-[.E544]" office:value-type="float" office:value="0">
            <text:p>0.00</text:p>
          </table:table-cell>
          <table:table-cell/>
          <table:table-cell table:formula="oooc:=IF(AND(EXACT([.B544];&quot;OK&quot;);EXACT([.C544];&quot;OK&quot;));&quot;OK&quot;;IF(EXACT([.C544];&quot;OK&quot;);&quot;OK!&quot;;IF(EXACT([.B54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7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45]-[.E545]" office:value-type="float" office:value="0">
            <text:p>0.00</text:p>
          </table:table-cell>
          <table:table-cell/>
          <table:table-cell table:formula="oooc:=IF(AND(EXACT([.B545];&quot;OK&quot;);EXACT([.C545];&quot;OK&quot;));&quot;OK&quot;;IF(EXACT([.C545];&quot;OK&quot;);&quot;OK!&quot;;IF(EXACT([.B54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7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46]-[.E546]" office:value-type="float" office:value="0">
            <text:p>0.00</text:p>
          </table:table-cell>
          <table:table-cell/>
          <table:table-cell table:formula="oooc:=IF(AND(EXACT([.B546];&quot;OK&quot;);EXACT([.C546];&quot;OK&quot;));&quot;OK&quot;;IF(EXACT([.C546];&quot;OK&quot;);&quot;OK!&quot;;IF(EXACT([.B54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78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47]-[.E547]" office:value-type="float" office:value="0">
            <text:p>0.00</text:p>
          </table:table-cell>
          <table:table-cell/>
          <table:table-cell table:formula="oooc:=IF(AND(EXACT([.B547];&quot;OK&quot;);EXACT([.C547];&quot;OK&quot;));&quot;OK&quot;;IF(EXACT([.C547];&quot;OK&quot;);&quot;OK!&quot;;IF(EXACT([.B54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79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48]-[.E548]" office:value-type="float" office:value="0">
            <text:p>0.00</text:p>
          </table:table-cell>
          <table:table-cell/>
          <table:table-cell table:formula="oooc:=IF(AND(EXACT([.B548];&quot;OK&quot;);EXACT([.C548];&quot;OK&quot;));&quot;OK&quot;;IF(EXACT([.C548];&quot;OK&quot;);&quot;OK!&quot;;IF(EXACT([.B54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8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49]-[.E549]" office:value-type="float" office:value="0">
            <text:p>0.00</text:p>
          </table:table-cell>
          <table:table-cell/>
          <table:table-cell table:formula="oooc:=IF(AND(EXACT([.B549];&quot;OK&quot;);EXACT([.C549];&quot;OK&quot;));&quot;OK&quot;;IF(EXACT([.C549];&quot;OK&quot;);&quot;OK!&quot;;IF(EXACT([.B54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8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50]-[.E550]" office:value-type="float" office:value="0">
            <text:p>0.00</text:p>
          </table:table-cell>
          <table:table-cell/>
          <table:table-cell table:formula="oooc:=IF(AND(EXACT([.B550];&quot;OK&quot;);EXACT([.C550];&quot;OK&quot;));&quot;OK&quot;;IF(EXACT([.C550];&quot;OK&quot;);&quot;OK!&quot;;IF(EXACT([.B55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8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51]-[.E551]" office:value-type="float" office:value="0">
            <text:p>0.00</text:p>
          </table:table-cell>
          <table:table-cell/>
          <table:table-cell table:formula="oooc:=IF(AND(EXACT([.B551];&quot;OK&quot;);EXACT([.C551];&quot;OK&quot;));&quot;OK&quot;;IF(EXACT([.C551];&quot;OK&quot;);&quot;OK!&quot;;IF(EXACT([.B55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8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52]-[.E552]" office:value-type="float" office:value="0">
            <text:p>0.00</text:p>
          </table:table-cell>
          <table:table-cell/>
          <table:table-cell table:formula="oooc:=IF(AND(EXACT([.B552];&quot;OK&quot;);EXACT([.C552];&quot;OK&quot;));&quot;OK&quot;;IF(EXACT([.C552];&quot;OK&quot;);&quot;OK!&quot;;IF(EXACT([.B55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8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53]-[.E553]" office:value-type="float" office:value="0">
            <text:p>0.00</text:p>
          </table:table-cell>
          <table:table-cell/>
          <table:table-cell table:formula="oooc:=IF(AND(EXACT([.B553];&quot;OK&quot;);EXACT([.C553];&quot;OK&quot;));&quot;OK&quot;;IF(EXACT([.C553];&quot;OK&quot;);&quot;OK!&quot;;IF(EXACT([.B55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85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54]-[.E554]" office:value-type="float" office:value="0">
            <text:p>0.00</text:p>
          </table:table-cell>
          <table:table-cell/>
          <table:table-cell table:formula="oooc:=IF(AND(EXACT([.B554];&quot;OK&quot;);EXACT([.C554];&quot;OK&quot;));&quot;OK&quot;;IF(EXACT([.C554];&quot;OK&quot;);&quot;OK!&quot;;IF(EXACT([.B55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8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55]-[.E555]" office:value-type="float" office:value="0">
            <text:p>0.00</text:p>
          </table:table-cell>
          <table:table-cell/>
          <table:table-cell table:formula="oooc:=IF(AND(EXACT([.B555];&quot;OK&quot;);EXACT([.C555];&quot;OK&quot;));&quot;OK&quot;;IF(EXACT([.C555];&quot;OK&quot;);&quot;OK!&quot;;IF(EXACT([.B55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8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56]-[.E556]" office:value-type="float" office:value="0">
            <text:p>0.00</text:p>
          </table:table-cell>
          <table:table-cell/>
          <table:table-cell table:formula="oooc:=IF(AND(EXACT([.B556];&quot;OK&quot;);EXACT([.C556];&quot;OK&quot;));&quot;OK&quot;;IF(EXACT([.C556];&quot;OK&quot;);&quot;OK!&quot;;IF(EXACT([.B55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88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0.06">
            <text:p>0.06</text:p>
          </table:table-cell>
          <table:table-cell table:formula="oooc:=[.D557]-[.E557]" office:value-type="float" office:value="-0.06">
            <text:p>-0.06</text:p>
          </table:table-cell>
          <table:table-cell/>
          <table:table-cell table:formula="oooc:=IF(AND(EXACT([.B557];&quot;OK&quot;);EXACT([.C557];&quot;OK&quot;));&quot;OK&quot;;IF(EXACT([.C557];&quot;OK&quot;);&quot;OK!&quot;;IF(EXACT([.B55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89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1.23">
            <text:p>1.23</text:p>
          </table:table-cell>
          <table:table-cell table:formula="oooc:=[.D558]-[.E558]" office:value-type="float" office:value="-1.23">
            <text:p>-1.23</text:p>
          </table:table-cell>
          <table:table-cell/>
          <table:table-cell table:formula="oooc:=IF(AND(EXACT([.B558];&quot;OK&quot;);EXACT([.C558];&quot;OK&quot;));&quot;OK&quot;;IF(EXACT([.C558];&quot;OK&quot;);&quot;OK!&quot;;IF(EXACT([.B55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90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0.09">
            <text:p>0.09</text:p>
          </table:table-cell>
          <table:table-cell table:formula="oooc:=[.D559]-[.E559]" office:value-type="float" office:value="-0.09">
            <text:p>-0.09</text:p>
          </table:table-cell>
          <table:table-cell/>
          <table:table-cell table:formula="oooc:=IF(AND(EXACT([.B559];&quot;OK&quot;);EXACT([.C559];&quot;OK&quot;));&quot;OK&quot;;IF(EXACT([.C559];&quot;OK&quot;);&quot;OK!&quot;;IF(EXACT([.B55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91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9.54">
            <text:p>9.54</text:p>
          </table:table-cell>
          <table:table-cell table:formula="oooc:=[.D560]-[.E560]" office:value-type="float" office:value="-9.54">
            <text:p>-9.54</text:p>
          </table:table-cell>
          <table:table-cell/>
          <table:table-cell table:formula="oooc:=IF(AND(EXACT([.B560];&quot;OK&quot;);EXACT([.C560];&quot;OK&quot;));&quot;OK&quot;;IF(EXACT([.C560];&quot;OK&quot;);&quot;OK!&quot;;IF(EXACT([.B56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9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61]-[.E561]" office:value-type="float" office:value="0">
            <text:p>0.00</text:p>
          </table:table-cell>
          <table:table-cell/>
          <table:table-cell table:formula="oooc:=IF(AND(EXACT([.B561];&quot;OK&quot;);EXACT([.C561];&quot;OK&quot;));&quot;OK&quot;;IF(EXACT([.C561];&quot;OK&quot;);&quot;OK!&quot;;IF(EXACT([.B56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9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62]-[.E562]" office:value-type="float" office:value="0">
            <text:p>0.00</text:p>
          </table:table-cell>
          <table:table-cell/>
          <table:table-cell table:formula="oooc:=IF(AND(EXACT([.B562];&quot;OK&quot;);EXACT([.C562];&quot;OK&quot;));&quot;OK&quot;;IF(EXACT([.C562];&quot;OK&quot;);&quot;OK!&quot;;IF(EXACT([.B56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9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63]-[.E563]" office:value-type="float" office:value="0">
            <text:p>0.00</text:p>
          </table:table-cell>
          <table:table-cell/>
          <table:table-cell table:formula="oooc:=IF(AND(EXACT([.B563];&quot;OK&quot;);EXACT([.C563];&quot;OK&quot;));&quot;OK&quot;;IF(EXACT([.C563];&quot;OK&quot;);&quot;OK!&quot;;IF(EXACT([.B56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95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64]-[.E564]" office:value-type="float" office:value="0">
            <text:p>0.00</text:p>
          </table:table-cell>
          <table:table-cell/>
          <table:table-cell table:formula="oooc:=IF(AND(EXACT([.B564];&quot;OK&quot;);EXACT([.C564];&quot;OK&quot;));&quot;OK&quot;;IF(EXACT([.C564];&quot;OK&quot;);&quot;OK!&quot;;IF(EXACT([.B56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9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65]-[.E565]" office:value-type="float" office:value="0">
            <text:p>0.00</text:p>
          </table:table-cell>
          <table:table-cell/>
          <table:table-cell table:formula="oooc:=IF(AND(EXACT([.B565];&quot;OK&quot;);EXACT([.C565];&quot;OK&quot;));&quot;OK&quot;;IF(EXACT([.C565];&quot;OK&quot;);&quot;OK!&quot;;IF(EXACT([.B56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9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66]-[.E566]" office:value-type="float" office:value="0">
            <text:p>0.00</text:p>
          </table:table-cell>
          <table:table-cell/>
          <table:table-cell table:formula="oooc:=IF(AND(EXACT([.B566];&quot;OK&quot;);EXACT([.C566];&quot;OK&quot;));&quot;OK&quot;;IF(EXACT([.C566];&quot;OK&quot;);&quot;OK!&quot;;IF(EXACT([.B56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38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67]-[.E567]" office:value-type="float" office:value="0">
            <text:p>0.00</text:p>
          </table:table-cell>
          <table:table-cell/>
          <table:table-cell table:formula="oooc:=IF(AND(EXACT([.B567];&quot;OK&quot;);EXACT([.C567];&quot;OK&quot;));&quot;OK&quot;;IF(EXACT([.C567];&quot;OK&quot;);&quot;OK!&quot;;IF(EXACT([.B56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39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68]-[.E568]" office:value-type="float" office:value="0">
            <text:p>0.00</text:p>
          </table:table-cell>
          <table:table-cell/>
          <table:table-cell table:formula="oooc:=IF(AND(EXACT([.B568];&quot;OK&quot;);EXACT([.C568];&quot;OK&quot;));&quot;OK&quot;;IF(EXACT([.C568];&quot;OK&quot;);&quot;OK!&quot;;IF(EXACT([.B56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4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69]-[.E569]" office:value-type="float" office:value="0">
            <text:p>0.00</text:p>
          </table:table-cell>
          <table:table-cell/>
          <table:table-cell table:formula="oooc:=IF(AND(EXACT([.B569];&quot;OK&quot;);EXACT([.C569];&quot;OK&quot;));&quot;OK&quot;;IF(EXACT([.C569];&quot;OK&quot;);&quot;OK!&quot;;IF(EXACT([.B56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4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70]-[.E570]" office:value-type="float" office:value="0">
            <text:p>0.00</text:p>
          </table:table-cell>
          <table:table-cell/>
          <table:table-cell table:formula="oooc:=IF(AND(EXACT([.B570];&quot;OK&quot;);EXACT([.C570];&quot;OK&quot;));&quot;OK&quot;;IF(EXACT([.C570];&quot;OK&quot;);&quot;OK!&quot;;IF(EXACT([.B57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4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71]-[.E571]" office:value-type="float" office:value="0">
            <text:p>0.00</text:p>
          </table:table-cell>
          <table:table-cell/>
          <table:table-cell table:formula="oooc:=IF(AND(EXACT([.B571];&quot;OK&quot;);EXACT([.C571];&quot;OK&quot;));&quot;OK&quot;;IF(EXACT([.C571];&quot;OK&quot;);&quot;OK!&quot;;IF(EXACT([.B57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43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149.59">
            <text:p>149.59</text:p>
          </table:table-cell>
          <table:table-cell/>
          <table:table-cell table:formula="oooc:=[.D572]-[.E572]" office:value-type="float" office:value="149.59">
            <text:p>149.59</text:p>
          </table:table-cell>
          <table:table-cell/>
          <table:table-cell table:formula="oooc:=IF(AND(EXACT([.B572];&quot;OK&quot;);EXACT([.C572];&quot;OK&quot;));&quot;OK&quot;;IF(EXACT([.C572];&quot;OK&quot;);&quot;OK!&quot;;IF(EXACT([.B572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LAT14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73]-[.E573]" office:value-type="float" office:value="0">
            <text:p>0.00</text:p>
          </table:table-cell>
          <table:table-cell/>
          <table:table-cell table:formula="oooc:=IF(AND(EXACT([.B573];&quot;OK&quot;);EXACT([.C573];&quot;OK&quot;));&quot;OK&quot;;IF(EXACT([.C573];&quot;OK&quot;);&quot;OK!&quot;;IF(EXACT([.B57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45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74]-[.E574]" office:value-type="float" office:value="0">
            <text:p>0.00</text:p>
          </table:table-cell>
          <table:table-cell/>
          <table:table-cell table:formula="oooc:=IF(AND(EXACT([.B574];&quot;OK&quot;);EXACT([.C574];&quot;OK&quot;));&quot;OK&quot;;IF(EXACT([.C574];&quot;OK&quot;);&quot;OK!&quot;;IF(EXACT([.B57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4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75]-[.E575]" office:value-type="float" office:value="0">
            <text:p>0.00</text:p>
          </table:table-cell>
          <table:table-cell/>
          <table:table-cell table:formula="oooc:=IF(AND(EXACT([.B575];&quot;OK&quot;);EXACT([.C575];&quot;OK&quot;));&quot;OK&quot;;IF(EXACT([.C575];&quot;OK&quot;);&quot;OK!&quot;;IF(EXACT([.B57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4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76]-[.E576]" office:value-type="float" office:value="0">
            <text:p>0.00</text:p>
          </table:table-cell>
          <table:table-cell/>
          <table:table-cell table:formula="oooc:=IF(AND(EXACT([.B576];&quot;OK&quot;);EXACT([.C576];&quot;OK&quot;));&quot;OK&quot;;IF(EXACT([.C576];&quot;OK&quot;);&quot;OK!&quot;;IF(EXACT([.B57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48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77]-[.E577]" office:value-type="float" office:value="0">
            <text:p>0.00</text:p>
          </table:table-cell>
          <table:table-cell/>
          <table:table-cell table:formula="oooc:=IF(AND(EXACT([.B577];&quot;OK&quot;);EXACT([.C577];&quot;OK&quot;));&quot;OK&quot;;IF(EXACT([.C577];&quot;OK&quot;);&quot;OK!&quot;;IF(EXACT([.B57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49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78]-[.E578]" office:value-type="float" office:value="0">
            <text:p>0.00</text:p>
          </table:table-cell>
          <table:table-cell/>
          <table:table-cell table:formula="oooc:=IF(AND(EXACT([.B578];&quot;OK&quot;);EXACT([.C578];&quot;OK&quot;));&quot;OK&quot;;IF(EXACT([.C578];&quot;OK&quot;);&quot;OK!&quot;;IF(EXACT([.B57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5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79]-[.E579]" office:value-type="float" office:value="0">
            <text:p>0.00</text:p>
          </table:table-cell>
          <table:table-cell/>
          <table:table-cell table:formula="oooc:=IF(AND(EXACT([.B579];&quot;OK&quot;);EXACT([.C579];&quot;OK&quot;));&quot;OK&quot;;IF(EXACT([.C579];&quot;OK&quot;);&quot;OK!&quot;;IF(EXACT([.B57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5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80]-[.E580]" office:value-type="float" office:value="0">
            <text:p>0.00</text:p>
          </table:table-cell>
          <table:table-cell/>
          <table:table-cell table:formula="oooc:=IF(AND(EXACT([.B580];&quot;OK&quot;);EXACT([.C580];&quot;OK&quot;));&quot;OK&quot;;IF(EXACT([.C580];&quot;OK&quot;);&quot;OK!&quot;;IF(EXACT([.B58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5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81]-[.E581]" office:value-type="float" office:value="0">
            <text:p>0.00</text:p>
          </table:table-cell>
          <table:table-cell/>
          <table:table-cell table:formula="oooc:=IF(AND(EXACT([.B581];&quot;OK&quot;);EXACT([.C581];&quot;OK&quot;));&quot;OK&quot;;IF(EXACT([.C581];&quot;OK&quot;);&quot;OK!&quot;;IF(EXACT([.B58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5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82]-[.E582]" office:value-type="float" office:value="0">
            <text:p>0.00</text:p>
          </table:table-cell>
          <table:table-cell/>
          <table:table-cell table:formula="oooc:=IF(AND(EXACT([.B582];&quot;OK&quot;);EXACT([.C582];&quot;OK&quot;));&quot;OK&quot;;IF(EXACT([.C582];&quot;OK&quot;);&quot;OK!&quot;;IF(EXACT([.B58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5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83]-[.E583]" office:value-type="float" office:value="0">
            <text:p>0.00</text:p>
          </table:table-cell>
          <table:table-cell/>
          <table:table-cell table:formula="oooc:=IF(AND(EXACT([.B583];&quot;OK&quot;);EXACT([.C583];&quot;OK&quot;));&quot;OK&quot;;IF(EXACT([.C583];&quot;OK&quot;);&quot;OK!&quot;;IF(EXACT([.B58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55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84]-[.E584]" office:value-type="float" office:value="0">
            <text:p>0.00</text:p>
          </table:table-cell>
          <table:table-cell/>
          <table:table-cell table:formula="oooc:=IF(AND(EXACT([.B584];&quot;OK&quot;);EXACT([.C584];&quot;OK&quot;));&quot;OK&quot;;IF(EXACT([.C584];&quot;OK&quot;);&quot;OK!&quot;;IF(EXACT([.B58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56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218.93">
            <text:p>218.93</text:p>
          </table:table-cell>
          <table:table-cell/>
          <table:table-cell table:formula="oooc:=[.D585]-[.E585]" office:value-type="float" office:value="218.93">
            <text:p>218.93</text:p>
          </table:table-cell>
          <table:table-cell/>
          <table:table-cell table:formula="oooc:=IF(AND(EXACT([.B585];&quot;OK&quot;);EXACT([.C585];&quot;OK&quot;));&quot;OK&quot;;IF(EXACT([.C585];&quot;OK&quot;);&quot;OK!&quot;;IF(EXACT([.B585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LAT15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86]-[.E586]" office:value-type="float" office:value="0">
            <text:p>0.00</text:p>
          </table:table-cell>
          <table:table-cell/>
          <table:table-cell table:formula="oooc:=IF(AND(EXACT([.B586];&quot;OK&quot;);EXACT([.C586];&quot;OK&quot;));&quot;OK&quot;;IF(EXACT([.C586];&quot;OK&quot;);&quot;OK!&quot;;IF(EXACT([.B58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58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87]-[.E587]" office:value-type="float" office:value="0">
            <text:p>0.00</text:p>
          </table:table-cell>
          <table:table-cell/>
          <table:table-cell table:formula="oooc:=IF(AND(EXACT([.B587];&quot;OK&quot;);EXACT([.C587];&quot;OK&quot;));&quot;OK&quot;;IF(EXACT([.C587];&quot;OK&quot;);&quot;OK!&quot;;IF(EXACT([.B58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59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88]-[.E588]" office:value-type="float" office:value="0">
            <text:p>0.00</text:p>
          </table:table-cell>
          <table:table-cell/>
          <table:table-cell table:formula="oooc:=IF(AND(EXACT([.B588];&quot;OK&quot;);EXACT([.C588];&quot;OK&quot;));&quot;OK&quot;;IF(EXACT([.C588];&quot;OK&quot;);&quot;OK!&quot;;IF(EXACT([.B58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6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89]-[.E589]" office:value-type="float" office:value="0">
            <text:p>0.00</text:p>
          </table:table-cell>
          <table:table-cell/>
          <table:table-cell table:formula="oooc:=IF(AND(EXACT([.B589];&quot;OK&quot;);EXACT([.C589];&quot;OK&quot;));&quot;OK&quot;;IF(EXACT([.C589];&quot;OK&quot;);&quot;OK!&quot;;IF(EXACT([.B58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6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90]-[.E590]" office:value-type="float" office:value="0">
            <text:p>0.00</text:p>
          </table:table-cell>
          <table:table-cell/>
          <table:table-cell table:formula="oooc:=IF(AND(EXACT([.B590];&quot;OK&quot;);EXACT([.C590];&quot;OK&quot;));&quot;OK&quot;;IF(EXACT([.C590];&quot;OK&quot;);&quot;OK!&quot;;IF(EXACT([.B59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6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91]-[.E591]" office:value-type="float" office:value="0">
            <text:p>0.00</text:p>
          </table:table-cell>
          <table:table-cell/>
          <table:table-cell table:formula="oooc:=IF(AND(EXACT([.B591];&quot;OK&quot;);EXACT([.C591];&quot;OK&quot;));&quot;OK&quot;;IF(EXACT([.C591];&quot;OK&quot;);&quot;OK!&quot;;IF(EXACT([.B59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6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92]-[.E592]" office:value-type="float" office:value="0">
            <text:p>0.00</text:p>
          </table:table-cell>
          <table:table-cell/>
          <table:table-cell table:formula="oooc:=IF(AND(EXACT([.B592];&quot;OK&quot;);EXACT([.C592];&quot;OK&quot;));&quot;OK&quot;;IF(EXACT([.C592];&quot;OK&quot;);&quot;OK!&quot;;IF(EXACT([.B59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6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93]-[.E593]" office:value-type="float" office:value="0">
            <text:p>0.00</text:p>
          </table:table-cell>
          <table:table-cell/>
          <table:table-cell table:formula="oooc:=IF(AND(EXACT([.B593];&quot;OK&quot;);EXACT([.C593];&quot;OK&quot;));&quot;OK&quot;;IF(EXACT([.C593];&quot;OK&quot;);&quot;OK!&quot;;IF(EXACT([.B59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65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94]-[.E594]" office:value-type="float" office:value="0">
            <text:p>0.00</text:p>
          </table:table-cell>
          <table:table-cell/>
          <table:table-cell table:formula="oooc:=IF(AND(EXACT([.B594];&quot;OK&quot;);EXACT([.C594];&quot;OK&quot;));&quot;OK&quot;;IF(EXACT([.C594];&quot;OK&quot;);&quot;OK!&quot;;IF(EXACT([.B59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6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95]-[.E595]" office:value-type="float" office:value="0">
            <text:p>0.00</text:p>
          </table:table-cell>
          <table:table-cell/>
          <table:table-cell table:formula="oooc:=IF(AND(EXACT([.B595];&quot;OK&quot;);EXACT([.C595];&quot;OK&quot;));&quot;OK&quot;;IF(EXACT([.C595];&quot;OK&quot;);&quot;OK!&quot;;IF(EXACT([.B59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6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96]-[.E596]" office:value-type="float" office:value="0">
            <text:p>0.00</text:p>
          </table:table-cell>
          <table:table-cell/>
          <table:table-cell table:formula="oooc:=IF(AND(EXACT([.B596];&quot;OK&quot;);EXACT([.C596];&quot;OK&quot;));&quot;OK&quot;;IF(EXACT([.C596];&quot;OK&quot;);&quot;OK!&quot;;IF(EXACT([.B59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68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97]-[.E597]" office:value-type="float" office:value="0">
            <text:p>0.00</text:p>
          </table:table-cell>
          <table:table-cell/>
          <table:table-cell table:formula="oooc:=IF(AND(EXACT([.B597];&quot;OK&quot;);EXACT([.C597];&quot;OK&quot;));&quot;OK&quot;;IF(EXACT([.C597];&quot;OK&quot;);&quot;OK!&quot;;IF(EXACT([.B59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69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98]-[.E598]" office:value-type="float" office:value="0">
            <text:p>0.00</text:p>
          </table:table-cell>
          <table:table-cell/>
          <table:table-cell table:formula="oooc:=IF(AND(EXACT([.B598];&quot;OK&quot;);EXACT([.C598];&quot;OK&quot;));&quot;OK&quot;;IF(EXACT([.C598];&quot;OK&quot;);&quot;OK!&quot;;IF(EXACT([.B59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7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99]-[.E599]" office:value-type="float" office:value="0">
            <text:p>0.00</text:p>
          </table:table-cell>
          <table:table-cell/>
          <table:table-cell table:formula="oooc:=IF(AND(EXACT([.B599];&quot;OK&quot;);EXACT([.C599];&quot;OK&quot;));&quot;OK&quot;;IF(EXACT([.C599];&quot;OK&quot;);&quot;OK!&quot;;IF(EXACT([.B59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7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00]-[.E600]" office:value-type="float" office:value="0">
            <text:p>0.00</text:p>
          </table:table-cell>
          <table:table-cell/>
          <table:table-cell table:formula="oooc:=IF(AND(EXACT([.B600];&quot;OK&quot;);EXACT([.C600];&quot;OK&quot;));&quot;OK&quot;;IF(EXACT([.C600];&quot;OK&quot;);&quot;OK!&quot;;IF(EXACT([.B60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7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01]-[.E601]" office:value-type="float" office:value="0">
            <text:p>0.00</text:p>
          </table:table-cell>
          <table:table-cell/>
          <table:table-cell table:formula="oooc:=IF(AND(EXACT([.B601];&quot;OK&quot;);EXACT([.C601];&quot;OK&quot;));&quot;OK&quot;;IF(EXACT([.C601];&quot;OK&quot;);&quot;OK!&quot;;IF(EXACT([.B60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7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02]-[.E602]" office:value-type="float" office:value="0">
            <text:p>0.00</text:p>
          </table:table-cell>
          <table:table-cell/>
          <table:table-cell table:formula="oooc:=IF(AND(EXACT([.B602];&quot;OK&quot;);EXACT([.C602];&quot;OK&quot;));&quot;OK&quot;;IF(EXACT([.C602];&quot;OK&quot;);&quot;OK!&quot;;IF(EXACT([.B60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7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03]-[.E603]" office:value-type="float" office:value="0">
            <text:p>0.00</text:p>
          </table:table-cell>
          <table:table-cell/>
          <table:table-cell table:formula="oooc:=IF(AND(EXACT([.B603];&quot;OK&quot;);EXACT([.C603];&quot;OK&quot;));&quot;OK&quot;;IF(EXACT([.C603];&quot;OK&quot;);&quot;OK!&quot;;IF(EXACT([.B60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75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04]-[.E604]" office:value-type="float" office:value="0">
            <text:p>0.00</text:p>
          </table:table-cell>
          <table:table-cell/>
          <table:table-cell table:formula="oooc:=IF(AND(EXACT([.B604];&quot;OK&quot;);EXACT([.C604];&quot;OK&quot;));&quot;OK&quot;;IF(EXACT([.C604];&quot;OK&quot;);&quot;OK!&quot;;IF(EXACT([.B60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7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05]-[.E605]" office:value-type="float" office:value="0">
            <text:p>0.00</text:p>
          </table:table-cell>
          <table:table-cell/>
          <table:table-cell table:formula="oooc:=IF(AND(EXACT([.B605];&quot;OK&quot;);EXACT([.C605];&quot;OK&quot;));&quot;OK&quot;;IF(EXACT([.C605];&quot;OK&quot;);&quot;OK!&quot;;IF(EXACT([.B60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7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06]-[.E606]" office:value-type="float" office:value="0">
            <text:p>0.00</text:p>
          </table:table-cell>
          <table:table-cell/>
          <table:table-cell table:formula="oooc:=IF(AND(EXACT([.B606];&quot;OK&quot;);EXACT([.C606];&quot;OK&quot;));&quot;OK&quot;;IF(EXACT([.C606];&quot;OK&quot;);&quot;OK!&quot;;IF(EXACT([.B60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CL109-2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71.47">
            <text:p>71.47</text:p>
          </table:table-cell>
          <table:table-cell/>
          <table:table-cell table:formula="oooc:=[.D607]-[.E607]" office:value-type="float" office:value="71.47">
            <text:p>71.47</text:p>
          </table:table-cell>
          <table:table-cell/>
          <table:table-cell table:formula="oooc:=IF(AND(EXACT([.B607];&quot;OK&quot;);EXACT([.C607];&quot;OK&quot;));&quot;OK&quot;;IF(EXACT([.C607];&quot;OK&quot;);&quot;OK!&quot;;IF(EXACT([.B607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LCL109-6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49.25">
            <text:p>49.25</text:p>
          </table:table-cell>
          <table:table-cell/>
          <table:table-cell table:formula="oooc:=[.D608]-[.E608]" office:value-type="float" office:value="49.25">
            <text:p>49.25</text:p>
          </table:table-cell>
          <table:table-cell/>
          <table:table-cell table:formula="oooc:=IF(AND(EXACT([.B608];&quot;OK&quot;);EXACT([.C608];&quot;OK&quot;));&quot;OK&quot;;IF(EXACT([.C608];&quot;OK&quot;);&quot;OK!&quot;;IF(EXACT([.B608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LCL110-2.ma</text:p>
          </table:table-cell>
          <table:table-cell table:number-columns-repeated="2" office:value-type="string">
            <text:p>OK</text:p>
          </table:table-cell>
          <table:table-cell office:value-type="float" office:value="0.26">
            <text:p>0.26</text:p>
          </table:table-cell>
          <table:table-cell office:value-type="float" office:value="0.27">
            <text:p>0.27</text:p>
          </table:table-cell>
          <table:table-cell table:formula="oooc:=[.D609]-[.E609]" office:value-type="float" office:value="-0.01">
            <text:p>-0.01</text:p>
          </table:table-cell>
          <table:table-cell/>
          <table:table-cell table:formula="oooc:=IF(AND(EXACT([.B609];&quot;OK&quot;);EXACT([.C609];&quot;OK&quot;));&quot;OK&quot;;IF(EXACT([.C609];&quot;OK&quot;);&quot;OK!&quot;;IF(EXACT([.B60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11-2.ma</text:p>
          </table:table-cell>
          <table:table-cell table:number-columns-repeated="2" office:value-type="string">
            <text:p>OK</text:p>
          </table:table-cell>
          <table:table-cell office:value-type="float" office:value="5.72">
            <text:p>5.72</text:p>
          </table:table-cell>
          <table:table-cell office:value-type="float" office:value="7.03">
            <text:p>7.03</text:p>
          </table:table-cell>
          <table:table-cell table:formula="oooc:=[.D610]-[.E610]" office:value-type="float" office:value="-1.31">
            <text:p>-1.31</text:p>
          </table:table-cell>
          <table:table-cell/>
          <table:table-cell table:formula="oooc:=IF(AND(EXACT([.B610];&quot;OK&quot;);EXACT([.C610];&quot;OK&quot;));&quot;OK&quot;;IF(EXACT([.C610];&quot;OK&quot;);&quot;OK!&quot;;IF(EXACT([.B61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12-2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27">
            <text:p>0.27</text:p>
          </table:table-cell>
          <table:table-cell table:formula="oooc:=[.D611]-[.E611]" office:value-type="float" office:value="0">
            <text:p>0.00</text:p>
          </table:table-cell>
          <table:table-cell/>
          <table:table-cell table:formula="oooc:=IF(AND(EXACT([.B611];&quot;OK&quot;);EXACT([.C611];&quot;OK&quot;));&quot;OK&quot;;IF(EXACT([.C611];&quot;OK&quot;);&quot;OK!&quot;;IF(EXACT([.B61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13-2.ma</text:p>
          </table:table-cell>
          <table:table-cell table:number-columns-repeated="2" office:value-type="string">
            <text:p>OK</text:p>
          </table:table-cell>
          <table:table-cell office:value-type="float" office:value="0.28">
            <text:p>0.28</text:p>
          </table:table-cell>
          <table:table-cell office:value-type="float" office:value="0.29">
            <text:p>0.29</text:p>
          </table:table-cell>
          <table:table-cell table:formula="oooc:=[.D612]-[.E612]" office:value-type="float" office:value="-0.00999999999999995">
            <text:p>-0.01</text:p>
          </table:table-cell>
          <table:table-cell/>
          <table:table-cell table:formula="oooc:=IF(AND(EXACT([.B612];&quot;OK&quot;);EXACT([.C612];&quot;OK&quot;));&quot;OK&quot;;IF(EXACT([.C612];&quot;OK&quot;);&quot;OK!&quot;;IF(EXACT([.B61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14-2.ma</text:p>
          </table:table-cell>
          <table:table-cell table:number-columns-repeated="2" office:value-type="string">
            <text:p>OK</text:p>
          </table:table-cell>
          <table:table-cell office:value-type="float" office:value="0.35">
            <text:p>0.35</text:p>
          </table:table-cell>
          <table:table-cell office:value-type="float" office:value="0.36">
            <text:p>0.36</text:p>
          </table:table-cell>
          <table:table-cell table:formula="oooc:=[.D613]-[.E613]" office:value-type="float" office:value="-0.00999999999999995">
            <text:p>-0.01</text:p>
          </table:table-cell>
          <table:table-cell/>
          <table:table-cell table:formula="oooc:=IF(AND(EXACT([.B613];&quot;OK&quot;);EXACT([.C613];&quot;OK&quot;));&quot;OK&quot;;IF(EXACT([.C613];&quot;OK&quot;);&quot;OK!&quot;;IF(EXACT([.B61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15-2.ma</text:p>
          </table:table-cell>
          <table:table-cell table:number-columns-repeated="2" office:value-type="string">
            <text:p>OK</text:p>
          </table:table-cell>
          <table:table-cell office:value-type="float" office:value="0.55">
            <text:p>0.55</text:p>
          </table:table-cell>
          <table:table-cell office:value-type="float" office:value="0.59">
            <text:p>0.59</text:p>
          </table:table-cell>
          <table:table-cell table:formula="oooc:=[.D614]-[.E614]" office:value-type="float" office:value="-0.0399999999999999">
            <text:p>-0.04</text:p>
          </table:table-cell>
          <table:table-cell/>
          <table:table-cell table:formula="oooc:=IF(AND(EXACT([.B614];&quot;OK&quot;);EXACT([.C614];&quot;OK&quot;));&quot;OK&quot;;IF(EXACT([.C614];&quot;OK&quot;);&quot;OK!&quot;;IF(EXACT([.B61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16-2.ma</text:p>
          </table:table-cell>
          <table:table-cell table:number-columns-repeated="2" office:value-type="string">
            <text:p>OK</text:p>
          </table:table-cell>
          <table:table-cell office:value-type="float" office:value="4.89">
            <text:p>4.89</text:p>
          </table:table-cell>
          <table:table-cell office:value-type="float" office:value="4.9">
            <text:p>4.9</text:p>
          </table:table-cell>
          <table:table-cell table:formula="oooc:=[.D615]-[.E615]" office:value-type="float" office:value="-0.0100000000000007">
            <text:p>-0.01</text:p>
          </table:table-cell>
          <table:table-cell/>
          <table:table-cell table:formula="oooc:=IF(AND(EXACT([.B615];&quot;OK&quot;);EXACT([.C615];&quot;OK&quot;));&quot;OK&quot;;IF(EXACT([.C615];&quot;OK&quot;);&quot;OK!&quot;;IF(EXACT([.B61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32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3">
            <text:p>0.03</text:p>
          </table:table-cell>
          <table:table-cell table:formula="oooc:=[.D616]-[.E616]" office:value-type="float" office:value="0">
            <text:p>0.00</text:p>
          </table:table-cell>
          <table:table-cell/>
          <table:table-cell table:formula="oooc:=IF(AND(EXACT([.B616];&quot;OK&quot;);EXACT([.C616];&quot;OK&quot;));&quot;OK&quot;;IF(EXACT([.C616];&quot;OK&quot;);&quot;OK!&quot;;IF(EXACT([.B61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33-1.ma</text:p>
          </table:table-cell>
          <table:table-cell table:number-columns-repeated="2" office:value-type="string">
            <text:p>OK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table:formula="oooc:=[.D617]-[.E617]" office:value-type="float" office:value="-0.01">
            <text:p>-0.01</text:p>
          </table:table-cell>
          <table:table-cell/>
          <table:table-cell table:formula="oooc:=IF(AND(EXACT([.B617];&quot;OK&quot;);EXACT([.C617];&quot;OK&quot;));&quot;OK&quot;;IF(EXACT([.C617];&quot;OK&quot;);&quot;OK!&quot;;IF(EXACT([.B61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34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5">
            <text:p>0.05</text:p>
          </table:table-cell>
          <table:table-cell table:formula="oooc:=[.D618]-[.E618]" office:value-type="float" office:value="0">
            <text:p>0.00</text:p>
          </table:table-cell>
          <table:table-cell/>
          <table:table-cell table:formula="oooc:=IF(AND(EXACT([.B618];&quot;OK&quot;);EXACT([.C618];&quot;OK&quot;));&quot;OK&quot;;IF(EXACT([.C618];&quot;OK&quot;);&quot;OK!&quot;;IF(EXACT([.B61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35-1.ma</text:p>
          </table:table-cell>
          <table:table-cell table:number-columns-repeated="2" office:value-type="string">
            <text:p>OK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table:formula="oooc:=[.D619]-[.E619]" office:value-type="float" office:value="-0.01">
            <text:p>-0.01</text:p>
          </table:table-cell>
          <table:table-cell/>
          <table:table-cell table:formula="oooc:=IF(AND(EXACT([.B619];&quot;OK&quot;);EXACT([.C619];&quot;OK&quot;));&quot;OK&quot;;IF(EXACT([.C619];&quot;OK&quot;);&quot;OK!&quot;;IF(EXACT([.B61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38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20]-[.E620]" office:value-type="float" office:value="0">
            <text:p>0.00</text:p>
          </table:table-cell>
          <table:table-cell/>
          <table:table-cell table:formula="oooc:=IF(AND(EXACT([.B620];&quot;OK&quot;);EXACT([.C620];&quot;OK&quot;));&quot;OK&quot;;IF(EXACT([.C620];&quot;OK&quot;);&quot;OK!&quot;;IF(EXACT([.B62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CL139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34">
            <text:p>0.34</text:p>
          </table:table-cell>
          <table:table-cell table:formula="oooc:=[.D621]-[.E621]" office:value-type="float" office:value="0">
            <text:p>0.00</text:p>
          </table:table-cell>
          <table:table-cell/>
          <table:table-cell table:formula="oooc:=IF(AND(EXACT([.B621];&quot;OK&quot;);EXACT([.C621];&quot;OK&quot;));&quot;OK&quot;;IF(EXACT([.C621];&quot;OK&quot;);&quot;OK!&quot;;IF(EXACT([.B62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40-1.ma</text:p>
          </table:table-cell>
          <table:table-cell table:number-columns-repeated="2" office:value-type="string">
            <text:p>OK</text:p>
          </table:table-cell>
          <table:table-cell office:value-type="float" office:value="0.27">
            <text:p>0.27</text:p>
          </table:table-cell>
          <table:table-cell office:value-type="float" office:value="0.28">
            <text:p>0.28</text:p>
          </table:table-cell>
          <table:table-cell table:formula="oooc:=[.D622]-[.E622]" office:value-type="float" office:value="-0.01">
            <text:p>-0.01</text:p>
          </table:table-cell>
          <table:table-cell/>
          <table:table-cell table:formula="oooc:=IF(AND(EXACT([.B622];&quot;OK&quot;);EXACT([.C622];&quot;OK&quot;));&quot;OK&quot;;IF(EXACT([.C622];&quot;OK&quot;);&quot;OK!&quot;;IF(EXACT([.B62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41-1.ma</text:p>
          </table:table-cell>
          <table:table-cell table:number-columns-repeated="2" office:value-type="string">
            <text:p>OK</text:p>
          </table:table-cell>
          <table:table-cell office:value-type="float" office:value="0.55">
            <text:p>0.55</text:p>
          </table:table-cell>
          <table:table-cell office:value-type="float" office:value="0.59">
            <text:p>0.59</text:p>
          </table:table-cell>
          <table:table-cell table:formula="oooc:=[.D623]-[.E623]" office:value-type="float" office:value="-0.0399999999999999">
            <text:p>-0.04</text:p>
          </table:table-cell>
          <table:table-cell/>
          <table:table-cell table:formula="oooc:=IF(AND(EXACT([.B623];&quot;OK&quot;);EXACT([.C623];&quot;OK&quot;));&quot;OK&quot;;IF(EXACT([.C623];&quot;OK&quot;);&quot;OK!&quot;;IF(EXACT([.B62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53-1.ma</text:p>
          </table:table-cell>
          <table:table-cell table:number-columns-repeated="2" office:value-type="string">
            <text:p>OK</text:p>
          </table:table-cell>
          <table:table-cell office:value-type="float" office:value="0.3">
            <text:p>0.3</text:p>
          </table:table-cell>
          <table:table-cell office:value-type="float" office:value="0.31">
            <text:p>0.31</text:p>
          </table:table-cell>
          <table:table-cell table:formula="oooc:=[.D624]-[.E624]" office:value-type="float" office:value="-0.01">
            <text:p>-0.01</text:p>
          </table:table-cell>
          <table:table-cell/>
          <table:table-cell table:formula="oooc:=IF(AND(EXACT([.B624];&quot;OK&quot;);EXACT([.C624];&quot;OK&quot;));&quot;OK&quot;;IF(EXACT([.C624];&quot;OK&quot;);&quot;OK!&quot;;IF(EXACT([.B62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54-1.ma</text:p>
          </table:table-cell>
          <table:table-cell table:number-columns-repeated="2" office:value-type="string">
            <text:p>OK</text:p>
          </table:table-cell>
          <table:table-cell office:value-type="float" office:value="0.26">
            <text:p>0.26</text:p>
          </table:table-cell>
          <table:table-cell office:value-type="float" office:value="0.27">
            <text:p>0.27</text:p>
          </table:table-cell>
          <table:table-cell table:formula="oooc:=[.D625]-[.E625]" office:value-type="float" office:value="-0.01">
            <text:p>-0.01</text:p>
          </table:table-cell>
          <table:table-cell/>
          <table:table-cell table:formula="oooc:=IF(AND(EXACT([.B625];&quot;OK&quot;);EXACT([.C625];&quot;OK&quot;));&quot;OK&quot;;IF(EXACT([.C625];&quot;OK&quot;);&quot;OK!&quot;;IF(EXACT([.B62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55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29">
            <text:p>0.29</text:p>
          </table:table-cell>
          <table:table-cell table:formula="oooc:=[.D626]-[.E626]" office:value-type="float" office:value="0">
            <text:p>0.00</text:p>
          </table:table-cell>
          <table:table-cell/>
          <table:table-cell table:formula="oooc:=IF(AND(EXACT([.B626];&quot;OK&quot;);EXACT([.C626];&quot;OK&quot;));&quot;OK&quot;;IF(EXACT([.C626];&quot;OK&quot;);&quot;OK!&quot;;IF(EXACT([.B62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56-1.ma</text:p>
          </table:table-cell>
          <table:table-cell table:number-columns-repeated="2" office:value-type="string">
            <text:p>OK</text:p>
          </table:table-cell>
          <table:table-cell office:value-type="float" office:value="0.25">
            <text:p>0.25</text:p>
          </table:table-cell>
          <table:table-cell office:value-type="float" office:value="0.27">
            <text:p>0.27</text:p>
          </table:table-cell>
          <table:table-cell table:formula="oooc:=[.D627]-[.E627]" office:value-type="float" office:value="-0.02">
            <text:p>-0.02</text:p>
          </table:table-cell>
          <table:table-cell/>
          <table:table-cell table:formula="oooc:=IF(AND(EXACT([.B627];&quot;OK&quot;);EXACT([.C627];&quot;OK&quot;));&quot;OK&quot;;IF(EXACT([.C627];&quot;OK&quot;);&quot;OK!&quot;;IF(EXACT([.B62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57-1.ma</text:p>
          </table:table-cell>
          <table:table-cell table:number-columns-repeated="2" office:value-type="string">
            <text:p>OK</text:p>
          </table:table-cell>
          <table:table-cell office:value-type="float" office:value="0.26">
            <text:p>0.26</text:p>
          </table:table-cell>
          <table:table-cell office:value-type="float" office:value="0.27">
            <text:p>0.27</text:p>
          </table:table-cell>
          <table:table-cell table:formula="oooc:=[.D628]-[.E628]" office:value-type="float" office:value="-0.01">
            <text:p>-0.01</text:p>
          </table:table-cell>
          <table:table-cell/>
          <table:table-cell table:formula="oooc:=IF(AND(EXACT([.B628];&quot;OK&quot;);EXACT([.C628];&quot;OK&quot;));&quot;OK&quot;;IF(EXACT([.C628];&quot;OK&quot;);&quot;OK!&quot;;IF(EXACT([.B62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58-1.ma</text:p>
          </table:table-cell>
          <table:table-cell table:number-columns-repeated="2" office:value-type="string">
            <text:p>OK</text:p>
          </table:table-cell>
          <table:table-cell office:value-type="float" office:value="0.3">
            <text:p>0.3</text:p>
          </table:table-cell>
          <table:table-cell office:value-type="float" office:value="0.31">
            <text:p>0.31</text:p>
          </table:table-cell>
          <table:table-cell table:formula="oooc:=[.D629]-[.E629]" office:value-type="float" office:value="-0.01">
            <text:p>-0.01</text:p>
          </table:table-cell>
          <table:table-cell/>
          <table:table-cell table:formula="oooc:=IF(AND(EXACT([.B629];&quot;OK&quot;);EXACT([.C629];&quot;OK&quot;));&quot;OK&quot;;IF(EXACT([.C629];&quot;OK&quot;);&quot;OK!&quot;;IF(EXACT([.B62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59-1.ma</text:p>
          </table:table-cell>
          <table:table-cell table:number-columns-repeated="2" office:value-type="string">
            <text:p>OK</text:p>
          </table:table-cell>
          <table:table-cell office:value-type="float" office:value="1.4">
            <text:p>1.4</text:p>
          </table:table-cell>
          <table:table-cell office:value-type="float" office:value="6.15">
            <text:p>6.15</text:p>
          </table:table-cell>
          <table:table-cell table:formula="oooc:=[.D630]-[.E630]" office:value-type="float" office:value="-4.75">
            <text:p>-4.75</text:p>
          </table:table-cell>
          <table:table-cell/>
          <table:table-cell table:formula="oooc:=IF(AND(EXACT([.B630];&quot;OK&quot;);EXACT([.C630];&quot;OK&quot;));&quot;OK&quot;;IF(EXACT([.C630];&quot;OK&quot;);&quot;OK!&quot;;IF(EXACT([.B63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60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255.01">
            <text:p>255.01</text:p>
          </table:table-cell>
          <table:table-cell/>
          <table:table-cell table:formula="oooc:=[.D631]-[.E631]" office:value-type="float" office:value="255.01">
            <text:p>255.01</text:p>
          </table:table-cell>
          <table:table-cell/>
          <table:table-cell table:formula="oooc:=IF(AND(EXACT([.B631];&quot;OK&quot;);EXACT([.C631];&quot;OK&quot;));&quot;OK&quot;;IF(EXACT([.C631];&quot;OK&quot;);&quot;OK!&quot;;IF(EXACT([.B631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LCL161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9">
            <text:p>0.09</text:p>
          </table:table-cell>
          <table:table-cell table:formula="oooc:=[.D632]-[.E632]" office:value-type="float" office:value="0">
            <text:p>0.00</text:p>
          </table:table-cell>
          <table:table-cell/>
          <table:table-cell table:formula="oooc:=IF(AND(EXACT([.B632];&quot;OK&quot;);EXACT([.C632];&quot;OK&quot;));&quot;OK&quot;;IF(EXACT([.C632];&quot;OK&quot;);&quot;OK!&quot;;IF(EXACT([.B63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6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33]-[.E633]" office:value-type="float" office:value="0">
            <text:p>0.00</text:p>
          </table:table-cell>
          <table:table-cell/>
          <table:table-cell table:formula="oooc:=IF(AND(EXACT([.B633];&quot;OK&quot;);EXACT([.C633];&quot;OK&quot;));&quot;OK&quot;;IF(EXACT([.C633];&quot;OK&quot;);&quot;OK!&quot;;IF(EXACT([.B63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CL163-1.ma</text:p>
          </table:table-cell>
          <table:table-cell table:number-columns-repeated="2" office:value-type="string">
            <text:p>OK</text:p>
          </table:table-cell>
          <table:table-cell office:value-type="float" office:value="6.24">
            <text:p>6.24</text:p>
          </table:table-cell>
          <table:table-cell office:value-type="float" office:value="5.06">
            <text:p>5.06</text:p>
          </table:table-cell>
          <table:table-cell table:formula="oooc:=[.D634]-[.E634]" office:value-type="float" office:value="1.18">
            <text:p>1.18</text:p>
          </table:table-cell>
          <table:table-cell/>
          <table:table-cell table:formula="oooc:=IF(AND(EXACT([.B634];&quot;OK&quot;);EXACT([.C634];&quot;OK&quot;));&quot;OK&quot;;IF(EXACT([.C634];&quot;OK&quot;);&quot;OK!&quot;;IF(EXACT([.B63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64-1.ma</text:p>
          </table:table-cell>
          <table:table-cell table:number-columns-repeated="2" office:value-type="string">
            <text:p>OK</text:p>
          </table:table-cell>
          <table:table-cell office:value-type="float" office:value="0.14">
            <text:p>0.14</text:p>
          </table:table-cell>
          <table:table-cell office:value-type="float" office:value="0.1">
            <text:p>0.1</text:p>
          </table:table-cell>
          <table:table-cell table:formula="oooc:=[.D635]-[.E635]" office:value-type="float" office:value="0.04">
            <text:p>0.04</text:p>
          </table:table-cell>
          <table:table-cell/>
          <table:table-cell table:formula="oooc:=IF(AND(EXACT([.B635];&quot;OK&quot;);EXACT([.C635];&quot;OK&quot;));&quot;OK&quot;;IF(EXACT([.C635];&quot;OK&quot;);&quot;OK!&quot;;IF(EXACT([.B63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DA001-1.ma</text:p>
          </table:table-cell>
          <table:table-cell table:number-columns-repeated="2" office:value-type="string">
            <text:p>OK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table:formula="oooc:=[.D636]-[.E636]" office:value-type="float" office:value="0.01">
            <text:p>0.01</text:p>
          </table:table-cell>
          <table:table-cell/>
          <table:table-cell table:formula="oooc:=IF(AND(EXACT([.B636];&quot;OK&quot;);EXACT([.C636];&quot;OK&quot;));&quot;OK&quot;;IF(EXACT([.C636];&quot;OK&quot;);&quot;OK!&quot;;IF(EXACT([.B63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DA002-1.ma</text:p>
          </table:table-cell>
          <table:table-cell table:number-columns-repeated="2" office:value-type="string">
            <text:p>OK</text:p>
          </table:table-cell>
          <table:table-cell office:value-type="float" office:value="10.74">
            <text:p>10.74</text:p>
          </table:table-cell>
          <table:table-cell office:value-type="float" office:value="22.13">
            <text:p>22.13</text:p>
          </table:table-cell>
          <table:table-cell table:formula="oooc:=[.D637]-[.E637]" office:value-type="float" office:value="-11.39">
            <text:p>-11.39</text:p>
          </table:table-cell>
          <table:table-cell/>
          <table:table-cell table:formula="oooc:=IF(AND(EXACT([.B637];&quot;OK&quot;);EXACT([.C637];&quot;OK&quot;));&quot;OK&quot;;IF(EXACT([.C637];&quot;OK&quot;);&quot;OK!&quot;;IF(EXACT([.B63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DA007-3.ma</text:p>
          </table:table-cell>
          <table:table-cell table:number-columns-repeated="2" office:value-type="string">
            <text:p>OK</text:p>
          </table:table-cell>
          <table:table-cell office:value-type="float" office:value="0.11">
            <text:p>0.11</text:p>
          </table:table-cell>
          <table:table-cell office:value-type="float" office:value="0.13">
            <text:p>0.13</text:p>
          </table:table-cell>
          <table:table-cell table:formula="oooc:=[.D638]-[.E638]" office:value-type="float" office:value="-0.02">
            <text:p>-0.02</text:p>
          </table:table-cell>
          <table:table-cell/>
          <table:table-cell table:formula="oooc:=IF(AND(EXACT([.B638];&quot;OK&quot;);EXACT([.C638];&quot;OK&quot;));&quot;OK&quot;;IF(EXACT([.C638];&quot;OK&quot;);&quot;OK!&quot;;IF(EXACT([.B63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NG007-4.ma</text:p>
          </table:table-cell>
          <table:table-cell table:number-columns-repeated="2" office:value-type="string">
            <text:p>OK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formula="oooc:=[.D639]-[.E639]" office:value-type="float" office:value="-0.02">
            <text:p>-0.02</text:p>
          </table:table-cell>
          <table:table-cell/>
          <table:table-cell table:formula="oooc:=IF(AND(EXACT([.B639];&quot;OK&quot;);EXACT([.C639];&quot;OK&quot;));&quot;OK&quot;;IF(EXACT([.C639];&quot;OK&quot;);&quot;OK!&quot;;IF(EXACT([.B63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NG008-3.ma</text:p>
          </table:table-cell>
          <table:table-cell table:number-columns-repeated="2" office:value-type="string">
            <text:p>OK</text:p>
          </table:table-cell>
          <table:table-cell office:value-type="float" office:value="3.54">
            <text:p>3.54</text:p>
          </table:table-cell>
          <table:table-cell office:value-type="float" office:value="2.32">
            <text:p>2.32</text:p>
          </table:table-cell>
          <table:table-cell table:formula="oooc:=[.D640]-[.E640]" office:value-type="float" office:value="1.22">
            <text:p>1.22</text:p>
          </table:table-cell>
          <table:table-cell/>
          <table:table-cell table:formula="oooc:=IF(AND(EXACT([.B640];&quot;OK&quot;);EXACT([.C640];&quot;OK&quot;));&quot;OK&quot;;IF(EXACT([.C640];&quot;OK&quot;);&quot;OK!&quot;;IF(EXACT([.B64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NG008-4.ma</text:p>
          </table:table-cell>
          <table:table-cell table:number-columns-repeated="2" office:value-type="string">
            <text:p>OK</text:p>
          </table:table-cell>
          <table:table-cell office:value-type="float" office:value="0.18">
            <text:p>0.18</text:p>
          </table:table-cell>
          <table:table-cell office:value-type="float" office:value="4.42">
            <text:p>4.42</text:p>
          </table:table-cell>
          <table:table-cell table:formula="oooc:=[.D641]-[.E641]" office:value-type="float" office:value="-4.24">
            <text:p>-4.24</text:p>
          </table:table-cell>
          <table:table-cell/>
          <table:table-cell table:formula="oooc:=IF(AND(EXACT([.B641];&quot;OK&quot;);EXACT([.C641];&quot;OK&quot;));&quot;OK&quot;;IF(EXACT([.C641];&quot;OK&quot;);&quot;OK!&quot;;IF(EXACT([.B64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NG008-7.ma</text:p>
          </table:table-cell>
          <table:table-cell table:number-columns-repeated="2" office:value-type="string">
            <text:p>OK</text:p>
          </table:table-cell>
          <table:table-cell office:value-type="float" office:value="17.42">
            <text:p>17.42</text:p>
          </table:table-cell>
          <table:table-cell office:value-type="float" office:value="15.93">
            <text:p>15.93</text:p>
          </table:table-cell>
          <table:table-cell table:formula="oooc:=[.D642]-[.E642]" office:value-type="float" office:value="1.49">
            <text:p>1.49</text:p>
          </table:table-cell>
          <table:table-cell/>
          <table:table-cell table:formula="oooc:=IF(AND(EXACT([.B642];&quot;OK&quot;);EXACT([.C642];&quot;OK&quot;));&quot;OK&quot;;IF(EXACT([.C642];&quot;OK&quot;);&quot;OK!&quot;;IF(EXACT([.B64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NG009-5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43]-[.E643]" office:value-type="float" office:value="0">
            <text:p>0.00</text:p>
          </table:table-cell>
          <table:table-cell/>
          <table:table-cell table:formula="oooc:=IF(AND(EXACT([.B643];&quot;OK&quot;);EXACT([.C643];&quot;OK&quot;));&quot;OK&quot;;IF(EXACT([.C643];&quot;OK&quot;);&quot;OK!&quot;;IF(EXACT([.B64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09-7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44]-[.E644]" office:value-type="float" office:value="0">
            <text:p>0.00</text:p>
          </table:table-cell>
          <table:table-cell/>
          <table:table-cell table:formula="oooc:=IF(AND(EXACT([.B644];&quot;OK&quot;);EXACT([.C644];&quot;OK&quot;));&quot;OK&quot;;IF(EXACT([.C644];&quot;OK&quot;);&quot;OK!&quot;;IF(EXACT([.B64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11-5.ma</text:p>
          </table:table-cell>
          <table:table-cell table:number-columns-repeated="2" office:value-type="string">
            <text:p>OK</text:p>
          </table:table-cell>
          <table:table-cell office:value-type="float" office:value="0.24">
            <text:p>0.24</text:p>
          </table:table-cell>
          <table:table-cell office:value-type="float" office:value="0.19">
            <text:p>0.19</text:p>
          </table:table-cell>
          <table:table-cell table:formula="oooc:=[.D645]-[.E645]" office:value-type="float" office:value="0.05">
            <text:p>0.05</text:p>
          </table:table-cell>
          <table:table-cell/>
          <table:table-cell table:formula="oooc:=IF(AND(EXACT([.B645];&quot;OK&quot;);EXACT([.C645];&quot;OK&quot;));&quot;OK&quot;;IF(EXACT([.C645];&quot;OK&quot;);&quot;OK!&quot;;IF(EXACT([.B64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NG012-6.ma</text:p>
          </table:table-cell>
          <table:table-cell table:number-columns-repeated="2" office:value-type="string">
            <text:p>OK</text:p>
          </table:table-cell>
          <table:table-cell office:value-type="float" office:value="51.47">
            <text:p>51.47</text:p>
          </table:table-cell>
          <table:table-cell office:value-type="float" office:value="71.73">
            <text:p>71.73</text:p>
          </table:table-cell>
          <table:table-cell table:formula="oooc:=[.D646]-[.E646]" office:value-type="float" office:value="-20.26">
            <text:p>-20.26</text:p>
          </table:table-cell>
          <table:table-cell/>
          <table:table-cell table:formula="oooc:=IF(AND(EXACT([.B646];&quot;OK&quot;);EXACT([.C646];&quot;OK&quot;));&quot;OK&quot;;IF(EXACT([.C646];&quot;OK&quot;);&quot;OK!&quot;;IF(EXACT([.B64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NG013-6.ma</text:p>
          </table:table-cell>
          <table:table-cell table:number-columns-repeated="2" office:value-type="string">
            <text:p>OK</text:p>
          </table:table-cell>
          <table:table-cell office:value-type="float" office:value="50.47">
            <text:p>50.47</text:p>
          </table:table-cell>
          <table:table-cell office:value-type="float" office:value="71.74">
            <text:p>71.74</text:p>
          </table:table-cell>
          <table:table-cell table:formula="oooc:=[.D647]-[.E647]" office:value-type="float" office:value="-21.27">
            <text:p>-21.27</text:p>
          </table:table-cell>
          <table:table-cell/>
          <table:table-cell table:formula="oooc:=IF(AND(EXACT([.B647];&quot;OK&quot;);EXACT([.C647];&quot;OK&quot;));&quot;OK&quot;;IF(EXACT([.C647];&quot;OK&quot;);&quot;OK!&quot;;IF(EXACT([.B64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NG014-6.ma</text:p>
          </table:table-cell>
          <table:table-cell table:number-columns-repeated="2" office:value-type="string">
            <text:p>OK</text:p>
          </table:table-cell>
          <table:table-cell office:value-type="float" office:value="48.93">
            <text:p>48.93</text:p>
          </table:table-cell>
          <table:table-cell office:value-type="float" office:value="67.79">
            <text:p>67.79</text:p>
          </table:table-cell>
          <table:table-cell table:formula="oooc:=[.D648]-[.E648]" office:value-type="float" office:value="-18.86">
            <text:p>-18.86</text:p>
          </table:table-cell>
          <table:table-cell/>
          <table:table-cell table:formula="oooc:=IF(AND(EXACT([.B648];&quot;OK&quot;);EXACT([.C648];&quot;OK&quot;));&quot;OK&quot;;IF(EXACT([.C648];&quot;OK&quot;);&quot;OK!&quot;;IF(EXACT([.B64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NG015-6.ma</text:p>
          </table:table-cell>
          <table:table-cell table:number-columns-repeated="2" office:value-type="string">
            <text:p>OK</text:p>
          </table:table-cell>
          <table:table-cell office:value-type="float" office:value="48.44">
            <text:p>48.44</text:p>
          </table:table-cell>
          <table:table-cell office:value-type="float" office:value="69.34">
            <text:p>69.34</text:p>
          </table:table-cell>
          <table:table-cell table:formula="oooc:=[.D649]-[.E649]" office:value-type="float" office:value="-20.9">
            <text:p>-20.90</text:p>
          </table:table-cell>
          <table:table-cell/>
          <table:table-cell table:formula="oooc:=IF(AND(EXACT([.B649];&quot;OK&quot;);EXACT([.C649];&quot;OK&quot;));&quot;OK&quot;;IF(EXACT([.C649];&quot;OK&quot;);&quot;OK!&quot;;IF(EXACT([.B64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NG016-6.ma</text:p>
          </table:table-cell>
          <table:table-cell table:number-columns-repeated="2" office:value-type="string">
            <text:p>OK</text:p>
          </table:table-cell>
          <table:table-cell office:value-type="float" office:value="50.42">
            <text:p>50.42</text:p>
          </table:table-cell>
          <table:table-cell office:value-type="float" office:value="71.94">
            <text:p>71.94</text:p>
          </table:table-cell>
          <table:table-cell table:formula="oooc:=[.D650]-[.E650]" office:value-type="float" office:value="-21.52">
            <text:p>-21.52</text:p>
          </table:table-cell>
          <table:table-cell/>
          <table:table-cell table:formula="oooc:=IF(AND(EXACT([.B650];&quot;OK&quot;);EXACT([.C650];&quot;OK&quot;));&quot;OK&quot;;IF(EXACT([.C650];&quot;OK&quot;);&quot;OK!&quot;;IF(EXACT([.B65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NG017-6.ma</text:p>
          </table:table-cell>
          <table:table-cell table:number-columns-repeated="2" office:value-type="string">
            <text:p>OK</text:p>
          </table:table-cell>
          <table:table-cell office:value-type="float" office:value="50.79">
            <text:p>50.79</text:p>
          </table:table-cell>
          <table:table-cell office:value-type="float" office:value="71.63">
            <text:p>71.63</text:p>
          </table:table-cell>
          <table:table-cell table:formula="oooc:=[.D651]-[.E651]" office:value-type="float" office:value="-20.84">
            <text:p>-20.84</text:p>
          </table:table-cell>
          <table:table-cell/>
          <table:table-cell table:formula="oooc:=IF(AND(EXACT([.B651];&quot;OK&quot;);EXACT([.C651];&quot;OK&quot;));&quot;OK&quot;;IF(EXACT([.C651];&quot;OK&quot;);&quot;OK!&quot;;IF(EXACT([.B65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NG018-6.ma</text:p>
          </table:table-cell>
          <table:table-cell table:number-columns-repeated="2" office:value-type="string">
            <text:p>OK</text:p>
          </table:table-cell>
          <table:table-cell office:value-type="float" office:value="48.34">
            <text:p>48.34</text:p>
          </table:table-cell>
          <table:table-cell office:value-type="float" office:value="68.25">
            <text:p>68.25</text:p>
          </table:table-cell>
          <table:table-cell table:formula="oooc:=[.D652]-[.E652]" office:value-type="float" office:value="-19.91">
            <text:p>-19.91</text:p>
          </table:table-cell>
          <table:table-cell/>
          <table:table-cell table:formula="oooc:=IF(AND(EXACT([.B652];&quot;OK&quot;);EXACT([.C652];&quot;OK&quot;));&quot;OK&quot;;IF(EXACT([.C652];&quot;OK&quot;);&quot;OK!&quot;;IF(EXACT([.B65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NG019-6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53]-[.E653]" office:value-type="float" office:value="0">
            <text:p>0.00</text:p>
          </table:table-cell>
          <table:table-cell/>
          <table:table-cell table:formula="oooc:=IF(AND(EXACT([.B653];&quot;OK&quot;);EXACT([.C653];&quot;OK&quot;));&quot;OK&quot;;IF(EXACT([.C653];&quot;OK&quot;);&quot;OK!&quot;;IF(EXACT([.B65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19-7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54]-[.E654]" office:value-type="float" office:value="0">
            <text:p>0.00</text:p>
          </table:table-cell>
          <table:table-cell/>
          <table:table-cell table:formula="oooc:=IF(AND(EXACT([.B654];&quot;OK&quot;);EXACT([.C654];&quot;OK&quot;));&quot;OK&quot;;IF(EXACT([.C654];&quot;OK&quot;);&quot;OK!&quot;;IF(EXACT([.B65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0-6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55]-[.E655]" office:value-type="float" office:value="0">
            <text:p>0.00</text:p>
          </table:table-cell>
          <table:table-cell/>
          <table:table-cell table:formula="oooc:=IF(AND(EXACT([.B655];&quot;OK&quot;);EXACT([.C655];&quot;OK&quot;));&quot;OK&quot;;IF(EXACT([.C655];&quot;OK&quot;);&quot;OK!&quot;;IF(EXACT([.B65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0-7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56]-[.E656]" office:value-type="float" office:value="0">
            <text:p>0.00</text:p>
          </table:table-cell>
          <table:table-cell/>
          <table:table-cell table:formula="oooc:=IF(AND(EXACT([.B656];&quot;OK&quot;);EXACT([.C656];&quot;OK&quot;));&quot;OK&quot;;IF(EXACT([.C656];&quot;OK&quot;);&quot;OK!&quot;;IF(EXACT([.B65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1-6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57]-[.E657]" office:value-type="float" office:value="0">
            <text:p>0.00</text:p>
          </table:table-cell>
          <table:table-cell/>
          <table:table-cell table:formula="oooc:=IF(AND(EXACT([.B657];&quot;OK&quot;);EXACT([.C657];&quot;OK&quot;));&quot;OK&quot;;IF(EXACT([.C657];&quot;OK&quot;);&quot;OK!&quot;;IF(EXACT([.B65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1-7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58]-[.E658]" office:value-type="float" office:value="0">
            <text:p>0.00</text:p>
          </table:table-cell>
          <table:table-cell/>
          <table:table-cell table:formula="oooc:=IF(AND(EXACT([.B658];&quot;OK&quot;);EXACT([.C658];&quot;OK&quot;));&quot;OK&quot;;IF(EXACT([.C658];&quot;OK&quot;);&quot;OK!&quot;;IF(EXACT([.B65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3-6.ma</text:p>
          </table:table-cell>
          <table:table-cell table:number-columns-repeated="2" office:value-type="string">
            <text:p>OK</text:p>
          </table:table-cell>
          <table:table-cell office:value-type="float" office:value="0.18">
            <text:p>0.18</text:p>
          </table:table-cell>
          <table:table-cell office:value-type="float" office:value="0.16">
            <text:p>0.16</text:p>
          </table:table-cell>
          <table:table-cell table:formula="oooc:=[.D659]-[.E659]" office:value-type="float" office:value="0.02">
            <text:p>0.02</text:p>
          </table:table-cell>
          <table:table-cell/>
          <table:table-cell table:formula="oooc:=IF(AND(EXACT([.B659];&quot;OK&quot;);EXACT([.C659];&quot;OK&quot;));&quot;OK&quot;;IF(EXACT([.C659];&quot;OK&quot;);&quot;OK!&quot;;IF(EXACT([.B65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NG023-7.ma</text:p>
          </table:table-cell>
          <table:table-cell table:number-columns-repeated="2" office:value-type="string">
            <text:p>OK</text:p>
          </table:table-cell>
          <table:table-cell office:value-type="float" office:value="0.29">
            <text:p>0.29</text:p>
          </table:table-cell>
          <table:table-cell office:value-type="float" office:value="0.27">
            <text:p>0.27</text:p>
          </table:table-cell>
          <table:table-cell table:formula="oooc:=[.D660]-[.E660]" office:value-type="float" office:value="0.02">
            <text:p>0.02</text:p>
          </table:table-cell>
          <table:table-cell/>
          <table:table-cell table:formula="oooc:=IF(AND(EXACT([.B660];&quot;OK&quot;);EXACT([.C660];&quot;OK&quot;));&quot;OK&quot;;IF(EXACT([.C660];&quot;OK&quot;);&quot;OK!&quot;;IF(EXACT([.B66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NG024-6.ma</text:p>
          </table:table-cell>
          <table:table-cell table:number-columns-repeated="2" office:value-type="string">
            <text:p>OK</text:p>
          </table:table-cell>
          <table:table-cell office:value-type="float" office:value="0.17">
            <text:p>0.17</text:p>
          </table:table-cell>
          <table:table-cell office:value-type="float" office:value="0.16">
            <text:p>0.16</text:p>
          </table:table-cell>
          <table:table-cell table:formula="oooc:=[.D661]-[.E661]" office:value-type="float" office:value="0.01">
            <text:p>0.01</text:p>
          </table:table-cell>
          <table:table-cell/>
          <table:table-cell table:formula="oooc:=IF(AND(EXACT([.B661];&quot;OK&quot;);EXACT([.C661];&quot;OK&quot;));&quot;OK&quot;;IF(EXACT([.C661];&quot;OK&quot;);&quot;OK!&quot;;IF(EXACT([.B66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NG024-7.ma</text:p>
          </table:table-cell>
          <table:table-cell table:number-columns-repeated="2" office:value-type="string">
            <text:p>OK</text:p>
          </table:table-cell>
          <table:table-cell office:value-type="float" office:value="0.29">
            <text:p>0.29</text:p>
          </table:table-cell>
          <table:table-cell office:value-type="float" office:value="0.41">
            <text:p>0.41</text:p>
          </table:table-cell>
          <table:table-cell table:formula="oooc:=[.D662]-[.E662]" office:value-type="float" office:value="-0.12">
            <text:p>-0.12</text:p>
          </table:table-cell>
          <table:table-cell/>
          <table:table-cell table:formula="oooc:=IF(AND(EXACT([.B662];&quot;OK&quot;);EXACT([.C662];&quot;OK&quot;));&quot;OK&quot;;IF(EXACT([.C662];&quot;OK&quot;);&quot;OK!&quot;;IF(EXACT([.B66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NG025-4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63]-[.E663]" office:value-type="float" office:value="0">
            <text:p>0.00</text:p>
          </table:table-cell>
          <table:table-cell/>
          <table:table-cell table:formula="oooc:=IF(AND(EXACT([.B663];&quot;OK&quot;);EXACT([.C663];&quot;OK&quot;));&quot;OK&quot;;IF(EXACT([.C663];&quot;OK&quot;);&quot;OK!&quot;;IF(EXACT([.B66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5-5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64]-[.E664]" office:value-type="float" office:value="0">
            <text:p>0.00</text:p>
          </table:table-cell>
          <table:table-cell/>
          <table:table-cell table:formula="oooc:=IF(AND(EXACT([.B664];&quot;OK&quot;);EXACT([.C664];&quot;OK&quot;));&quot;OK&quot;;IF(EXACT([.C664];&quot;OK&quot;);&quot;OK!&quot;;IF(EXACT([.B66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5-6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65]-[.E665]" office:value-type="float" office:value="0">
            <text:p>0.00</text:p>
          </table:table-cell>
          <table:table-cell/>
          <table:table-cell table:formula="oooc:=IF(AND(EXACT([.B665];&quot;OK&quot;);EXACT([.C665];&quot;OK&quot;));&quot;OK&quot;;IF(EXACT([.C665];&quot;OK&quot;);&quot;OK!&quot;;IF(EXACT([.B66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5-7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66]-[.E666]" office:value-type="float" office:value="0">
            <text:p>0.00</text:p>
          </table:table-cell>
          <table:table-cell/>
          <table:table-cell table:formula="oooc:=IF(AND(EXACT([.B666];&quot;OK&quot;);EXACT([.C666];&quot;OK&quot;));&quot;OK&quot;;IF(EXACT([.C666];&quot;OK&quot;);&quot;OK!&quot;;IF(EXACT([.B66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6-6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67]-[.E667]" office:value-type="float" office:value="0">
            <text:p>0.00</text:p>
          </table:table-cell>
          <table:table-cell/>
          <table:table-cell table:formula="oooc:=IF(AND(EXACT([.B667];&quot;OK&quot;);EXACT([.C667];&quot;OK&quot;));&quot;OK&quot;;IF(EXACT([.C667];&quot;OK&quot;);&quot;OK!&quot;;IF(EXACT([.B66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6-7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68]-[.E668]" office:value-type="float" office:value="0">
            <text:p>0.00</text:p>
          </table:table-cell>
          <table:table-cell/>
          <table:table-cell table:formula="oooc:=IF(AND(EXACT([.B668];&quot;OK&quot;);EXACT([.C668];&quot;OK&quot;));&quot;OK&quot;;IF(EXACT([.C668];&quot;OK&quot;);&quot;OK!&quot;;IF(EXACT([.B66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7-5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69]-[.E669]" office:value-type="float" office:value="0">
            <text:p>0.00</text:p>
          </table:table-cell>
          <table:table-cell/>
          <table:table-cell table:formula="oooc:=IF(AND(EXACT([.B669];&quot;OK&quot;);EXACT([.C669];&quot;OK&quot;));&quot;OK&quot;;IF(EXACT([.C669];&quot;OK&quot;);&quot;OK!&quot;;IF(EXACT([.B66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7-7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70]-[.E670]" office:value-type="float" office:value="0">
            <text:p>0.00</text:p>
          </table:table-cell>
          <table:table-cell/>
          <table:table-cell table:formula="oooc:=IF(AND(EXACT([.B670];&quot;OK&quot;);EXACT([.C670];&quot;OK&quot;));&quot;OK&quot;;IF(EXACT([.C670];&quot;OK&quot;);&quot;OK!&quot;;IF(EXACT([.B67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7-8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71]-[.E671]" office:value-type="float" office:value="0">
            <text:p>0.00</text:p>
          </table:table-cell>
          <table:table-cell/>
          <table:table-cell table:formula="oooc:=IF(AND(EXACT([.B671];&quot;OK&quot;);EXACT([.C671];&quot;OK&quot;));&quot;OK&quot;;IF(EXACT([.C671];&quot;OK&quot;);&quot;OK!&quot;;IF(EXACT([.B67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7-9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72]-[.E672]" office:value-type="float" office:value="0">
            <text:p>0.00</text:p>
          </table:table-cell>
          <table:table-cell/>
          <table:table-cell table:formula="oooc:=IF(AND(EXACT([.B672];&quot;OK&quot;);EXACT([.C672];&quot;OK&quot;));&quot;OK&quot;;IF(EXACT([.C672];&quot;OK&quot;);&quot;OK!&quot;;IF(EXACT([.B67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8-5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73]-[.E673]" office:value-type="float" office:value="0">
            <text:p>0.00</text:p>
          </table:table-cell>
          <table:table-cell/>
          <table:table-cell table:formula="oooc:=IF(AND(EXACT([.B673];&quot;OK&quot;);EXACT([.C673];&quot;OK&quot;));&quot;OK&quot;;IF(EXACT([.C673];&quot;OK&quot;);&quot;OK!&quot;;IF(EXACT([.B67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8-7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74]-[.E674]" office:value-type="float" office:value="0">
            <text:p>0.00</text:p>
          </table:table-cell>
          <table:table-cell/>
          <table:table-cell table:formula="oooc:=IF(AND(EXACT([.B674];&quot;OK&quot;);EXACT([.C674];&quot;OK&quot;));&quot;OK&quot;;IF(EXACT([.C674];&quot;OK&quot;);&quot;OK!&quot;;IF(EXACT([.B67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8-8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75]-[.E675]" office:value-type="float" office:value="0">
            <text:p>0.00</text:p>
          </table:table-cell>
          <table:table-cell/>
          <table:table-cell table:formula="oooc:=IF(AND(EXACT([.B675];&quot;OK&quot;);EXACT([.C675];&quot;OK&quot;));&quot;OK&quot;;IF(EXACT([.C675];&quot;OK&quot;);&quot;OK!&quot;;IF(EXACT([.B67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8-9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76]-[.E676]" office:value-type="float" office:value="0">
            <text:p>0.00</text:p>
          </table:table-cell>
          <table:table-cell/>
          <table:table-cell table:formula="oooc:=IF(AND(EXACT([.B676];&quot;OK&quot;);EXACT([.C676];&quot;OK&quot;));&quot;OK&quot;;IF(EXACT([.C676];&quot;OK&quot;);&quot;OK!&quot;;IF(EXACT([.B67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9-5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77]-[.E677]" office:value-type="float" office:value="0">
            <text:p>0.00</text:p>
          </table:table-cell>
          <table:table-cell/>
          <table:table-cell table:formula="oooc:=IF(AND(EXACT([.B677];&quot;OK&quot;);EXACT([.C677];&quot;OK&quot;));&quot;OK&quot;;IF(EXACT([.C677];&quot;OK&quot;);&quot;OK!&quot;;IF(EXACT([.B67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9-6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78]-[.E678]" office:value-type="float" office:value="0">
            <text:p>0.00</text:p>
          </table:table-cell>
          <table:table-cell/>
          <table:table-cell table:formula="oooc:=IF(AND(EXACT([.B678];&quot;OK&quot;);EXACT([.C678];&quot;OK&quot;));&quot;OK&quot;;IF(EXACT([.C678];&quot;OK&quot;);&quot;OK!&quot;;IF(EXACT([.B67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9-7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79]-[.E679]" office:value-type="float" office:value="0">
            <text:p>0.00</text:p>
          </table:table-cell>
          <table:table-cell/>
          <table:table-cell table:formula="oooc:=IF(AND(EXACT([.B679];&quot;OK&quot;);EXACT([.C679];&quot;OK&quot;));&quot;OK&quot;;IF(EXACT([.C679];&quot;OK&quot;);&quot;OK!&quot;;IF(EXACT([.B67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35-7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80]-[.E680]" office:value-type="float" office:value="0">
            <text:p>0.00</text:p>
          </table:table-cell>
          <table:table-cell/>
          <table:table-cell table:formula="oooc:=IF(AND(EXACT([.B680];&quot;OK&quot;);EXACT([.C680];&quot;OK&quot;));&quot;OK&quot;;IF(EXACT([.C680];&quot;OK&quot;);&quot;OK!&quot;;IF(EXACT([.B68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OB00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81]-[.E681]" office:value-type="float" office:value="0">
            <text:p>0.00</text:p>
          </table:table-cell>
          <table:table-cell/>
          <table:table-cell table:formula="oooc:=IF(AND(EXACT([.B681];&quot;OK&quot;);EXACT([.C681];&quot;OK&quot;));&quot;OK&quot;;IF(EXACT([.C681];&quot;OK&quot;);&quot;OK!&quot;;IF(EXACT([.B68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OB002-1.ma</text:p>
          </table:table-cell>
          <table:table-cell table:number-columns-repeated="2" office:value-type="string">
            <text:p>OK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formula="oooc:=[.D682]-[.E682]" office:value-type="float" office:value="-0.02">
            <text:p>-0.02</text:p>
          </table:table-cell>
          <table:table-cell/>
          <table:table-cell table:formula="oooc:=IF(AND(EXACT([.B682];&quot;OK&quot;);EXACT([.C682];&quot;OK&quot;));&quot;OK&quot;;IF(EXACT([.C682];&quot;OK&quot;);&quot;OK!&quot;;IF(EXACT([.B68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OB003-1.ma</text:p>
          </table:table-cell>
          <table:table-cell table:number-columns-repeated="2" office:value-type="string">
            <text:p>OK</text:p>
          </table:table-cell>
          <table:table-cell office:value-type="float" office:value="47.87">
            <text:p>47.87</text:p>
          </table:table-cell>
          <table:table-cell office:value-type="float" office:value="72.86">
            <text:p>72.86</text:p>
          </table:table-cell>
          <table:table-cell table:formula="oooc:=[.D683]-[.E683]" office:value-type="float" office:value="-24.99">
            <text:p>-24.99</text:p>
          </table:table-cell>
          <table:table-cell/>
          <table:table-cell table:formula="oooc:=IF(AND(EXACT([.B683];&quot;OK&quot;);EXACT([.C683];&quot;OK&quot;));&quot;OK&quot;;IF(EXACT([.C683];&quot;OK&quot;);&quot;OK!&quot;;IF(EXACT([.B68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OB004-1.ma</text:p>
          </table:table-cell>
          <table:table-cell table:number-columns-repeated="2" office:value-type="string">
            <text:p>OK</text:p>
          </table:table-cell>
          <table:table-cell office:value-type="float" office:value="24.39">
            <text:p>24.39</text:p>
          </table:table-cell>
          <table:table-cell office:value-type="float" office:value="99.8">
            <text:p>99.8</text:p>
          </table:table-cell>
          <table:table-cell table:formula="oooc:=[.D684]-[.E684]" office:value-type="float" office:value="-75.41">
            <text:p>-75.41</text:p>
          </table:table-cell>
          <table:table-cell/>
          <table:table-cell table:formula="oooc:=IF(AND(EXACT([.B684];&quot;OK&quot;);EXACT([.C684];&quot;OK&quot;));&quot;OK&quot;;IF(EXACT([.C684];&quot;OK&quot;);&quot;OK!&quot;;IF(EXACT([.B68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OB005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221.06">
            <text:p>221.06</text:p>
          </table:table-cell>
          <table:table-cell/>
          <table:table-cell table:formula="oooc:=[.D685]-[.E685]" office:value-type="float" office:value="221.06">
            <text:p>221.06</text:p>
          </table:table-cell>
          <table:table-cell/>
          <table:table-cell table:formula="oooc:=IF(AND(EXACT([.B685];&quot;OK&quot;);EXACT([.C685];&quot;OK&quot;));&quot;OK&quot;;IF(EXACT([.C685];&quot;OK&quot;);&quot;OK!&quot;;IF(EXACT([.B685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ROB00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86]-[.E686]" office:value-type="float" office:value="0">
            <text:p>0.00</text:p>
          </table:table-cell>
          <table:table-cell/>
          <table:table-cell table:formula="oooc:=IF(AND(EXACT([.B686];&quot;OK&quot;);EXACT([.C686];&quot;OK&quot;));&quot;OK&quot;;IF(EXACT([.C686];&quot;OK&quot;);&quot;OK!&quot;;IF(EXACT([.B68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OB006-2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table:number-columns-repeated="2"/>
          <table:table-cell table:formula="oooc:=[.D687]-[.E687]" office:value-type="float" office:value="0">
            <text:p>0.00</text:p>
          </table:table-cell>
          <table:table-cell/>
          <table:table-cell table:formula="oooc:=IF(AND(EXACT([.B687];&quot;OK&quot;);EXACT([.C687];&quot;OK&quot;));&quot;OK&quot;;IF(EXACT([.C687];&quot;OK&quot;);&quot;OK!&quot;;IF(EXACT([.B687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ROB008-1.ma</text:p>
          </table:table-cell>
          <table:table-cell table:number-columns-repeated="2" office:value-type="string">
            <text:p>OK</text:p>
          </table:table-cell>
          <table:table-cell office:value-type="float" office:value="122.13">
            <text:p>122.13</text:p>
          </table:table-cell>
          <table:table-cell office:value-type="float" office:value="67.56">
            <text:p>67.56</text:p>
          </table:table-cell>
          <table:table-cell table:formula="oooc:=[.D688]-[.E688]" office:value-type="float" office:value="54.57">
            <text:p>54.57</text:p>
          </table:table-cell>
          <table:table-cell/>
          <table:table-cell table:formula="oooc:=IF(AND(EXACT([.B688];&quot;OK&quot;);EXACT([.C688];&quot;OK&quot;));&quot;OK&quot;;IF(EXACT([.C688];&quot;OK&quot;);&quot;OK!&quot;;IF(EXACT([.B68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OB009-1.ma</text:p>
          </table:table-cell>
          <table:table-cell table:number-columns-repeated="2" office:value-type="string">
            <text:p>OK</text:p>
          </table:table-cell>
          <table:table-cell office:value-type="float" office:value="0.8">
            <text:p>0.8</text:p>
          </table:table-cell>
          <table:table-cell office:value-type="float" office:value="80.05">
            <text:p>80.05</text:p>
          </table:table-cell>
          <table:table-cell table:formula="oooc:=[.D689]-[.E689]" office:value-type="float" office:value="-79.25">
            <text:p>-79.25</text:p>
          </table:table-cell>
          <table:table-cell/>
          <table:table-cell table:formula="oooc:=IF(AND(EXACT([.B689];&quot;OK&quot;);EXACT([.C689];&quot;OK&quot;));&quot;OK&quot;;IF(EXACT([.C689];&quot;OK&quot;);&quot;OK!&quot;;IF(EXACT([.B68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OB010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690]-[.E690]" office:value-type="float" office:value="0">
            <text:p>0.00</text:p>
          </table:table-cell>
          <table:table-cell/>
          <table:table-cell table:formula="oooc:=IF(AND(EXACT([.B690];&quot;OK&quot;);EXACT([.C690];&quot;OK&quot;));&quot;OK&quot;;IF(EXACT([.C690];&quot;OK&quot;);&quot;OK!&quot;;IF(EXACT([.B69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OB013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691]-[.E691]" office:value-type="float" office:value="0">
            <text:p>0.00</text:p>
          </table:table-cell>
          <table:table-cell/>
          <table:table-cell table:formula="oooc:=IF(AND(EXACT([.B691];&quot;OK&quot;);EXACT([.C691];&quot;OK&quot;));&quot;OK&quot;;IF(EXACT([.C691];&quot;OK&quot;);&quot;OK!&quot;;IF(EXACT([.B69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OB022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173.21">
            <text:p>173.21</text:p>
          </table:table-cell>
          <table:table-cell/>
          <table:table-cell table:formula="oooc:=[.D692]-[.E692]" office:value-type="float" office:value="173.21">
            <text:p>173.21</text:p>
          </table:table-cell>
          <table:table-cell/>
          <table:table-cell table:formula="oooc:=IF(AND(EXACT([.B692];&quot;OK&quot;);EXACT([.C692];&quot;OK&quot;));&quot;OK&quot;;IF(EXACT([.C692];&quot;OK&quot;);&quot;OK!&quot;;IF(EXACT([.B692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ROB023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191.39">
            <text:p>191.39</text:p>
          </table:table-cell>
          <table:table-cell/>
          <table:table-cell table:formula="oooc:=[.D693]-[.E693]" office:value-type="float" office:value="191.39">
            <text:p>191.39</text:p>
          </table:table-cell>
          <table:table-cell/>
          <table:table-cell table:formula="oooc:=IF(AND(EXACT([.B693];&quot;OK&quot;);EXACT([.C693];&quot;OK&quot;));&quot;OK&quot;;IF(EXACT([.C693];&quot;OK&quot;);&quot;OK!&quot;;IF(EXACT([.B693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ROB02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94]-[.E694]" office:value-type="float" office:value="0">
            <text:p>0.00</text:p>
          </table:table-cell>
          <table:table-cell/>
          <table:table-cell table:formula="oooc:=IF(AND(EXACT([.B694];&quot;OK&quot;);EXACT([.C694];&quot;OK&quot;));&quot;OK&quot;;IF(EXACT([.C694];&quot;OK&quot;);&quot;OK!&quot;;IF(EXACT([.B69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OB030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695]-[.E695]" office:value-type="float" office:value="0">
            <text:p>0.00</text:p>
          </table:table-cell>
          <table:table-cell/>
          <table:table-cell table:formula="oooc:=IF(AND(EXACT([.B695];&quot;OK&quot;);EXACT([.C695];&quot;OK&quot;));&quot;OK&quot;;IF(EXACT([.C695];&quot;OK&quot;);&quot;OK!&quot;;IF(EXACT([.B69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OB031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table:number-columns-repeated="2"/>
          <table:table-cell table:formula="oooc:=[.D696]-[.E696]" office:value-type="float" office:value="0">
            <text:p>0.00</text:p>
          </table:table-cell>
          <table:table-cell/>
          <table:table-cell table:formula="oooc:=IF(AND(EXACT([.B696];&quot;OK&quot;);EXACT([.C696];&quot;OK&quot;));&quot;OK&quot;;IF(EXACT([.C696];&quot;OK&quot;);&quot;OK!&quot;;IF(EXACT([.B696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ROB032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table:number-columns-repeated="2"/>
          <table:table-cell table:formula="oooc:=[.D697]-[.E697]" office:value-type="float" office:value="0">
            <text:p>0.00</text:p>
          </table:table-cell>
          <table:table-cell/>
          <table:table-cell table:formula="oooc:=IF(AND(EXACT([.B697];&quot;OK&quot;);EXACT([.C697];&quot;OK&quot;));&quot;OK&quot;;IF(EXACT([.C697];&quot;OK&quot;);&quot;OK!&quot;;IF(EXACT([.B697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SYN080-1.ma</text:p>
          </table:table-cell>
          <table:table-cell table:number-columns-repeated="2" office:value-type="string">
            <text:p>OK</text:p>
          </table:table-cell>
          <table:table-cell/>
          <table:table-cell office:value-type="float" office:value="0">
            <text:p>0</text:p>
          </table:table-cell>
          <table:table-cell table:formula="oooc:=[.D698]-[.E698]" office:value-type="float" office:value="0">
            <text:p>0.00</text:p>
          </table:table-cell>
          <table:table-cell/>
          <table:table-cell table:formula="oooc:=IF(AND(EXACT([.B698];&quot;OK&quot;);EXACT([.C698];&quot;OK&quot;));&quot;OK&quot;;IF(EXACT([.C698];&quot;OK&quot;);&quot;OK!&quot;;IF(EXACT([.B69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SYN083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699]-[.E699]" office:value-type="float" office:value="0">
            <text:p>0.00</text:p>
          </table:table-cell>
          <table:table-cell/>
          <table:table-cell table:formula="oooc:=IF(AND(EXACT([.B699];&quot;OK&quot;);EXACT([.C699];&quot;OK&quot;));&quot;OK&quot;;IF(EXACT([.C699];&quot;OK&quot;);&quot;OK!&quot;;IF(EXACT([.B69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 table:number-rows-repeated="64836">
          <table:table-cell table:number-columns-repeated="11"/>
        </table:table-row>
        <table:table-row table:style-name="ro2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none" style:country-asian="none" style:font-name-complex="Arial1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/>
    </number:number-style>
    <number:number-style style:name="N106">
      <style:text-properties fo:color="#ff0000"/>
      <number:text>-</number:text>
      <number:number number:decimal-places="0" number:min-integer-digits="1"/>
      <style:map style:condition="value()&gt;=0" style:apply-style-name="N106P0"/>
    </number:number-style>
    <number:number-style style:name="N107P0" style:volatile="true">
      <number:number number:decimal-places="2" number:min-integer-digits="1"/>
    </number:number-style>
    <number:number-style style:name="N107">
      <style:text-properties fo:color="#ff0000"/>
      <number:text>-</number:text>
      <number:number number:decimal-places="2" number:min-integer-digits="1"/>
      <style:map style:condition="value()&gt;=0" style:apply-style-name="N107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6-16">06/16/2006</text:date>, <text:time>11:0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990</meta:generator>
    <meta:creation-date>2006-06-16T10:30:13</meta:creation-date>
    <dc:date>2006-06-16T11:01:44</dc: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4899"/>
  </office:meta>
</office:document-meta>
</file>